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float" office:value="0.001129148" calcext:value-type="float">
            <text:p>0.00112914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float" office:value="0.000234125" calcext:value-type="float">
            <text:p>0.000234125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office:value-type="float" office:value="0.0000000876741" calcext:value-type="float">
            <text:p>8.76741E-0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1"/>
          <table:table-cell table:style-name="ce2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analogRea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empK</text:p>
          </table:table-cell>
          <table:table-cell table:style-name="ce2" office:value-type="string" calcext:value-type="string">
            <text:p>tempC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LN(10000*(1024/MAX(1;[.A6]) - 1))" office:value-type="float" office:value="16.1408351379278" calcext:value-type="float">
            <text:p>16.1408351379278</text:p>
          </table:table-cell>
          <table:table-cell table:formula="of:=1 / ([.$B$1] + ([.$B$2] + ([.$B$3] * [.B6] * [.B6] )) * [.B6] )" office:value-type="float" office:value="189.508764184557" calcext:value-type="float">
            <text:p>189.508764184557</text:p>
          </table:table-cell>
          <table:table-cell table:formula="of:=[.C6] - 273.15" office:value-type="float" office:value="-83.6412358154431" calcext:value-type="float">
            <text:p>-83.64123581544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10000*(1024/MAX(1;[.A7]) - 1))" office:value-type="float" office:value="16.1408351379278" calcext:value-type="float">
            <text:p>16.1408351379278</text:p>
          </table:table-cell>
          <table:table-cell table:formula="of:=1 / ([.$B$1] + ([.$B$2] + ([.$B$3] * [.B7] * [.B7] )) * [.B7] )" office:value-type="float" office:value="189.508764184557" calcext:value-type="float">
            <text:p>189.508764184557</text:p>
          </table:table-cell>
          <table:table-cell table:formula="of:=[.C7] - 273.15" office:value-type="float" office:value="-83.6412358154431" calcext:value-type="float">
            <text:p>-83.64123581544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10000*(1024/MAX(1;[.A8]) - 1))" office:value-type="float" office:value="15.4467099621799" calcext:value-type="float">
            <text:p>15.4467099621799</text:p>
          </table:table-cell>
          <table:table-cell table:formula="of:=1 / ([.$B$1] + ([.$B$2] + ([.$B$3] * [.B8] * [.B8] )) * [.B8] )" office:value-type="float" office:value="197.287670684917" calcext:value-type="float">
            <text:p>197.287670684917</text:p>
          </table:table-cell>
          <table:table-cell table:formula="of:=[.C8] - 273.15" office:value-type="float" office:value="-75.8623293150825" calcext:value-type="float">
            <text:p>-75.86232931508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N(10000*(1024/MAX(1;[.A9]) - 1))" office:value-type="float" office:value="15.0402659014727" calcext:value-type="float">
            <text:p>15.0402659014727</text:p>
          </table:table-cell>
          <table:table-cell table:formula="of:=1 / ([.$B$1] + ([.$B$2] + ([.$B$3] * [.B9] * [.B9] )) * [.B9] )" office:value-type="float" office:value="202.071651467066" calcext:value-type="float">
            <text:p>202.071651467066</text:p>
          </table:table-cell>
          <table:table-cell table:formula="of:=[.C9] - 273.15" office:value-type="float" office:value="-71.0783485329336" calcext:value-type="float">
            <text:p>-71.07834853293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N(10000*(1024/MAX(1;[.A10]) - 1))" office:value-type="float" office:value="14.7516039171346" calcext:value-type="float">
            <text:p>14.7516039171346</text:p>
          </table:table-cell>
          <table:table-cell table:formula="of:=1 / ([.$B$1] + ([.$B$2] + ([.$B$3] * [.B10] * [.B10] )) * [.B10] )" office:value-type="float" office:value="205.579030203563" calcext:value-type="float">
            <text:p>205.579030203563</text:p>
          </table:table-cell>
          <table:table-cell table:formula="of:=[.C10] - 273.15" office:value-type="float" office:value="-67.5709697964371" calcext:value-type="float">
            <text:p>-67.57096979643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N(10000*(1024/MAX(1;[.A11]) - 1))" office:value-type="float" office:value="14.5274794927648" calcext:value-type="float">
            <text:p>14.5274794927648</text:p>
          </table:table-cell>
          <table:table-cell table:formula="of:=1 / ([.$B$1] + ([.$B$2] + ([.$B$3] * [.B11] * [.B11] )) * [.B11] )" office:value-type="float" office:value="208.367970207277" calcext:value-type="float">
            <text:p>208.367970207277</text:p>
          </table:table-cell>
          <table:table-cell table:formula="of:=[.C11] - 273.15" office:value-type="float" office:value="-64.7820297927232" calcext:value-type="float">
            <text:p>-64.78202979272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N(10000*(1024/MAX(1;[.A12]) - 1))" office:value-type="float" office:value="14.3441760998586" calcext:value-type="float">
            <text:p>14.3441760998586</text:p>
          </table:table-cell>
          <table:table-cell table:formula="of:=1 / ([.$B$1] + ([.$B$2] + ([.$B$3] * [.B12] * [.B12] )) * [.B12] )" office:value-type="float" office:value="210.693148189525" calcext:value-type="float">
            <text:p>210.693148189525</text:p>
          </table:table-cell>
          <table:table-cell table:formula="of:=[.C12] - 273.15" office:value-type="float" office:value="-62.4568518104747" calcext:value-type="float">
            <text:p>-62.456851810474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N(10000*(1024/MAX(1;[.A13]) - 1))" office:value-type="float" office:value="14.1890426189694" calcext:value-type="float">
            <text:p>14.1890426189694</text:p>
          </table:table-cell>
          <table:table-cell table:formula="of:=1 / ([.$B$1] + ([.$B$2] + ([.$B$3] * [.B13] * [.B13] )) * [.B13] )" office:value-type="float" office:value="212.692957772147" calcext:value-type="float">
            <text:p>212.692957772147</text:p>
          </table:table-cell>
          <table:table-cell table:formula="of:=[.C13] - 273.15" office:value-type="float" office:value="-60.4570422278533" calcext:value-type="float">
            <text:p>-60.45704222785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N(10000*(1024/MAX(1;[.A14]) - 1))" office:value-type="float" office:value="14.0545274584348" calcext:value-type="float">
            <text:p>14.0545274584348</text:p>
          </table:table-cell>
          <table:table-cell table:formula="of:=1 / ([.$B$1] + ([.$B$2] + ([.$B$3] * [.B14] * [.B14] )) * [.B14] )" office:value-type="float" office:value="214.451272782744" calcext:value-type="float">
            <text:p>214.451272782744</text:p>
          </table:table-cell>
          <table:table-cell table:formula="of:=[.C14] - 273.15" office:value-type="float" office:value="-58.698727217256" calcext:value-type="float">
            <text:p>-58.69872721725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N(10000*(1024/MAX(1;[.A15]) - 1))" office:value-type="float" office:value="13.9357596861159" calcext:value-type="float">
            <text:p>13.9357596861159</text:p>
          </table:table-cell>
          <table:table-cell table:formula="of:=1 / ([.$B$1] + ([.$B$2] + ([.$B$3] * [.B15] * [.B15] )) * [.B15] )" office:value-type="float" office:value="216.022897935832" calcext:value-type="float">
            <text:p>216.022897935832</text:p>
          </table:table-cell>
          <table:table-cell table:formula="of:=[.C15] - 273.15" office:value-type="float" office:value="-57.1271020641684" calcext:value-type="float">
            <text:p>-57.127102064168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N(10000*(1024/MAX(1;[.A16]) - 1))" office:value-type="float" office:value="13.8294134631333" calcext:value-type="float">
            <text:p>13.8294134631333</text:p>
          </table:table-cell>
          <table:table-cell table:formula="of:=1 / ([.$B$1] + ([.$B$2] + ([.$B$3] * [.B16] * [.B16] )) * [.B16] )" office:value-type="float" office:value="217.445678234456" calcext:value-type="float">
            <text:p>217.445678234456</text:p>
          </table:table-cell>
          <table:table-cell table:formula="of:=[.C16] - 273.15" office:value-type="float" office:value="-55.7043217655438" calcext:value-type="float">
            <text:p>-55.704321765543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N(10000*(1024/MAX(1;[.A17]) - 1))" office:value-type="float" office:value="13.7331166034265" calcext:value-type="float">
            <text:p>13.7331166034265</text:p>
          </table:table-cell>
          <table:table-cell table:formula="of:=1 / ([.$B$1] + ([.$B$2] + ([.$B$3] * [.B17] * [.B17] )) * [.B17] )" office:value-type="float" office:value="218.746878953582" calcext:value-type="float">
            <text:p>218.746878953582</text:p>
          </table:table-cell>
          <table:table-cell table:formula="of:=[.C17] - 273.15" office:value-type="float" office:value="-54.4031210464178" calcext:value-type="float">
            <text:p>-54.403121046417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N(10000*(1024/MAX(1;[.A18]) - 1))" office:value-type="float" office:value="13.6451175720356" calcext:value-type="float">
            <text:p>13.6451175720356</text:p>
          </table:table-cell>
          <table:table-cell table:formula="of:=1 / ([.$B$1] + ([.$B$2] + ([.$B$3] * [.B18] * [.B18] )) * [.B18] )" office:value-type="float" office:value="219.946814315637" calcext:value-type="float">
            <text:p>219.946814315637</text:p>
          </table:table-cell>
          <table:table-cell table:formula="of:=[.C18] - 273.15" office:value-type="float" office:value="-53.203185684363" calcext:value-type="float">
            <text:p>-53.20318568436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N(10000*(1024/MAX(1;[.A19]) - 1))" office:value-type="float" office:value="13.5640862335351" calcext:value-type="float">
            <text:p>13.5640862335351</text:p>
          </table:table-cell>
          <table:table-cell table:formula="of:=1 / ([.$B$1] + ([.$B$2] + ([.$B$3] * [.B19] * [.B19] )) * [.B19] )" office:value-type="float" office:value="221.06103843057" calcext:value-type="float">
            <text:p>221.06103843057</text:p>
          </table:table-cell>
          <table:table-cell table:formula="of:=[.C19] - 273.15" office:value-type="float" office:value="-52.0889615694296" calcext:value-type="float">
            <text:p>-52.088961569429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N(10000*(1024/MAX(1;[.A20]) - 1))" office:value-type="float" office:value="13.4889886521962" calcext:value-type="float">
            <text:p>13.4889886521962</text:p>
          </table:table-cell>
          <table:table-cell table:formula="of:=1 / ([.$B$1] + ([.$B$2] + ([.$B$3] * [.B20] * [.B20] )) * [.B20] )" office:value-type="float" office:value="222.101733291594" calcext:value-type="float">
            <text:p>222.101733291594</text:p>
          </table:table-cell>
          <table:table-cell table:formula="of:=[.C20] - 273.15" office:value-type="float" office:value="-51.0482667084062" calcext:value-type="float">
            <text:p>-51.048266708406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N(10000*(1024/MAX(1;[.A21]) - 1))" office:value-type="float" office:value="13.4190051912276" calcext:value-type="float">
            <text:p>13.4190051912276</text:p>
          </table:table-cell>
          <table:table-cell table:formula="of:=1 / ([.$B$1] + ([.$B$2] + ([.$B$3] * [.B21] * [.B21] )) * [.B21] )" office:value-type="float" office:value="223.07862357066" calcext:value-type="float">
            <text:p>223.07862357066</text:p>
          </table:table-cell>
          <table:table-cell table:formula="of:=[.C21] - 273.15" office:value-type="float" office:value="-50.0713764293399" calcext:value-type="float">
            <text:p>-50.071376429339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N(10000*(1024/MAX(1;[.A22]) - 1))" office:value-type="float" office:value="13.3534750983677" calcext:value-type="float">
            <text:p>13.3534750983677</text:p>
          </table:table-cell>
          <table:table-cell table:formula="of:=1 / ([.$B$1] + ([.$B$2] + ([.$B$3] * [.B22] * [.B22] )) * [.B22] )" office:value-type="float" office:value="223.999599860534" calcext:value-type="float">
            <text:p>223.999599860534</text:p>
          </table:table-cell>
          <table:table-cell table:formula="of:=[.C22] - 273.15" office:value-type="float" office:value="-49.1504001394664" calcext:value-type="float">
            <text:p>-49.150400139466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N(10000*(1024/MAX(1;[.A23]) - 1))" office:value-type="float" office:value="13.2918579206385" calcext:value-type="float">
            <text:p>13.2918579206385</text:p>
          </table:table-cell>
          <table:table-cell table:formula="of:=1 / ([.$B$1] + ([.$B$2] + ([.$B$3] * [.B23] * [.B23] )) * [.B23] )" office:value-type="float" office:value="224.871155429874" calcext:value-type="float">
            <text:p>224.871155429874</text:p>
          </table:table-cell>
          <table:table-cell table:formula="of:=[.C23] - 273.15" office:value-type="float" office:value="-48.2788445701257" calcext:value-type="float">
            <text:p>-48.278844570125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N(10000*(1024/MAX(1;[.A24]) - 1))" office:value-type="float" office:value="13.2337059647397" calcext:value-type="float">
            <text:p>13.2337059647397</text:p>
          </table:table-cell>
          <table:table-cell table:formula="of:=1 / ([.$B$1] + ([.$B$2] + ([.$B$3] * [.B24] * [.B24] )) * [.B24] )" office:value-type="float" office:value="225.698699820124" calcext:value-type="float">
            <text:p>225.698699820124</text:p>
          </table:table-cell>
          <table:table-cell table:formula="of:=[.C24] - 273.15" office:value-type="float" office:value="-47.4513001798756" calcext:value-type="float">
            <text:p>-47.45130017987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N(10000*(1024/MAX(1;[.A25]) - 1))" office:value-type="float" office:value="13.1786442133029" calcext:value-type="float">
            <text:p>13.1786442133029</text:p>
          </table:table-cell>
          <table:table-cell table:formula="of:=1 / ([.$B$1] + ([.$B$2] + ([.$B$3] * [.B25] * [.B25] )) * [.B25] )" office:value-type="float" office:value="226.48678882803" calcext:value-type="float">
            <text:p>226.48678882803</text:p>
          </table:table-cell>
          <table:table-cell table:formula="of:=[.C25] - 273.15" office:value-type="float" office:value="-46.6632111719696" calcext:value-type="float">
            <text:p>-46.663211171969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N(10000*(1024/MAX(1;[.A26]) - 1))" office:value-type="float" office:value="13.1263553986739" calcext:value-type="float">
            <text:p>13.1263553986739</text:p>
          </table:table-cell>
          <table:table-cell table:formula="of:=1 / ([.$B$1] + ([.$B$2] + ([.$B$3] * [.B26] * [.B26] )) * [.B26] )" office:value-type="float" office:value="227.239296333786" calcext:value-type="float">
            <text:p>227.239296333786</text:p>
          </table:table-cell>
          <table:table-cell table:formula="of:=[.C26] - 273.15" office:value-type="float" office:value="-45.9107036662141" calcext:value-type="float">
            <text:p>-45.910703666214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N(10000*(1024/MAX(1;[.A27]) - 1))" office:value-type="float" office:value="13.0765687222147" calcext:value-type="float">
            <text:p>13.0765687222147</text:p>
          </table:table-cell>
          <table:table-cell table:formula="of:=1 / ([.$B$1] + ([.$B$2] + ([.$B$3] * [.B27] * [.B27] )) * [.B27] )" office:value-type="float" office:value="227.959544812688" calcext:value-type="float">
            <text:p>227.959544812688</text:p>
          </table:table-cell>
          <table:table-cell table:formula="of:=[.C27] - 273.15" office:value-type="float" office:value="-45.1904551873117" calcext:value-type="float">
            <text:p>-45.19045518731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N(10000*(1024/MAX(1;[.A28]) - 1))" office:value-type="float" office:value="13.0290512002627" calcext:value-type="float">
            <text:p>13.0290512002627</text:p>
          </table:table-cell>
          <table:table-cell table:formula="of:=1 / ([.$B$1] + ([.$B$2] + ([.$B$3] * [.B28] * [.B28] )) * [.B28] )" office:value-type="float" office:value="228.650405933072" calcext:value-type="float">
            <text:p>228.650405933072</text:p>
          </table:table-cell>
          <table:table-cell table:formula="of:=[.C28] - 273.15" office:value-type="float" office:value="-44.4995940669284" calcext:value-type="float">
            <text:p>-44.499594066928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N(10000*(1024/MAX(1;[.A29]) - 1))" office:value-type="float" office:value="12.9836009353623" calcext:value-type="float">
            <text:p>12.9836009353623</text:p>
          </table:table-cell>
          <table:table-cell table:formula="of:=1 / ([.$B$1] + ([.$B$2] + ([.$B$3] * [.B29] * [.B29] )) * [.B29] )" office:value-type="float" office:value="229.314379127193" calcext:value-type="float">
            <text:p>229.314379127193</text:p>
          </table:table-cell>
          <table:table-cell table:formula="of:=[.C29] - 273.15" office:value-type="float" office:value="-43.8356208728067" calcext:value-type="float">
            <text:p>-43.83562087280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N(10000*(1024/MAX(1;[.A30]) - 1))" office:value-type="float" office:value="12.9400418206104" calcext:value-type="float">
            <text:p>12.9400418206104</text:p>
          </table:table-cell>
          <table:table-cell table:formula="of:=1 / ([.$B$1] + ([.$B$2] + ([.$B$3] * [.B30] * [.B30] )) * [.B30] )" office:value-type="float" office:value="229.953653693975" calcext:value-type="float">
            <text:p>229.953653693975</text:p>
          </table:table-cell>
          <table:table-cell table:formula="of:=[.C30] - 273.15" office:value-type="float" office:value="-43.1963463060247" calcext:value-type="float">
            <text:p>-43.196346306024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N(10000*(1024/MAX(1;[.A31]) - 1))" office:value-type="float" office:value="12.8982193257565" calcext:value-type="float">
            <text:p>12.8982193257565</text:p>
          </table:table-cell>
          <table:table-cell table:formula="of:=1 / ([.$B$1] + ([.$B$2] + ([.$B$3] * [.B31] * [.B31] )) * [.B31] )" office:value-type="float" office:value="230.570158419104" calcext:value-type="float">
            <text:p>230.570158419104</text:p>
          </table:table-cell>
          <table:table-cell table:formula="of:=[.C31] - 273.15" office:value-type="float" office:value="-42.5798415808959" calcext:value-type="float">
            <text:p>-42.579841580895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N(10000*(1024/MAX(1;[.A32]) - 1))" office:value-type="float" office:value="12.8579971102662" calcext:value-type="float">
            <text:p>12.8579971102662</text:p>
          </table:table-cell>
          <table:table-cell table:formula="of:=1 / ([.$B$1] + ([.$B$2] + ([.$B$3] * [.B32] * [.B32] )) * [.B32] )" office:value-type="float" office:value="231.165601614412" calcext:value-type="float">
            <text:p>231.165601614412</text:p>
          </table:table-cell>
          <table:table-cell table:formula="of:=[.C32] - 273.15" office:value-type="float" office:value="-41.9843983855882" calcext:value-type="float">
            <text:p>-41.984398385588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N(10000*(1024/MAX(1;[.A33]) - 1))" office:value-type="float" office:value="12.8192542759337" calcext:value-type="float">
            <text:p>12.8192542759337</text:p>
          </table:table-cell>
          <table:table-cell table:formula="of:=1 / ([.$B$1] + ([.$B$2] + ([.$B$3] * [.B33] * [.B33] )) * [.B33] )" office:value-type="float" office:value="231.741503719393" calcext:value-type="float">
            <text:p>231.741503719393</text:p>
          </table:table-cell>
          <table:table-cell table:formula="of:=[.C33] - 273.15" office:value-type="float" office:value="-41.4084962806065" calcext:value-type="float">
            <text:p>-41.40849628060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N(10000*(1024/MAX(1;[.A34]) - 1))" office:value-type="float" office:value="12.7818831193856" calcext:value-type="float">
            <text:p>12.7818831193856</text:p>
          </table:table-cell>
          <table:table-cell table:formula="of:=1 / ([.$B$1] + ([.$B$2] + ([.$B$3] * [.B34] * [.B34] )) * [.B34] )" office:value-type="float" office:value="232.299224067682" calcext:value-type="float">
            <text:p>232.299224067682</text:p>
          </table:table-cell>
          <table:table-cell table:formula="of:=[.C34] - 273.15" office:value-type="float" office:value="-40.8507759323175" calcext:value-type="float">
            <text:p>-40.85077593231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N(10000*(1024/MAX(1;[.A35]) - 1))" office:value-type="float" office:value="12.7457872791483" calcext:value-type="float">
            <text:p>12.7457872791483</text:p>
          </table:table-cell>
          <table:table-cell table:formula="of:=1 / ([.$B$1] + ([.$B$2] + ([.$B$3] * [.B35] * [.B35] )) * [.B35] )" office:value-type="float" office:value="232.839983031601" calcext:value-type="float">
            <text:p>232.839983031601</text:p>
          </table:table-cell>
          <table:table-cell table:formula="of:=[.C35] - 273.15" office:value-type="float" office:value="-40.3100169683985" calcext:value-type="float">
            <text:p>-40.310016968398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N(10000*(1024/MAX(1;[.A36]) - 1))" office:value-type="float" office:value="12.7108801969706" calcext:value-type="float">
            <text:p>12.7108801969706</text:p>
          </table:table-cell>
          <table:table-cell table:formula="of:=1 / ([.$B$1] + ([.$B$2] + ([.$B$3] * [.B36] * [.B36] )) * [.B36] )" office:value-type="float" office:value="233.364880472999" calcext:value-type="float">
            <text:p>233.364880472999</text:p>
          </table:table-cell>
          <table:table-cell table:formula="of:=[.C36] - 273.15" office:value-type="float" office:value="-39.7851195270011" calcext:value-type="float">
            <text:p>-39.78511952700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N(10000*(1024/MAX(1;[.A37]) - 1))" office:value-type="float" office:value="12.6770838315362" calcext:value-type="float">
            <text:p>12.6770838315362</text:p>
          </table:table-cell>
          <table:table-cell table:formula="of:=1 / ([.$B$1] + ([.$B$2] + ([.$B$3] * [.B37] * [.B37] )) * [.B37] )" office:value-type="float" office:value="233.874911217753" calcext:value-type="float">
            <text:p>233.874911217753</text:p>
          </table:table-cell>
          <table:table-cell table:formula="of:=[.C37] - 273.15" office:value-type="float" office:value="-39.2750887822467" calcext:value-type="float">
            <text:p>-39.27508878224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N(10000*(1024/MAX(1;[.A38]) - 1))" office:value-type="float" office:value="12.6443275764613" calcext:value-type="float">
            <text:p>12.6443275764613</text:p>
          </table:table-cell>
          <table:table-cell table:formula="of:=1 / ([.$B$1] + ([.$B$2] + ([.$B$3] * [.B38] * [.B38] )) * [.B38] )" office:value-type="float" office:value="234.370978113584" calcext:value-type="float">
            <text:p>234.370978113584</text:p>
          </table:table-cell>
          <table:table-cell table:formula="of:=[.C38] - 273.15" office:value-type="float" office:value="-38.7790218864161" calcext:value-type="float">
            <text:p>-38.779021886416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N(10000*(1024/MAX(1;[.A39]) - 1))" office:value-type="float" office:value="12.6125473448397" calcext:value-type="float">
            <text:p>12.6125473448397</text:p>
          </table:table-cell>
          <table:table-cell table:formula="of:=1 / ([.$B$1] + ([.$B$2] + ([.$B$3] * [.B39] * [.B39] )) * [.B39] )" office:value-type="float" office:value="234.853903111549" calcext:value-type="float">
            <text:p>234.853903111549</text:p>
          </table:table-cell>
          <table:table-cell table:formula="of:=[.C39] - 273.15" office:value-type="float" office:value="-38.2960968884506" calcext:value-type="float">
            <text:p>-38.296096888450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N(10000*(1024/MAX(1;[.A40]) - 1))" office:value-type="float" office:value="12.5816847904887" calcext:value-type="float">
            <text:p>12.5816847904887</text:p>
          </table:table-cell>
          <table:table-cell table:formula="of:=1 / ([.$B$1] + ([.$B$2] + ([.$B$3] * [.B40] * [.B40] )) * [.B40] )" office:value-type="float" office:value="235.324436720579" calcext:value-type="float">
            <text:p>235.324436720579</text:p>
          </table:table-cell>
          <table:table-cell table:formula="of:=[.C40] - 273.15" office:value-type="float" office:value="-37.8255632794214" calcext:value-type="float">
            <text:p>-37.825563279421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N(10000*(1024/MAX(1;[.A41]) - 1))" office:value-type="float" office:value="12.5516866421095" calcext:value-type="float">
            <text:p>12.5516866421095</text:p>
          </table:table-cell>
          <table:table-cell table:formula="of:=1 / ([.$B$1] + ([.$B$2] + ([.$B$3] * [.B41] * [.B41] )) * [.B41] )" office:value-type="float" office:value="235.783266114263" calcext:value-type="float">
            <text:p>235.783266114263</text:p>
          </table:table-cell>
          <table:table-cell table:formula="of:=[.C41] - 273.15" office:value-type="float" office:value="-37.3667338857367" calcext:value-type="float">
            <text:p>-37.36673388573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N(10000*(1024/MAX(1;[.A42]) - 1))" office:value-type="float" office:value="12.5225041312679" calcext:value-type="float">
            <text:p>12.5225041312679</text:p>
          </table:table-cell>
          <table:table-cell table:formula="of:=1 / ([.$B$1] + ([.$B$2] + ([.$B$3] * [.B42] * [.B42] )) * [.B42] )" office:value-type="float" office:value="236.231022114686" calcext:value-type="float">
            <text:p>236.231022114686</text:p>
          </table:table-cell>
          <table:table-cell table:formula="of:=[.C42] - 273.15" office:value-type="float" office:value="-36.918977885314" calcext:value-type="float">
            <text:p>-36.91897788531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N(10000*(1024/MAX(1;[.A43]) - 1))" office:value-type="float" office:value="12.4940924987654" calcext:value-type="float">
            <text:p>12.4940924987654</text:p>
          </table:table-cell>
          <table:table-cell table:formula="of:=1 / ([.$B$1] + ([.$B$2] + ([.$B$3] * [.B43] * [.B43] )) * [.B43] )" office:value-type="float" office:value="236.668285235418" calcext:value-type="float">
            <text:p>236.668285235418</text:p>
          </table:table-cell>
          <table:table-cell table:formula="of:=[.C43] - 273.15" office:value-type="float" office:value="-36.4817147645821" calcext:value-type="float">
            <text:p>-36.481714764582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N(10000*(1024/MAX(1;[.A44]) - 1))" office:value-type="float" office:value="12.4664105668524" calcext:value-type="float">
            <text:p>12.4664105668524</text:p>
          </table:table-cell>
          <table:table-cell table:formula="of:=1 / ([.$B$1] + ([.$B$2] + ([.$B$3] * [.B44] * [.B44] )) * [.B44] )" office:value-type="float" office:value="237.095590932205" calcext:value-type="float">
            <text:p>237.095590932205</text:p>
          </table:table-cell>
          <table:table-cell table:formula="of:=[.C44] - 273.15" office:value-type="float" office:value="-36.0544090677948" calcext:value-type="float">
            <text:p>-36.054409067794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N(10000*(1024/MAX(1;[.A45]) - 1))" office:value-type="float" office:value="12.4394203670186" calcext:value-type="float">
            <text:p>12.4394203670186</text:p>
          </table:table-cell>
          <table:table-cell table:formula="of:=1 / ([.$B$1] + ([.$B$2] + ([.$B$3] * [.B45] * [.B45] )) * [.B45] )" office:value-type="float" office:value="237.513434183154" calcext:value-type="float">
            <text:p>237.513434183154</text:p>
          </table:table-cell>
          <table:table-cell table:formula="of:=[.C45] - 273.15" office:value-type="float" office:value="-35.6365658168457" calcext:value-type="float">
            <text:p>-35.636565816845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N(10000*(1024/MAX(1;[.A46]) - 1))" office:value-type="float" office:value="12.4130868149145" calcext:value-type="float">
            <text:p>12.4130868149145</text:p>
          </table:table-cell>
          <table:table-cell table:formula="of:=1 / ([.$B$1] + ([.$B$2] + ([.$B$3] * [.B46] * [.B46] )) * [.B46] )" office:value-type="float" office:value="237.922273498887" calcext:value-type="float">
            <text:p>237.922273498887</text:p>
          </table:table-cell>
          <table:table-cell table:formula="of:=[.C46] - 273.15" office:value-type="float" office:value="-35.2277265011126" calcext:value-type="float">
            <text:p>-35.227726501112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N(10000*(1024/MAX(1;[.A47]) - 1))" office:value-type="float" office:value="12.387377425419" calcext:value-type="float">
            <text:p>12.387377425419</text:p>
          </table:table-cell>
          <table:table-cell table:formula="of:=1 / ([.$B$1] + ([.$B$2] + ([.$B$3] * [.B47] * [.B47] )) * [.B47] )" office:value-type="float" office:value="238.322534445965" calcext:value-type="float">
            <text:p>238.322534445965</text:p>
          </table:table-cell>
          <table:table-cell table:formula="of:=[.C47] - 273.15" office:value-type="float" office:value="-34.8274655540349" calcext:value-type="float">
            <text:p>-34.827465554034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N(10000*(1024/MAX(1;[.A48]) - 1))" office:value-type="float" office:value="12.3622620620473" calcext:value-type="float">
            <text:p>12.3622620620473</text:p>
          </table:table-cell>
          <table:table-cell table:formula="of:=1 / ([.$B$1] + ([.$B$2] + ([.$B$3] * [.B48] * [.B48] )) * [.B48] )" office:value-type="float" office:value="238.714612752987" calcext:value-type="float">
            <text:p>238.714612752987</text:p>
          </table:table-cell>
          <table:table-cell table:formula="of:=[.C48] - 273.15" office:value-type="float" office:value="-34.4353872470132" calcext:value-type="float">
            <text:p>-34.435387247013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N(10000*(1024/MAX(1;[.A49]) - 1))" office:value-type="float" office:value="12.337712715848" calcext:value-type="float">
            <text:p>12.337712715848</text:p>
          </table:table-cell>
          <table:table-cell table:formula="of:=1 / ([.$B$1] + ([.$B$2] + ([.$B$3] * [.B49] * [.B49] )) * [.B49] )" office:value-type="float" office:value="239.098877057474" calcext:value-type="float">
            <text:p>239.098877057474</text:p>
          </table:table-cell>
          <table:table-cell table:formula="of:=[.C49] - 273.15" office:value-type="float" office:value="-34.0511229425257" calcext:value-type="float">
            <text:p>-34.051122942525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N(10000*(1024/MAX(1;[.A50]) - 1))" office:value-type="float" office:value="12.3137033097225" calcext:value-type="float">
            <text:p>12.3137033097225</text:p>
          </table:table-cell>
          <table:table-cell table:formula="of:=1 / ([.$B$1] + ([.$B$2] + ([.$B$3] * [.B50] * [.B50] )) * [.B50] )" office:value-type="float" office:value="239.475671342403" calcext:value-type="float">
            <text:p>239.475671342403</text:p>
          </table:table-cell>
          <table:table-cell table:formula="of:=[.C50] - 273.15" office:value-type="float" office:value="-33.6743286575965" calcext:value-type="float">
            <text:p>-33.674328657596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N(10000*(1024/MAX(1;[.A51]) - 1))" office:value-type="float" office:value="12.2902095247364" calcext:value-type="float">
            <text:p>12.2902095247364</text:p>
          </table:table-cell>
          <table:table-cell table:formula="of:=1 / ([.$B$1] + ([.$B$2] + ([.$B$3] * [.B51] * [.B51] )) * [.B51] )" office:value-type="float" office:value="239.845317103648" calcext:value-type="float">
            <text:p>239.845317103648</text:p>
          </table:table-cell>
          <table:table-cell table:formula="of:=[.C51] - 273.15" office:value-type="float" office:value="-33.3046828963516" calcext:value-type="float">
            <text:p>-33.304682896351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N(10000*(1024/MAX(1;[.A52]) - 1))" office:value-type="float" office:value="12.2672086455219" calcext:value-type="float">
            <text:p>12.2672086455219</text:p>
          </table:table-cell>
          <table:table-cell table:formula="of:=1 / ([.$B$1] + ([.$B$2] + ([.$B$3] * [.B52] * [.B52] )) * [.B52] )" office:value-type="float" office:value="240.20811528333" calcext:value-type="float">
            <text:p>240.20811528333</text:p>
          </table:table-cell>
          <table:table-cell table:formula="of:=[.C52] - 273.15" office:value-type="float" office:value="-32.9418847166695" calcext:value-type="float">
            <text:p>-32.941884716669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N(10000*(1024/MAX(1;[.A53]) - 1))" office:value-type="float" office:value="12.2446794223089" calcext:value-type="float">
            <text:p>12.2446794223089</text:p>
          </table:table-cell>
          <table:table-cell table:formula="of:=1 / ([.$B$1] + ([.$B$2] + ([.$B$3] * [.B53] * [.B53] )) * [.B53] )" office:value-type="float" office:value="240.564347998856" calcext:value-type="float">
            <text:p>240.564347998856</text:p>
          </table:table-cell>
          <table:table-cell table:formula="of:=[.C53] - 273.15" office:value-type="float" office:value="-32.5856520011441" calcext:value-type="float">
            <text:p>-32.585652001144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N(10000*(1024/MAX(1;[.A54]) - 1))" office:value-type="float" office:value="12.2226019474814" calcext:value-type="float">
            <text:p>12.2226019474814</text:p>
          </table:table-cell>
          <table:table-cell table:formula="of:=1 / ([.$B$1] + ([.$B$2] + ([.$B$3] * [.B54] * [.B54] )) * [.B54] )" office:value-type="float" office:value="240.914280093088" calcext:value-type="float">
            <text:p>240.914280093088</text:p>
          </table:table-cell>
          <table:table-cell table:formula="of:=[.C54] - 273.15" office:value-type="float" office:value="-32.2357199069121" calcext:value-type="float">
            <text:p>-32.235719906912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N(10000*(1024/MAX(1;[.A55]) - 1))" office:value-type="float" office:value="12.2009575448634" calcext:value-type="float">
            <text:p>12.2009575448634</text:p>
          </table:table-cell>
          <table:table-cell table:formula="of:=1 / ([.$B$1] + ([.$B$2] + ([.$B$3] * [.B55] * [.B55] )) * [.B55] )" office:value-type="float" office:value="241.258160527472" calcext:value-type="float">
            <text:p>241.258160527472</text:p>
          </table:table-cell>
          <table:table-cell table:formula="of:=[.C55] - 273.15" office:value-type="float" office:value="-31.8918394725282" calcext:value-type="float">
            <text:p>-31.891839472528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N(10000*(1024/MAX(1;[.A56]) - 1))" office:value-type="float" office:value="12.1797286701906" calcext:value-type="float">
            <text:p>12.1797286701906</text:p>
          </table:table-cell>
          <table:table-cell table:formula="of:=1 / ([.$B$1] + ([.$B$2] + ([.$B$3] * [.B56] * [.B56] )) * [.B56] )" office:value-type="float" office:value="241.596223636879" calcext:value-type="float">
            <text:p>241.596223636879</text:p>
          </table:table-cell>
          <table:table-cell table:formula="of:=[.C56] - 273.15" office:value-type="float" office:value="-31.5537763631205" calcext:value-type="float">
            <text:p>-31.553776363120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N(10000*(1024/MAX(1;[.A57]) - 1))" office:value-type="float" office:value="12.1588988214379" calcext:value-type="float">
            <text:p>12.1588988214379</text:p>
          </table:table-cell>
          <table:table-cell table:formula="of:=1 / ([.$B$1] + ([.$B$2] + ([.$B$3] * [.B57] * [.B57] )) * [.B57] )" office:value-type="float" office:value="241.928690262372" calcext:value-type="float">
            <text:p>241.928690262372</text:p>
          </table:table-cell>
          <table:table-cell table:formula="of:=[.C57] - 273.15" office:value-type="float" office:value="-31.2213097376282" calcext:value-type="float">
            <text:p>-31.221309737628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N(10000*(1024/MAX(1;[.A58]) - 1))" office:value-type="float" office:value="12.1384524578552" calcext:value-type="float">
            <text:p>12.1384524578552</text:p>
          </table:table-cell>
          <table:table-cell table:formula="of:=1 / ([.$B$1] + ([.$B$2] + ([.$B$3] * [.B58] * [.B58] )) * [.B58] )" office:value-type="float" office:value="242.255768775899" calcext:value-type="float">
            <text:p>242.255768775899</text:p>
          </table:table-cell>
          <table:table-cell table:formula="of:=[.C58] - 273.15" office:value-type="float" office:value="-30.894231224101" calcext:value-type="float">
            <text:p>-30.89423122410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N(10000*(1024/MAX(1;[.A59]) - 1))" office:value-type="float" office:value="12.1183749267154" calcext:value-type="float">
            <text:p>12.1183749267154</text:p>
          </table:table-cell>
          <table:table-cell table:formula="of:=1 / ([.$B$1] + ([.$B$2] + ([.$B$3] * [.B59] * [.B59] )) * [.B59] )" office:value-type="float" office:value="242.577656009115" calcext:value-type="float">
            <text:p>242.577656009115</text:p>
          </table:table-cell>
          <table:table-cell table:formula="of:=[.C59] - 273.15" office:value-type="float" office:value="-30.5723439908846" calcext:value-type="float">
            <text:p>-30.572343990884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N(10000*(1024/MAX(1;[.A60]) - 1))" office:value-type="float" office:value="12.0986523969093" calcext:value-type="float">
            <text:p>12.0986523969093</text:p>
          </table:table-cell>
          <table:table-cell table:formula="of:=1 / ([.$B$1] + ([.$B$2] + ([.$B$3] * [.B60] * [.B60] )) * [.B60] )" office:value-type="float" office:value="242.894538096907" calcext:value-type="float">
            <text:p>242.894538096907</text:p>
          </table:table-cell>
          <table:table-cell table:formula="of:=[.C60] - 273.15" office:value-type="float" office:value="-30.2554619030926" calcext:value-type="float">
            <text:p>-30.255461903092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N(10000*(1024/MAX(1;[.A61]) - 1))" office:value-type="float" office:value="12.0792717986345" calcext:value-type="float">
            <text:p>12.0792717986345</text:p>
          </table:table-cell>
          <table:table-cell table:formula="of:=1 / ([.$B$1] + ([.$B$2] + ([.$B$3] * [.B61] * [.B61] )) * [.B61] )" office:value-type="float" office:value="243.20659124489" calcext:value-type="float">
            <text:p>243.20659124489</text:p>
          </table:table-cell>
          <table:table-cell table:formula="of:=[.C61] - 273.15" office:value-type="float" office:value="-29.9434087551095" calcext:value-type="float">
            <text:p>-29.943408755109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N(10000*(1024/MAX(1;[.A62]) - 1))" office:value-type="float" office:value="12.0602207685176" calcext:value-type="float">
            <text:p>12.0602207685176</text:p>
          </table:table-cell>
          <table:table-cell table:formula="of:=1 / ([.$B$1] + ([.$B$2] + ([.$B$3] * [.B62] * [.B62] )) * [.B62] )" office:value-type="float" office:value="243.513982428978" calcext:value-type="float">
            <text:p>243.513982428978</text:p>
          </table:table-cell>
          <table:table-cell table:formula="of:=[.C62] - 273.15" office:value-type="float" office:value="-29.6360175710224" calcext:value-type="float">
            <text:p>-29.636017571022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N(10000*(1024/MAX(1;[.A63]) - 1))" office:value-type="float" office:value="12.0414875995949" calcext:value-type="float">
            <text:p>12.0414875995949</text:p>
          </table:table-cell>
          <table:table-cell table:formula="of:=1 / ([.$B$1] + ([.$B$2] + ([.$B$3] * [.B63] * [.B63] )) * [.B63] )" office:value-type="float" office:value="243.816870034128" calcext:value-type="float">
            <text:p>243.816870034128</text:p>
          </table:table-cell>
          <table:table-cell table:formula="of:=[.C63] - 273.15" office:value-type="float" office:value="-29.3331299658722" calcext:value-type="float">
            <text:p>-29.333129965872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N(10000*(1024/MAX(1;[.A64]) - 1))" office:value-type="float" office:value="12.0230611956423" calcext:value-type="float">
            <text:p>12.0230611956423</text:p>
          </table:table-cell>
          <table:table-cell table:formula="of:=1 / ([.$B$1] + ([.$B$2] + ([.$B$3] * [.B64] * [.B64] )) * [.B64] )" office:value-type="float" office:value="244.115404438532" calcext:value-type="float">
            <text:p>244.115404438532</text:p>
          </table:table-cell>
          <table:table-cell table:formula="of:=[.C64] - 273.15" office:value-type="float" office:value="-29.034595561468" calcext:value-type="float">
            <text:p>-29.03459556146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N(10000*(1024/MAX(1;[.A65]) - 1))" office:value-type="float" office:value="12.0049310294095" calcext:value-type="float">
            <text:p>12.0049310294095</text:p>
          </table:table-cell>
          <table:table-cell table:formula="of:=1 / ([.$B$1] + ([.$B$2] + ([.$B$3] * [.B65] * [.B65] )) * [.B65] )" office:value-type="float" office:value="244.40972854875" calcext:value-type="float">
            <text:p>244.40972854875</text:p>
          </table:table-cell>
          <table:table-cell table:formula="of:=[.C65] - 273.15" office:value-type="float" office:value="-28.7402714512499" calcext:value-type="float">
            <text:p>-28.740271451249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N(10000*(1024/MAX(1;[.A66]) - 1))" office:value-type="float" office:value="11.9870871043646" calcext:value-type="float">
            <text:p>11.9870871043646</text:p>
          </table:table-cell>
          <table:table-cell table:formula="of:=1 / ([.$B$1] + ([.$B$2] + ([.$B$3] * [.B66] * [.B66] )) * [.B66] )" office:value-type="float" office:value="244.699978290674" calcext:value-type="float">
            <text:p>244.699978290674</text:p>
          </table:table-cell>
          <table:table-cell table:formula="of:=[.C66] - 273.15" office:value-type="float" office:value="-28.4500217093255" calcext:value-type="float">
            <text:p>-28.450021709325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N(10000*(1024/MAX(1;[.A67]) - 1))" office:value-type="float" office:value="11.969519919601" calcext:value-type="float">
            <text:p>11.969519919601</text:p>
          </table:table-cell>
          <table:table-cell table:formula="of:=1 / ([.$B$1] + ([.$B$2] + ([.$B$3] * [.B67] * [.B67] )) * [.B67] )" office:value-type="float" office:value="244.986283060637" calcext:value-type="float">
            <text:p>244.986283060637</text:p>
          </table:table-cell>
          <table:table-cell table:formula="of:=[.C67] - 273.15" office:value-type="float" office:value="-28.1637169393626" calcext:value-type="float">
            <text:p>-28.16371693936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N(10000*(1024/MAX(1;[.A68]) - 1))" office:value-type="float" office:value="11.9522204375968" calcext:value-type="float">
            <text:p>11.9522204375968</text:p>
          </table:table-cell>
          <table:table-cell table:formula="of:=1 / ([.$B$1] + ([.$B$2] + ([.$B$3] * [.B68] * [.B68] )) * [.B68] )" office:value-type="float" office:value="245.268766140494" calcext:value-type="float">
            <text:p>245.268766140494</text:p>
          </table:table-cell>
          <table:table-cell table:formula="of:=[.C68] - 273.15" office:value-type="float" office:value="-27.8812338595058" calcext:value-type="float">
            <text:p>-27.881233859505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N(10000*(1024/MAX(1;[.A69]) - 1))" office:value-type="float" office:value="11.9351800545549" calcext:value-type="float">
            <text:p>11.9351800545549</text:p>
          </table:table-cell>
          <table:table-cell table:formula="of:=1 / ([.$B$1] + ([.$B$2] + ([.$B$3] * [.B69] * [.B69] )) * [.B69] )" office:value-type="float" office:value="245.547545080091" calcext:value-type="float">
            <text:p>245.547545080091</text:p>
          </table:table-cell>
          <table:table-cell table:formula="of:=[.C69] - 273.15" office:value-type="float" office:value="-27.6024549199089" calcext:value-type="float">
            <text:p>-27.602454919908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N(10000*(1024/MAX(1;[.A70]) - 1))" office:value-type="float" office:value="11.9183905730784" calcext:value-type="float">
            <text:p>11.9183905730784</text:p>
          </table:table-cell>
          <table:table-cell table:formula="of:=1 / ([.$B$1] + ([.$B$2] + ([.$B$3] * [.B70] * [.B70] )) * [.B70] )" office:value-type="float" office:value="245.822732050153" calcext:value-type="float">
            <text:p>245.822732050153</text:p>
          </table:table-cell>
          <table:table-cell table:formula="of:=[.C70] - 273.15" office:value-type="float" office:value="-27.3272679498472" calcext:value-type="float">
            <text:p>-27.327267949847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N(10000*(1024/MAX(1;[.A71]) - 1))" office:value-type="float" office:value="11.901844176964" calcext:value-type="float">
            <text:p>11.901844176964</text:p>
          </table:table-cell>
          <table:table-cell table:formula="of:=1 / ([.$B$1] + ([.$B$2] + ([.$B$3] * [.B71] * [.B71] )) * [.B71] )" office:value-type="float" office:value="246.094434168303" calcext:value-type="float">
            <text:p>246.094434168303</text:p>
          </table:table-cell>
          <table:table-cell table:formula="of:=[.C71] - 273.15" office:value-type="float" office:value="-27.0555658316971" calcext:value-type="float">
            <text:p>-27.055565831697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N(10000*(1024/MAX(1;[.A72]) - 1))" office:value-type="float" office:value="11.8855334079206" calcext:value-type="float">
            <text:p>11.8855334079206</text:p>
          </table:table-cell>
          <table:table-cell table:formula="of:=1 / ([.$B$1] + ([.$B$2] + ([.$B$3] * [.B72] * [.B72] )) * [.B72] )" office:value-type="float" office:value="246.362753800643" calcext:value-type="float">
            <text:p>246.362753800643</text:p>
          </table:table-cell>
          <table:table-cell table:formula="of:=[.C72] - 273.15" office:value-type="float" office:value="-26.7872461993569" calcext:value-type="float">
            <text:p>-26.787246199356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N(10000*(1024/MAX(1;[.A73]) - 1))" office:value-type="float" office:value="11.8694511440382" calcext:value-type="float">
            <text:p>11.8694511440382</text:p>
          </table:table-cell>
          <table:table-cell table:formula="of:=1 / ([.$B$1] + ([.$B$2] + ([.$B$3] * [.B73] * [.B73] )) * [.B73] )" office:value-type="float" office:value="246.627788841061" calcext:value-type="float">
            <text:p>246.627788841061</text:p>
          </table:table-cell>
          <table:table-cell table:formula="of:=[.C73] - 273.15" office:value-type="float" office:value="-26.5222111589393" calcext:value-type="float">
            <text:p>-26.522211158939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N(10000*(1024/MAX(1;[.A74]) - 1))" office:value-type="float" office:value="11.8535905798515" calcext:value-type="float">
            <text:p>11.8535905798515</text:p>
          </table:table-cell>
          <table:table-cell table:formula="of:=1 / ([.$B$1] + ([.$B$2] + ([.$B$3] * [.B74] * [.B74] )) * [.B74] )" office:value-type="float" office:value="246.889632970219" calcext:value-type="float">
            <text:p>246.889632970219</text:p>
          </table:table-cell>
          <table:table-cell table:formula="of:=[.C74] - 273.15" office:value-type="float" office:value="-26.2603670297809" calcext:value-type="float">
            <text:p>-26.260367029780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N(10000*(1024/MAX(1;[.A75]) - 1))" office:value-type="float" office:value="11.8379452078597" calcext:value-type="float">
            <text:p>11.8379452078597</text:p>
          </table:table-cell>
          <table:table-cell table:formula="of:=1 / ([.$B$1] + ([.$B$2] + ([.$B$3] * [.B75] * [.B75] )) * [.B75] )" office:value-type="float" office:value="247.148375895982" calcext:value-type="float">
            <text:p>247.148375895982</text:p>
          </table:table-cell>
          <table:table-cell table:formula="of:=[.C75] - 273.15" office:value-type="float" office:value="-26.0016241040175" calcext:value-type="float">
            <text:p>-26.001624104017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N(10000*(1024/MAX(1;[.A76]) - 1))" office:value-type="float" office:value="11.8225088013751" calcext:value-type="float">
            <text:p>11.8225088013751</text:p>
          </table:table-cell>
          <table:table-cell table:formula="of:=1 / ([.$B$1] + ([.$B$2] + ([.$B$3] * [.B76] * [.B76] )) * [.B76] )" office:value-type="float" office:value="247.404103576854" calcext:value-type="float">
            <text:p>247.404103576854</text:p>
          </table:table-cell>
          <table:table-cell table:formula="of:=[.C76] - 273.15" office:value-type="float" office:value="-25.7458964231459" calcext:value-type="float">
            <text:p>-25.745896423145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N(10000*(1024/MAX(1;[.A77]) - 1))" office:value-type="float" office:value="11.8072753985891" calcext:value-type="float">
            <text:p>11.8072753985891</text:p>
          </table:table-cell>
          <table:table-cell table:formula="of:=1 / ([.$B$1] + ([.$B$2] + ([.$B$3] * [.B77] * [.B77] )) * [.B77] )" office:value-type="float" office:value="247.656898429853" calcext:value-type="float">
            <text:p>247.656898429853</text:p>
          </table:table-cell>
          <table:table-cell table:formula="of:=[.C77] - 273.15" office:value-type="float" office:value="-25.4931015701465" calcext:value-type="float">
            <text:p>-25.493101570146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N(10000*(1024/MAX(1;[.A78]) - 1))" office:value-type="float" office:value="11.7922392877515" calcext:value-type="float">
            <text:p>11.7922392877515</text:p>
          </table:table-cell>
          <table:table-cell table:formula="of:=1 / ([.$B$1] + ([.$B$2] + ([.$B$3] * [.B78] * [.B78] )) * [.B78] )" office:value-type="float" office:value="247.906839524118" calcext:value-type="float">
            <text:p>247.906839524118</text:p>
          </table:table-cell>
          <table:table-cell table:formula="of:=[.C78] - 273.15" office:value-type="float" office:value="-25.2431604758821" calcext:value-type="float">
            <text:p>-25.243160475882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N(10000*(1024/MAX(1;[.A79]) - 1))" office:value-type="float" office:value="11.7773949933732" calcext:value-type="float">
            <text:p>11.7773949933732</text:p>
          </table:table-cell>
          <table:table-cell table:formula="of:=1 / ([.$B$1] + ([.$B$2] + ([.$B$3] * [.B79] * [.B79] )) * [.B79] )" office:value-type="float" office:value="248.154002761393" calcext:value-type="float">
            <text:p>248.154002761393</text:p>
          </table:table-cell>
          <table:table-cell table:formula="of:=[.C79] - 273.15" office:value-type="float" office:value="-24.9959972386068" calcext:value-type="float">
            <text:p>-24.995997238606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N(10000*(1024/MAX(1;[.A80]) - 1))" office:value-type="float" office:value="11.7627372633666" calcext:value-type="float">
            <text:p>11.7627372633666</text:p>
          </table:table-cell>
          <table:table-cell table:formula="of:=1 / ([.$B$1] + ([.$B$2] + ([.$B$3] * [.B80] * [.B80] )) * [.B80] )" office:value-type="float" office:value="248.398461044468" calcext:value-type="float">
            <text:p>248.398461044468</text:p>
          </table:table-cell>
          <table:table-cell table:formula="of:=[.C80] - 273.15" office:value-type="float" office:value="-24.7515389555321" calcext:value-type="float">
            <text:p>-24.751538955532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N(10000*(1024/MAX(1;[.A81]) - 1))" office:value-type="float" office:value="11.7482610570498" calcext:value-type="float">
            <text:p>11.7482610570498</text:p>
          </table:table-cell>
          <table:table-cell table:formula="of:=1 / ([.$B$1] + ([.$B$2] + ([.$B$3] * [.B81] * [.B81] )) * [.B81] )" office:value-type="float" office:value="248.640284434507" calcext:value-type="float">
            <text:p>248.640284434507</text:p>
          </table:table-cell>
          <table:table-cell table:formula="of:=[.C81] - 273.15" office:value-type="float" office:value="-24.5097155654929" calcext:value-type="float">
            <text:p>-24.509715565492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N(10000*(1024/MAX(1;[.A82]) - 1))" office:value-type="float" office:value="11.7339615339449" calcext:value-type="float">
            <text:p>11.7339615339449</text:p>
          </table:table-cell>
          <table:table-cell table:formula="of:=1 / ([.$B$1] + ([.$B$2] + ([.$B$3] * [.B82] * [.B82] )) * [.B82] )" office:value-type="float" office:value="248.879540298155" calcext:value-type="float">
            <text:p>248.879540298155</text:p>
          </table:table-cell>
          <table:table-cell table:formula="of:=[.C82] - 273.15" office:value-type="float" office:value="-24.2704597018445" calcext:value-type="float">
            <text:p>-24.270459701844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N(10000*(1024/MAX(1;[.A83]) - 1))" office:value-type="float" office:value="11.7198340433086" calcext:value-type="float">
            <text:p>11.7198340433086</text:p>
          </table:table-cell>
          <table:table-cell table:formula="of:=1 / ([.$B$1] + ([.$B$2] + ([.$B$3] * [.B83] * [.B83] )) * [.B83] )" office:value-type="float" office:value="249.1162934452" calcext:value-type="float">
            <text:p>249.1162934452</text:p>
          </table:table-cell>
          <table:table-cell table:formula="of:=[.C83] - 273.15" office:value-type="float" office:value="-24.0337065548003" calcext:value-type="float">
            <text:p>-24.033706554800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N(10000*(1024/MAX(1;[.A84]) - 1))" office:value-type="float" office:value="11.7058741143385" calcext:value-type="float">
            <text:p>11.7058741143385</text:p>
          </table:table-cell>
          <table:table-cell table:formula="of:=1 / ([.$B$1] + ([.$B$2] + ([.$B$3] * [.B84] * [.B84] )) * [.B84] )" office:value-type="float" office:value="249.350606257511" calcext:value-type="float">
            <text:p>249.350606257511</text:p>
          </table:table-cell>
          <table:table-cell table:formula="of:=[.C84] - 273.15" office:value-type="float" office:value="-23.7993937424893" calcext:value-type="float">
            <text:p>-23.799393742489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N(10000*(1024/MAX(1;[.A85]) - 1))" office:value-type="float" office:value="11.6920774470029" calcext:value-type="float">
            <text:p>11.6920774470029</text:p>
          </table:table-cell>
          <table:table-cell table:formula="of:=1 / ([.$B$1] + ([.$B$2] + ([.$B$3] * [.B85] * [.B85] )) * [.B85] )" office:value-type="float" office:value="249.582538809922" calcext:value-type="float">
            <text:p>249.582538809922</text:p>
          </table:table-cell>
          <table:table-cell table:formula="of:=[.C85] - 273.15" office:value-type="float" office:value="-23.5674611900783" calcext:value-type="float">
            <text:p>-23.567461190078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N(10000*(1024/MAX(1;[.A86]) - 1))" office:value-type="float" office:value="11.6784399034478" calcext:value-type="float">
            <text:p>11.6784399034478</text:p>
          </table:table-cell>
          <table:table-cell table:formula="of:=1 / ([.$B$1] + ([.$B$2] + ([.$B$3] * [.B86] * [.B86] )) * [.B86] )" office:value-type="float" office:value="249.812148983642" calcext:value-type="float">
            <text:p>249.812148983642</text:p>
          </table:table-cell>
          <table:table-cell table:formula="of:=[.C86] - 273.15" office:value-type="float" office:value="-23.3378510163575" calcext:value-type="float">
            <text:p>-23.337851016357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N(10000*(1024/MAX(1;[.A87]) - 1))" office:value-type="float" office:value="11.6649574999372" calcext:value-type="float">
            <text:p>11.6649574999372</text:p>
          </table:table-cell>
          <table:table-cell table:formula="of:=1 / ([.$B$1] + ([.$B$2] + ([.$B$3] * [.B87] * [.B87] )) * [.B87] )" office:value-type="float" office:value="250.039492572757" calcext:value-type="float">
            <text:p>250.039492572757</text:p>
          </table:table-cell>
          <table:table-cell table:formula="of:=[.C87] - 273.15" office:value-type="float" office:value="-23.1105074272432" calcext:value-type="float">
            <text:p>-23.110507427243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N(10000*(1024/MAX(1;[.A88]) - 1))" office:value-type="float" office:value="11.6516263992883" calcext:value-type="float">
            <text:p>11.6516263992883</text:p>
          </table:table-cell>
          <table:table-cell table:formula="of:=1 / ([.$B$1] + ([.$B$2] + ([.$B$3] * [.B88] * [.B88] )) * [.B88] )" office:value-type="float" office:value="250.264623384306" calcext:value-type="float">
            <text:p>250.264623384306</text:p>
          </table:table-cell>
          <table:table-cell table:formula="of:=[.C88] - 273.15" office:value-type="float" office:value="-22.8853766156944" calcext:value-type="float">
            <text:p>-22.885376615694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N(10000*(1024/MAX(1;[.A89]) - 1))" office:value-type="float" office:value="11.638442903765" calcext:value-type="float">
            <text:p>11.638442903765</text:p>
          </table:table-cell>
          <table:table-cell table:formula="of:=1 / ([.$B$1] + ([.$B$2] + ([.$B$3] * [.B89] * [.B89] )) * [.B89] )" office:value-type="float" office:value="250.487593332415" calcext:value-type="float">
            <text:p>250.487593332415</text:p>
          </table:table-cell>
          <table:table-cell table:formula="of:=[.C89] - 273.15" office:value-type="float" office:value="-22.6624066675851" calcext:value-type="float">
            <text:p>-22.662406667585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N(10000*(1024/MAX(1;[.A90]) - 1))" office:value-type="float" office:value="11.6254034483969" calcext:value-type="float">
            <text:p>11.6254034483969</text:p>
          </table:table-cell>
          <table:table-cell table:formula="of:=1 / ([.$B$1] + ([.$B$2] + ([.$B$3] * [.B90] * [.B90] )) * [.B90] )" office:value-type="float" office:value="250.70845252689" calcext:value-type="float">
            <text:p>250.70845252689</text:p>
          </table:table-cell>
          <table:table-cell table:formula="of:=[.C90] - 273.15" office:value-type="float" office:value="-22.4415474731103" calcext:value-type="float">
            <text:p>-22.441547473110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N(10000*(1024/MAX(1;[.A91]) - 1))" office:value-type="float" office:value="11.6125045946941" calcext:value-type="float">
            <text:p>11.6125045946941</text:p>
          </table:table-cell>
          <table:table-cell table:formula="of:=1 / ([.$B$1] + ([.$B$2] + ([.$B$3] * [.B91] * [.B91] )) * [.B91] )" office:value-type="float" office:value="250.927249356662" calcext:value-type="float">
            <text:p>250.927249356662</text:p>
          </table:table-cell>
          <table:table-cell table:formula="of:=[.C91] - 273.15" office:value-type="float" office:value="-22.2227506433381" calcext:value-type="float">
            <text:p>-22.222750643338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N(10000*(1024/MAX(1;[.A92]) - 1))" office:value-type="float" office:value="11.5997430247289" calcext:value-type="float">
            <text:p>11.5997430247289</text:p>
          </table:table-cell>
          <table:table-cell table:formula="of:=1 / ([.$B$1] + ([.$B$2] + ([.$B$3] * [.B92] * [.B92] )) * [.B92] )" office:value-type="float" office:value="251.144030568447" calcext:value-type="float">
            <text:p>251.144030568447</text:p>
          </table:table-cell>
          <table:table-cell table:formula="of:=[.C92] - 273.15" office:value-type="float" office:value="-22.0059694315525" calcext:value-type="float">
            <text:p>-22.00596943155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N(10000*(1024/MAX(1;[.A93]) - 1))" office:value-type="float" office:value="11.58711553556" calcext:value-type="float">
            <text:p>11.58711553556</text:p>
          </table:table-cell>
          <table:table-cell table:formula="of:=1 / ([.$B$1] + ([.$B$2] + ([.$B$3] * [.B93] * [.B93] )) * [.B93] )" office:value-type="float" office:value="251.358841340939" calcext:value-type="float">
            <text:p>251.358841340939</text:p>
          </table:table-cell>
          <table:table-cell table:formula="of:=[.C93] - 273.15" office:value-type="float" office:value="-21.7911586590607" calcext:value-type="float">
            <text:p>-21.791158659060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N(10000*(1024/MAX(1;[.A94]) - 1))" office:value-type="float" office:value="11.5746190339756" calcext:value-type="float">
            <text:p>11.5746190339756</text:p>
          </table:table-cell>
          <table:table-cell table:formula="of:=1 / ([.$B$1] + ([.$B$2] + ([.$B$3] * [.B94] * [.B94] )) * [.B94] )" office:value-type="float" office:value="251.571725354839" calcext:value-type="float">
            <text:p>251.571725354839</text:p>
          </table:table-cell>
          <table:table-cell table:formula="of:=[.C94] - 273.15" office:value-type="float" office:value="-21.5782746451615" calcext:value-type="float">
            <text:p>-21.578274645161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N(10000*(1024/MAX(1;[.A95]) - 1))" office:value-type="float" office:value="11.5622505315327" calcext:value-type="float">
            <text:p>11.5622505315327</text:p>
          </table:table-cell>
          <table:table-cell table:formula="of:=1 / ([.$B$1] + ([.$B$2] + ([.$B$3] * [.B95] * [.B95] )) * [.B95] )" office:value-type="float" office:value="251.782724859002" calcext:value-type="float">
            <text:p>251.782724859002</text:p>
          </table:table-cell>
          <table:table-cell table:formula="of:=[.C95] - 273.15" office:value-type="float" office:value="-21.3672751409978" calcext:value-type="float">
            <text:p>-21.367275140997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N(10000*(1024/MAX(1;[.A96]) - 1))" office:value-type="float" office:value="11.5500071398748" calcext:value-type="float">
            <text:p>11.5500071398748</text:p>
          </table:table-cell>
          <table:table-cell table:formula="of:=1 / ([.$B$1] + ([.$B$2] + ([.$B$3] * [.B96] * [.B96] )) * [.B96] )" office:value-type="float" office:value="251.991880732962" calcext:value-type="float">
            <text:p>251.991880732962</text:p>
          </table:table-cell>
          <table:table-cell table:formula="of:=[.C96] - 273.15" office:value-type="float" office:value="-21.1581192670379" calcext:value-type="float">
            <text:p>-21.158119267037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N(10000*(1024/MAX(1;[.A97]) - 1))" office:value-type="float" office:value="11.5378860663067" calcext:value-type="float">
            <text:p>11.5378860663067</text:p>
          </table:table-cell>
          <table:table-cell table:formula="of:=1 / ([.$B$1] + ([.$B$2] + ([.$B$3] * [.B97] * [.B97] )) * [.B97] )" office:value-type="float" office:value="252.199232546054" calcext:value-type="float">
            <text:p>252.199232546054</text:p>
          </table:table-cell>
          <table:table-cell table:formula="of:=[.C97] - 273.15" office:value-type="float" office:value="-20.9507674539458" calcext:value-type="float">
            <text:p>-20.950767453945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N(10000*(1024/MAX(1;[.A98]) - 1))" office:value-type="float" office:value="11.5258846096127" calcext:value-type="float">
            <text:p>11.5258846096127</text:p>
          </table:table-cell>
          <table:table-cell table:formula="of:=1 / ([.$B$1] + ([.$B$2] + ([.$B$3] * [.B98] * [.B98] )) * [.B98] )" office:value-type="float" office:value="252.404818613375" calcext:value-type="float">
            <text:p>252.404818613375</text:p>
          </table:table-cell>
          <table:table-cell table:formula="of:=[.C98] - 273.15" office:value-type="float" office:value="-20.7451813866246" calcext:value-type="float">
            <text:p>-20.745181386624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N(10000*(1024/MAX(1;[.A99]) - 1))" office:value-type="float" office:value="11.5140001561" calcext:value-type="float">
            <text:p>11.5140001561</text:p>
          </table:table-cell>
          <table:table-cell table:formula="of:=1 / ([.$B$1] + ([.$B$2] + ([.$B$3] * [.B99] * [.B99] )) * [.B99] )" office:value-type="float" office:value="252.608676048771" calcext:value-type="float">
            <text:p>252.608676048771</text:p>
          </table:table-cell>
          <table:table-cell table:formula="of:=[.C99] - 273.15" office:value-type="float" office:value="-20.5413239512287" calcext:value-type="float">
            <text:p>-20.541323951228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N(10000*(1024/MAX(1;[.A100]) - 1))" office:value-type="float" office:value="11.5022301758535" calcext:value-type="float">
            <text:p>11.5022301758535</text:p>
          </table:table-cell>
          <table:table-cell table:formula="of:=1 / ([.$B$1] + ([.$B$2] + ([.$B$3] * [.B100] * [.B100] )) * [.B100] )" office:value-type="float" office:value="252.810840815043" calcext:value-type="float">
            <text:p>252.810840815043</text:p>
          </table:table-cell>
          <table:table-cell table:formula="of:=[.C100] - 273.15" office:value-type="float" office:value="-20.339159184957" calcext:value-type="float">
            <text:p>-20.33915918495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N(10000*(1024/MAX(1;[.A101]) - 1))" office:value-type="float" office:value="11.4905722191895" calcext:value-type="float">
            <text:p>11.4905722191895</text:p>
          </table:table-cell>
          <table:table-cell table:formula="of:=1 / ([.$B$1] + ([.$B$2] + ([.$B$3] * [.B101] * [.B101] )) * [.B101] )" office:value-type="float" office:value="253.011347771546" calcext:value-type="float">
            <text:p>253.011347771546</text:p>
          </table:table-cell>
          <table:table-cell table:formula="of:=[.C101] - 273.15" office:value-type="float" office:value="-20.1386522284541" calcext:value-type="float">
            <text:p>-20.138652228454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N(10000*(1024/MAX(1;[.A102]) - 1))" office:value-type="float" office:value="11.4790239132945" calcext:value-type="float">
            <text:p>11.4790239132945</text:p>
          </table:table-cell>
          <table:table-cell table:formula="of:=1 / ([.$B$1] + ([.$B$2] + ([.$B$3] * [.B102] * [.B102] )) * [.B102] )" office:value-type="float" office:value="253.210230719342" calcext:value-type="float">
            <text:p>253.210230719342</text:p>
          </table:table-cell>
          <table:table-cell table:formula="of:=[.C102] - 273.15" office:value-type="float" office:value="-19.9397692806581" calcext:value-type="float">
            <text:p>-19.939769280658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N(10000*(1024/MAX(1;[.A103]) - 1))" office:value-type="float" office:value="11.4675829590387" calcext:value-type="float">
            <text:p>11.4675829590387</text:p>
          </table:table-cell>
          <table:table-cell table:formula="of:=1 / ([.$B$1] + ([.$B$2] + ([.$B$3] * [.B103] * [.B103] )) * [.B103] )" office:value-type="float" office:value="253.407522444056" calcext:value-type="float">
            <text:p>253.407522444056</text:p>
          </table:table-cell>
          <table:table-cell table:formula="of:=[.C103] - 273.15" office:value-type="float" office:value="-19.7424775559435" calcext:value-type="float">
            <text:p>-19.742477555943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N(10000*(1024/MAX(1;[.A104]) - 1))" office:value-type="float" office:value="11.4562471279518" calcext:value-type="float">
            <text:p>11.4562471279518</text:p>
          </table:table-cell>
          <table:table-cell table:formula="of:=1 / ([.$B$1] + ([.$B$2] + ([.$B$3] * [.B104] * [.B104] )) * [.B104] )" office:value-type="float" office:value="253.603254756577" calcext:value-type="float">
            <text:p>253.603254756577</text:p>
          </table:table-cell>
          <table:table-cell table:formula="of:=[.C104] - 273.15" office:value-type="float" office:value="-19.5467452434228" calcext:value-type="float">
            <text:p>-19.546745243422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N(10000*(1024/MAX(1;[.A105]) - 1))" office:value-type="float" office:value="11.445014259354" calcext:value-type="float">
            <text:p>11.445014259354</text:p>
          </table:table-cell>
          <table:table-cell table:formula="of:=1 / ([.$B$1] + ([.$B$2] + ([.$B$3] * [.B105] * [.B105] )) * [.B105] )" office:value-type="float" office:value="253.797458531725" calcext:value-type="float">
            <text:p>253.797458531725</text:p>
          </table:table-cell>
          <table:table-cell table:formula="of:=[.C105] - 273.15" office:value-type="float" office:value="-19.3525414682748" calcext:value-type="float">
            <text:p>-19.352541468274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N(10000*(1024/MAX(1;[.A106]) - 1))" office:value-type="float" office:value="11.4338822576298" calcext:value-type="float">
            <text:p>11.4338822576298</text:p>
          </table:table-cell>
          <table:table-cell table:formula="of:=1 / ([.$B$1] + ([.$B$2] + ([.$B$3] * [.B106] * [.B106] )) * [.B106] )" office:value-type="float" office:value="253.990163745019" calcext:value-type="float">
            <text:p>253.990163745019</text:p>
          </table:table-cell>
          <table:table-cell table:formula="of:=[.C106] - 273.15" office:value-type="float" office:value="-19.159836254981" calcext:value-type="float">
            <text:p>-19.15983625498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N(10000*(1024/MAX(1;[.A107]) - 1))" office:value-type="float" office:value="11.4228490896378" calcext:value-type="float">
            <text:p>11.4228490896378</text:p>
          </table:table-cell>
          <table:table-cell table:formula="of:=1 / ([.$B$1] + ([.$B$2] + ([.$B$3] * [.B107] * [.B107] )) * [.B107] )" office:value-type="float" office:value="254.181399507643" calcext:value-type="float">
            <text:p>254.181399507643</text:p>
          </table:table-cell>
          <table:table-cell table:formula="of:=[.C107] - 273.15" office:value-type="float" office:value="-18.9686004923567" calcext:value-type="float">
            <text:p>-18.968600492356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N(10000*(1024/MAX(1;[.A108]) - 1))" office:value-type="float" office:value="11.4119127822485" calcext:value-type="float">
            <text:p>11.4119127822485</text:p>
          </table:table-cell>
          <table:table-cell table:formula="of:=1 / ([.$B$1] + ([.$B$2] + ([.$B$3] * [.B108] * [.B108] )) * [.B108] )" office:value-type="float" office:value="254.371194099726" calcext:value-type="float">
            <text:p>254.371194099726</text:p>
          </table:table-cell>
          <table:table-cell table:formula="of:=[.C108] - 273.15" office:value-type="float" office:value="-18.7788059002735" calcext:value-type="float">
            <text:p>-18.778805900273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N(10000*(1024/MAX(1;[.A109]) - 1))" office:value-type="float" office:value="11.4010714200019" calcext:value-type="float">
            <text:p>11.4010714200019</text:p>
          </table:table-cell>
          <table:table-cell table:formula="of:=1 / ([.$B$1] + ([.$B$2] + ([.$B$3] * [.B109] * [.B109] )) * [.B109] )" office:value-type="float" office:value="254.559575002026" calcext:value-type="float">
            <text:p>254.559575002026</text:p>
          </table:table-cell>
          <table:table-cell table:formula="of:=[.C109] - 273.15" office:value-type="float" office:value="-18.5904249979741" calcext:value-type="float">
            <text:p>-18.590424997974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N(10000*(1024/MAX(1;[.A110]) - 1))" office:value-type="float" office:value="11.3903231428779" calcext:value-type="float">
            <text:p>11.3903231428779</text:p>
          </table:table-cell>
          <table:table-cell table:formula="of:=1 / ([.$B$1] + ([.$B$2] + ([.$B$3] * [.B110] * [.B110] )) * [.B110] )" office:value-type="float" office:value="254.746568926109" calcext:value-type="float">
            <text:p>254.746568926109</text:p>
          </table:table-cell>
          <table:table-cell table:formula="of:=[.C110] - 273.15" office:value-type="float" office:value="-18.4034310738907" calcext:value-type="float">
            <text:p>-18.403431073890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N(10000*(1024/MAX(1;[.A111]) - 1))" office:value-type="float" office:value="11.3796661441743" calcext:value-type="float">
            <text:p>11.3796661441743</text:p>
          </table:table-cell>
          <table:table-cell table:formula="of:=1 / ([.$B$1] + ([.$B$2] + ([.$B$3] * [.B111] * [.B111] )) * [.B111] )" office:value-type="float" office:value="254.932201843121" calcext:value-type="float">
            <text:p>254.932201843121</text:p>
          </table:table-cell>
          <table:table-cell table:formula="of:=[.C111] - 273.15" office:value-type="float" office:value="-18.2177981568792" calcext:value-type="float">
            <text:p>-18.217798156879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N(10000*(1024/MAX(1;[.A112]) - 1))" office:value-type="float" office:value="11.3690986684846" calcext:value-type="float">
            <text:p>11.3690986684846</text:p>
          </table:table-cell>
          <table:table-cell table:formula="of:=1 / ([.$B$1] + ([.$B$2] + ([.$B$3] * [.B112] * [.B112] )) * [.B112] )" office:value-type="float" office:value="255.116499011207" calcext:value-type="float">
            <text:p>255.116499011207</text:p>
          </table:table-cell>
          <table:table-cell table:formula="of:=[.C112] - 273.15" office:value-type="float" office:value="-18.0335009887931" calcext:value-type="float">
            <text:p>-18.033500988793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N(10000*(1024/MAX(1;[.A113]) - 1))" office:value-type="float" office:value="11.3586190097707" calcext:value-type="float">
            <text:p>11.3586190097707</text:p>
          </table:table-cell>
          <table:table-cell table:formula="of:=1 / ([.$B$1] + ([.$B$2] + ([.$B$3] * [.B113] * [.B113] )) * [.B113] )" office:value-type="float" office:value="255.29948500168" calcext:value-type="float">
            <text:p>255.29948500168</text:p>
          </table:table-cell>
          <table:table-cell table:formula="of:=[.C113] - 273.15" office:value-type="float" office:value="-17.8505149983195" calcext:value-type="float">
            <text:p>-17.850514998319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N(10000*(1024/MAX(1;[.A114]) - 1))" office:value-type="float" office:value="11.3482255095261" calcext:value-type="float">
            <text:p>11.3482255095261</text:p>
          </table:table-cell>
          <table:table-cell table:formula="of:=1 / ([.$B$1] + ([.$B$2] + ([.$B$3] * [.B114] * [.B114] )) * [.B114] )" office:value-type="float" office:value="255.481183723989" calcext:value-type="float">
            <text:p>255.481183723989</text:p>
          </table:table-cell>
          <table:table-cell table:formula="of:=[.C114] - 273.15" office:value-type="float" office:value="-17.6688162760108" calcext:value-type="float">
            <text:p>-17.6688162760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N(10000*(1024/MAX(1;[.A115]) - 1))" office:value-type="float" office:value="11.3379165550226" calcext:value-type="float">
            <text:p>11.3379165550226</text:p>
          </table:table-cell>
          <table:table-cell table:formula="of:=1 / ([.$B$1] + ([.$B$2] + ([.$B$3] * [.B115] * [.B115] )) * [.B115] )" office:value-type="float" office:value="255.661618449556" calcext:value-type="float">
            <text:p>255.661618449556</text:p>
          </table:table-cell>
          <table:table-cell table:formula="of:=[.C115] - 273.15" office:value-type="float" office:value="-17.4883815504444" calcext:value-type="float">
            <text:p>-17.488381550444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N(10000*(1024/MAX(1;[.A116]) - 1))" office:value-type="float" office:value="11.3276905776379" calcext:value-type="float">
            <text:p>11.3276905776379</text:p>
          </table:table-cell>
          <table:table-cell table:formula="of:=1 / ([.$B$1] + ([.$B$2] + ([.$B$3] * [.B116] * [.B116] )) * [.B116] )" office:value-type="float" office:value="255.840811834548" calcext:value-type="float">
            <text:p>255.840811834548</text:p>
          </table:table-cell>
          <table:table-cell table:formula="of:=[.C116] - 273.15" office:value-type="float" office:value="-17.3091881654519" calcext:value-type="float">
            <text:p>-17.309188165451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N(10000*(1024/MAX(1;[.A117]) - 1))" office:value-type="float" office:value="11.3175460512588" calcext:value-type="float">
            <text:p>11.3175460512588</text:p>
          </table:table-cell>
          <table:table-cell table:formula="of:=1 / ([.$B$1] + ([.$B$2] + ([.$B$3] * [.B117] * [.B117] )) * [.B117] )" office:value-type="float" office:value="256.018785941641" calcext:value-type="float">
            <text:p>256.018785941641</text:p>
          </table:table-cell>
          <table:table-cell table:formula="of:=[.C117] - 273.15" office:value-type="float" office:value="-17.1312140583589" calcext:value-type="float">
            <text:p>-17.131214058358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N(10000*(1024/MAX(1;[.A118]) - 1))" office:value-type="float" office:value="11.3074814907554" calcext:value-type="float">
            <text:p>11.3074814907554</text:p>
          </table:table-cell>
          <table:table-cell table:formula="of:=1 / ([.$B$1] + ([.$B$2] + ([.$B$3] * [.B118] * [.B118] )) * [.B118] )" office:value-type="float" office:value="256.195562260818" calcext:value-type="float">
            <text:p>256.195562260818</text:p>
          </table:table-cell>
          <table:table-cell table:formula="of:=[.C118] - 273.15" office:value-type="float" office:value="-16.9544377391821" calcext:value-type="float">
            <text:p>-16.954437739182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N(10000*(1024/MAX(1;[.A119]) - 1))" office:value-type="float" office:value="11.2974954505238" calcext:value-type="float">
            <text:p>11.2974954505238</text:p>
          </table:table-cell>
          <table:table-cell table:formula="of:=1 / ([.$B$1] + ([.$B$2] + ([.$B$3] * [.B119] * [.B119] )) * [.B119] )" office:value-type="float" office:value="256.371161729265" calcext:value-type="float">
            <text:p>256.371161729265</text:p>
          </table:table-cell>
          <table:table-cell table:formula="of:=[.C119] - 273.15" office:value-type="float" office:value="-16.7788382707346" calcext:value-type="float">
            <text:p>-16.778838270734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N(10000*(1024/MAX(1;[.A120]) - 1))" office:value-type="float" office:value="11.2875865230926" calcext:value-type="float">
            <text:p>11.2875865230926</text:p>
          </table:table-cell>
          <table:table-cell table:formula="of:=1 / ([.$B$1] + ([.$B$2] + ([.$B$3] * [.B120] * [.B120] )) * [.B120] )" office:value-type="float" office:value="256.54560475041" calcext:value-type="float">
            <text:p>256.54560475041</text:p>
          </table:table-cell>
          <table:table-cell table:formula="of:=[.C120] - 273.15" office:value-type="float" office:value="-16.6043952495903" calcext:value-type="float">
            <text:p>-16.604395249590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N(10000*(1024/MAX(1;[.A121]) - 1))" office:value-type="float" office:value="11.2777533377904" calcext:value-type="float">
            <text:p>11.2777533377904</text:p>
          </table:table-cell>
          <table:table-cell table:formula="of:=1 / ([.$B$1] + ([.$B$2] + ([.$B$3] * [.B121] * [.B121] )) * [.B121] )" office:value-type="float" office:value="256.718911212135" calcext:value-type="float">
            <text:p>256.718911212135</text:p>
          </table:table-cell>
          <table:table-cell table:formula="of:=[.C121] - 273.15" office:value-type="float" office:value="-16.4310887878651" calcext:value-type="float">
            <text:p>-16.431088787865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N(10000*(1024/MAX(1;[.A122]) - 1))" office:value-type="float" office:value="11.2679945594711" calcext:value-type="float">
            <text:p>11.2679945594711</text:p>
          </table:table-cell>
          <table:table-cell table:formula="of:=1 / ([.$B$1] + ([.$B$2] + ([.$B$3] * [.B122] * [.B122] )) * [.B122] )" office:value-type="float" office:value="256.891100504229" calcext:value-type="float">
            <text:p>256.891100504229</text:p>
          </table:table-cell>
          <table:table-cell table:formula="of:=[.C122] - 273.15" office:value-type="float" office:value="-16.2588994957708" calcext:value-type="float">
            <text:p>-16.258899495770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N(10000*(1024/MAX(1;[.A123]) - 1))" office:value-type="float" office:value="11.2583088872936" calcext:value-type="float">
            <text:p>11.2583088872936</text:p>
          </table:table-cell>
          <table:table-cell table:formula="of:=1 / ([.$B$1] + ([.$B$2] + ([.$B$3] * [.B123] * [.B123] )) * [.B123] )" office:value-type="float" office:value="257.062191535094" calcext:value-type="float">
            <text:p>257.062191535094</text:p>
          </table:table-cell>
          <table:table-cell table:formula="of:=[.C123] - 273.15" office:value-type="float" office:value="-16.0878084649055" calcext:value-type="float">
            <text:p>-16.087808464905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N(10000*(1024/MAX(1;[.A124]) - 1))" office:value-type="float" office:value="11.2486950535535" calcext:value-type="float">
            <text:p>11.2486950535535</text:p>
          </table:table-cell>
          <table:table-cell table:formula="of:=1 / ([.$B$1] + ([.$B$2] + ([.$B$3] * [.B124] * [.B124] )) * [.B124] )" office:value-type="float" office:value="257.23220274776" calcext:value-type="float">
            <text:p>257.23220274776</text:p>
          </table:table-cell>
          <table:table-cell table:formula="of:=[.C124] - 273.15" office:value-type="float" office:value="-15.9177972522397" calcext:value-type="float">
            <text:p>-15.917797252239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N(10000*(1024/MAX(1;[.A125]) - 1))" office:value-type="float" office:value="11.2391518225646" calcext:value-type="float">
            <text:p>11.2391518225646</text:p>
          </table:table-cell>
          <table:table-cell table:formula="of:=1 / ([.$B$1] + ([.$B$2] + ([.$B$3] * [.B125] * [.B125] )) * [.B125] )" office:value-type="float" office:value="257.401152135233" calcext:value-type="float">
            <text:p>257.401152135233</text:p>
          </table:table-cell>
          <table:table-cell table:formula="of:=[.C125] - 273.15" office:value-type="float" office:value="-15.7488478647669" calcext:value-type="float">
            <text:p>-15.748847864766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N(10000*(1024/MAX(1;[.A126]) - 1))" office:value-type="float" office:value="11.2296779895863" calcext:value-type="float">
            <text:p>11.2296779895863</text:p>
          </table:table-cell>
          <table:table-cell table:formula="of:=1 / ([.$B$1] + ([.$B$2] + ([.$B$3] * [.B126] * [.B126] )) * [.B126] )" office:value-type="float" office:value="257.569057255216" calcext:value-type="float">
            <text:p>257.569057255216</text:p>
          </table:table-cell>
          <table:table-cell table:formula="of:=[.C126] - 273.15" office:value-type="float" office:value="-15.5809427447845" calcext:value-type="float">
            <text:p>-15.580942744784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N(10000*(1024/MAX(1;[.A127]) - 1))" office:value-type="float" office:value="11.2202723797964" calcext:value-type="float">
            <text:p>11.2202723797964</text:p>
          </table:table-cell>
          <table:table-cell table:formula="of:=1 / ([.$B$1] + ([.$B$2] + ([.$B$3] * [.B127] * [.B127] )) * [.B127] )" office:value-type="float" office:value="257.735935244228" calcext:value-type="float">
            <text:p>257.735935244228</text:p>
          </table:table-cell>
          <table:table-cell table:formula="of:=[.C127] - 273.15" office:value-type="float" office:value="-15.4140647557724" calcext:value-type="float">
            <text:p>-15.414064755772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N(10000*(1024/MAX(1;[.A128]) - 1))" office:value-type="float" office:value="11.2109338473055" calcext:value-type="float">
            <text:p>11.2109338473055</text:p>
          </table:table-cell>
          <table:table-cell table:formula="of:=1 / ([.$B$1] + ([.$B$2] + ([.$B$3] * [.B128] * [.B128] )) * [.B128] )" office:value-type="float" office:value="257.901802831156" calcext:value-type="float">
            <text:p>257.901802831156</text:p>
          </table:table-cell>
          <table:table-cell table:formula="of:=[.C128] - 273.15" office:value-type="float" office:value="-15.2481971688443" calcext:value-type="float">
            <text:p>-15.248197168844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LN(10000*(1024/MAX(1;[.A129]) - 1))" office:value-type="float" office:value="11.2016612742121" calcext:value-type="float">
            <text:p>11.2016612742121</text:p>
          </table:table-cell>
          <table:table-cell table:formula="of:=1 / ([.$B$1] + ([.$B$2] + ([.$B$3] * [.B129] * [.B129] )) * [.B129] )" office:value-type="float" office:value="258.066676350261" calcext:value-type="float">
            <text:p>258.066676350261</text:p>
          </table:table-cell>
          <table:table-cell table:formula="of:=[.C129] - 273.15" office:value-type="float" office:value="-15.0833236497392" calcext:value-type="float">
            <text:p>-15.083323649739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N(10000*(1024/MAX(1;[.A130]) - 1))" office:value-type="float" office:value="11.1924535696955" calcext:value-type="float">
            <text:p>11.1924535696955</text:p>
          </table:table-cell>
          <table:table-cell table:formula="of:=1 / ([.$B$1] + ([.$B$2] + ([.$B$3] * [.B130] * [.B130] )) * [.B130] )" office:value-type="float" office:value="258.230571753669" calcext:value-type="float">
            <text:p>258.230571753669</text:p>
          </table:table-cell>
          <table:table-cell table:formula="of:=[.C130] - 273.15" office:value-type="float" office:value="-14.9194282463311" calcext:value-type="float">
            <text:p>-14.919428246331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N(10000*(1024/MAX(1;[.A131]) - 1))" office:value-type="float" office:value="11.1833096691455" calcext:value-type="float">
            <text:p>11.1833096691455</text:p>
          </table:table-cell>
          <table:table-cell table:formula="of:=1 / ([.$B$1] + ([.$B$2] + ([.$B$3] * [.B131] * [.B131] )) * [.B131] )" office:value-type="float" office:value="258.393504623369" calcext:value-type="float">
            <text:p>258.393504623369</text:p>
          </table:table-cell>
          <table:table-cell table:formula="of:=[.C131] - 273.15" office:value-type="float" office:value="-14.7564953766307" calcext:value-type="float">
            <text:p>-14.756495376630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N(10000*(1024/MAX(1;[.A132]) - 1))" office:value-type="float" office:value="11.1742285333269" calcext:value-type="float">
            <text:p>11.1742285333269</text:p>
          </table:table-cell>
          <table:table-cell table:formula="of:=1 / ([.$B$1] + ([.$B$2] + ([.$B$3] * [.B132] * [.B132] )) * [.B132] )" office:value-type="float" office:value="258.555490182744" calcext:value-type="float">
            <text:p>258.555490182744</text:p>
          </table:table-cell>
          <table:table-cell table:formula="of:=[.C132] - 273.15" office:value-type="float" office:value="-14.5945098172563" calcext:value-type="float">
            <text:p>-14.594509817256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LN(10000*(1024/MAX(1;[.A133]) - 1))" office:value-type="float" office:value="11.1652091475764" calcext:value-type="float">
            <text:p>11.1652091475764</text:p>
          </table:table-cell>
          <table:table-cell table:formula="of:=1 / ([.$B$1] + ([.$B$2] + ([.$B$3] * [.B133] * [.B133] )) * [.B133] )" office:value-type="float" office:value="258.716543307649" calcext:value-type="float">
            <text:p>258.716543307649</text:p>
          </table:table-cell>
          <table:table-cell table:formula="of:=[.C133] - 273.15" office:value-type="float" office:value="-14.4334566923508" calcext:value-type="float">
            <text:p>-14.433456692350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LN(10000*(1024/MAX(1;[.A134]) - 1))" office:value-type="float" office:value="11.1562505210315" calcext:value-type="float">
            <text:p>11.1562505210315</text:p>
          </table:table-cell>
          <table:table-cell table:formula="of:=1 / ([.$B$1] + ([.$B$2] + ([.$B$3] * [.B134] * [.B134] )) * [.B134] )" office:value-type="float" office:value="258.876678537074" calcext:value-type="float">
            <text:p>258.876678537074</text:p>
          </table:table-cell>
          <table:table-cell table:formula="of:=[.C134] - 273.15" office:value-type="float" office:value="-14.2733214629262" calcext:value-type="float">
            <text:p>-14.273321462926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LN(10000*(1024/MAX(1;[.A135]) - 1))" office:value-type="float" office:value="11.1473516858894" calcext:value-type="float">
            <text:p>11.1473516858894</text:p>
          </table:table-cell>
          <table:table-cell table:formula="of:=1 / ([.$B$1] + ([.$B$2] + ([.$B$3] * [.B135] * [.B135] )) * [.B135] )" office:value-type="float" office:value="259.035910083385" calcext:value-type="float">
            <text:p>259.035910083385</text:p>
          </table:table-cell>
          <table:table-cell table:formula="of:=[.C135] - 273.15" office:value-type="float" office:value="-14.1140899166148" calcext:value-type="float">
            <text:p>-14.114089916614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LN(10000*(1024/MAX(1;[.A136]) - 1))" office:value-type="float" office:value="11.1385116966941" calcext:value-type="float">
            <text:p>11.1385116966941</text:p>
          </table:table-cell>
          <table:table-cell table:formula="of:=1 / ([.$B$1] + ([.$B$2] + ([.$B$3] * [.B136] * [.B136] )) * [.B136] )" office:value-type="float" office:value="259.194251842192" calcext:value-type="float">
            <text:p>259.194251842192</text:p>
          </table:table-cell>
          <table:table-cell table:formula="of:=[.C136] - 273.15" office:value-type="float" office:value="-13.9557481578083" calcext:value-type="float">
            <text:p>-13.955748157808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LN(10000*(1024/MAX(1;[.A137]) - 1))" office:value-type="float" office:value="11.1297296296515" calcext:value-type="float">
            <text:p>11.1297296296515</text:p>
          </table:table-cell>
          <table:table-cell table:formula="of:=1 / ([.$B$1] + ([.$B$2] + ([.$B$3] * [.B137] * [.B137] )) * [.B137] )" office:value-type="float" office:value="259.351717401833" calcext:value-type="float">
            <text:p>259.351717401833</text:p>
          </table:table-cell>
          <table:table-cell table:formula="of:=[.C137] - 273.15" office:value-type="float" office:value="-13.7982825981674" calcext:value-type="float">
            <text:p>-13.798282598167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LN(10000*(1024/MAX(1;[.A138]) - 1))" office:value-type="float" office:value="11.1210045819698" calcext:value-type="float">
            <text:p>11.1210045819698</text:p>
          </table:table-cell>
          <table:table-cell table:formula="of:=1 / ([.$B$1] + ([.$B$2] + ([.$B$3] * [.B138] * [.B138] )) * [.B138] )" office:value-type="float" office:value="259.508320052514" calcext:value-type="float">
            <text:p>259.508320052514</text:p>
          </table:table-cell>
          <table:table-cell table:formula="of:=[.C138] - 273.15" office:value-type="float" office:value="-13.6416799474864" calcext:value-type="float">
            <text:p>-13.641679947486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LN(10000*(1024/MAX(1;[.A139]) - 1))" office:value-type="float" office:value="11.1123356712252" calcext:value-type="float">
            <text:p>11.1123356712252</text:p>
          </table:table-cell>
          <table:table-cell table:formula="of:=1 / ([.$B$1] + ([.$B$2] + ([.$B$3] * [.B139] * [.B139] )) * [.B139] )" office:value-type="float" office:value="259.664072795105" calcext:value-type="float">
            <text:p>259.664072795105</text:p>
          </table:table-cell>
          <table:table-cell table:formula="of:=[.C139] - 273.15" office:value-type="float" office:value="-13.4859272048949" calcext:value-type="float">
            <text:p>-13.485927204894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LN(10000*(1024/MAX(1;[.A140]) - 1))" office:value-type="float" office:value="11.1037220347515" calcext:value-type="float">
            <text:p>11.1037220347515</text:p>
          </table:table-cell>
          <table:table-cell table:formula="of:=1 / ([.$B$1] + ([.$B$2] + ([.$B$3] * [.B140] * [.B140] )) * [.B140] )" office:value-type="float" office:value="259.818988349617" calcext:value-type="float">
            <text:p>259.818988349617</text:p>
          </table:table-cell>
          <table:table-cell table:formula="of:=[.C140] - 273.15" office:value-type="float" office:value="-13.3310116503832" calcext:value-type="float">
            <text:p>-13.331011650383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LN(10000*(1024/MAX(1;[.A141]) - 1))" office:value-type="float" office:value="11.0951628290517" calcext:value-type="float">
            <text:p>11.0951628290517</text:p>
          </table:table-cell>
          <table:table-cell table:formula="of:=1 / ([.$B$1] + ([.$B$2] + ([.$B$3] * [.B141] * [.B141] )) * [.B141] )" office:value-type="float" office:value="259.973079163363" calcext:value-type="float">
            <text:p>259.973079163363</text:p>
          </table:table-cell>
          <table:table-cell table:formula="of:=[.C141] - 273.15" office:value-type="float" office:value="-13.1769208366374" calcext:value-type="float">
            <text:p>-13.176920836637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LN(10000*(1024/MAX(1;[.A142]) - 1))" office:value-type="float" office:value="11.0866572292323" calcext:value-type="float">
            <text:p>11.0866572292323</text:p>
          </table:table-cell>
          <table:table-cell table:formula="of:=1 / ([.$B$1] + ([.$B$2] + ([.$B$3] * [.B142] * [.B142] )) * [.B142] )" office:value-type="float" office:value="260.126357418831" calcext:value-type="float">
            <text:p>260.126357418831</text:p>
          </table:table-cell>
          <table:table-cell table:formula="of:=[.C142] - 273.15" office:value-type="float" office:value="-13.023642581169" calcext:value-type="float">
            <text:p>-13.02364258116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LN(10000*(1024/MAX(1;[.A143]) - 1))" office:value-type="float" office:value="11.0782044284576" calcext:value-type="float">
            <text:p>11.0782044284576</text:p>
          </table:table-cell>
          <table:table-cell table:formula="of:=1 / ([.$B$1] + ([.$B$2] + ([.$B$3] * [.B143] * [.B143] )) * [.B143] )" office:value-type="float" office:value="260.278835041272" calcext:value-type="float">
            <text:p>260.278835041272</text:p>
          </table:table-cell>
          <table:table-cell table:formula="of:=[.C143] - 273.15" office:value-type="float" office:value="-12.8711649587282" calcext:value-type="float">
            <text:p>-12.871164958728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LN(10000*(1024/MAX(1;[.A144]) - 1))" office:value-type="float" office:value="11.0698036374241" calcext:value-type="float">
            <text:p>11.0698036374241</text:p>
          </table:table-cell>
          <table:table-cell table:formula="of:=1 / ([.$B$1] + ([.$B$2] + ([.$B$3] * [.B144] * [.B144] )) * [.B144] )" office:value-type="float" office:value="260.430523706012" calcext:value-type="float">
            <text:p>260.430523706012</text:p>
          </table:table-cell>
          <table:table-cell table:formula="of:=[.C144] - 273.15" office:value-type="float" office:value="-12.7194762939876" calcext:value-type="float">
            <text:p>-12.719476293987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LN(10000*(1024/MAX(1;[.A145]) - 1))" office:value-type="float" office:value="11.0614540838534" calcext:value-type="float">
            <text:p>11.0614540838534</text:p>
          </table:table-cell>
          <table:table-cell table:formula="of:=1 / ([.$B$1] + ([.$B$2] + ([.$B$3] * [.B145] * [.B145] )) * [.B145] )" office:value-type="float" office:value="260.581434845515" calcext:value-type="float">
            <text:p>260.581434845515</text:p>
          </table:table-cell>
          <table:table-cell table:formula="of:=[.C145] - 273.15" office:value-type="float" office:value="-12.5685651544845" calcext:value-type="float">
            <text:p>-12.568565154484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N(10000*(1024/MAX(1;[.A146]) - 1))" office:value-type="float" office:value="11.0531550120045" calcext:value-type="float">
            <text:p>11.0531550120045</text:p>
          </table:table-cell>
          <table:table-cell table:formula="of:=1 / ([.$B$1] + ([.$B$2] + ([.$B$3] * [.B146] * [.B146] )) * [.B146] )" office:value-type="float" office:value="260.731579656188" calcext:value-type="float">
            <text:p>260.731579656188</text:p>
          </table:table-cell>
          <table:table-cell table:formula="of:=[.C146] - 273.15" office:value-type="float" office:value="-12.4184203438123" calcext:value-type="float">
            <text:p>-12.418420343812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LN(10000*(1024/MAX(1;[.A147]) - 1))" office:value-type="float" office:value="11.044905682202" calcext:value-type="float">
            <text:p>11.044905682202</text:p>
          </table:table-cell>
          <table:table-cell table:formula="of:=1 / ([.$B$1] + ([.$B$2] + ([.$B$3] * [.B147] * [.B147] )) * [.B147] )" office:value-type="float" office:value="260.880969104951" calcext:value-type="float">
            <text:p>260.880969104951</text:p>
          </table:table-cell>
          <table:table-cell table:formula="of:=[.C147] - 273.15" office:value-type="float" office:value="-12.269030895049" calcext:value-type="float">
            <text:p>-12.26903089504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LN(10000*(1024/MAX(1;[.A148]) - 1))" office:value-type="float" office:value="11.0367053703817" calcext:value-type="float">
            <text:p>11.0367053703817</text:p>
          </table:table-cell>
          <table:table-cell table:formula="of:=1 / ([.$B$1] + ([.$B$2] + ([.$B$3] * [.B148] * [.B148] )) * [.B148] )" office:value-type="float" office:value="261.029613935587" calcext:value-type="float">
            <text:p>261.029613935587</text:p>
          </table:table-cell>
          <table:table-cell table:formula="of:=[.C148] - 273.15" office:value-type="float" office:value="-12.1203860644133" calcext:value-type="float">
            <text:p>-12.120386064413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LN(10000*(1024/MAX(1;[.A149]) - 1))" office:value-type="float" office:value="11.0285533676525" calcext:value-type="float">
            <text:p>11.0285533676525</text:p>
          </table:table-cell>
          <table:table-cell table:formula="of:=1 / ([.$B$1] + ([.$B$2] + ([.$B$3] * [.B149] * [.B149] )) * [.B149] )" office:value-type="float" office:value="261.17752467486" calcext:value-type="float">
            <text:p>261.17752467486</text:p>
          </table:table-cell>
          <table:table-cell table:formula="of:=[.C149] - 273.15" office:value-type="float" office:value="-11.9724753251398" calcext:value-type="float">
            <text:p>-11.972475325139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LN(10000*(1024/MAX(1;[.A150]) - 1))" office:value-type="float" office:value="11.0204489798724" calcext:value-type="float">
            <text:p>11.0204489798724</text:p>
          </table:table-cell>
          <table:table-cell table:formula="of:=1 / ([.$B$1] + ([.$B$2] + ([.$B$3] * [.B150] * [.B150] )) * [.B150] )" office:value-type="float" office:value="261.324711638437" calcext:value-type="float">
            <text:p>261.324711638437</text:p>
          </table:table-cell>
          <table:table-cell table:formula="of:=[.C150] - 273.15" office:value-type="float" office:value="-11.8252883615629" calcext:value-type="float">
            <text:p>-11.825288361562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LN(10000*(1024/MAX(1;[.A151]) - 1))" office:value-type="float" office:value="11.0123915272408" calcext:value-type="float">
            <text:p>11.0123915272408</text:p>
          </table:table-cell>
          <table:table-cell table:formula="of:=1 / ([.$B$1] + ([.$B$2] + ([.$B$3] * [.B151] * [.B151] )) * [.B151] )" office:value-type="float" office:value="261.471184936598" calcext:value-type="float">
            <text:p>261.471184936598</text:p>
          </table:table-cell>
          <table:table-cell table:formula="of:=[.C151] - 273.15" office:value-type="float" office:value="-11.6788150634016" calcext:value-type="float">
            <text:p>-11.678815063401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LN(10000*(1024/MAX(1;[.A152]) - 1))" office:value-type="float" office:value="11.004380343903" calcext:value-type="float">
            <text:p>11.004380343903</text:p>
          </table:table-cell>
          <table:table-cell table:formula="of:=1 / ([.$B$1] + ([.$B$2] + ([.$B$3] * [.B152] * [.B152] )) * [.B152] )" office:value-type="float" office:value="261.616954479763" calcext:value-type="float">
            <text:p>261.616954479763</text:p>
          </table:table-cell>
          <table:table-cell table:formula="of:=[.C152] - 273.15" office:value-type="float" office:value="-11.5330455202372" calcext:value-type="float">
            <text:p>-11.533045520237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LN(10000*(1024/MAX(1;[.A153]) - 1))" office:value-type="float" office:value="10.9964147775696" calcext:value-type="float">
            <text:p>10.9964147775696</text:p>
          </table:table-cell>
          <table:table-cell table:formula="of:=1 / ([.$B$1] + ([.$B$2] + ([.$B$3] * [.B153] * [.B153] )) * [.B153] )" office:value-type="float" office:value="261.762029983824" calcext:value-type="float">
            <text:p>261.762029983824</text:p>
          </table:table-cell>
          <table:table-cell table:formula="of:=[.C153] - 273.15" office:value-type="float" office:value="-11.3879700161758" calcext:value-type="float">
            <text:p>-11.387970016175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LN(10000*(1024/MAX(1;[.A154]) - 1))" office:value-type="float" office:value="10.9884941891485" calcext:value-type="float">
            <text:p>10.9884941891485</text:p>
          </table:table-cell>
          <table:table-cell table:formula="of:=1 / ([.$B$1] + ([.$B$2] + ([.$B$3] * [.B154] * [.B154] )) * [.B154] )" office:value-type="float" office:value="261.906420975312" calcext:value-type="float">
            <text:p>261.906420975312</text:p>
          </table:table-cell>
          <table:table-cell table:formula="of:=[.C154] - 273.15" office:value-type="float" office:value="-11.2435790246881" calcext:value-type="float">
            <text:p>-11.243579024688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LN(10000*(1024/MAX(1;[.A155]) - 1))" office:value-type="float" office:value="10.9806179523883" calcext:value-type="float">
            <text:p>10.9806179523883</text:p>
          </table:table-cell>
          <table:table-cell table:formula="of:=1 / ([.$B$1] + ([.$B$2] + ([.$B$3] * [.B155] * [.B155] )) * [.B155] )" office:value-type="float" office:value="262.050136796381" calcext:value-type="float">
            <text:p>262.050136796381</text:p>
          </table:table-cell>
          <table:table-cell table:formula="of:=[.C155] - 273.15" office:value-type="float" office:value="-11.0998632036195" calcext:value-type="float">
            <text:p>-11.099863203619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LN(10000*(1024/MAX(1;[.A156]) - 1))" office:value-type="float" office:value="10.9727854535355" calcext:value-type="float">
            <text:p>10.9727854535355</text:p>
          </table:table-cell>
          <table:table-cell table:formula="of:=1 / ([.$B$1] + ([.$B$2] + ([.$B$3] * [.B156] * [.B156] )) * [.B156] )" office:value-type="float" office:value="262.193186609635" calcext:value-type="float">
            <text:p>262.193186609635</text:p>
          </table:table-cell>
          <table:table-cell table:formula="of:=[.C156] - 273.15" office:value-type="float" office:value="-10.9568133903647" calcext:value-type="float">
            <text:p>-10.956813390364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LN(10000*(1024/MAX(1;[.A157]) - 1))" office:value-type="float" office:value="10.9649960910009" calcext:value-type="float">
            <text:p>10.9649960910009</text:p>
          </table:table-cell>
          <table:table-cell table:formula="of:=1 / ([.$B$1] + ([.$B$2] + ([.$B$3] * [.B157] * [.B157] )) * [.B157] )" office:value-type="float" office:value="262.335579402801" calcext:value-type="float">
            <text:p>262.335579402801</text:p>
          </table:table-cell>
          <table:table-cell table:formula="of:=[.C157] - 273.15" office:value-type="float" office:value="-10.8144205971985" calcext:value-type="float">
            <text:p>-10.814420597198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LN(10000*(1024/MAX(1;[.A158]) - 1))" office:value-type="float" office:value="10.9572492750389" calcext:value-type="float">
            <text:p>10.9572492750389</text:p>
          </table:table-cell>
          <table:table-cell table:formula="of:=1 / ([.$B$1] + ([.$B$2] + ([.$B$3] * [.B158] * [.B158] )) * [.B158] )" office:value-type="float" office:value="262.477323993241" calcext:value-type="float">
            <text:p>262.477323993241</text:p>
          </table:table-cell>
          <table:table-cell table:formula="of:=[.C158] - 273.15" office:value-type="float" office:value="-10.6726760067585" calcext:value-type="float">
            <text:p>-10.672676006758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LN(10000*(1024/MAX(1;[.A159]) - 1))" office:value-type="float" office:value="10.9495444274362" calcext:value-type="float">
            <text:p>10.9495444274362</text:p>
          </table:table-cell>
          <table:table-cell table:formula="of:=1 / ([.$B$1] + ([.$B$2] + ([.$B$3] * [.B159] * [.B159] )) * [.B159] )" office:value-type="float" office:value="262.618429032328" calcext:value-type="float">
            <text:p>262.618429032328</text:p>
          </table:table-cell>
          <table:table-cell table:formula="of:=[.C159] - 273.15" office:value-type="float" office:value="-10.5315709676723" calcext:value-type="float">
            <text:p>-10.531570967672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LN(10000*(1024/MAX(1;[.A160]) - 1))" office:value-type="float" office:value="10.9418809812112" calcext:value-type="float">
            <text:p>10.9418809812112</text:p>
          </table:table-cell>
          <table:table-cell table:formula="of:=1 / ([.$B$1] + ([.$B$2] + ([.$B$3] * [.B160] * [.B160] )) * [.B160] )" office:value-type="float" office:value="262.758903009675" calcext:value-type="float">
            <text:p>262.758903009675</text:p>
          </table:table-cell>
          <table:table-cell table:formula="of:=[.C160] - 273.15" office:value-type="float" office:value="-10.3910969903254" calcext:value-type="float">
            <text:p>-10.39109699032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LN(10000*(1024/MAX(1;[.A161]) - 1))" office:value-type="float" office:value="10.9342583803223" calcext:value-type="float">
            <text:p>10.9342583803223</text:p>
          </table:table-cell>
          <table:table-cell table:formula="of:=1 / ([.$B$1] + ([.$B$2] + ([.$B$3] * [.B161] * [.B161] )) * [.B161] )" office:value-type="float" office:value="262.898754257237" calcext:value-type="float">
            <text:p>262.898754257237</text:p>
          </table:table-cell>
          <table:table-cell table:formula="of:=[.C161] - 273.15" office:value-type="float" office:value="-10.2512457427627" calcext:value-type="float">
            <text:p>-10.251245742762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LN(10000*(1024/MAX(1;[.A162]) - 1))" office:value-type="float" office:value="10.926676079387" calcext:value-type="float">
            <text:p>10.926676079387</text:p>
          </table:table-cell>
          <table:table-cell table:formula="of:=1 / ([.$B$1] + ([.$B$2] + ([.$B$3] * [.B162] * [.B162] )) * [.B162] )" office:value-type="float" office:value="263.037990953281" calcext:value-type="float">
            <text:p>263.037990953281</text:p>
          </table:table-cell>
          <table:table-cell table:formula="of:=[.C162] - 273.15" office:value-type="float" office:value="-10.1120090467191" calcext:value-type="float">
            <text:p>-10.112009046719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N(10000*(1024/MAX(1;[.A163]) - 1))" office:value-type="float" office:value="10.9191335434084" calcext:value-type="float">
            <text:p>10.9191335434084</text:p>
          </table:table-cell>
          <table:table-cell table:formula="of:=1 / ([.$B$1] + ([.$B$2] + ([.$B$3] * [.B163] * [.B163] )) * [.B163] )" office:value-type="float" office:value="263.176621126224" calcext:value-type="float">
            <text:p>263.176621126224</text:p>
          </table:table-cell>
          <table:table-cell table:formula="of:=[.C163] - 273.15" office:value-type="float" office:value="-9.97337887377552" calcext:value-type="float">
            <text:p>-9.9733788737755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LN(10000*(1024/MAX(1;[.A164]) - 1))" office:value-type="float" office:value="10.9116302475117" calcext:value-type="float">
            <text:p>10.9116302475117</text:p>
          </table:table-cell>
          <table:table-cell table:formula="of:=1 / ([.$B$1] + ([.$B$2] + ([.$B$3] * [.B164] * [.B164] )) * [.B164] )" office:value-type="float" office:value="263.314652658367" calcext:value-type="float">
            <text:p>263.314652658367</text:p>
          </table:table-cell>
          <table:table-cell table:formula="of:=[.C164] - 273.15" office:value-type="float" office:value="-9.83534734163317" calcext:value-type="float">
            <text:p>-9.8353473416331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LN(10000*(1024/MAX(1;[.A165]) - 1))" office:value-type="float" office:value="10.9041656766878" calcext:value-type="float">
            <text:p>10.9041656766878</text:p>
          </table:table-cell>
          <table:table-cell table:formula="of:=1 / ([.$B$1] + ([.$B$2] + ([.$B$3] * [.B165] * [.B165] )) * [.B165] )" office:value-type="float" office:value="263.452093289496" calcext:value-type="float">
            <text:p>263.452093289496</text:p>
          </table:table-cell>
          <table:table-cell table:formula="of:=[.C165] - 273.15" office:value-type="float" office:value="-9.69790671050419" calcext:value-type="float">
            <text:p>-9.6979067105041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N(10000*(1024/MAX(1;[.A166]) - 1))" office:value-type="float" office:value="10.8967393255464" calcext:value-type="float">
            <text:p>10.8967393255464</text:p>
          </table:table-cell>
          <table:table-cell table:formula="of:=1 / ([.$B$1] + ([.$B$2] + ([.$B$3] * [.B166] * [.B166] )) * [.B166] )" office:value-type="float" office:value="263.588950620387" calcext:value-type="float">
            <text:p>263.588950620387</text:p>
          </table:table-cell>
          <table:table-cell table:formula="of:=[.C166] - 273.15" office:value-type="float" office:value="-9.56104937961277" calcext:value-type="float">
            <text:p>-9.5610493796127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LN(10000*(1024/MAX(1;[.A167]) - 1))" office:value-type="float" office:value="10.8893506980751" calcext:value-type="float">
            <text:p>10.8893506980751</text:p>
          </table:table-cell>
          <table:table-cell table:formula="of:=1 / ([.$B$1] + ([.$B$2] + ([.$B$3] * [.B167] * [.B167] )) * [.B167] )" office:value-type="float" office:value="263.725232116197" calcext:value-type="float">
            <text:p>263.725232116197</text:p>
          </table:table-cell>
          <table:table-cell table:formula="of:=[.C167] - 273.15" office:value-type="float" office:value="-9.42476788380316" calcext:value-type="float">
            <text:p>-9.4247678838031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LN(10000*(1024/MAX(1;[.A168]) - 1))" office:value-type="float" office:value="10.8819993074075" calcext:value-type="float">
            <text:p>10.8819993074075</text:p>
          </table:table-cell>
          <table:table-cell table:formula="of:=1 / ([.$B$1] + ([.$B$2] + ([.$B$3] * [.B168] * [.B168] )) * [.B168] )" office:value-type="float" office:value="263.860945109749" calcext:value-type="float">
            <text:p>263.860945109749</text:p>
          </table:table-cell>
          <table:table-cell table:formula="of:=[.C168] - 273.15" office:value-type="float" office:value="-9.28905489025073" calcext:value-type="float">
            <text:p>-9.2890548902507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LN(10000*(1024/MAX(1;[.A169]) - 1))" office:value-type="float" office:value="10.8746846755972" calcext:value-type="float">
            <text:p>10.8746846755972</text:p>
          </table:table-cell>
          <table:table-cell table:formula="of:=1 / ([.$B$1] + ([.$B$2] + ([.$B$3] * [.B169] * [.B169] )) * [.B169] )" office:value-type="float" office:value="263.996096804727" calcext:value-type="float">
            <text:p>263.996096804727</text:p>
          </table:table-cell>
          <table:table-cell table:formula="of:=[.C169] - 273.15" office:value-type="float" office:value="-9.15390319527251" calcext:value-type="float">
            <text:p>-9.1539031952725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LN(10000*(1024/MAX(1;[.A170]) - 1))" office:value-type="float" office:value="10.8674063333995" calcext:value-type="float">
            <text:p>10.8674063333995</text:p>
          </table:table-cell>
          <table:table-cell table:formula="of:=1 / ([.$B$1] + ([.$B$2] + ([.$B$3] * [.B170] * [.B170] )) * [.B170] )" office:value-type="float" office:value="264.130694278767" calcext:value-type="float">
            <text:p>264.130694278767</text:p>
          </table:table-cell>
          <table:table-cell table:formula="of:=[.C170] - 273.15" office:value-type="float" office:value="-9.01930572123274" calcext:value-type="float">
            <text:p>-9.0193057212327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LN(10000*(1024/MAX(1;[.A171]) - 1))" office:value-type="float" office:value="10.8601638200599" calcext:value-type="float">
            <text:p>10.8601638200599</text:p>
          </table:table-cell>
          <table:table-cell table:formula="of:=1 / ([.$B$1] + ([.$B$2] + ([.$B$3] * [.B171] * [.B171] )) * [.B171] )" office:value-type="float" office:value="264.264744486459" calcext:value-type="float">
            <text:p>264.264744486459</text:p>
          </table:table-cell>
          <table:table-cell table:formula="of:=[.C171] - 273.15" office:value-type="float" office:value="-8.88525551354115" calcext:value-type="float">
            <text:p>-8.8852555135411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LN(10000*(1024/MAX(1;[.A172]) - 1))" office:value-type="float" office:value="10.8529566831076" calcext:value-type="float">
            <text:p>10.8529566831076</text:p>
          </table:table-cell>
          <table:table-cell table:formula="of:=1 / ([.$B$1] + ([.$B$2] + ([.$B$3] * [.B172] * [.B172] )) * [.B172] )" office:value-type="float" office:value="264.39825426226" calcext:value-type="float">
            <text:p>264.39825426226</text:p>
          </table:table-cell>
          <table:table-cell table:formula="of:=[.C172] - 273.15" office:value-type="float" office:value="-8.75174573774035" calcext:value-type="float">
            <text:p>-8.7517457377403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LN(10000*(1024/MAX(1;[.A173]) - 1))" office:value-type="float" office:value="10.8457844781572" calcext:value-type="float">
            <text:p>10.8457844781572</text:p>
          </table:table-cell>
          <table:table-cell table:formula="of:=1 / ([.$B$1] + ([.$B$2] + ([.$B$3] * [.B173] * [.B173] )) * [.B173] )" office:value-type="float" office:value="264.531230323322" calcext:value-type="float">
            <text:p>264.531230323322</text:p>
          </table:table-cell>
          <table:table-cell table:formula="of:=[.C173] - 273.15" office:value-type="float" office:value="-8.6187696766782" calcext:value-type="float">
            <text:p>-8.618769676678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LN(10000*(1024/MAX(1;[.A174]) - 1))" office:value-type="float" office:value="10.8386467687147" calcext:value-type="float">
            <text:p>10.8386467687147</text:p>
          </table:table-cell>
          <table:table-cell table:formula="of:=1 / ([.$B$1] + ([.$B$2] + ([.$B$3] * [.B174] * [.B174] )) * [.B174] )" office:value-type="float" office:value="264.663679272236" calcext:value-type="float">
            <text:p>264.663679272236</text:p>
          </table:table-cell>
          <table:table-cell table:formula="of:=[.C174] - 273.15" office:value-type="float" office:value="-8.48632072776366" calcext:value-type="float">
            <text:p>-8.4863207277636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LN(10000*(1024/MAX(1;[.A175]) - 1))" office:value-type="float" office:value="10.8315431259899" calcext:value-type="float">
            <text:p>10.8315431259899</text:p>
          </table:table-cell>
          <table:table-cell table:formula="of:=1 / ([.$B$1] + ([.$B$2] + ([.$B$3] * [.B175] * [.B175] )) * [.B175] )" office:value-type="float" office:value="264.795607599698" calcext:value-type="float">
            <text:p>264.795607599698</text:p>
          </table:table-cell>
          <table:table-cell table:formula="of:=[.C175] - 273.15" office:value-type="float" office:value="-8.35439240030206" calcext:value-type="float">
            <text:p>-8.3543924003020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LN(10000*(1024/MAX(1;[.A176]) - 1))" office:value-type="float" office:value="10.8244731287145" calcext:value-type="float">
            <text:p>10.8244731287145</text:p>
          </table:table-cell>
          <table:table-cell table:formula="of:=1 / ([.$B$1] + ([.$B$2] + ([.$B$3] * [.B176] * [.B176] )) * [.B176] )" office:value-type="float" office:value="264.927021687092" calcext:value-type="float">
            <text:p>264.927021687092</text:p>
          </table:table-cell>
          <table:table-cell table:formula="of:=[.C176] - 273.15" office:value-type="float" office:value="-8.22297831290797" calcext:value-type="float">
            <text:p>-8.2229783129079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LN(10000*(1024/MAX(1;[.A177]) - 1))" office:value-type="float" office:value="10.8174363629652" calcext:value-type="float">
            <text:p>10.8174363629652</text:p>
          </table:table-cell>
          <table:table-cell table:formula="of:=1 / ([.$B$1] + ([.$B$2] + ([.$B$3] * [.B177] * [.B177] )) * [.B177] )" office:value-type="float" office:value="265.057927809009" calcext:value-type="float">
            <text:p>265.057927809009</text:p>
          </table:table-cell>
          <table:table-cell table:formula="of:=[.C177] - 273.15" office:value-type="float" office:value="-8.0920721909913" calcext:value-type="float">
            <text:p>-8.092072190991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LN(10000*(1024/MAX(1;[.A178]) - 1))" office:value-type="float" office:value="10.810432421992" calcext:value-type="float">
            <text:p>10.810432421992</text:p>
          </table:table-cell>
          <table:table-cell table:formula="of:=1 / ([.$B$1] + ([.$B$2] + ([.$B$3] * [.B178] * [.B178] )) * [.B178] )" office:value-type="float" office:value="265.188332135683" calcext:value-type="float">
            <text:p>265.188332135683</text:p>
          </table:table-cell>
          <table:table-cell table:formula="of:=[.C178] - 273.15" office:value-type="float" office:value="-7.96166786431684" calcext:value-type="float">
            <text:p>-7.9616678643168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LN(10000*(1024/MAX(1;[.A179]) - 1))" office:value-type="float" office:value="10.8034609060518" calcext:value-type="float">
            <text:p>10.8034609060518</text:p>
          </table:table-cell>
          <table:table-cell table:formula="of:=1 / ([.$B$1] + ([.$B$2] + ([.$B$3] * [.B179] * [.B179] )) * [.B179] )" office:value-type="float" office:value="265.318240735368" calcext:value-type="float">
            <text:p>265.318240735368</text:p>
          </table:table-cell>
          <table:table-cell table:formula="of:=[.C179] - 273.15" office:value-type="float" office:value="-7.83175926463179" calcext:value-type="float">
            <text:p>-7.8317592646317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LN(10000*(1024/MAX(1;[.A180]) - 1))" office:value-type="float" office:value="10.796521422246" calcext:value-type="float">
            <text:p>10.796521422246</text:p>
          </table:table-cell>
          <table:table-cell table:formula="of:=1 / ([.$B$1] + ([.$B$2] + ([.$B$3] * [.B180] * [.B180] )) * [.B180] )" office:value-type="float" office:value="265.447659576639" calcext:value-type="float">
            <text:p>265.447659576639</text:p>
          </table:table-cell>
          <table:table-cell table:formula="of:=[.C180] - 273.15" office:value-type="float" office:value="-7.70234042336102" calcext:value-type="float">
            <text:p>-7.7023404233610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LN(10000*(1024/MAX(1;[.A181]) - 1))" office:value-type="float" office:value="10.789613584364" calcext:value-type="float">
            <text:p>10.789613584364</text:p>
          </table:table-cell>
          <table:table-cell table:formula="of:=1 / ([.$B$1] + ([.$B$2] + ([.$B$3] * [.B181] * [.B181] )) * [.B181] )" office:value-type="float" office:value="265.576594530633" calcext:value-type="float">
            <text:p>265.576594530633</text:p>
          </table:table-cell>
          <table:table-cell table:formula="of:=[.C181] - 273.15" office:value-type="float" office:value="-7.57340546936683" calcext:value-type="float">
            <text:p>-7.5734054693668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LN(10000*(1024/MAX(1;[.A182]) - 1))" office:value-type="float" office:value="10.7827370127299" calcext:value-type="float">
            <text:p>10.7827370127299</text:p>
          </table:table-cell>
          <table:table-cell table:formula="of:=1 / ([.$B$1] + ([.$B$2] + ([.$B$3] * [.B182] * [.B182] )) * [.B182] )" office:value-type="float" office:value="265.705051373229" calcext:value-type="float">
            <text:p>265.705051373229</text:p>
          </table:table-cell>
          <table:table-cell table:formula="of:=[.C182] - 273.15" office:value-type="float" office:value="-7.44494862677135" calcext:value-type="float">
            <text:p>-7.4449486267713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LN(10000*(1024/MAX(1;[.A183]) - 1))" office:value-type="float" office:value="10.7758913340544" calcext:value-type="float">
            <text:p>10.7758913340544</text:p>
          </table:table-cell>
          <table:table-cell table:formula="of:=1 / ([.$B$1] + ([.$B$2] + ([.$B$3] * [.B183] * [.B183] )) * [.B183] )" office:value-type="float" office:value="265.833035787161" calcext:value-type="float">
            <text:p>265.833035787161</text:p>
          </table:table-cell>
          <table:table-cell table:formula="of:=[.C183] - 273.15" office:value-type="float" office:value="-7.31696421283925" calcext:value-type="float">
            <text:p>-7.3169642128392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LN(10000*(1024/MAX(1;[.A184]) - 1))" office:value-type="float" office:value="10.7690761812903" calcext:value-type="float">
            <text:p>10.7690761812903</text:p>
          </table:table-cell>
          <table:table-cell table:formula="of:=1 / ([.$B$1] + ([.$B$2] + ([.$B$3] * [.B184] * [.B184] )) * [.B184] )" office:value-type="float" office:value="265.960553364081" calcext:value-type="float">
            <text:p>265.960553364081</text:p>
          </table:table-cell>
          <table:table-cell table:formula="of:=[.C184] - 273.15" office:value-type="float" office:value="-7.18944663591924" calcext:value-type="float">
            <text:p>-7.1894466359192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LN(10000*(1024/MAX(1;[.A185]) - 1))" office:value-type="float" office:value="10.7622911934926" calcext:value-type="float">
            <text:p>10.7622911934926</text:p>
          </table:table-cell>
          <table:table-cell table:formula="of:=1 / ([.$B$1] + ([.$B$2] + ([.$B$3] * [.B185] * [.B185] )) * [.B185] )" office:value-type="float" office:value="266.087609606558" calcext:value-type="float">
            <text:p>266.087609606558</text:p>
          </table:table-cell>
          <table:table-cell table:formula="of:=[.C185] - 273.15" office:value-type="float" office:value="-7.06239039344166" calcext:value-type="float">
            <text:p>-7.0623903934416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N(10000*(1024/MAX(1;[.A186]) - 1))" office:value-type="float" office:value="10.7555360156819" calcext:value-type="float">
            <text:p>10.7555360156819</text:p>
          </table:table-cell>
          <table:table-cell table:formula="of:=1 / ([.$B$1] + ([.$B$2] + ([.$B$3] * [.B186] * [.B186] )) * [.B186] )" office:value-type="float" office:value="266.214209930029" calcext:value-type="float">
            <text:p>266.214209930029</text:p>
          </table:table-cell>
          <table:table-cell table:formula="of:=[.C186] - 273.15" office:value-type="float" office:value="-6.93579006997118" calcext:value-type="float">
            <text:p>-6.9357900699711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LN(10000*(1024/MAX(1;[.A187]) - 1))" office:value-type="float" office:value="10.7488102987122" calcext:value-type="float">
            <text:p>10.7488102987122</text:p>
          </table:table-cell>
          <table:table-cell table:formula="of:=1 / ([.$B$1] + ([.$B$2] + ([.$B$3] * [.B187] * [.B187] )) * [.B187] )" office:value-type="float" office:value="266.340359664688" calcext:value-type="float">
            <text:p>266.340359664688</text:p>
          </table:table-cell>
          <table:table-cell table:formula="of:=[.C187] - 273.15" office:value-type="float" office:value="-6.80964033531166" calcext:value-type="float">
            <text:p>-6.809640335311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LN(10000*(1024/MAX(1;[.A188]) - 1))" office:value-type="float" office:value="10.7421136991417" calcext:value-type="float">
            <text:p>10.7421136991417</text:p>
          </table:table-cell>
          <table:table-cell table:formula="of:=1 / ([.$B$1] + ([.$B$2] + ([.$B$3] * [.B188] * [.B188] )) * [.B188] )" office:value-type="float" office:value="266.466064057337" calcext:value-type="float">
            <text:p>266.466064057337</text:p>
          </table:table-cell>
          <table:table-cell table:formula="of:=[.C188] - 273.15" office:value-type="float" office:value="-6.68393594266325" calcext:value-type="float">
            <text:p>-6.6839359426632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LN(10000*(1024/MAX(1;[.A189]) - 1))" office:value-type="float" office:value="10.7354458791077" calcext:value-type="float">
            <text:p>10.7354458791077</text:p>
          </table:table-cell>
          <table:table-cell table:formula="of:=1 / ([.$B$1] + ([.$B$2] + ([.$B$3] * [.B189] * [.B189] )) * [.B189] )" office:value-type="float" office:value="266.591328273172" calcext:value-type="float">
            <text:p>266.591328273172</text:p>
          </table:table-cell>
          <table:table-cell table:formula="of:=[.C189] - 273.15" office:value-type="float" office:value="-6.55867172682781" calcext:value-type="float">
            <text:p>-6.5586717268278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LN(10000*(1024/MAX(1;[.A190]) - 1))" office:value-type="float" office:value="10.7288065062046" calcext:value-type="float">
            <text:p>10.7288065062046</text:p>
          </table:table-cell>
          <table:table-cell table:formula="of:=1 / ([.$B$1] + ([.$B$2] + ([.$B$3] * [.B190] * [.B190] )) * [.B190] )" office:value-type="float" office:value="266.716157397537" calcext:value-type="float">
            <text:p>266.716157397537</text:p>
          </table:table-cell>
          <table:table-cell table:formula="of:=[.C190] - 273.15" office:value-type="float" office:value="-6.43384260246319" calcext:value-type="float">
            <text:p>-6.4338426024631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LN(10000*(1024/MAX(1;[.A191]) - 1))" office:value-type="float" office:value="10.7221952533651" calcext:value-type="float">
            <text:p>10.7221952533651</text:p>
          </table:table-cell>
          <table:table-cell table:formula="of:=1 / ([.$B$1] + ([.$B$2] + ([.$B$3] * [.B191] * [.B191] )) * [.B191] )" office:value-type="float" office:value="266.840556437617" calcext:value-type="float">
            <text:p>266.840556437617</text:p>
          </table:table-cell>
          <table:table-cell table:formula="of:=[.C191] - 273.15" office:value-type="float" office:value="-6.30944356238319" calcext:value-type="float">
            <text:p>-6.3094435623831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LN(10000*(1024/MAX(1;[.A192]) - 1))" office:value-type="float" office:value="10.7156117987451" calcext:value-type="float">
            <text:p>10.7156117987451</text:p>
          </table:table-cell>
          <table:table-cell table:formula="of:=1 / ([.$B$1] + ([.$B$2] + ([.$B$3] * [.B192] * [.B192] )) * [.B192] )" office:value-type="float" office:value="266.964530324097" calcext:value-type="float">
            <text:p>266.964530324097</text:p>
          </table:table-cell>
          <table:table-cell table:formula="of:=[.C192] - 273.15" office:value-type="float" office:value="-6.18546967590271" calcext:value-type="float">
            <text:p>-6.1854696759027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LN(10000*(1024/MAX(1;[.A193]) - 1))" office:value-type="float" office:value="10.7090558256111" calcext:value-type="float">
            <text:p>10.7090558256111</text:p>
          </table:table-cell>
          <table:table-cell table:formula="of:=1 / ([.$B$1] + ([.$B$2] + ([.$B$3] * [.B193] * [.B193] )) * [.B193] )" office:value-type="float" office:value="267.088083912773" calcext:value-type="float">
            <text:p>267.088083912773</text:p>
          </table:table-cell>
          <table:table-cell table:formula="of:=[.C193] - 273.15" office:value-type="float" office:value="-6.06191608722656" calcext:value-type="float">
            <text:p>-6.0619160872265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LN(10000*(1024/MAX(1;[.A194]) - 1))" office:value-type="float" office:value="10.7025270222309" calcext:value-type="float">
            <text:p>10.7025270222309</text:p>
          </table:table-cell>
          <table:table-cell table:formula="of:=1 / ([.$B$1] + ([.$B$2] + ([.$B$3] * [.B194] * [.B194] )) * [.B194] )" office:value-type="float" office:value="267.21122198612" calcext:value-type="float">
            <text:p>267.21122198612</text:p>
          </table:table-cell>
          <table:table-cell table:formula="of:=[.C194] - 273.15" office:value-type="float" office:value="-5.93877801387981" calcext:value-type="float">
            <text:p>-5.9387780138798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LN(10000*(1024/MAX(1;[.A195]) - 1))" office:value-type="float" office:value="10.6960250817674" calcext:value-type="float">
            <text:p>10.6960250817674</text:p>
          </table:table-cell>
          <table:table-cell table:formula="of:=1 / ([.$B$1] + ([.$B$2] + ([.$B$3] * [.B195] * [.B195] )) * [.B195] )" office:value-type="float" office:value="267.33394925482" calcext:value-type="float">
            <text:p>267.33394925482</text:p>
          </table:table-cell>
          <table:table-cell table:formula="of:=[.C195] - 273.15" office:value-type="float" office:value="-5.81605074517961" calcext:value-type="float">
            <text:p>-5.8160507451796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LN(10000*(1024/MAX(1;[.A196]) - 1))" office:value-type="float" office:value="10.6895497021744" calcext:value-type="float">
            <text:p>10.6895497021744</text:p>
          </table:table-cell>
          <table:table-cell table:formula="of:=1 / ([.$B$1] + ([.$B$2] + ([.$B$3] * [.B196] * [.B196] )) * [.B196] )" office:value-type="float" office:value="267.456270359254" calcext:value-type="float">
            <text:p>267.456270359254</text:p>
          </table:table-cell>
          <table:table-cell table:formula="of:=[.C196] - 273.15" office:value-type="float" office:value="-5.6937296407458" calcext:value-type="float">
            <text:p>-5.693729640745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LN(10000*(1024/MAX(1;[.A197]) - 1))" office:value-type="float" office:value="10.6831005860964" calcext:value-type="float">
            <text:p>10.6831005860964</text:p>
          </table:table-cell>
          <table:table-cell table:formula="of:=1 / ([.$B$1] + ([.$B$2] + ([.$B$3] * [.B197] * [.B197] )) * [.B197] )" office:value-type="float" office:value="267.578189870949" calcext:value-type="float">
            <text:p>267.578189870949</text:p>
          </table:table-cell>
          <table:table-cell table:formula="of:=[.C197] - 273.15" office:value-type="float" office:value="-5.57181012905062" calcext:value-type="float">
            <text:p>-5.5718101290506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LN(10000*(1024/MAX(1;[.A198]) - 1))" office:value-type="float" office:value="10.6766774407696" calcext:value-type="float">
            <text:p>10.6766774407696</text:p>
          </table:table-cell>
          <table:table-cell table:formula="of:=1 / ([.$B$1] + ([.$B$2] + ([.$B$3] * [.B198] * [.B198] )) * [.B198] )" office:value-type="float" office:value="267.699712293996" calcext:value-type="float">
            <text:p>267.699712293996</text:p>
          </table:table-cell>
          <table:table-cell table:formula="of:=[.C198] - 273.15" office:value-type="float" office:value="-5.45028770600447" calcext:value-type="float">
            <text:p>-5.4502877060044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LN(10000*(1024/MAX(1;[.A199]) - 1))" office:value-type="float" office:value="10.6702799779267" calcext:value-type="float">
            <text:p>10.6702799779267</text:p>
          </table:table-cell>
          <table:table-cell table:formula="of:=1 / ([.$B$1] + ([.$B$2] + ([.$B$3] * [.B199] * [.B199] )) * [.B199] )" office:value-type="float" office:value="267.820842066421" calcext:value-type="float">
            <text:p>267.820842066421</text:p>
          </table:table-cell>
          <table:table-cell table:formula="of:=[.C199] - 273.15" office:value-type="float" office:value="-5.32915793357876" calcext:value-type="float">
            <text:p>-5.3291579335787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LN(10000*(1024/MAX(1;[.A200]) - 1))" office:value-type="float" office:value="10.6639079137035" calcext:value-type="float">
            <text:p>10.6639079137035</text:p>
          </table:table-cell>
          <table:table-cell table:formula="of:=1 / ([.$B$1] + ([.$B$2] + ([.$B$3] * [.B200] * [.B200] )) * [.B200] )" office:value-type="float" office:value="267.941583561537" calcext:value-type="float">
            <text:p>267.941583561537</text:p>
          </table:table-cell>
          <table:table-cell table:formula="of:=[.C200] - 273.15" office:value-type="float" office:value="-5.20841643846291" calcext:value-type="float">
            <text:p>-5.2084164384629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LN(10000*(1024/MAX(1;[.A201]) - 1))" office:value-type="float" office:value="10.6575609685477" calcext:value-type="float">
            <text:p>10.6575609685477</text:p>
          </table:table-cell>
          <table:table-cell table:formula="of:=1 / ([.$B$1] + ([.$B$2] + ([.$B$3] * [.B201] * [.B201] )) * [.B201] )" office:value-type="float" office:value="268.061941089245" calcext:value-type="float">
            <text:p>268.061941089245</text:p>
          </table:table-cell>
          <table:table-cell table:formula="of:=[.C201] - 273.15" office:value-type="float" office:value="-5.08805891075514" calcext:value-type="float">
            <text:p>-5.0880589107551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LN(10000*(1024/MAX(1;[.A202]) - 1))" office:value-type="float" office:value="10.6512388671309" calcext:value-type="float">
            <text:p>10.6512388671309</text:p>
          </table:table-cell>
          <table:table-cell table:formula="of:=1 / ([.$B$1] + ([.$B$2] + ([.$B$3] * [.B202] * [.B202] )) * [.B202] )" office:value-type="float" office:value="268.181918897313" calcext:value-type="float">
            <text:p>268.181918897313</text:p>
          </table:table-cell>
          <table:table-cell table:formula="of:=[.C202] - 273.15" office:value-type="float" office:value="-4.9680811026866" calcext:value-type="float">
            <text:p>-4.968081102686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LN(10000*(1024/MAX(1;[.A203]) - 1))" office:value-type="float" office:value="10.6449413382619" calcext:value-type="float">
            <text:p>10.6449413382619</text:p>
          </table:table-cell>
          <table:table-cell table:formula="of:=1 / ([.$B$1] + ([.$B$2] + ([.$B$3] * [.B203] * [.B203] )) * [.B203] )" office:value-type="float" office:value="268.301521172623" calcext:value-type="float">
            <text:p>268.301521172623</text:p>
          </table:table-cell>
          <table:table-cell table:formula="of:=[.C203] - 273.15" office:value-type="float" office:value="-4.84847882737665" calcext:value-type="float">
            <text:p>-4.8484788273766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LN(10000*(1024/MAX(1;[.A204]) - 1))" office:value-type="float" office:value="10.6386681148026" calcext:value-type="float">
            <text:p>10.6386681148026</text:p>
          </table:table-cell>
          <table:table-cell table:formula="of:=1 / ([.$B$1] + ([.$B$2] + ([.$B$3] * [.B204] * [.B204] )) * [.B204] )" office:value-type="float" office:value="268.420752042381" calcext:value-type="float">
            <text:p>268.420752042381</text:p>
          </table:table-cell>
          <table:table-cell table:formula="of:=[.C204] - 273.15" office:value-type="float" office:value="-4.72924795761935" calcext:value-type="float">
            <text:p>-4.7292479576193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LN(10000*(1024/MAX(1;[.A205]) - 1))" office:value-type="float" office:value="10.6324189335864" calcext:value-type="float">
            <text:p>10.6324189335864</text:p>
          </table:table-cell>
          <table:table-cell table:formula="of:=1 / ([.$B$1] + ([.$B$2] + ([.$B$3] * [.B205] * [.B205] )) * [.B205] )" office:value-type="float" office:value="268.5396155753" calcext:value-type="float">
            <text:p>268.5396155753</text:p>
          </table:table-cell>
          <table:table-cell table:formula="of:=[.C205] - 273.15" office:value-type="float" office:value="-4.61038442469999" calcext:value-type="float">
            <text:p>-4.610384424699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N(10000*(1024/MAX(1;[.A206]) - 1))" office:value-type="float" office:value="10.6261935353376" calcext:value-type="float">
            <text:p>10.6261935353376</text:p>
          </table:table-cell>
          <table:table-cell table:formula="of:=1 / ([.$B$1] + ([.$B$2] + ([.$B$3] * [.B206] * [.B206] )) * [.B206] )" office:value-type="float" office:value="268.65811578276" calcext:value-type="float">
            <text:p>268.65811578276</text:p>
          </table:table-cell>
          <table:table-cell table:formula="of:=[.C206] - 273.15" office:value-type="float" office:value="-4.49188421724006" calcext:value-type="float">
            <text:p>-4.4918842172400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LN(10000*(1024/MAX(1;[.A207]) - 1))" office:value-type="float" office:value="10.6199916645942" calcext:value-type="float">
            <text:p>10.6199916645942</text:p>
          </table:table-cell>
          <table:table-cell table:formula="of:=1 / ([.$B$1] + ([.$B$2] + ([.$B$3] * [.B207] * [.B207] )) * [.B207] )" office:value-type="float" office:value="268.776256619929" calcext:value-type="float">
            <text:p>268.776256619929</text:p>
          </table:table-cell>
          <table:table-cell table:formula="of:=[.C207] - 273.15" office:value-type="float" office:value="-4.37374338007129" calcext:value-type="float">
            <text:p>-4.3737433800712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LN(10000*(1024/MAX(1;[.A208]) - 1))" office:value-type="float" office:value="10.6138130696312" calcext:value-type="float">
            <text:p>10.6138130696312</text:p>
          </table:table-cell>
          <table:table-cell table:formula="of:=1 / ([.$B$1] + ([.$B$2] + ([.$B$3] * [.B208] * [.B208] )) * [.B208] )" office:value-type="float" office:value="268.894041986864" calcext:value-type="float">
            <text:p>268.894041986864</text:p>
          </table:table-cell>
          <table:table-cell table:formula="of:=[.C208] - 273.15" office:value-type="float" office:value="-4.25595801313625" calcext:value-type="float">
            <text:p>-4.2559580131362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LN(10000*(1024/MAX(1;[.A209]) - 1))" office:value-type="float" office:value="10.6076575023868" calcext:value-type="float">
            <text:p>10.6076575023868</text:p>
          </table:table-cell>
          <table:table-cell table:formula="of:=1 / ([.$B$1] + ([.$B$2] + ([.$B$3] * [.B209] * [.B209] )) * [.B209] )" office:value-type="float" office:value="269.011475729584" calcext:value-type="float">
            <text:p>269.011475729584</text:p>
          </table:table-cell>
          <table:table-cell table:formula="of:=[.C209] - 273.15" office:value-type="float" office:value="-4.1385242704161" calcext:value-type="float">
            <text:p>-4.138524270416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LN(10000*(1024/MAX(1;[.A210]) - 1))" office:value-type="float" office:value="10.6015247183903" calcext:value-type="float">
            <text:p>10.6015247183903</text:p>
          </table:table-cell>
          <table:table-cell table:formula="of:=1 / ([.$B$1] + ([.$B$2] + ([.$B$3] * [.B210] * [.B210] )) * [.B210] )" office:value-type="float" office:value="269.128561641116" calcext:value-type="float">
            <text:p>269.128561641116</text:p>
          </table:table-cell>
          <table:table-cell table:formula="of:=[.C210] - 273.15" office:value-type="float" office:value="-4.02143835888359" calcext:value-type="float">
            <text:p>-4.0214383588835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LN(10000*(1024/MAX(1;[.A211]) - 1))" office:value-type="float" office:value="10.5954144766908" calcext:value-type="float">
            <text:p>10.5954144766908</text:p>
          </table:table-cell>
          <table:table-cell table:formula="of:=1 / ([.$B$1] + ([.$B$2] + ([.$B$3] * [.B211] * [.B211] )) * [.B211] )" office:value-type="float" office:value="269.245303462518" calcext:value-type="float">
            <text:p>269.245303462518</text:p>
          </table:table-cell>
          <table:table-cell table:formula="of:=[.C211] - 273.15" office:value-type="float" office:value="-3.90469653748147" calcext:value-type="float">
            <text:p>-3.9046965374814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LN(10000*(1024/MAX(1;[.A212]) - 1))" office:value-type="float" office:value="10.5893265397894" calcext:value-type="float">
            <text:p>10.5893265397894</text:p>
          </table:table-cell>
          <table:table-cell table:formula="of:=1 / ([.$B$1] + ([.$B$2] + ([.$B$3] * [.B212] * [.B212] )) * [.B212] )" office:value-type="float" office:value="269.361704883874" calcext:value-type="float">
            <text:p>269.361704883874</text:p>
          </table:table-cell>
          <table:table-cell table:formula="of:=[.C212] - 273.15" office:value-type="float" office:value="-3.78829511612554" calcext:value-type="float">
            <text:p>-3.7882951161255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LN(10000*(1024/MAX(1;[.A213]) - 1))" office:value-type="float" office:value="10.5832606735708" calcext:value-type="float">
            <text:p>10.5832606735708</text:p>
          </table:table-cell>
          <table:table-cell table:formula="of:=1 / ([.$B$1] + ([.$B$2] + ([.$B$3] * [.B213] * [.B213] )) * [.B213] )" office:value-type="float" office:value="269.47776954527" calcext:value-type="float">
            <text:p>269.47776954527</text:p>
          </table:table-cell>
          <table:table-cell table:formula="of:=[.C213] - 273.15" office:value-type="float" office:value="-3.67223045473014" calcext:value-type="float">
            <text:p>-3.6722304547301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LN(10000*(1024/MAX(1;[.A214]) - 1))" office:value-type="float" office:value="10.577216647239" calcext:value-type="float">
            <text:p>10.577216647239</text:p>
          </table:table-cell>
          <table:table-cell table:formula="of:=1 / ([.$B$1] + ([.$B$2] + ([.$B$3] * [.B214] * [.B214] )) * [.B214] )" office:value-type="float" office:value="269.593501037742" calcext:value-type="float">
            <text:p>269.593501037742</text:p>
          </table:table-cell>
          <table:table-cell table:formula="of:=[.C214] - 273.15" office:value-type="float" office:value="-3.5564989622581" calcext:value-type="float">
            <text:p>-3.556498962258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LN(10000*(1024/MAX(1;[.A215]) - 1))" office:value-type="float" office:value="10.5711942332522" calcext:value-type="float">
            <text:p>10.5711942332522</text:p>
          </table:table-cell>
          <table:table-cell table:formula="of:=1 / ([.$B$1] + ([.$B$2] + ([.$B$3] * [.B215] * [.B215] )) * [.B215] )" office:value-type="float" office:value="269.708902904208" calcext:value-type="float">
            <text:p>269.708902904208</text:p>
          </table:table-cell>
          <table:table-cell table:formula="of:=[.C215] - 273.15" office:value-type="float" office:value="-3.44109709579209" calcext:value-type="float">
            <text:p>-3.4410970957920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LN(10000*(1024/MAX(1;[.A216]) - 1))" office:value-type="float" office:value="10.5651932072613" calcext:value-type="float">
            <text:p>10.5651932072613</text:p>
          </table:table-cell>
          <table:table-cell table:formula="of:=1 / ([.$B$1] + ([.$B$2] + ([.$B$3] * [.B216] * [.B216] )) * [.B216] )" office:value-type="float" office:value="269.823978640372" calcext:value-type="float">
            <text:p>269.823978640372</text:p>
          </table:table-cell>
          <table:table-cell table:formula="of:=[.C216] - 273.15" office:value-type="float" office:value="-3.32602135962759" calcext:value-type="float">
            <text:p>-3.3260213596275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N(10000*(1024/MAX(1;[.A217]) - 1))" office:value-type="float" office:value="10.5592133480479" calcext:value-type="float">
            <text:p>10.5592133480479</text:p>
          </table:table-cell>
          <table:table-cell table:formula="of:=1 / ([.$B$1] + ([.$B$2] + ([.$B$3] * [.B217] * [.B217] )) * [.B217] )" office:value-type="float" office:value="269.938731695613" calcext:value-type="float">
            <text:p>269.938731695613</text:p>
          </table:table-cell>
          <table:table-cell table:formula="of:=[.C217] - 273.15" office:value-type="float" office:value="-3.21126830438743" calcext:value-type="float">
            <text:p>-3.2112683043874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LN(10000*(1024/MAX(1;[.A218]) - 1))" office:value-type="float" office:value="10.5532544374658" calcext:value-type="float">
            <text:p>10.5532544374658</text:p>
          </table:table-cell>
          <table:table-cell table:formula="of:=1 / ([.$B$1] + ([.$B$2] + ([.$B$3] * [.B218] * [.B218] )) * [.B218] )" office:value-type="float" office:value="270.053165473844" calcext:value-type="float">
            <text:p>270.053165473844</text:p>
          </table:table-cell>
          <table:table-cell table:formula="of:=[.C218] - 273.15" office:value-type="float" office:value="-3.09683452615639" calcext:value-type="float">
            <text:p>-3.0968345261563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LN(10000*(1024/MAX(1;[.A219]) - 1))" office:value-type="float" office:value="10.5473162603822" calcext:value-type="float">
            <text:p>10.5473162603822</text:p>
          </table:table-cell>
          <table:table-cell table:formula="of:=1 / ([.$B$1] + ([.$B$2] + ([.$B$3] * [.B219] * [.B219] )) * [.B219] )" office:value-type="float" office:value="270.167283334364" calcext:value-type="float">
            <text:p>270.167283334364</text:p>
          </table:table-cell>
          <table:table-cell table:formula="of:=[.C219] - 273.15" office:value-type="float" office:value="-2.98271666563613" calcext:value-type="float">
            <text:p>-2.9827166656361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LN(10000*(1024/MAX(1;[.A220]) - 1))" office:value-type="float" office:value="10.5413986046208" calcext:value-type="float">
            <text:p>10.5413986046208</text:p>
          </table:table-cell>
          <table:table-cell table:formula="of:=1 / ([.$B$1] + ([.$B$2] + ([.$B$3] * [.B220] * [.B220] )) * [.B220] )" office:value-type="float" office:value="270.281088592681" calcext:value-type="float">
            <text:p>270.281088592681</text:p>
          </table:table-cell>
          <table:table-cell table:formula="of:=[.C220] - 273.15" office:value-type="float" office:value="-2.86891140731882" calcext:value-type="float">
            <text:p>-2.8689114073188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LN(10000*(1024/MAX(1;[.A221]) - 1))" office:value-type="float" office:value="10.535501260907" calcext:value-type="float">
            <text:p>10.535501260907</text:p>
          </table:table-cell>
          <table:table-cell table:formula="of:=1 / ([.$B$1] + ([.$B$2] + ([.$B$3] * [.B221] * [.B221] )) * [.B221] )" office:value-type="float" office:value="270.39458452132" calcext:value-type="float">
            <text:p>270.39458452132</text:p>
          </table:table-cell>
          <table:table-cell table:formula="of:=[.C221] - 273.15" office:value-type="float" office:value="-2.75541547868039" calcext:value-type="float">
            <text:p>-2.7554154786803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LN(10000*(1024/MAX(1;[.A222]) - 1))" office:value-type="float" office:value="10.5296240228131" calcext:value-type="float">
            <text:p>10.5296240228131</text:p>
          </table:table-cell>
          <table:table-cell table:formula="of:=1 / ([.$B$1] + ([.$B$2] + ([.$B$3] * [.B222] * [.B222] )) * [.B222] )" office:value-type="float" office:value="270.507774350608" calcext:value-type="float">
            <text:p>270.507774350608</text:p>
          </table:table-cell>
          <table:table-cell table:formula="of:=[.C222] - 273.15" office:value-type="float" office:value="-2.64222564939149" calcext:value-type="float">
            <text:p>-2.6422256493914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LN(10000*(1024/MAX(1;[.A223]) - 1))" office:value-type="float" office:value="10.5237666867057" calcext:value-type="float">
            <text:p>10.5237666867057</text:p>
          </table:table-cell>
          <table:table-cell table:formula="of:=1 / ([.$B$1] + ([.$B$2] + ([.$B$3] * [.B223] * [.B223] )) * [.B223] )" office:value-type="float" office:value="270.620661269454" calcext:value-type="float">
            <text:p>270.620661269454</text:p>
          </table:table-cell>
          <table:table-cell table:formula="of:=[.C223] - 273.15" office:value-type="float" office:value="-2.52933873054639" calcext:value-type="float">
            <text:p>-2.5293387305463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LN(10000*(1024/MAX(1;[.A224]) - 1))" office:value-type="float" office:value="10.5179290516937" calcext:value-type="float">
            <text:p>10.5179290516937</text:p>
          </table:table-cell>
          <table:table-cell table:formula="of:=1 / ([.$B$1] + ([.$B$2] + ([.$B$3] * [.B224] * [.B224] )) * [.B224] )" office:value-type="float" office:value="270.73324842609" calcext:value-type="float">
            <text:p>270.73324842609</text:p>
          </table:table-cell>
          <table:table-cell table:formula="of:=[.C224] - 273.15" office:value-type="float" office:value="-2.41675157390949" calcext:value-type="float">
            <text:p>-2.4167515739094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LN(10000*(1024/MAX(1;[.A225]) - 1))" office:value-type="float" office:value="10.5121109195782" calcext:value-type="float">
            <text:p>10.5121109195782</text:p>
          </table:table-cell>
          <table:table-cell table:formula="of:=1 / ([.$B$1] + ([.$B$2] + ([.$B$3] * [.B225] * [.B225] )) * [.B225] )" office:value-type="float" office:value="270.845538928822" calcext:value-type="float">
            <text:p>270.845538928822</text:p>
          </table:table-cell>
          <table:table-cell table:formula="of:=[.C225] - 273.15" office:value-type="float" office:value="-2.30446107117825" calcext:value-type="float">
            <text:p>-2.3044610711782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N(10000*(1024/MAX(1;[.A226]) - 1))" office:value-type="float" office:value="10.5063120948028" calcext:value-type="float">
            <text:p>10.5063120948028</text:p>
          </table:table-cell>
          <table:table-cell table:formula="of:=1 / ([.$B$1] + ([.$B$2] + ([.$B$3] * [.B226] * [.B226] )) * [.B226] )" office:value-type="float" office:value="270.957535846737" calcext:value-type="float">
            <text:p>270.957535846737</text:p>
          </table:table-cell>
          <table:table-cell table:formula="of:=[.C226] - 273.15" office:value-type="float" office:value="-2.19246415326302" calcext:value-type="float">
            <text:p>-2.1924641532630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LN(10000*(1024/MAX(1;[.A227]) - 1))" office:value-type="float" office:value="10.5005323844052" calcext:value-type="float">
            <text:p>10.5005323844052</text:p>
          </table:table-cell>
          <table:table-cell table:formula="of:=1 / ([.$B$1] + ([.$B$2] + ([.$B$3] * [.B227] * [.B227] )) * [.B227] )" office:value-type="float" office:value="271.069242210418" calcext:value-type="float">
            <text:p>271.069242210418</text:p>
          </table:table-cell>
          <table:table-cell table:formula="of:=[.C227] - 273.15" office:value-type="float" office:value="-2.08075778958209" calcext:value-type="float">
            <text:p>-2.0807577895820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LN(10000*(1024/MAX(1;[.A228]) - 1))" office:value-type="float" office:value="10.4947715979704" calcext:value-type="float">
            <text:p>10.4947715979704</text:p>
          </table:table-cell>
          <table:table-cell table:formula="of:=1 / ([.$B$1] + ([.$B$2] + ([.$B$3] * [.B228] * [.B228] )) * [.B228] )" office:value-type="float" office:value="271.180661012627" calcext:value-type="float">
            <text:p>271.180661012627</text:p>
          </table:table-cell>
          <table:table-cell table:formula="of:=[.C228] - 273.15" office:value-type="float" office:value="-1.96933898737325" calcext:value-type="float">
            <text:p>-1.9693389873732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LN(10000*(1024/MAX(1;[.A229]) - 1))" office:value-type="float" office:value="10.4890295475844" calcext:value-type="float">
            <text:p>10.4890295475844</text:p>
          </table:table-cell>
          <table:table-cell table:formula="of:=1 / ([.$B$1] + ([.$B$2] + ([.$B$3] * [.B229] * [.B229] )) * [.B229] )" office:value-type="float" office:value="271.29179520898" calcext:value-type="float">
            <text:p>271.29179520898</text:p>
          </table:table-cell>
          <table:table-cell table:formula="of:=[.C229] - 273.15" office:value-type="float" office:value="-1.8582047910196" calcext:value-type="float">
            <text:p>-1.858204791019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LN(10000*(1024/MAX(1;[.A230]) - 1))" office:value-type="float" office:value="10.4833060477891" calcext:value-type="float">
            <text:p>10.4833060477891</text:p>
          </table:table-cell>
          <table:table-cell table:formula="of:=1 / ([.$B$1] + ([.$B$2] + ([.$B$3] * [.B230] * [.B230] )) * [.B230] )" office:value-type="float" office:value="271.402647718609" calcext:value-type="float">
            <text:p>271.402647718609</text:p>
          </table:table-cell>
          <table:table-cell table:formula="of:=[.C230] - 273.15" office:value-type="float" office:value="-1.74735228139082" calcext:value-type="float">
            <text:p>-1.7473522813908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LN(10000*(1024/MAX(1;[.A231]) - 1))" office:value-type="float" office:value="10.477600915538" calcext:value-type="float">
            <text:p>10.477600915538</text:p>
          </table:table-cell>
          <table:table-cell table:formula="of:=1 / ([.$B$1] + ([.$B$2] + ([.$B$3] * [.B231] * [.B231] )) * [.B231] )" office:value-type="float" office:value="271.513221424802" calcext:value-type="float">
            <text:p>271.513221424802</text:p>
          </table:table-cell>
          <table:table-cell table:formula="of:=[.C231] - 273.15" office:value-type="float" office:value="-1.63677857519781" calcext:value-type="float">
            <text:p>-1.6367785751978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LN(10000*(1024/MAX(1;[.A232]) - 1))" office:value-type="float" office:value="10.4719139701537" calcext:value-type="float">
            <text:p>10.4719139701537</text:p>
          </table:table-cell>
          <table:table-cell table:formula="of:=1 / ([.$B$1] + ([.$B$2] + ([.$B$3] * [.B232] * [.B232] )) * [.B232] )" office:value-type="float" office:value="271.623519175637" calcext:value-type="float">
            <text:p>271.623519175637</text:p>
          </table:table-cell>
          <table:table-cell table:formula="of:=[.C232] - 273.15" office:value-type="float" office:value="-1.52648082436252" calcext:value-type="float">
            <text:p>-1.5264808243625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LN(10000*(1024/MAX(1;[.A233]) - 1))" office:value-type="float" office:value="10.466245033285" calcext:value-type="float">
            <text:p>10.466245033285</text:p>
          </table:table-cell>
          <table:table-cell table:formula="of:=1 / ([.$B$1] + ([.$B$2] + ([.$B$3] * [.B233] * [.B233] )) * [.B233] )" office:value-type="float" office:value="271.7335437846" calcext:value-type="float">
            <text:p>271.7335437846</text:p>
          </table:table-cell>
          <table:table-cell table:formula="of:=[.C233] - 273.15" office:value-type="float" office:value="-1.41645621540027" calcext:value-type="float">
            <text:p>-1.4164562154002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LN(10000*(1024/MAX(1;[.A234]) - 1))" office:value-type="float" office:value="10.4605939288661" calcext:value-type="float">
            <text:p>10.4605939288661</text:p>
          </table:table-cell>
          <table:table-cell table:formula="of:=1 / ([.$B$1] + ([.$B$2] + ([.$B$3] * [.B234] * [.B234] )) * [.B234] )" office:value-type="float" office:value="271.843298031184" calcext:value-type="float">
            <text:p>271.843298031184</text:p>
          </table:table-cell>
          <table:table-cell table:formula="of:=[.C234] - 273.15" office:value-type="float" office:value="-1.30670196881596" calcext:value-type="float">
            <text:p>-1.3067019688159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LN(10000*(1024/MAX(1;[.A235]) - 1))" office:value-type="float" office:value="10.4549604830763" calcext:value-type="float">
            <text:p>10.4549604830763</text:p>
          </table:table-cell>
          <table:table-cell table:formula="of:=1 / ([.$B$1] + ([.$B$2] + ([.$B$3] * [.B235] * [.B235] )) * [.B235] )" office:value-type="float" office:value="271.952784661487" calcext:value-type="float">
            <text:p>271.952784661487</text:p>
          </table:table-cell>
          <table:table-cell table:formula="of:=[.C235] - 273.15" office:value-type="float" office:value="-1.1972153385131" calcext:value-type="float">
            <text:p>-1.197215338513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LN(10000*(1024/MAX(1;[.A236]) - 1))" office:value-type="float" office:value="10.4493445243001" calcext:value-type="float">
            <text:p>10.4493445243001</text:p>
          </table:table-cell>
          <table:table-cell table:formula="of:=1 / ([.$B$1] + ([.$B$2] + ([.$B$3] * [.B236] * [.B236] )) * [.B236] )" office:value-type="float" office:value="272.062006388785" calcext:value-type="float">
            <text:p>272.062006388785</text:p>
          </table:table-cell>
          <table:table-cell table:formula="of:=[.C236] - 273.15" office:value-type="float" office:value="-1.08799361121504" calcext:value-type="float">
            <text:p>-1.0879936112150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LN(10000*(1024/MAX(1;[.A237]) - 1))" office:value-type="float" office:value="10.4437458830892" calcext:value-type="float">
            <text:p>10.4437458830892</text:p>
          </table:table-cell>
          <table:table-cell table:formula="of:=1 / ([.$B$1] + ([.$B$2] + ([.$B$3] * [.B237] * [.B237] )) * [.B237] )" office:value-type="float" office:value="272.170965894101" calcext:value-type="float">
            <text:p>272.170965894101</text:p>
          </table:table-cell>
          <table:table-cell table:formula="of:=[.C237] - 273.15" office:value-type="float" office:value="-0.979034105898961" calcext:value-type="float">
            <text:p>-0.97903410589896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LN(10000*(1024/MAX(1;[.A238]) - 1))" office:value-type="float" office:value="10.4381643921243" calcext:value-type="float">
            <text:p>10.4381643921243</text:p>
          </table:table-cell>
          <table:table-cell table:formula="of:=1 / ([.$B$1] + ([.$B$2] + ([.$B$3] * [.B238] * [.B238] )) * [.B238] )" office:value-type="float" office:value="272.279665826759" calcext:value-type="float">
            <text:p>272.279665826759</text:p>
          </table:table-cell>
          <table:table-cell table:formula="of:=[.C238] - 273.15" office:value-type="float" office:value="-0.870334173241247" calcext:value-type="float">
            <text:p>-0.87033417324124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LN(10000*(1024/MAX(1;[.A239]) - 1))" office:value-type="float" office:value="10.4325998861781" calcext:value-type="float">
            <text:p>10.4325998861781</text:p>
          </table:table-cell>
          <table:table-cell table:formula="of:=1 / ([.$B$1] + ([.$B$2] + ([.$B$3] * [.B239] * [.B239] )) * [.B239] )" office:value-type="float" office:value="272.388108804925" calcext:value-type="float">
            <text:p>272.388108804925</text:p>
          </table:table-cell>
          <table:table-cell table:formula="of:=[.C239] - 273.15" office:value-type="float" office:value="-0.761891195075236" calcext:value-type="float">
            <text:p>-0.76189119507523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LN(10000*(1024/MAX(1;[.A240]) - 1))" office:value-type="float" office:value="10.4270522020796" calcext:value-type="float">
            <text:p>10.4270522020796</text:p>
          </table:table-cell>
          <table:table-cell table:formula="of:=1 / ([.$B$1] + ([.$B$2] + ([.$B$3] * [.B240] * [.B240] )) * [.B240] )" office:value-type="float" office:value="272.496297416141" calcext:value-type="float">
            <text:p>272.496297416141</text:p>
          </table:table-cell>
          <table:table-cell table:formula="of:=[.C240] - 273.15" office:value-type="float" office:value="-0.653702583859229" calcext:value-type="float">
            <text:p>-0.65370258385922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LN(10000*(1024/MAX(1;[.A241]) - 1))" office:value-type="float" office:value="10.4215211786779" calcext:value-type="float">
            <text:p>10.4215211786779</text:p>
          </table:table-cell>
          <table:table-cell table:formula="of:=1 / ([.$B$1] + ([.$B$2] + ([.$B$3] * [.B241] * [.B241] )) * [.B241] )" office:value-type="float" office:value="272.604234217843" calcext:value-type="float">
            <text:p>272.604234217843</text:p>
          </table:table-cell>
          <table:table-cell table:formula="of:=[.C241] - 273.15" office:value-type="float" office:value="-0.54576578215665" calcext:value-type="float">
            <text:p>-0.5457657821566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LN(10000*(1024/MAX(1;[.A242]) - 1))" office:value-type="float" office:value="10.4160066568085" calcext:value-type="float">
            <text:p>10.4160066568085</text:p>
          </table:table-cell>
          <table:table-cell table:formula="of:=1 / ([.$B$1] + ([.$B$2] + ([.$B$3] * [.B242] * [.B242] )) * [.B242] )" office:value-type="float" office:value="272.711921737873" calcext:value-type="float">
            <text:p>272.711921737873</text:p>
          </table:table-cell>
          <table:table-cell table:formula="of:=[.C242] - 273.15" office:value-type="float" office:value="-0.438078262126453" calcext:value-type="float">
            <text:p>-0.43807826212645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LN(10000*(1024/MAX(1;[.A243]) - 1))" office:value-type="float" office:value="10.4105084792585" calcext:value-type="float">
            <text:p>10.4105084792585</text:p>
          </table:table-cell>
          <table:table-cell table:formula="of:=1 / ([.$B$1] + ([.$B$2] + ([.$B$3] * [.B243] * [.B243] )) * [.B243] )" office:value-type="float" office:value="272.819362474976" calcext:value-type="float">
            <text:p>272.819362474976</text:p>
          </table:table-cell>
          <table:table-cell table:formula="of:=[.C243] - 273.15" office:value-type="float" office:value="-0.330637525023633" calcext:value-type="float">
            <text:p>-0.33063752502363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LN(10000*(1024/MAX(1;[.A244]) - 1))" office:value-type="float" office:value="10.4050264907339" calcext:value-type="float">
            <text:p>10.4050264907339</text:p>
          </table:table-cell>
          <table:table-cell table:formula="of:=1 / ([.$B$1] + ([.$B$2] + ([.$B$3] * [.B244] * [.B244] )) * [.B244] )" office:value-type="float" office:value="272.926558899289" calcext:value-type="float">
            <text:p>272.926558899289</text:p>
          </table:table-cell>
          <table:table-cell table:formula="of:=[.C244] - 273.15" office:value-type="float" office:value="-0.223441100711" calcext:value-type="float">
            <text:p>-0.223441100711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N(10000*(1024/MAX(1;[.A245]) - 1))" office:value-type="float" office:value="10.3995605378271" calcext:value-type="float">
            <text:p>10.3995605378271</text:p>
          </table:table-cell>
          <table:table-cell table:formula="of:=1 / ([.$B$1] + ([.$B$2] + ([.$B$3] * [.B245] * [.B245] )) * [.B245] )" office:value-type="float" office:value="273.03351345282" calcext:value-type="float">
            <text:p>273.03351345282</text:p>
          </table:table-cell>
          <table:table-cell table:formula="of:=[.C245] - 273.15" office:value-type="float" office:value="-0.116486547179932" calcext:value-type="float">
            <text:p>-0.11648654717993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N(10000*(1024/MAX(1;[.A246]) - 1))" office:value-type="float" office:value="10.3941104689846" calcext:value-type="float">
            <text:p>10.3941104689846</text:p>
          </table:table-cell>
          <table:table-cell table:formula="of:=1 / ([.$B$1] + ([.$B$2] + ([.$B$3] * [.B246] * [.B246] )) * [.B246] )" office:value-type="float" office:value="273.140228549919" calcext:value-type="float">
            <text:p>273.140228549919</text:p>
          </table:table-cell>
          <table:table-cell table:formula="of:=[.C246] - 273.15" office:value-type="float" office:value="-0.00977145008141633" calcext:value-type="float">
            <text:p>-0.00977145008141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LN(10000*(1024/MAX(1;[.A247]) - 1))" office:value-type="float" office:value="10.3886761344763" calcext:value-type="float">
            <text:p>10.3886761344763</text:p>
          </table:table-cell>
          <table:table-cell table:formula="of:=1 / ([.$B$1] + ([.$B$2] + ([.$B$3] * [.B247] * [.B247] )) * [.B247] )" office:value-type="float" office:value="273.246706577734" calcext:value-type="float">
            <text:p>273.246706577734</text:p>
          </table:table-cell>
          <table:table-cell table:formula="of:=[.C247] - 273.15" office:value-type="float" office:value="0.0967065777336416" calcext:value-type="float">
            <text:p>0.09670657773364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LN(10000*(1024/MAX(1;[.A248]) - 1))" office:value-type="float" office:value="10.3832573863648" calcext:value-type="float">
            <text:p>10.3832573863648</text:p>
          </table:table-cell>
          <table:table-cell table:formula="of:=1 / ([.$B$1] + ([.$B$2] + ([.$B$3] * [.B248] * [.B248] )) * [.B248] )" office:value-type="float" office:value="273.352949896665" calcext:value-type="float">
            <text:p>273.352949896665</text:p>
          </table:table-cell>
          <table:table-cell table:formula="of:=[.C248] - 273.15" office:value-type="float" office:value="0.202949896664563" calcext:value-type="float">
            <text:p>0.202949896664563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LN(10000*(1024/MAX(1;[.A249]) - 1))" office:value-type="float" office:value="10.3778540784753" calcext:value-type="float">
            <text:p>10.3778540784753</text:p>
          </table:table-cell>
          <table:table-cell table:formula="of:=1 / ([.$B$1] + ([.$B$2] + ([.$B$3] * [.B249] * [.B249] )) * [.B249] )" office:value-type="float" office:value="273.458960840802" calcext:value-type="float">
            <text:p>273.458960840802</text:p>
          </table:table-cell>
          <table:table-cell table:formula="of:=[.C249] - 273.15" office:value-type="float" office:value="0.308960840802399" calcext:value-type="float">
            <text:p>0.308960840802399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LN(10000*(1024/MAX(1;[.A250]) - 1))" office:value-type="float" office:value="10.3724660663666" calcext:value-type="float">
            <text:p>10.3724660663666</text:p>
          </table:table-cell>
          <table:table-cell table:formula="of:=1 / ([.$B$1] + ([.$B$2] + ([.$B$3] * [.B250] * [.B250] )) * [.B250] )" office:value-type="float" office:value="273.564741718362" calcext:value-type="float">
            <text:p>273.564741718362</text:p>
          </table:table-cell>
          <table:table-cell table:formula="of:=[.C250] - 273.15" office:value-type="float" office:value="0.414741718362279" calcext:value-type="float">
            <text:p>0.414741718362279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LN(10000*(1024/MAX(1;[.A251]) - 1))" office:value-type="float" office:value="10.3670932073022" calcext:value-type="float">
            <text:p>10.3670932073022</text:p>
          </table:table-cell>
          <table:table-cell table:formula="of:=1 / ([.$B$1] + ([.$B$2] + ([.$B$3] * [.B251] * [.B251] )) * [.B251] )" office:value-type="float" office:value="273.670294812107" calcext:value-type="float">
            <text:p>273.670294812107</text:p>
          </table:table-cell>
          <table:table-cell table:formula="of:=[.C251] - 273.15" office:value-type="float" office:value="0.520294812107295" calcext:value-type="float">
            <text:p>0.52029481210729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LN(10000*(1024/MAX(1;[.A252]) - 1))" office:value-type="float" office:value="10.3617353602222" calcext:value-type="float">
            <text:p>10.3617353602222</text:p>
          </table:table-cell>
          <table:table-cell table:formula="of:=1 / ([.$B$1] + ([.$B$2] + ([.$B$3] * [.B252] * [.B252] )) * [.B252] )" office:value-type="float" office:value="273.775622379764" calcext:value-type="float">
            <text:p>273.775622379764</text:p>
          </table:table-cell>
          <table:table-cell table:formula="of:=[.C252] - 273.15" office:value-type="float" office:value="0.625622379764138" calcext:value-type="float">
            <text:p>0.62562237976413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LN(10000*(1024/MAX(1;[.A253]) - 1))" office:value-type="float" office:value="10.3563923857159" calcext:value-type="float">
            <text:p>10.3563923857159</text:p>
          </table:table-cell>
          <table:table-cell table:formula="of:=1 / ([.$B$1] + ([.$B$2] + ([.$B$3] * [.B253] * [.B253] )) * [.B253] )" office:value-type="float" office:value="273.88072665443" calcext:value-type="float">
            <text:p>273.88072665443</text:p>
          </table:table-cell>
          <table:table-cell table:formula="of:=[.C253] - 273.15" office:value-type="float" office:value="0.730726654430043" calcext:value-type="float">
            <text:p>0.730726654430043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LN(10000*(1024/MAX(1;[.A254]) - 1))" office:value-type="float" office:value="10.3510641459944" calcext:value-type="float">
            <text:p>10.3510641459944</text:p>
          </table:table-cell>
          <table:table-cell table:formula="of:=1 / ([.$B$1] + ([.$B$2] + ([.$B$3] * [.B254] * [.B254] )) * [.B254] )" office:value-type="float" office:value="273.985609844972" calcext:value-type="float">
            <text:p>273.985609844972</text:p>
          </table:table-cell>
          <table:table-cell table:formula="of:=[.C254] - 273.15" office:value-type="float" office:value="0.835609844972453" calcext:value-type="float">
            <text:p>0.835609844972453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LN(10000*(1024/MAX(1;[.A255]) - 1))" office:value-type="float" office:value="10.3457505048648" calcext:value-type="float">
            <text:p>10.3457505048648</text:p>
          </table:table-cell>
          <table:table-cell table:formula="of:=1 / ([.$B$1] + ([.$B$2] + ([.$B$3] * [.B255] * [.B255] )) * [.B255] )" office:value-type="float" office:value="274.09027413642" calcext:value-type="float">
            <text:p>274.09027413642</text:p>
          </table:table-cell>
          <table:table-cell table:formula="of:=[.C255] - 273.15" office:value-type="float" office:value="0.940274136420101" calcext:value-type="float">
            <text:p>0.94027413642010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LN(10000*(1024/MAX(1;[.A256]) - 1))" office:value-type="float" office:value="10.3404513277037" calcext:value-type="float">
            <text:p>10.3404513277037</text:p>
          </table:table-cell>
          <table:table-cell table:formula="of:=1 / ([.$B$1] + ([.$B$2] + ([.$B$3] * [.B256] * [.B256] )) * [.B256] )" office:value-type="float" office:value="274.194721690347" calcext:value-type="float">
            <text:p>274.194721690347</text:p>
          </table:table-cell>
          <table:table-cell table:formula="of:=[.C256] - 273.15" office:value-type="float" office:value="1.04472169034722" calcext:value-type="float">
            <text:p>1.0447216903472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LN(10000*(1024/MAX(1;[.A257]) - 1))" office:value-type="float" office:value="10.3351664814318" calcext:value-type="float">
            <text:p>10.3351664814318</text:p>
          </table:table-cell>
          <table:table-cell table:formula="of:=1 / ([.$B$1] + ([.$B$2] + ([.$B$3] * [.B257] * [.B257] )) * [.B257] )" office:value-type="float" office:value="274.29895464525" calcext:value-type="float">
            <text:p>274.29895464525</text:p>
          </table:table-cell>
          <table:table-cell table:formula="of:=[.C257] - 273.15" office:value-type="float" office:value="1.14895464524955" calcext:value-type="float">
            <text:p>1.1489546452495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LN(10000*(1024/MAX(1;[.A258]) - 1))" office:value-type="float" office:value="10.3298958344895" calcext:value-type="float">
            <text:p>10.3298958344895</text:p>
          </table:table-cell>
          <table:table-cell table:formula="of:=1 / ([.$B$1] + ([.$B$2] + ([.$B$3] * [.B258] * [.B258] )) * [.B258] )" office:value-type="float" office:value="274.402975116914" calcext:value-type="float">
            <text:p>274.402975116914</text:p>
          </table:table-cell>
          <table:table-cell table:formula="of:=[.C258] - 273.15" office:value-type="float" office:value="1.252975116914" calcext:value-type="float">
            <text:p>1.25297511691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LN(10000*(1024/MAX(1;[.A259]) - 1))" office:value-type="float" office:value="10.324639256812" calcext:value-type="float">
            <text:p>10.324639256812</text:p>
          </table:table-cell>
          <table:table-cell table:formula="of:=1 / ([.$B$1] + ([.$B$2] + ([.$B$3] * [.B259] * [.B259] )) * [.B259] )" office:value-type="float" office:value="274.50678519878" calcext:value-type="float">
            <text:p>274.50678519878</text:p>
          </table:table-cell>
          <table:table-cell table:formula="of:=[.C259] - 273.15" office:value-type="float" office:value="1.35678519878007" calcext:value-type="float">
            <text:p>1.3567851987800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LN(10000*(1024/MAX(1;[.A260]) - 1))" office:value-type="float" office:value="10.3193966198054" calcext:value-type="float">
            <text:p>10.3193966198054</text:p>
          </table:table-cell>
          <table:table-cell table:formula="of:=1 / ([.$B$1] + ([.$B$2] + ([.$B$3] * [.B260] * [.B260] )) * [.B260] )" office:value-type="float" office:value="274.610386962295" calcext:value-type="float">
            <text:p>274.610386962295</text:p>
          </table:table-cell>
          <table:table-cell table:formula="of:=[.C260] - 273.15" office:value-type="float" office:value="1.46038696229533" calcext:value-type="float">
            <text:p>1.4603869622953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N(10000*(1024/MAX(1;[.A261]) - 1))" office:value-type="float" office:value="10.3141677963234" calcext:value-type="float">
            <text:p>10.3141677963234</text:p>
          </table:table-cell>
          <table:table-cell table:formula="of:=1 / ([.$B$1] + ([.$B$2] + ([.$B$3] * [.B261] * [.B261] )) * [.B261] )" office:value-type="float" office:value="274.713782457264" calcext:value-type="float">
            <text:p>274.713782457264</text:p>
          </table:table-cell>
          <table:table-cell table:formula="of:=[.C261] - 273.15" office:value-type="float" office:value="1.56378245726381" calcext:value-type="float">
            <text:p>1.5637824572638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LN(10000*(1024/MAX(1;[.A262]) - 1))" office:value-type="float" office:value="10.3089526606443" calcext:value-type="float">
            <text:p>10.3089526606443</text:p>
          </table:table-cell>
          <table:table-cell table:formula="of:=1 / ([.$B$1] + ([.$B$2] + ([.$B$3] * [.B262] * [.B262] )) * [.B262] )" office:value-type="float" office:value="274.816973712187" calcext:value-type="float">
            <text:p>274.816973712187</text:p>
          </table:table-cell>
          <table:table-cell table:formula="of:=[.C262] - 273.15" office:value-type="float" office:value="1.66697371218731" calcext:value-type="float">
            <text:p>1.6669737121873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LN(10000*(1024/MAX(1;[.A263]) - 1))" office:value-type="float" office:value="10.3037510884482" calcext:value-type="float">
            <text:p>10.3037510884482</text:p>
          </table:table-cell>
          <table:table-cell table:formula="of:=1 / ([.$B$1] + ([.$B$2] + ([.$B$3] * [.B263] * [.B263] )) * [.B263] )" office:value-type="float" office:value="274.919962734601" calcext:value-type="float">
            <text:p>274.919962734601</text:p>
          </table:table-cell>
          <table:table-cell table:formula="of:=[.C263] - 273.15" office:value-type="float" office:value="1.76996273460105" calcext:value-type="float">
            <text:p>1.7699627346010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LN(10000*(1024/MAX(1;[.A264]) - 1))" office:value-type="float" office:value="10.2985629567952" calcext:value-type="float">
            <text:p>10.2985629567952</text:p>
          </table:table-cell>
          <table:table-cell table:formula="of:=1 / ([.$B$1] + ([.$B$2] + ([.$B$3] * [.B264] * [.B264] )) * [.B264] )" office:value-type="float" office:value="275.022751511402" calcext:value-type="float">
            <text:p>275.022751511402</text:p>
          </table:table-cell>
          <table:table-cell table:formula="of:=[.C264] - 273.15" office:value-type="float" office:value="1.8727515114025" calcext:value-type="float">
            <text:p>1.872751511402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LN(10000*(1024/MAX(1;[.A265]) - 1))" office:value-type="float" office:value="10.2933881441032" calcext:value-type="float">
            <text:p>10.2933881441032</text:p>
          </table:table-cell>
          <table:table-cell table:formula="of:=1 / ([.$B$1] + ([.$B$2] + ([.$B$3] * [.B265] * [.B265] )) * [.B265] )" office:value-type="float" office:value="275.125342009174" calcext:value-type="float">
            <text:p>275.125342009174</text:p>
          </table:table-cell>
          <table:table-cell table:formula="of:=[.C265] - 273.15" office:value-type="float" office:value="1.97534200917409" calcext:value-type="float">
            <text:p>1.9753420091740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LN(10000*(1024/MAX(1;[.A266]) - 1))" office:value-type="float" office:value="10.2882265301272" calcext:value-type="float">
            <text:p>10.2882265301272</text:p>
          </table:table-cell>
          <table:table-cell table:formula="of:=1 / ([.$B$1] + ([.$B$2] + ([.$B$3] * [.B266] * [.B266] )) * [.B266] )" office:value-type="float" office:value="275.2277361745" calcext:value-type="float">
            <text:p>275.2277361745</text:p>
          </table:table-cell>
          <table:table-cell table:formula="of:=[.C266] - 273.15" office:value-type="float" office:value="2.07773617449993" calcext:value-type="float">
            <text:p>2.0777361744999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LN(10000*(1024/MAX(1;[.A267]) - 1))" office:value-type="float" office:value="10.2830779959379" calcext:value-type="float">
            <text:p>10.2830779959379</text:p>
          </table:table-cell>
          <table:table-cell table:formula="of:=1 / ([.$B$1] + ([.$B$2] + ([.$B$3] * [.B267] * [.B267] )) * [.B267] )" office:value-type="float" office:value="275.329935934277" calcext:value-type="float">
            <text:p>275.329935934277</text:p>
          </table:table-cell>
          <table:table-cell table:formula="of:=[.C267] - 273.15" office:value-type="float" office:value="2.1799359342769" calcext:value-type="float">
            <text:p>2.179935934276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LN(10000*(1024/MAX(1;[.A268]) - 1))" office:value-type="float" office:value="10.2779424239017" calcext:value-type="float">
            <text:p>10.2779424239017</text:p>
          </table:table-cell>
          <table:table-cell table:formula="of:=1 / ([.$B$1] + ([.$B$2] + ([.$B$3] * [.B268] * [.B268] )) * [.B268] )" office:value-type="float" office:value="275.431943196019" calcext:value-type="float">
            <text:p>275.431943196019</text:p>
          </table:table-cell>
          <table:table-cell table:formula="of:=[.C268] - 273.15" office:value-type="float" office:value="2.28194319601931" calcext:value-type="float">
            <text:p>2.2819431960193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LN(10000*(1024/MAX(1;[.A269]) - 1))" office:value-type="float" office:value="10.2728196976601" calcext:value-type="float">
            <text:p>10.2728196976601</text:p>
          </table:table-cell>
          <table:table-cell table:formula="of:=1 / ([.$B$1] + ([.$B$2] + ([.$B$3] * [.B269] * [.B269] )) * [.B269] )" office:value-type="float" office:value="275.533759848159" calcext:value-type="float">
            <text:p>275.533759848159</text:p>
          </table:table-cell>
          <table:table-cell table:formula="of:=[.C269] - 273.15" office:value-type="float" office:value="2.38375984815895" calcext:value-type="float">
            <text:p>2.3837598481589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LN(10000*(1024/MAX(1;[.A270]) - 1))" office:value-type="float" office:value="10.2677097021102" calcext:value-type="float">
            <text:p>10.2677097021102</text:p>
          </table:table-cell>
          <table:table-cell table:formula="of:=1 / ([.$B$1] + ([.$B$2] + ([.$B$3] * [.B270] * [.B270] )) * [.B270] )" office:value-type="float" office:value="275.635387760339" calcext:value-type="float">
            <text:p>275.635387760339</text:p>
          </table:table-cell>
          <table:table-cell table:formula="of:=[.C270] - 273.15" office:value-type="float" office:value="2.48538776033854" calcext:value-type="float">
            <text:p>2.4853877603385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LN(10000*(1024/MAX(1;[.A271]) - 1))" office:value-type="float" office:value="10.2626123233856" calcext:value-type="float">
            <text:p>10.2626123233856</text:p>
          </table:table-cell>
          <table:table-cell table:formula="of:=1 / ([.$B$1] + ([.$B$2] + ([.$B$3] * [.B271] * [.B271] )) * [.B271] )" office:value-type="float" office:value="275.736828783701" calcext:value-type="float">
            <text:p>275.736828783701</text:p>
          </table:table-cell>
          <table:table-cell table:formula="of:=[.C271] - 273.15" office:value-type="float" office:value="2.5868287837007" calcext:value-type="float">
            <text:p>2.586828783700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LN(10000*(1024/MAX(1;[.A272]) - 1))" office:value-type="float" office:value="10.2575274488369" calcext:value-type="float">
            <text:p>10.2575274488369</text:p>
          </table:table-cell>
          <table:table-cell table:formula="of:=1 / ([.$B$1] + ([.$B$2] + ([.$B$3] * [.B272] * [.B272] )) * [.B272] )" office:value-type="float" office:value="275.838084751171" calcext:value-type="float">
            <text:p>275.838084751171</text:p>
          </table:table-cell>
          <table:table-cell table:formula="of:=[.C272] - 273.15" office:value-type="float" office:value="2.68808475117117" calcext:value-type="float">
            <text:p>2.6880847511711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LN(10000*(1024/MAX(1;[.A273]) - 1))" office:value-type="float" office:value="10.2524549670134" calcext:value-type="float">
            <text:p>10.2524549670134</text:p>
          </table:table-cell>
          <table:table-cell table:formula="of:=1 / ([.$B$1] + ([.$B$2] + ([.$B$3] * [.B273] * [.B273] )) * [.B273] )" office:value-type="float" office:value="275.939157477737" calcext:value-type="float">
            <text:p>275.939157477737</text:p>
          </table:table-cell>
          <table:table-cell table:formula="of:=[.C273] - 273.15" office:value-type="float" office:value="2.78915747773698" calcext:value-type="float">
            <text:p>2.78915747773698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LN(10000*(1024/MAX(1;[.A274]) - 1))" office:value-type="float" office:value="10.2473947676449" calcext:value-type="float">
            <text:p>10.2473947676449</text:p>
          </table:table-cell>
          <table:table-cell table:formula="of:=1 / ([.$B$1] + ([.$B$2] + ([.$B$3] * [.B274] * [.B274] )) * [.B274] )" office:value-type="float" office:value="276.04004876072" calcext:value-type="float">
            <text:p>276.04004876072</text:p>
          </table:table-cell>
          <table:table-cell table:formula="of:=[.C274] - 273.15" office:value-type="float" office:value="2.89004876071954" calcext:value-type="float">
            <text:p>2.89004876071954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LN(10000*(1024/MAX(1;[.A275]) - 1))" office:value-type="float" office:value="10.2423467416234" calcext:value-type="float">
            <text:p>10.2423467416234</text:p>
          </table:table-cell>
          <table:table-cell table:formula="of:=1 / ([.$B$1] + ([.$B$2] + ([.$B$3] * [.B275] * [.B275] )) * [.B275] )" office:value-type="float" office:value="276.140760380043" calcext:value-type="float">
            <text:p>276.140760380043</text:p>
          </table:table-cell>
          <table:table-cell table:formula="of:=[.C275] - 273.15" office:value-type="float" office:value="2.9907603800433" calcext:value-type="float">
            <text:p>2.990760380043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10000*(1024/MAX(1;[.A276]) - 1))" office:value-type="float" office:value="10.2373107809858" calcext:value-type="float">
            <text:p>10.2373107809858</text:p>
          </table:table-cell>
          <table:table-cell table:formula="of:=1 / ([.$B$1] + ([.$B$2] + ([.$B$3] * [.B276] * [.B276] )) * [.B276] )" office:value-type="float" office:value="276.241294098499" calcext:value-type="float">
            <text:p>276.241294098499</text:p>
          </table:table-cell>
          <table:table-cell table:formula="of:=[.C276] - 273.15" office:value-type="float" office:value="3.09129409849879" calcext:value-type="float">
            <text:p>3.0912940984987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LN(10000*(1024/MAX(1;[.A277]) - 1))" office:value-type="float" office:value="10.2322867788964" calcext:value-type="float">
            <text:p>10.2322867788964</text:p>
          </table:table-cell>
          <table:table-cell table:formula="of:=1 / ([.$B$1] + ([.$B$2] + ([.$B$3] * [.B277] * [.B277] )) * [.B277] )" office:value-type="float" office:value="276.341651662002" calcext:value-type="float">
            <text:p>276.341651662002</text:p>
          </table:table-cell>
          <table:table-cell table:formula="of:=[.C277] - 273.15" office:value-type="float" office:value="3.19165166200156" calcext:value-type="float">
            <text:p>3.1916516620015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LN(10000*(1024/MAX(1;[.A278]) - 1))" office:value-type="float" office:value="10.22727462963" calcext:value-type="float">
            <text:p>10.22727462963</text:p>
          </table:table-cell>
          <table:table-cell table:formula="of:=1 / ([.$B$1] + ([.$B$2] + ([.$B$3] * [.B278] * [.B278] )) * [.B278] )" office:value-type="float" office:value="276.441834799846" calcext:value-type="float">
            <text:p>276.441834799846</text:p>
          </table:table-cell>
          <table:table-cell table:formula="of:=[.C278] - 273.15" office:value-type="float" office:value="3.2918347998463" calcext:value-type="float">
            <text:p>3.291834799846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LN(10000*(1024/MAX(1;[.A279]) - 1))" office:value-type="float" office:value="10.2222742285554" calcext:value-type="float">
            <text:p>10.2222742285554</text:p>
          </table:table-cell>
          <table:table-cell table:formula="of:=1 / ([.$B$1] + ([.$B$2] + ([.$B$3] * [.B279] * [.B279] )) * [.B279] )" office:value-type="float" office:value="276.541845224957" calcext:value-type="float">
            <text:p>276.541845224957</text:p>
          </table:table-cell>
          <table:table-cell table:formula="of:=[.C279] - 273.15" office:value-type="float" office:value="3.3918452249568" calcext:value-type="float">
            <text:p>3.391845224956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LN(10000*(1024/MAX(1;[.A280]) - 1))" office:value-type="float" office:value="10.2172854721185" calcext:value-type="float">
            <text:p>10.2172854721185</text:p>
          </table:table-cell>
          <table:table-cell table:formula="of:=1 / ([.$B$1] + ([.$B$2] + ([.$B$3] * [.B280] * [.B280] )) * [.B280] )" office:value-type="float" office:value="276.641684634131" calcext:value-type="float">
            <text:p>276.641684634131</text:p>
          </table:table-cell>
          <table:table-cell table:formula="of:=[.C280] - 273.15" office:value-type="float" office:value="3.49168463413082" calcext:value-type="float">
            <text:p>3.49168463413082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LN(10000*(1024/MAX(1;[.A281]) - 1))" office:value-type="float" office:value="10.2123082578268" calcext:value-type="float">
            <text:p>10.2123082578268</text:p>
          </table:table-cell>
          <table:table-cell table:formula="of:=1 / ([.$B$1] + ([.$B$2] + ([.$B$3] * [.B281] * [.B281] )) * [.B281] )" office:value-type="float" office:value="276.741354708281" calcext:value-type="float">
            <text:p>276.741354708281</text:p>
          </table:table-cell>
          <table:table-cell table:formula="of:=[.C281] - 273.15" office:value-type="float" office:value="3.59135470828119" calcext:value-type="float">
            <text:p>3.59135470828119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LN(10000*(1024/MAX(1;[.A282]) - 1))" office:value-type="float" office:value="10.2073424842335" calcext:value-type="float">
            <text:p>10.2073424842335</text:p>
          </table:table-cell>
          <table:table-cell table:formula="of:=1 / ([.$B$1] + ([.$B$2] + ([.$B$3] * [.B282] * [.B282] )) * [.B282] )" office:value-type="float" office:value="276.840857112673" calcext:value-type="float">
            <text:p>276.840857112673</text:p>
          </table:table-cell>
          <table:table-cell table:formula="of:=[.C282] - 273.15" office:value-type="float" office:value="3.69085711267269" calcext:value-type="float">
            <text:p>3.69085711267269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LN(10000*(1024/MAX(1;[.A283]) - 1))" office:value-type="float" office:value="10.2023880509217" calcext:value-type="float">
            <text:p>10.2023880509217</text:p>
          </table:table-cell>
          <table:table-cell table:formula="of:=1 / ([.$B$1] + ([.$B$2] + ([.$B$3] * [.B283] * [.B283] )) * [.B283] )" office:value-type="float" office:value="276.940193497155" calcext:value-type="float">
            <text:p>276.940193497155</text:p>
          </table:table-cell>
          <table:table-cell table:formula="of:=[.C283] - 273.15" office:value-type="float" office:value="3.79019349715463" calcext:value-type="float">
            <text:p>3.7901934971546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LN(10000*(1024/MAX(1;[.A284]) - 1))" office:value-type="float" office:value="10.1974448584893" calcext:value-type="float">
            <text:p>10.1974448584893</text:p>
          </table:table-cell>
          <table:table-cell table:formula="of:=1 / ([.$B$1] + ([.$B$2] + ([.$B$3] * [.B284] * [.B284] )) * [.B284] )" office:value-type="float" office:value="277.039365496389" calcext:value-type="float">
            <text:p>277.039365496389</text:p>
          </table:table-cell>
          <table:table-cell table:formula="of:=[.C284] - 273.15" office:value-type="float" office:value="3.88936549638953" calcext:value-type="float">
            <text:p>3.8893654963895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LN(10000*(1024/MAX(1;[.A285]) - 1))" office:value-type="float" office:value="10.1925128085344" calcext:value-type="float">
            <text:p>10.1925128085344</text:p>
          </table:table-cell>
          <table:table-cell table:formula="of:=1 / ([.$B$1] + ([.$B$2] + ([.$B$3] * [.B285] * [.B285] )) * [.B285] )" office:value-type="float" office:value="277.138374730078" calcext:value-type="float">
            <text:p>277.138374730078</text:p>
          </table:table-cell>
          <table:table-cell table:formula="of:=[.C285] - 273.15" office:value-type="float" office:value="3.98837473007757" calcext:value-type="float">
            <text:p>3.9883747300775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LN(10000*(1024/MAX(1;[.A286]) - 1))" office:value-type="float" office:value="10.18759180364" calcext:value-type="float">
            <text:p>10.18759180364</text:p>
          </table:table-cell>
          <table:table-cell table:formula="of:=1 / ([.$B$1] + ([.$B$2] + ([.$B$3] * [.B286] * [.B286] )) * [.B286] )" office:value-type="float" office:value="277.237222803178" calcext:value-type="float">
            <text:p>277.237222803178</text:p>
          </table:table-cell>
          <table:table-cell table:formula="of:=[.C286] - 273.15" office:value-type="float" office:value="4.08722280317761" calcext:value-type="float">
            <text:p>4.0872228031776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LN(10000*(1024/MAX(1;[.A287]) - 1))" office:value-type="float" office:value="10.1826817473602" calcext:value-type="float">
            <text:p>10.1826817473602</text:p>
          </table:table-cell>
          <table:table-cell table:formula="of:=1 / ([.$B$1] + ([.$B$2] + ([.$B$3] * [.B287] * [.B287] )) * [.B287] )" office:value-type="float" office:value="277.335911306124" calcext:value-type="float">
            <text:p>277.335911306124</text:p>
          </table:table-cell>
          <table:table-cell table:formula="of:=[.C287] - 273.15" office:value-type="float" office:value="4.18591130612424" calcext:value-type="float">
            <text:p>4.18591130612424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LN(10000*(1024/MAX(1;[.A288]) - 1))" office:value-type="float" office:value="10.1777825442055" calcext:value-type="float">
            <text:p>10.1777825442055</text:p>
          </table:table-cell>
          <table:table-cell table:formula="of:=1 / ([.$B$1] + ([.$B$2] + ([.$B$3] * [.B288] * [.B288] )) * [.B288] )" office:value-type="float" office:value="277.434441815041" calcext:value-type="float">
            <text:p>277.434441815041</text:p>
          </table:table-cell>
          <table:table-cell table:formula="of:=[.C288] - 273.15" office:value-type="float" office:value="4.28444181504079" calcext:value-type="float">
            <text:p>4.2844418150407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LN(10000*(1024/MAX(1;[.A289]) - 1))" office:value-type="float" office:value="10.172894099629" calcext:value-type="float">
            <text:p>10.172894099629</text:p>
          </table:table-cell>
          <table:table-cell table:formula="of:=1 / ([.$B$1] + ([.$B$2] + ([.$B$3] * [.B289] * [.B289] )) * [.B289] )" office:value-type="float" office:value="277.53281589195" calcext:value-type="float">
            <text:p>277.53281589195</text:p>
          </table:table-cell>
          <table:table-cell table:formula="of:=[.C289] - 273.15" office:value-type="float" office:value="4.38281589194958" calcext:value-type="float">
            <text:p>4.3828158919495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LN(10000*(1024/MAX(1;[.A290]) - 1))" office:value-type="float" office:value="10.1680163200132" calcext:value-type="float">
            <text:p>10.1680163200132</text:p>
          </table:table-cell>
          <table:table-cell table:formula="of:=1 / ([.$B$1] + ([.$B$2] + ([.$B$3] * [.B290] * [.B290] )) * [.B290] )" office:value-type="float" office:value="277.631035084977" calcext:value-type="float">
            <text:p>277.631035084977</text:p>
          </table:table-cell>
          <table:table-cell table:formula="of:=[.C290] - 273.15" office:value-type="float" office:value="4.48103508497735" calcext:value-type="float">
            <text:p>4.4810350849773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LN(10000*(1024/MAX(1;[.A291]) - 1))" office:value-type="float" office:value="10.1631491126557" calcext:value-type="float">
            <text:p>10.1631491126557</text:p>
          </table:table-cell>
          <table:table-cell table:formula="of:=1 / ([.$B$1] + ([.$B$2] + ([.$B$3] * [.B291] * [.B291] )) * [.B291] )" office:value-type="float" office:value="277.729100928559" calcext:value-type="float">
            <text:p>277.729100928559</text:p>
          </table:table-cell>
          <table:table-cell table:formula="of:=[.C291] - 273.15" office:value-type="float" office:value="4.57910092855883" calcext:value-type="float">
            <text:p>4.5791009285588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LN(10000*(1024/MAX(1;[.A292]) - 1))" office:value-type="float" office:value="10.1582923857568" calcext:value-type="float">
            <text:p>10.1582923857568</text:p>
          </table:table-cell>
          <table:table-cell table:formula="of:=1 / ([.$B$1] + ([.$B$2] + ([.$B$3] * [.B292] * [.B292] )) * [.B292] )" office:value-type="float" office:value="277.827014943635" calcext:value-type="float">
            <text:p>277.827014943635</text:p>
          </table:table-cell>
          <table:table-cell table:formula="of:=[.C292] - 273.15" office:value-type="float" office:value="4.67701494363524" calcext:value-type="float">
            <text:p>4.6770149436352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LN(10000*(1024/MAX(1;[.A293]) - 1))" office:value-type="float" office:value="10.1534460484059" calcext:value-type="float">
            <text:p>10.1534460484059</text:p>
          </table:table-cell>
          <table:table-cell table:formula="of:=1 / ([.$B$1] + ([.$B$2] + ([.$B$3] * [.B293] * [.B293] )) * [.B293] )" office:value-type="float" office:value="277.924778637851" calcext:value-type="float">
            <text:p>277.924778637851</text:p>
          </table:table-cell>
          <table:table-cell table:formula="of:=[.C293] - 273.15" office:value-type="float" office:value="4.77477863785066" calcext:value-type="float">
            <text:p>4.7747786378506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LN(10000*(1024/MAX(1;[.A294]) - 1))" office:value-type="float" office:value="10.1486100105691" calcext:value-type="float">
            <text:p>10.1486100105691</text:p>
          </table:table-cell>
          <table:table-cell table:formula="of:=1 / ([.$B$1] + ([.$B$2] + ([.$B$3] * [.B294] * [.B294] )) * [.B294] )" office:value-type="float" office:value="278.022393505745" calcext:value-type="float">
            <text:p>278.022393505745</text:p>
          </table:table-cell>
          <table:table-cell table:formula="of:=[.C294] - 273.15" office:value-type="float" office:value="4.87239350574475" calcext:value-type="float">
            <text:p>4.872393505744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LN(10000*(1024/MAX(1;[.A295]) - 1))" office:value-type="float" office:value="10.1437841830766" calcext:value-type="float">
            <text:p>10.1437841830766</text:p>
          </table:table-cell>
          <table:table-cell table:formula="of:=1 / ([.$B$1] + ([.$B$2] + ([.$B$3] * [.B295] * [.B295] )) * [.B295] )" office:value-type="float" office:value="278.119861028942" calcext:value-type="float">
            <text:p>278.119861028942</text:p>
          </table:table-cell>
          <table:table-cell table:formula="of:=[.C295] - 273.15" office:value-type="float" office:value="4.96986102894198" calcext:value-type="float">
            <text:p>4.9698610289419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LN(10000*(1024/MAX(1;[.A296]) - 1))" office:value-type="float" office:value="10.1389684776102" calcext:value-type="float">
            <text:p>10.1389684776102</text:p>
          </table:table-cell>
          <table:table-cell table:formula="of:=1 / ([.$B$1] + ([.$B$2] + ([.$B$3] * [.B296] * [.B296] )) * [.B296] )" office:value-type="float" office:value="278.217182676338" calcext:value-type="float">
            <text:p>278.217182676338</text:p>
          </table:table-cell>
          <table:table-cell table:formula="of:=[.C296] - 273.15" office:value-type="float" office:value="5.06718267633835" calcext:value-type="float">
            <text:p>5.0671826763383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LN(10000*(1024/MAX(1;[.A297]) - 1))" office:value-type="float" office:value="10.1341628066913" calcext:value-type="float">
            <text:p>10.1341628066913</text:p>
          </table:table-cell>
          <table:table-cell table:formula="of:=1 / ([.$B$1] + ([.$B$2] + ([.$B$3] * [.B297] * [.B297] )) * [.B297] )" office:value-type="float" office:value="278.314359904284" calcext:value-type="float">
            <text:p>278.314359904284</text:p>
          </table:table-cell>
          <table:table-cell table:formula="of:=[.C297] - 273.15" office:value-type="float" office:value="5.16435990428454" calcext:value-type="float">
            <text:p>5.1643599042845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LN(10000*(1024/MAX(1;[.A298]) - 1))" office:value-type="float" office:value="10.1293670836692" calcext:value-type="float">
            <text:p>10.1293670836692</text:p>
          </table:table-cell>
          <table:table-cell table:formula="of:=1 / ([.$B$1] + ([.$B$2] + ([.$B$3] * [.B298] * [.B298] )) * [.B298] )" office:value-type="float" office:value="278.411394156766" calcext:value-type="float">
            <text:p>278.411394156766</text:p>
          </table:table-cell>
          <table:table-cell table:formula="of:=[.C298] - 273.15" office:value-type="float" office:value="5.26139415676636" calcext:value-type="float">
            <text:p>5.2613941567663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LN(10000*(1024/MAX(1;[.A299]) - 1))" office:value-type="float" office:value="10.1245812227089" calcext:value-type="float">
            <text:p>10.1245812227089</text:p>
          </table:table-cell>
          <table:table-cell table:formula="of:=1 / ([.$B$1] + ([.$B$2] + ([.$B$3] * [.B299] * [.B299] )) * [.B299] )" office:value-type="float" office:value="278.508286865582" calcext:value-type="float">
            <text:p>278.508286865582</text:p>
          </table:table-cell>
          <table:table-cell table:formula="of:=[.C299] - 273.15" office:value-type="float" office:value="5.35828686558176" calcext:value-type="float">
            <text:p>5.3582868655817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LN(10000*(1024/MAX(1;[.A300]) - 1))" office:value-type="float" office:value="10.1198051387799" calcext:value-type="float">
            <text:p>10.1198051387799</text:p>
          </table:table-cell>
          <table:table-cell table:formula="of:=1 / ([.$B$1] + ([.$B$2] + ([.$B$3] * [.B300] * [.B300] )) * [.B300] )" office:value-type="float" office:value="278.605039450516" calcext:value-type="float">
            <text:p>278.605039450516</text:p>
          </table:table-cell>
          <table:table-cell table:formula="of:=[.C300] - 273.15" office:value-type="float" office:value="5.45503945051604" calcext:value-type="float">
            <text:p>5.4550394505160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LN(10000*(1024/MAX(1;[.A301]) - 1))" office:value-type="float" office:value="10.115038747645" calcext:value-type="float">
            <text:p>10.115038747645</text:p>
          </table:table-cell>
          <table:table-cell table:formula="of:=1 / ([.$B$1] + ([.$B$2] + ([.$B$3] * [.B301] * [.B301] )) * [.B301] )" office:value-type="float" office:value="278.701653319513" calcext:value-type="float">
            <text:p>278.701653319513</text:p>
          </table:table-cell>
          <table:table-cell table:formula="of:=[.C301] - 273.15" office:value-type="float" office:value="5.55165331951281" calcext:value-type="float">
            <text:p>5.5516533195128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LN(10000*(1024/MAX(1;[.A302]) - 1))" office:value-type="float" office:value="10.1102819658488" calcext:value-type="float">
            <text:p>10.1102819658488</text:p>
          </table:table-cell>
          <table:table-cell table:formula="of:=1 / ([.$B$1] + ([.$B$2] + ([.$B$3] * [.B302] * [.B302] )) * [.B302] )" office:value-type="float" office:value="278.798129868843" calcext:value-type="float">
            <text:p>278.798129868843</text:p>
          </table:table-cell>
          <table:table-cell table:formula="of:=[.C302] - 273.15" office:value-type="float" office:value="5.64812986884346" calcext:value-type="float">
            <text:p>5.6481298688434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LN(10000*(1024/MAX(1;[.A303]) - 1))" office:value-type="float" office:value="10.105534710707" calcext:value-type="float">
            <text:p>10.105534710707</text:p>
          </table:table-cell>
          <table:table-cell table:formula="of:=1 / ([.$B$1] + ([.$B$2] + ([.$B$3] * [.B303] * [.B303] )) * [.B303] )" office:value-type="float" office:value="278.894470483273" calcext:value-type="float">
            <text:p>278.894470483273</text:p>
          </table:table-cell>
          <table:table-cell table:formula="of:=[.C303] - 273.15" office:value-type="float" office:value="5.74447048327301" calcext:value-type="float">
            <text:p>5.7444704832730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LN(10000*(1024/MAX(1;[.A304]) - 1))" office:value-type="float" office:value="10.1007969002956" calcext:value-type="float">
            <text:p>10.1007969002956</text:p>
          </table:table-cell>
          <table:table-cell table:formula="of:=1 / ([.$B$1] + ([.$B$2] + ([.$B$3] * [.B304] * [.B304] )) * [.B304] )" office:value-type="float" office:value="278.990676536224" calcext:value-type="float">
            <text:p>278.990676536224</text:p>
          </table:table-cell>
          <table:table-cell table:formula="of:=[.C304] - 273.15" office:value-type="float" office:value="5.84067653622407" calcext:value-type="float">
            <text:p>5.8406765362240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LN(10000*(1024/MAX(1;[.A305]) - 1))" office:value-type="float" office:value="10.0960684534402" calcext:value-type="float">
            <text:p>10.0960684534402</text:p>
          </table:table-cell>
          <table:table-cell table:formula="of:=1 / ([.$B$1] + ([.$B$2] + ([.$B$3] * [.B305] * [.B305] )) * [.B305] )" office:value-type="float" office:value="279.086749389937" calcext:value-type="float">
            <text:p>279.086749389937</text:p>
          </table:table-cell>
          <table:table-cell table:formula="of:=[.C305] - 273.15" office:value-type="float" office:value="5.93674938993735" calcext:value-type="float">
            <text:p>5.9367493899373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LN(10000*(1024/MAX(1;[.A306]) - 1))" office:value-type="float" office:value="10.0913492897057" calcext:value-type="float">
            <text:p>10.0913492897057</text:p>
          </table:table-cell>
          <table:table-cell table:formula="of:=1 / ([.$B$1] + ([.$B$2] + ([.$B$3] * [.B306] * [.B306] )) * [.B306] )" office:value-type="float" office:value="279.182690395631" calcext:value-type="float">
            <text:p>279.182690395631</text:p>
          </table:table-cell>
          <table:table-cell table:formula="of:=[.C306] - 273.15" office:value-type="float" office:value="6.0326903956306" calcext:value-type="float">
            <text:p>6.032690395630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LN(10000*(1024/MAX(1;[.A307]) - 1))" office:value-type="float" office:value="10.0866393293861" calcext:value-type="float">
            <text:p>10.0866393293861</text:p>
          </table:table-cell>
          <table:table-cell table:formula="of:=1 / ([.$B$1] + ([.$B$2] + ([.$B$3] * [.B307] * [.B307] )) * [.B307] )" office:value-type="float" office:value="279.278500893654" calcext:value-type="float">
            <text:p>279.278500893654</text:p>
          </table:table-cell>
          <table:table-cell table:formula="of:=[.C307] - 273.15" office:value-type="float" office:value="6.12850089365406" calcext:value-type="float">
            <text:p>6.1285008936540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LN(10000*(1024/MAX(1;[.A308]) - 1))" office:value-type="float" office:value="10.0819384934941" calcext:value-type="float">
            <text:p>10.0819384934941</text:p>
          </table:table-cell>
          <table:table-cell table:formula="of:=1 / ([.$B$1] + ([.$B$2] + ([.$B$3] * [.B308] * [.B308] )) * [.B308] )" office:value-type="float" office:value="279.374182213644" calcext:value-type="float">
            <text:p>279.374182213644</text:p>
          </table:table-cell>
          <table:table-cell table:formula="of:=[.C308] - 273.15" office:value-type="float" office:value="6.22418221364433" calcext:value-type="float">
            <text:p>6.2241822136443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LN(10000*(1024/MAX(1;[.A309]) - 1))" office:value-type="float" office:value="10.0772467037518" calcext:value-type="float">
            <text:p>10.0772467037518</text:p>
          </table:table-cell>
          <table:table-cell table:formula="of:=1 / ([.$B$1] + ([.$B$2] + ([.$B$3] * [.B309] * [.B309] )) * [.B309] )" office:value-type="float" office:value="279.469735674675" calcext:value-type="float">
            <text:p>279.469735674675</text:p>
          </table:table-cell>
          <table:table-cell table:formula="of:=[.C309] - 273.15" office:value-type="float" office:value="6.3197356746752" calcext:value-type="float">
            <text:p>6.319735674675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LN(10000*(1024/MAX(1;[.A310]) - 1))" office:value-type="float" office:value="10.0725638825801" calcext:value-type="float">
            <text:p>10.0725638825801</text:p>
          </table:table-cell>
          <table:table-cell table:formula="of:=1 / ([.$B$1] + ([.$B$2] + ([.$B$3] * [.B310] * [.B310] )) * [.B310] )" office:value-type="float" office:value="279.565162585407" calcext:value-type="float">
            <text:p>279.565162585407</text:p>
          </table:table-cell>
          <table:table-cell table:formula="of:=[.C310] - 273.15" office:value-type="float" office:value="6.41516258540662" calcext:value-type="float">
            <text:p>6.4151625854066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LN(10000*(1024/MAX(1;[.A311]) - 1))" office:value-type="float" office:value="10.0678899530898" calcext:value-type="float">
            <text:p>10.0678899530898</text:p>
          </table:table-cell>
          <table:table-cell table:formula="of:=1 / ([.$B$1] + ([.$B$2] + ([.$B$3] * [.B311] * [.B311] )) * [.B311] )" office:value-type="float" office:value="279.660464244231" calcext:value-type="float">
            <text:p>279.660464244231</text:p>
          </table:table-cell>
          <table:table-cell table:formula="of:=[.C311] - 273.15" office:value-type="float" office:value="6.51046424423083" calcext:value-type="float">
            <text:p>6.5104642442308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LN(10000*(1024/MAX(1;[.A312]) - 1))" office:value-type="float" office:value="10.063224839072" calcext:value-type="float">
            <text:p>10.063224839072</text:p>
          </table:table-cell>
          <table:table-cell table:formula="of:=1 / ([.$B$1] + ([.$B$2] + ([.$B$3] * [.B312] * [.B312] )) * [.B312] )" office:value-type="float" office:value="279.755641939417" calcext:value-type="float">
            <text:p>279.755641939417</text:p>
          </table:table-cell>
          <table:table-cell table:formula="of:=[.C312] - 273.15" office:value-type="float" office:value="6.60564193941696" calcext:value-type="float">
            <text:p>6.6056419394169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LN(10000*(1024/MAX(1;[.A313]) - 1))" office:value-type="float" office:value="10.0585684649886" calcext:value-type="float">
            <text:p>10.0585684649886</text:p>
          </table:table-cell>
          <table:table-cell table:formula="of:=1 / ([.$B$1] + ([.$B$2] + ([.$B$3] * [.B313] * [.B313] )) * [.B313] )" office:value-type="float" office:value="279.850696949252" calcext:value-type="float">
            <text:p>279.850696949252</text:p>
          </table:table-cell>
          <table:table-cell table:formula="of:=[.C313] - 273.15" office:value-type="float" office:value="6.70069694925246" calcext:value-type="float">
            <text:p>6.7006969492524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LN(10000*(1024/MAX(1;[.A314]) - 1))" office:value-type="float" office:value="10.0539207559633" calcext:value-type="float">
            <text:p>10.0539207559633</text:p>
          </table:table-cell>
          <table:table-cell table:formula="of:=1 / ([.$B$1] + ([.$B$2] + ([.$B$3] * [.B314] * [.B314] )) * [.B314] )" office:value-type="float" office:value="279.945630542183" calcext:value-type="float">
            <text:p>279.945630542183</text:p>
          </table:table-cell>
          <table:table-cell table:formula="of:=[.C314] - 273.15" office:value-type="float" office:value="6.7956305421834" calcext:value-type="float">
            <text:p>6.795630542183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LN(10000*(1024/MAX(1;[.A315]) - 1))" office:value-type="float" office:value="10.0492816377724" calcext:value-type="float">
            <text:p>10.0492816377724</text:p>
          </table:table-cell>
          <table:table-cell table:formula="of:=1 / ([.$B$1] + ([.$B$2] + ([.$B$3] * [.B315] * [.B315] )) * [.B315] )" office:value-type="float" office:value="280.040443976952" calcext:value-type="float">
            <text:p>280.040443976952</text:p>
          </table:table-cell>
          <table:table-cell table:formula="of:=[.C315] - 273.15" office:value-type="float" office:value="6.89044397695187" calcext:value-type="float">
            <text:p>6.8904439769518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LN(10000*(1024/MAX(1;[.A316]) - 1))" office:value-type="float" office:value="10.0446510368366" calcext:value-type="float">
            <text:p>10.0446510368366</text:p>
          </table:table-cell>
          <table:table-cell table:formula="of:=1 / ([.$B$1] + ([.$B$2] + ([.$B$3] * [.B316] * [.B316] )) * [.B316] )" office:value-type="float" office:value="280.135138502732" calcext:value-type="float">
            <text:p>280.135138502732</text:p>
          </table:table-cell>
          <table:table-cell table:formula="of:=[.C316] - 273.15" office:value-type="float" office:value="6.98513850273173" calcext:value-type="float">
            <text:p>6.9851385027317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10000*(1024/MAX(1;[.A317]) - 1))" office:value-type="float" office:value="10.0400288802112" calcext:value-type="float">
            <text:p>10.0400288802112</text:p>
          </table:table-cell>
          <table:table-cell table:formula="of:=1 / ([.$B$1] + ([.$B$2] + ([.$B$3] * [.B317] * [.B317] )) * [.B317] )" office:value-type="float" office:value="280.229715359262" calcext:value-type="float">
            <text:p>280.229715359262</text:p>
          </table:table-cell>
          <table:table-cell table:formula="of:=[.C317] - 273.15" office:value-type="float" office:value="7.07971535926168" calcext:value-type="float">
            <text:p>7.0797153592616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LN(10000*(1024/MAX(1;[.A318]) - 1))" office:value-type="float" office:value="10.0354150955787" calcext:value-type="float">
            <text:p>10.0354150955787</text:p>
          </table:table-cell>
          <table:table-cell table:formula="of:=1 / ([.$B$1] + ([.$B$2] + ([.$B$3] * [.B318] * [.B318] )) * [.B318] )" office:value-type="float" office:value="280.324175776977" calcext:value-type="float">
            <text:p>280.324175776977</text:p>
          </table:table-cell>
          <table:table-cell table:formula="of:=[.C318] - 273.15" office:value-type="float" office:value="7.17417577697751" calcext:value-type="float">
            <text:p>7.1741757769775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LN(10000*(1024/MAX(1;[.A319]) - 1))" office:value-type="float" office:value="10.0308096112393" calcext:value-type="float">
            <text:p>10.0308096112393</text:p>
          </table:table-cell>
          <table:table-cell table:formula="of:=1 / ([.$B$1] + ([.$B$2] + ([.$B$3] * [.B319] * [.B319] )) * [.B319] )" office:value-type="float" office:value="280.418520977141" calcext:value-type="float">
            <text:p>280.418520977141</text:p>
          </table:table-cell>
          <table:table-cell table:formula="of:=[.C319] - 273.15" office:value-type="float" office:value="7.26852097714095" calcext:value-type="float">
            <text:p>7.2685209771409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LN(10000*(1024/MAX(1;[.A320]) - 1))" office:value-type="float" office:value="10.0262123561033" calcext:value-type="float">
            <text:p>10.0262123561033</text:p>
          </table:table-cell>
          <table:table-cell table:formula="of:=1 / ([.$B$1] + ([.$B$2] + ([.$B$3] * [.B320] * [.B320] )) * [.B320] )" office:value-type="float" office:value="280.512752171968" calcext:value-type="float">
            <text:p>280.512752171968</text:p>
          </table:table-cell>
          <table:table-cell table:formula="of:=[.C320] - 273.15" office:value-type="float" office:value="7.36275217196788" calcext:value-type="float">
            <text:p>7.36275217196788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LN(10000*(1024/MAX(1;[.A321]) - 1))" office:value-type="float" office:value="10.0216232596827" calcext:value-type="float">
            <text:p>10.0216232596827</text:p>
          </table:table-cell>
          <table:table-cell table:formula="of:=1 / ([.$B$1] + ([.$B$2] + ([.$B$3] * [.B321] * [.B321] )) * [.B321] )" office:value-type="float" office:value="280.606870564754" calcext:value-type="float">
            <text:p>280.606870564754</text:p>
          </table:table-cell>
          <table:table-cell table:formula="of:=[.C321] - 273.15" office:value-type="float" office:value="7.45687056475362" calcext:value-type="float">
            <text:p>7.4568705647536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LN(10000*(1024/MAX(1;[.A322]) - 1))" office:value-type="float" office:value="10.017042252083" calcext:value-type="float">
            <text:p>10.017042252083</text:p>
          </table:table-cell>
          <table:table-cell table:formula="of:=1 / ([.$B$1] + ([.$B$2] + ([.$B$3] * [.B322] * [.B322] )) * [.B322] )" office:value-type="float" office:value="280.700877349997" calcext:value-type="float">
            <text:p>280.700877349997</text:p>
          </table:table-cell>
          <table:table-cell table:formula="of:=[.C322] - 273.15" office:value-type="float" office:value="7.55087734999705" calcext:value-type="float">
            <text:p>7.5508773499970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LN(10000*(1024/MAX(1;[.A323]) - 1))" office:value-type="float" office:value="10.0124692639955" calcext:value-type="float">
            <text:p>10.0124692639955</text:p>
          </table:table-cell>
          <table:table-cell table:formula="of:=1 / ([.$B$1] + ([.$B$2] + ([.$B$3] * [.B323] * [.B323] )) * [.B323] )" office:value-type="float" office:value="280.794773713523" calcext:value-type="float">
            <text:p>280.794773713523</text:p>
          </table:table-cell>
          <table:table-cell table:formula="of:=[.C323] - 273.15" office:value-type="float" office:value="7.64477371352263" calcext:value-type="float">
            <text:p>7.6447737135226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LN(10000*(1024/MAX(1;[.A324]) - 1))" office:value-type="float" office:value="10.0079042266892" calcext:value-type="float">
            <text:p>10.0079042266892</text:p>
          </table:table-cell>
          <table:table-cell table:formula="of:=1 / ([.$B$1] + ([.$B$2] + ([.$B$3] * [.B324] * [.B324] )) * [.B324] )" office:value-type="float" office:value="280.888560832601" calcext:value-type="float">
            <text:p>280.888560832601</text:p>
          </table:table-cell>
          <table:table-cell table:formula="of:=[.C324] - 273.15" office:value-type="float" office:value="7.73856083260057" calcext:value-type="float">
            <text:p>7.7385608326005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LN(10000*(1024/MAX(1;[.A325]) - 1))" office:value-type="float" office:value="10.0033470720036" calcext:value-type="float">
            <text:p>10.0033470720036</text:p>
          </table:table-cell>
          <table:table-cell table:formula="of:=1 / ([.$B$1] + ([.$B$2] + ([.$B$3] * [.B325] * [.B325] )) * [.B325] )" office:value-type="float" office:value="280.982239876065" calcext:value-type="float">
            <text:p>280.982239876065</text:p>
          </table:table-cell>
          <table:table-cell table:formula="of:=[.C325] - 273.15" office:value-type="float" office:value="7.83223987606539" calcext:value-type="float">
            <text:p>7.8322398760653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LN(10000*(1024/MAX(1;[.A326]) - 1))" office:value-type="float" office:value="9.99879773234045" calcext:value-type="float">
            <text:p>9.99879773234045</text:p>
          </table:table-cell>
          <table:table-cell table:formula="of:=1 / ([.$B$1] + ([.$B$2] + ([.$B$3] * [.B326] * [.B326] )) * [.B326] )" office:value-type="float" office:value="281.075812004433" calcext:value-type="float">
            <text:p>281.075812004433</text:p>
          </table:table-cell>
          <table:table-cell table:formula="of:=[.C326] - 273.15" office:value-type="float" office:value="7.92581200443289" calcext:value-type="float">
            <text:p>7.9258120044328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LN(10000*(1024/MAX(1;[.A327]) - 1))" office:value-type="float" office:value="9.99425614065683" calcext:value-type="float">
            <text:p>9.99425614065683</text:p>
          </table:table-cell>
          <table:table-cell table:formula="of:=1 / ([.$B$1] + ([.$B$2] + ([.$B$3] * [.B327] * [.B327] )) * [.B327] )" office:value-type="float" office:value="281.169278370015" calcext:value-type="float">
            <text:p>281.169278370015</text:p>
          </table:table-cell>
          <table:table-cell table:formula="of:=[.C327] - 273.15" office:value-type="float" office:value="8.01927837001483" calcext:value-type="float">
            <text:p>8.0192783700148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LN(10000*(1024/MAX(1;[.A328]) - 1))" office:value-type="float" office:value="9.98972223045759" calcext:value-type="float">
            <text:p>9.98972223045759</text:p>
          </table:table-cell>
          <table:table-cell table:formula="of:=1 / ([.$B$1] + ([.$B$2] + ([.$B$3] * [.B328] * [.B328] )) * [.B328] )" office:value-type="float" office:value="281.262640117033" calcext:value-type="float">
            <text:p>281.262640117033</text:p>
          </table:table-cell>
          <table:table-cell table:formula="of:=[.C328] - 273.15" office:value-type="float" office:value="8.11264011703298" calcext:value-type="float">
            <text:p>8.1126401170329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LN(10000*(1024/MAX(1;[.A329]) - 1))" office:value-type="float" office:value="9.98519593578812" calcext:value-type="float">
            <text:p>9.98519593578812</text:p>
          </table:table-cell>
          <table:table-cell table:formula="of:=1 / ([.$B$1] + ([.$B$2] + ([.$B$3] * [.B329] * [.B329] )) * [.B329] )" office:value-type="float" office:value="281.35589838173" calcext:value-type="float">
            <text:p>281.35589838173</text:p>
          </table:table-cell>
          <table:table-cell table:formula="of:=[.C329] - 273.15" office:value-type="float" office:value="8.20589838173032" calcext:value-type="float">
            <text:p>8.20589838173032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LN(10000*(1024/MAX(1;[.A330]) - 1))" office:value-type="float" office:value="9.98067719122726" calcext:value-type="float">
            <text:p>9.98067719122726</text:p>
          </table:table-cell>
          <table:table-cell table:formula="of:=1 / ([.$B$1] + ([.$B$2] + ([.$B$3] * [.B330] * [.B330] )) * [.B330] )" office:value-type="float" office:value="281.449054292482" calcext:value-type="float">
            <text:p>281.449054292482</text:p>
          </table:table-cell>
          <table:table-cell table:formula="of:=[.C330] - 273.15" office:value-type="float" office:value="8.2990542924818" calcext:value-type="float">
            <text:p>8.299054292481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LN(10000*(1024/MAX(1;[.A331]) - 1))" office:value-type="float" office:value="9.97616593188026" calcext:value-type="float">
            <text:p>9.97616593188026</text:p>
          </table:table-cell>
          <table:table-cell table:formula="of:=1 / ([.$B$1] + ([.$B$2] + ([.$B$3] * [.B331] * [.B331] )) * [.B331] )" office:value-type="float" office:value="281.542108969903" calcext:value-type="float">
            <text:p>281.542108969903</text:p>
          </table:table-cell>
          <table:table-cell table:formula="of:=[.C331] - 273.15" office:value-type="float" office:value="8.39210896990278" calcext:value-type="float">
            <text:p>8.39210896990278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LN(10000*(1024/MAX(1;[.A332]) - 1))" office:value-type="float" office:value="9.97166209337185" calcext:value-type="float">
            <text:p>9.97166209337185</text:p>
          </table:table-cell>
          <table:table-cell table:formula="of:=1 / ([.$B$1] + ([.$B$2] + ([.$B$3] * [.B332] * [.B332] )) * [.B332] )" office:value-type="float" office:value="281.635063526956" calcext:value-type="float">
            <text:p>281.635063526956</text:p>
          </table:table-cell>
          <table:table-cell table:formula="of:=[.C332] - 273.15" office:value-type="float" office:value="8.48506352695597" calcext:value-type="float">
            <text:p>8.4850635269559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LN(10000*(1024/MAX(1;[.A333]) - 1))" office:value-type="float" office:value="9.96716561183945" calcext:value-type="float">
            <text:p>9.96716561183945</text:p>
          </table:table-cell>
          <table:table-cell table:formula="of:=1 / ([.$B$1] + ([.$B$2] + ([.$B$3] * [.B333] * [.B333] )) * [.B333] )" office:value-type="float" office:value="281.727919069057" calcext:value-type="float">
            <text:p>281.727919069057</text:p>
          </table:table-cell>
          <table:table-cell table:formula="of:=[.C333] - 273.15" office:value-type="float" office:value="8.57791906905743" calcext:value-type="float">
            <text:p>8.5779190690574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LN(10000*(1024/MAX(1;[.A334]) - 1))" office:value-type="float" office:value="9.96267642392646" calcext:value-type="float">
            <text:p>9.96267642392646</text:p>
          </table:table-cell>
          <table:table-cell table:formula="of:=1 / ([.$B$1] + ([.$B$2] + ([.$B$3] * [.B334] * [.B334] )) * [.B334] )" office:value-type="float" office:value="281.820676694181" calcext:value-type="float">
            <text:p>281.820676694181</text:p>
          </table:table-cell>
          <table:table-cell table:formula="of:=[.C334] - 273.15" office:value-type="float" office:value="8.67067669418066" calcext:value-type="float">
            <text:p>8.6706766941806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LN(10000*(1024/MAX(1;[.A335]) - 1))" office:value-type="float" office:value="9.9581944667756" calcext:value-type="float">
            <text:p>9.9581944667756</text:p>
          </table:table-cell>
          <table:table-cell table:formula="of:=1 / ([.$B$1] + ([.$B$2] + ([.$B$3] * [.B335] * [.B335] )) * [.B335] )" office:value-type="float" office:value="281.913337492959" calcext:value-type="float">
            <text:p>281.913337492959</text:p>
          </table:table-cell>
          <table:table-cell table:formula="of:=[.C335] - 273.15" office:value-type="float" office:value="8.76333749295907" calcext:value-type="float">
            <text:p>8.7633374929590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LN(10000*(1024/MAX(1;[.A336]) - 1))" office:value-type="float" office:value="9.95371967802246" calcext:value-type="float">
            <text:p>9.95371967802246</text:p>
          </table:table-cell>
          <table:table-cell table:formula="of:=1 / ([.$B$1] + ([.$B$2] + ([.$B$3] * [.B336] * [.B336] )) * [.B336] )" office:value-type="float" office:value="282.005902548787" calcext:value-type="float">
            <text:p>282.005902548787</text:p>
          </table:table-cell>
          <table:table-cell table:formula="of:=[.C336] - 273.15" office:value-type="float" office:value="8.85590254878747" calcext:value-type="float">
            <text:p>8.8559025487874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LN(10000*(1024/MAX(1;[.A337]) - 1))" office:value-type="float" office:value="9.94925199578902" calcext:value-type="float">
            <text:p>9.94925199578902</text:p>
          </table:table-cell>
          <table:table-cell table:formula="of:=1 / ([.$B$1] + ([.$B$2] + ([.$B$3] * [.B337] * [.B337] )) * [.B337] )" office:value-type="float" office:value="282.098372937922" calcext:value-type="float">
            <text:p>282.098372937922</text:p>
          </table:table-cell>
          <table:table-cell table:formula="of:=[.C337] - 273.15" office:value-type="float" office:value="8.94837293792182" calcext:value-type="float">
            <text:p>8.9483729379218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LN(10000*(1024/MAX(1;[.A338]) - 1))" office:value-type="float" office:value="9.94479135867736" calcext:value-type="float">
            <text:p>9.94479135867736</text:p>
          </table:table-cell>
          <table:table-cell table:formula="of:=1 / ([.$B$1] + ([.$B$2] + ([.$B$3] * [.B338] * [.B338] )) * [.B338] )" office:value-type="float" office:value="282.190749729578" calcext:value-type="float">
            <text:p>282.190749729578</text:p>
          </table:table-cell>
          <table:table-cell table:formula="of:=[.C338] - 273.15" office:value-type="float" office:value="9.04074972957795" calcext:value-type="float">
            <text:p>9.0407497295779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LN(10000*(1024/MAX(1;[.A339]) - 1))" office:value-type="float" office:value="9.94033770576341" calcext:value-type="float">
            <text:p>9.94033770576341</text:p>
          </table:table-cell>
          <table:table-cell table:formula="of:=1 / ([.$B$1] + ([.$B$2] + ([.$B$3] * [.B339] * [.B339] )) * [.B339] )" office:value-type="float" office:value="282.283033986028" calcext:value-type="float">
            <text:p>282.283033986028</text:p>
          </table:table-cell>
          <table:table-cell table:formula="of:=[.C339] - 273.15" office:value-type="float" office:value="9.13303398602847" calcext:value-type="float">
            <text:p>9.1330339860284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LN(10000*(1024/MAX(1;[.A340]) - 1))" office:value-type="float" office:value="9.93589097659079" calcext:value-type="float">
            <text:p>9.93589097659079</text:p>
          </table:table-cell>
          <table:table-cell table:formula="of:=1 / ([.$B$1] + ([.$B$2] + ([.$B$3] * [.B340] * [.B340] )) * [.B340] )" office:value-type="float" office:value="282.375226762699" calcext:value-type="float">
            <text:p>282.375226762699</text:p>
          </table:table-cell>
          <table:table-cell table:formula="of:=[.C340] - 273.15" office:value-type="float" office:value="9.22522676269881" calcext:value-type="float">
            <text:p>9.2252267626988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LN(10000*(1024/MAX(1;[.A341]) - 1))" office:value-type="float" office:value="9.93145111116477" calcext:value-type="float">
            <text:p>9.93145111116477</text:p>
          </table:table-cell>
          <table:table-cell table:formula="of:=1 / ([.$B$1] + ([.$B$2] + ([.$B$3] * [.B341] * [.B341] )) * [.B341] )" office:value-type="float" office:value="282.467329108262" calcext:value-type="float">
            <text:p>282.467329108262</text:p>
          </table:table-cell>
          <table:table-cell table:formula="of:=[.C341] - 273.15" office:value-type="float" office:value="9.31732910826167" calcext:value-type="float">
            <text:p>9.3173291082616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LN(10000*(1024/MAX(1;[.A342]) - 1))" office:value-type="float" office:value="9.92701804994632" calcext:value-type="float">
            <text:p>9.92701804994632</text:p>
          </table:table-cell>
          <table:table-cell table:formula="of:=1 / ([.$B$1] + ([.$B$2] + ([.$B$3] * [.B342] * [.B342] )) * [.B342] )" office:value-type="float" office:value="282.55934206473" calcext:value-type="float">
            <text:p>282.55934206473</text:p>
          </table:table-cell>
          <table:table-cell table:formula="of:=[.C342] - 273.15" office:value-type="float" office:value="9.40934206473042" calcext:value-type="float">
            <text:p>9.4093420647304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LN(10000*(1024/MAX(1;[.A343]) - 1))" office:value-type="float" office:value="9.92259173384617" calcext:value-type="float">
            <text:p>9.92259173384617</text:p>
          </table:table-cell>
          <table:table-cell table:formula="of:=1 / ([.$B$1] + ([.$B$2] + ([.$B$3] * [.B343] * [.B343] )) * [.B343] )" office:value-type="float" office:value="282.651266667551" calcext:value-type="float">
            <text:p>282.651266667551</text:p>
          </table:table-cell>
          <table:table-cell table:formula="of:=[.C343] - 273.15" office:value-type="float" office:value="9.50126666755097" calcext:value-type="float">
            <text:p>9.5012666675509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LN(10000*(1024/MAX(1;[.A344]) - 1))" office:value-type="float" office:value="9.91817210421905" calcext:value-type="float">
            <text:p>9.91817210421905</text:p>
          </table:table-cell>
          <table:table-cell table:formula="of:=1 / ([.$B$1] + ([.$B$2] + ([.$B$3] * [.B344] * [.B344] )) * [.B344] )" office:value-type="float" office:value="282.743103945693" calcext:value-type="float">
            <text:p>282.743103945693</text:p>
          </table:table-cell>
          <table:table-cell table:formula="of:=[.C344] - 273.15" office:value-type="float" office:value="9.59310394569269" calcext:value-type="float">
            <text:p>9.5931039456926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LN(10000*(1024/MAX(1;[.A345]) - 1))" office:value-type="float" office:value="9.91375910285796" calcext:value-type="float">
            <text:p>9.91375910285796</text:p>
          </table:table-cell>
          <table:table-cell table:formula="of:=1 / ([.$B$1] + ([.$B$2] + ([.$B$3] * [.B345] * [.B345] )) * [.B345] )" office:value-type="float" office:value="282.834854921738" calcext:value-type="float">
            <text:p>282.834854921738</text:p>
          </table:table-cell>
          <table:table-cell table:formula="of:=[.C345] - 273.15" office:value-type="float" office:value="9.68485492173789" calcext:value-type="float">
            <text:p>9.6848549217378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LN(10000*(1024/MAX(1;[.A346]) - 1))" office:value-type="float" office:value="9.90935267198853" calcext:value-type="float">
            <text:p>9.90935267198853</text:p>
          </table:table-cell>
          <table:table-cell table:formula="of:=1 / ([.$B$1] + ([.$B$2] + ([.$B$3] * [.B346] * [.B346] )) * [.B346] )" office:value-type="float" office:value="282.92652061197" calcext:value-type="float">
            <text:p>282.92652061197</text:p>
          </table:table-cell>
          <table:table-cell table:formula="of:=[.C346] - 273.15" office:value-type="float" office:value="9.77652061197051" calcext:value-type="float">
            <text:p>9.7765206119705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LN(10000*(1024/MAX(1;[.A347]) - 1))" office:value-type="float" office:value="9.90495275426346" calcext:value-type="float">
            <text:p>9.90495275426346</text:p>
          </table:table-cell>
          <table:table-cell table:formula="of:=1 / ([.$B$1] + ([.$B$2] + ([.$B$3] * [.B347] * [.B347] )) * [.B347] )" office:value-type="float" office:value="283.018102026463" calcext:value-type="float">
            <text:p>283.018102026463</text:p>
          </table:table-cell>
          <table:table-cell table:formula="of:=[.C347] - 273.15" office:value-type="float" office:value="9.86810202646291" calcext:value-type="float">
            <text:p>9.8681020264629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LN(10000*(1024/MAX(1;[.A348]) - 1))" office:value-type="float" office:value="9.90055929275704" calcext:value-type="float">
            <text:p>9.90055929275704</text:p>
          </table:table-cell>
          <table:table-cell table:formula="of:=1 / ([.$B$1] + ([.$B$2] + ([.$B$3] * [.B348] * [.B348] )) * [.B348] )" office:value-type="float" office:value="283.109600169163" calcext:value-type="float">
            <text:p>283.109600169163</text:p>
          </table:table-cell>
          <table:table-cell table:formula="of:=[.C348] - 273.15" office:value-type="float" office:value="9.95960016916251" calcext:value-type="float">
            <text:p>9.9596001691625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LN(10000*(1024/MAX(1;[.A349]) - 1))" office:value-type="float" office:value="9.89617223095975" calcext:value-type="float">
            <text:p>9.89617223095975</text:p>
          </table:table-cell>
          <table:table-cell table:formula="of:=1 / ([.$B$1] + ([.$B$2] + ([.$B$3] * [.B349] * [.B349] )) * [.B349] )" office:value-type="float" office:value="283.201016037976" calcext:value-type="float">
            <text:p>283.201016037976</text:p>
          </table:table-cell>
          <table:table-cell table:formula="of:=[.C349] - 273.15" office:value-type="float" office:value="10.0510160379765" calcext:value-type="float">
            <text:p>10.051016037976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LN(10000*(1024/MAX(1;[.A350]) - 1))" office:value-type="float" office:value="9.89179151277294" calcext:value-type="float">
            <text:p>9.89179151277294</text:p>
          </table:table-cell>
          <table:table-cell table:formula="of:=1 / ([.$B$1] + ([.$B$2] + ([.$B$3] * [.B350] * [.B350] )) * [.B350] )" office:value-type="float" office:value="283.292350624855" calcext:value-type="float">
            <text:p>283.292350624855</text:p>
          </table:table-cell>
          <table:table-cell table:formula="of:=[.C350] - 273.15" office:value-type="float" office:value="10.1423506248555" calcext:value-type="float">
            <text:p>10.142350624855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LN(10000*(1024/MAX(1;[.A351]) - 1))" office:value-type="float" office:value="9.88741708250352" calcext:value-type="float">
            <text:p>9.88741708250352</text:p>
          </table:table-cell>
          <table:table-cell table:formula="of:=1 / ([.$B$1] + ([.$B$2] + ([.$B$3] * [.B351] * [.B351] )) * [.B351] )" office:value-type="float" office:value="283.383604915877" calcext:value-type="float">
            <text:p>283.383604915877</text:p>
          </table:table-cell>
          <table:table-cell table:formula="of:=[.C351] - 273.15" office:value-type="float" office:value="10.2336049158772" calcext:value-type="float">
            <text:p>10.233604915877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LN(10000*(1024/MAX(1;[.A352]) - 1))" office:value-type="float" office:value="9.88304888485885" calcext:value-type="float">
            <text:p>9.88304888485885</text:p>
          </table:table-cell>
          <table:table-cell table:formula="of:=1 / ([.$B$1] + ([.$B$2] + ([.$B$3] * [.B352] * [.B352] )) * [.B352] )" office:value-type="float" office:value="283.474779891327" calcext:value-type="float">
            <text:p>283.474779891327</text:p>
          </table:table-cell>
          <table:table-cell table:formula="of:=[.C352] - 273.15" office:value-type="float" office:value="10.3247798913269" calcext:value-type="float">
            <text:p>10.324779891326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LN(10000*(1024/MAX(1;[.A353]) - 1))" office:value-type="float" office:value="9.8786868649416" calcext:value-type="float">
            <text:p>9.8786868649416</text:p>
          </table:table-cell>
          <table:table-cell table:formula="of:=1 / ([.$B$1] + ([.$B$2] + ([.$B$3] * [.B353] * [.B353] )) * [.B353] )" office:value-type="float" office:value="283.56587652578" calcext:value-type="float">
            <text:p>283.56587652578</text:p>
          </table:table-cell>
          <table:table-cell table:formula="of:=[.C353] - 273.15" office:value-type="float" office:value="10.4158765257795" calcext:value-type="float">
            <text:p>10.415876525779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LN(10000*(1024/MAX(1;[.A354]) - 1))" office:value-type="float" office:value="9.87433096824467" calcext:value-type="float">
            <text:p>9.87433096824467</text:p>
          </table:table-cell>
          <table:table-cell table:formula="of:=1 / ([.$B$1] + ([.$B$2] + ([.$B$3] * [.B354] * [.B354] )) * [.B354] )" office:value-type="float" office:value="283.656895788178" calcext:value-type="float">
            <text:p>283.656895788178</text:p>
          </table:table-cell>
          <table:table-cell table:formula="of:=[.C354] - 273.15" office:value-type="float" office:value="10.5068957881784" calcext:value-type="float">
            <text:p>10.5068957881784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LN(10000*(1024/MAX(1;[.A355]) - 1))" office:value-type="float" office:value="9.86998114064629" calcext:value-type="float">
            <text:p>9.86998114064629</text:p>
          </table:table-cell>
          <table:table-cell table:formula="of:=1 / ([.$B$1] + ([.$B$2] + ([.$B$3] * [.B355] * [.B355] )) * [.B355] )" office:value-type="float" office:value="283.747838641914" calcext:value-type="float">
            <text:p>283.747838641914</text:p>
          </table:table-cell>
          <table:table-cell table:formula="of:=[.C355] - 273.15" office:value-type="float" office:value="10.5978386419143" calcext:value-type="float">
            <text:p>10.597838641914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LN(10000*(1024/MAX(1;[.A356]) - 1))" office:value-type="float" office:value="9.86563732840503" calcext:value-type="float">
            <text:p>9.86563732840503</text:p>
          </table:table-cell>
          <table:table-cell table:formula="of:=1 / ([.$B$1] + ([.$B$2] + ([.$B$3] * [.B356] * [.B356] )) * [.B356] )" office:value-type="float" office:value="283.838706044903" calcext:value-type="float">
            <text:p>283.838706044903</text:p>
          </table:table-cell>
          <table:table-cell table:formula="of:=[.C356] - 273.15" office:value-type="float" office:value="10.6887060449031" calcext:value-type="float">
            <text:p>10.688706044903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LN(10000*(1024/MAX(1;[.A357]) - 1))" office:value-type="float" office:value="9.86129947815505" calcext:value-type="float">
            <text:p>9.86129947815505</text:p>
          </table:table-cell>
          <table:table-cell table:formula="of:=1 / ([.$B$1] + ([.$B$2] + ([.$B$3] * [.B357] * [.B357] )) * [.B357] )" office:value-type="float" office:value="283.929498949663" calcext:value-type="float">
            <text:p>283.929498949663</text:p>
          </table:table-cell>
          <table:table-cell table:formula="of:=[.C357] - 273.15" office:value-type="float" office:value="10.7794989496628" calcext:value-type="float">
            <text:p>10.779498949662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LN(10000*(1024/MAX(1;[.A358]) - 1))" office:value-type="float" office:value="9.85696753690124" calcext:value-type="float">
            <text:p>9.85696753690124</text:p>
          </table:table-cell>
          <table:table-cell table:formula="of:=1 / ([.$B$1] + ([.$B$2] + ([.$B$3] * [.B358] * [.B358] )) * [.B358] )" office:value-type="float" office:value="284.020218303388" calcext:value-type="float">
            <text:p>284.020218303388</text:p>
          </table:table-cell>
          <table:table-cell table:formula="of:=[.C358] - 273.15" office:value-type="float" office:value="10.8702183033885" calcext:value-type="float">
            <text:p>10.870218303388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LN(10000*(1024/MAX(1;[.A359]) - 1))" office:value-type="float" office:value="9.85264145201457" calcext:value-type="float">
            <text:p>9.85264145201457</text:p>
          </table:table-cell>
          <table:table-cell table:formula="of:=1 / ([.$B$1] + ([.$B$2] + ([.$B$3] * [.B359] * [.B359] )) * [.B359] )" office:value-type="float" office:value="284.110865048028" calcext:value-type="float">
            <text:p>284.110865048028</text:p>
          </table:table-cell>
          <table:table-cell table:formula="of:=[.C359] - 273.15" office:value-type="float" office:value="10.9608650480284" calcext:value-type="float">
            <text:p>10.9608650480284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LN(10000*(1024/MAX(1;[.A360]) - 1))" office:value-type="float" office:value="9.84832117122742" calcext:value-type="float">
            <text:p>9.84832117122742</text:p>
          </table:table-cell>
          <table:table-cell table:formula="of:=1 / ([.$B$1] + ([.$B$2] + ([.$B$3] * [.B360] * [.B360] )) * [.B360] )" office:value-type="float" office:value="284.201440120357" calcext:value-type="float">
            <text:p>284.201440120357</text:p>
          </table:table-cell>
          <table:table-cell table:formula="of:=[.C360] - 273.15" office:value-type="float" office:value="11.0514401203568" calcext:value-type="float">
            <text:p>11.051440120356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LN(10000*(1024/MAX(1;[.A361]) - 1))" office:value-type="float" office:value="9.844006642629" calcext:value-type="float">
            <text:p>9.844006642629</text:p>
          </table:table-cell>
          <table:table-cell table:formula="of:=1 / ([.$B$1] + ([.$B$2] + ([.$B$3] * [.B361] * [.B361] )) * [.B361] )" office:value-type="float" office:value="284.291944452048" calcext:value-type="float">
            <text:p>284.291944452048</text:p>
          </table:table-cell>
          <table:table-cell table:formula="of:=[.C361] - 273.15" office:value-type="float" office:value="11.1419444520477" calcext:value-type="float">
            <text:p>11.141944452047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LN(10000*(1024/MAX(1;[.A362]) - 1))" office:value-type="float" office:value="9.8396978146608" calcext:value-type="float">
            <text:p>9.8396978146608</text:p>
          </table:table-cell>
          <table:table-cell table:formula="of:=1 / ([.$B$1] + ([.$B$2] + ([.$B$3] * [.B362] * [.B362] )) * [.B362] )" office:value-type="float" office:value="284.382378969747" calcext:value-type="float">
            <text:p>284.382378969747</text:p>
          </table:table-cell>
          <table:table-cell table:formula="of:=[.C362] - 273.15" office:value-type="float" office:value="11.2323789697468" calcext:value-type="float">
            <text:p>11.232378969746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LN(10000*(1024/MAX(1;[.A363]) - 1))" office:value-type="float" office:value="9.83539463611217" calcext:value-type="float">
            <text:p>9.83539463611217</text:p>
          </table:table-cell>
          <table:table-cell table:formula="of:=1 / ([.$B$1] + ([.$B$2] + ([.$B$3] * [.B363] * [.B363] )) * [.B363] )" office:value-type="float" office:value="284.472744595142" calcext:value-type="float">
            <text:p>284.472744595142</text:p>
          </table:table-cell>
          <table:table-cell table:formula="of:=[.C363] - 273.15" office:value-type="float" office:value="11.3227445951425" calcext:value-type="float">
            <text:p>11.322744595142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LN(10000*(1024/MAX(1;[.A364]) - 1))" office:value-type="float" office:value="9.83109705611587" calcext:value-type="float">
            <text:p>9.83109705611587</text:p>
          </table:table-cell>
          <table:table-cell table:formula="of:=1 / ([.$B$1] + ([.$B$2] + ([.$B$3] * [.B364] * [.B364] )) * [.B364] )" office:value-type="float" office:value="284.563042245037" calcext:value-type="float">
            <text:p>284.563042245037</text:p>
          </table:table-cell>
          <table:table-cell table:formula="of:=[.C364] - 273.15" office:value-type="float" office:value="11.4130422450368" calcext:value-type="float">
            <text:p>11.413042245036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10000*(1024/MAX(1;[.A365]) - 1))" office:value-type="float" office:value="9.82680502414376" calcext:value-type="float">
            <text:p>9.82680502414376</text:p>
          </table:table-cell>
          <table:table-cell table:formula="of:=1 / ([.$B$1] + ([.$B$2] + ([.$B$3] * [.B365] * [.B365] )) * [.B365] )" office:value-type="float" office:value="284.653272831415" calcext:value-type="float">
            <text:p>284.653272831415</text:p>
          </table:table-cell>
          <table:table-cell table:formula="of:=[.C365] - 273.15" office:value-type="float" office:value="11.5032728314148" calcext:value-type="float">
            <text:p>11.503272831414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LN(10000*(1024/MAX(1;[.A366]) - 1))" office:value-type="float" office:value="9.82251849000246" calcext:value-type="float">
            <text:p>9.82251849000246</text:p>
          </table:table-cell>
          <table:table-cell table:formula="of:=1 / ([.$B$1] + ([.$B$2] + ([.$B$3] * [.B366] * [.B366] )) * [.B366] )" office:value-type="float" office:value="284.743437261513" calcext:value-type="float">
            <text:p>284.743437261513</text:p>
          </table:table-cell>
          <table:table-cell table:formula="of:=[.C366] - 273.15" office:value-type="float" office:value="11.5934372615133" calcext:value-type="float">
            <text:p>11.593437261513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LN(10000*(1024/MAX(1;[.A367]) - 1))" office:value-type="float" office:value="9.81823740382916" calcext:value-type="float">
            <text:p>9.81823740382916</text:p>
          </table:table-cell>
          <table:table-cell table:formula="of:=1 / ([.$B$1] + ([.$B$2] + ([.$B$3] * [.B367] * [.B367] )) * [.B367] )" office:value-type="float" office:value="284.833536437889" calcext:value-type="float">
            <text:p>284.833536437889</text:p>
          </table:table-cell>
          <table:table-cell table:formula="of:=[.C367] - 273.15" office:value-type="float" office:value="11.6835364378888" calcext:value-type="float">
            <text:p>11.683536437888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LN(10000*(1024/MAX(1;[.A368]) - 1))" office:value-type="float" office:value="9.81396171608742" calcext:value-type="float">
            <text:p>9.81396171608742</text:p>
          </table:table-cell>
          <table:table-cell table:formula="of:=1 / ([.$B$1] + ([.$B$2] + ([.$B$3] * [.B368] * [.B368] )) * [.B368] )" office:value-type="float" office:value="284.923571258485" calcext:value-type="float">
            <text:p>284.923571258485</text:p>
          </table:table-cell>
          <table:table-cell table:formula="of:=[.C368] - 273.15" office:value-type="float" office:value="11.7735712584848" calcext:value-type="float">
            <text:p>11.773571258484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LN(10000*(1024/MAX(1;[.A369]) - 1))" office:value-type="float" office:value="9.80969137756302" calcext:value-type="float">
            <text:p>9.80969137756302</text:p>
          </table:table-cell>
          <table:table-cell table:formula="of:=1 / ([.$B$1] + ([.$B$2] + ([.$B$3] * [.B369] * [.B369] )) * [.B369] )" office:value-type="float" office:value="285.013542616698" calcext:value-type="float">
            <text:p>285.013542616698</text:p>
          </table:table-cell>
          <table:table-cell table:formula="of:=[.C369] - 273.15" office:value-type="float" office:value="11.863542616698" calcext:value-type="float">
            <text:p>11.86354261669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LN(10000*(1024/MAX(1;[.A370]) - 1))" office:value-type="float" office:value="9.80542633935991" calcext:value-type="float">
            <text:p>9.80542633935991</text:p>
          </table:table-cell>
          <table:table-cell table:formula="of:=1 / ([.$B$1] + ([.$B$2] + ([.$B$3] * [.B370] * [.B370] )) * [.B370] )" office:value-type="float" office:value="285.103451401444" calcext:value-type="float">
            <text:p>285.103451401444</text:p>
          </table:table-cell>
          <table:table-cell table:formula="of:=[.C370] - 273.15" office:value-type="float" office:value="11.9534514014445" calcext:value-type="float">
            <text:p>11.953451401444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LN(10000*(1024/MAX(1;[.A371]) - 1))" office:value-type="float" office:value="9.8011665528962" calcext:value-type="float">
            <text:p>9.8011665528962</text:p>
          </table:table-cell>
          <table:table-cell table:formula="of:=1 / ([.$B$1] + ([.$B$2] + ([.$B$3] * [.B371] * [.B371] )) * [.B371] )" office:value-type="float" office:value="285.193298497224" calcext:value-type="float">
            <text:p>285.193298497224</text:p>
          </table:table-cell>
          <table:table-cell table:formula="of:=[.C371] - 273.15" office:value-type="float" office:value="12.0432984972238" calcext:value-type="float">
            <text:p>12.043298497223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LN(10000*(1024/MAX(1;[.A372]) - 1))" office:value-type="float" office:value="9.79691196990013" calcext:value-type="float">
            <text:p>9.79691196990013</text:p>
          </table:table-cell>
          <table:table-cell table:formula="of:=1 / ([.$B$1] + ([.$B$2] + ([.$B$3] * [.B372] * [.B372] )) * [.B372] )" office:value-type="float" office:value="285.283084784184" calcext:value-type="float">
            <text:p>285.283084784184</text:p>
          </table:table-cell>
          <table:table-cell table:formula="of:=[.C372] - 273.15" office:value-type="float" office:value="12.1330847841837" calcext:value-type="float">
            <text:p>12.133084784183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LN(10000*(1024/MAX(1;[.A373]) - 1))" office:value-type="float" office:value="9.79266254240622" calcext:value-type="float">
            <text:p>9.79266254240622</text:p>
          </table:table-cell>
          <table:table-cell table:formula="of:=1 / ([.$B$1] + ([.$B$2] + ([.$B$3] * [.B373] * [.B373] )) * [.B373] )" office:value-type="float" office:value="285.372811138183" calcext:value-type="float">
            <text:p>285.372811138183</text:p>
          </table:table-cell>
          <table:table-cell table:formula="of:=[.C373] - 273.15" office:value-type="float" office:value="12.2228111381834" calcext:value-type="float">
            <text:p>12.222811138183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LN(10000*(1024/MAX(1;[.A374]) - 1))" office:value-type="float" office:value="9.78841822275134" calcext:value-type="float">
            <text:p>9.78841822275134</text:p>
          </table:table-cell>
          <table:table-cell table:formula="of:=1 / ([.$B$1] + ([.$B$2] + ([.$B$3] * [.B374] * [.B374] )) * [.B374] )" office:value-type="float" office:value="285.462478430856" calcext:value-type="float">
            <text:p>285.462478430856</text:p>
          </table:table-cell>
          <table:table-cell table:formula="of:=[.C374] - 273.15" office:value-type="float" office:value="12.3124784308561" calcext:value-type="float">
            <text:p>12.312478430856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LN(10000*(1024/MAX(1;[.A375]) - 1))" office:value-type="float" office:value="9.78417896357091" calcext:value-type="float">
            <text:p>9.78417896357091</text:p>
          </table:table-cell>
          <table:table-cell table:formula="of:=1 / ([.$B$1] + ([.$B$2] + ([.$B$3] * [.B375] * [.B375] )) * [.B375] )" office:value-type="float" office:value="285.552087529671" calcext:value-type="float">
            <text:p>285.552087529671</text:p>
          </table:table-cell>
          <table:table-cell table:formula="of:=[.C375] - 273.15" office:value-type="float" office:value="12.4020875296712" calcext:value-type="float">
            <text:p>12.4020875296712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LN(10000*(1024/MAX(1;[.A376]) - 1))" office:value-type="float" office:value="9.77994471779511" calcext:value-type="float">
            <text:p>9.77994471779511</text:p>
          </table:table-cell>
          <table:table-cell table:formula="of:=1 / ([.$B$1] + ([.$B$2] + ([.$B$3] * [.B376] * [.B376] )) * [.B376] )" office:value-type="float" office:value="285.641639297996" calcext:value-type="float">
            <text:p>285.641639297996</text:p>
          </table:table-cell>
          <table:table-cell table:formula="of:=[.C376] - 273.15" office:value-type="float" office:value="12.4916392979956" calcext:value-type="float">
            <text:p>12.491639297995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LN(10000*(1024/MAX(1;[.A377]) - 1))" office:value-type="float" office:value="9.77571543864518" calcext:value-type="float">
            <text:p>9.77571543864518</text:p>
          </table:table-cell>
          <table:table-cell table:formula="of:=1 / ([.$B$1] + ([.$B$2] + ([.$B$3] * [.B377] * [.B377] )) * [.B377] )" office:value-type="float" office:value="285.731134595154" calcext:value-type="float">
            <text:p>285.731134595154</text:p>
          </table:table-cell>
          <table:table-cell table:formula="of:=[.C377] - 273.15" office:value-type="float" office:value="12.5811345951545" calcext:value-type="float">
            <text:p>12.581134595154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LN(10000*(1024/MAX(1;[.A378]) - 1))" office:value-type="float" office:value="9.77149107962969" calcext:value-type="float">
            <text:p>9.77149107962969</text:p>
          </table:table-cell>
          <table:table-cell table:formula="of:=1 / ([.$B$1] + ([.$B$2] + ([.$B$3] * [.B378] * [.B378] )) * [.B378] )" office:value-type="float" office:value="285.820574276491" calcext:value-type="float">
            <text:p>285.820574276491</text:p>
          </table:table-cell>
          <table:table-cell table:formula="of:=[.C378] - 273.15" office:value-type="float" office:value="12.6705742764908" calcext:value-type="float">
            <text:p>12.670574276490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LN(10000*(1024/MAX(1;[.A379]) - 1))" office:value-type="float" office:value="9.76727159454094" calcext:value-type="float">
            <text:p>9.76727159454094</text:p>
          </table:table-cell>
          <table:table-cell table:formula="of:=1 / ([.$B$1] + ([.$B$2] + ([.$B$3] * [.B379] * [.B379] )) * [.B379] )" office:value-type="float" office:value="285.909959193425" calcext:value-type="float">
            <text:p>285.909959193425</text:p>
          </table:table-cell>
          <table:table-cell table:formula="of:=[.C379] - 273.15" office:value-type="float" office:value="12.7599591934253" calcext:value-type="float">
            <text:p>12.759959193425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LN(10000*(1024/MAX(1;[.A380]) - 1))" office:value-type="float" office:value="9.76305693745133" calcext:value-type="float">
            <text:p>9.76305693745133</text:p>
          </table:table-cell>
          <table:table-cell table:formula="of:=1 / ([.$B$1] + ([.$B$2] + ([.$B$3] * [.B380] * [.B380] )) * [.B380] )" office:value-type="float" office:value="285.999290193515" calcext:value-type="float">
            <text:p>285.999290193515</text:p>
          </table:table-cell>
          <table:table-cell table:formula="of:=[.C380] - 273.15" office:value-type="float" office:value="12.8492901935145" calcext:value-type="float">
            <text:p>12.849290193514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LN(10000*(1024/MAX(1;[.A381]) - 1))" office:value-type="float" office:value="9.75884706270986" calcext:value-type="float">
            <text:p>9.75884706270986</text:p>
          </table:table-cell>
          <table:table-cell table:formula="of:=1 / ([.$B$1] + ([.$B$2] + ([.$B$3] * [.B381] * [.B381] )) * [.B381] )" office:value-type="float" office:value="286.088568120509" calcext:value-type="float">
            <text:p>286.088568120509</text:p>
          </table:table-cell>
          <table:table-cell table:formula="of:=[.C381] - 273.15" office:value-type="float" office:value="12.9385681205094" calcext:value-type="float">
            <text:p>12.938568120509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LN(10000*(1024/MAX(1;[.A382]) - 1))" office:value-type="float" office:value="9.75464192493856" calcext:value-type="float">
            <text:p>9.75464192493856</text:p>
          </table:table-cell>
          <table:table-cell table:formula="of:=1 / ([.$B$1] + ([.$B$2] + ([.$B$3] * [.B382] * [.B382] )) * [.B382] )" office:value-type="float" office:value="286.177793814412" calcext:value-type="float">
            <text:p>286.177793814412</text:p>
          </table:table-cell>
          <table:table-cell table:formula="of:=[.C382] - 273.15" office:value-type="float" office:value="13.0277938144124" calcext:value-type="float">
            <text:p>13.027793814412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LN(10000*(1024/MAX(1;[.A383]) - 1))" office:value-type="float" office:value="9.75044147902907" calcext:value-type="float">
            <text:p>9.75044147902907</text:p>
          </table:table-cell>
          <table:table-cell table:formula="of:=1 / ([.$B$1] + ([.$B$2] + ([.$B$3] * [.B383] * [.B383] )) * [.B383] )" office:value-type="float" office:value="286.266968111535" calcext:value-type="float">
            <text:p>286.266968111535</text:p>
          </table:table-cell>
          <table:table-cell table:formula="of:=[.C383] - 273.15" office:value-type="float" office:value="13.1169681115346" calcext:value-type="float">
            <text:p>13.116968111534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LN(10000*(1024/MAX(1;[.A384]) - 1))" office:value-type="float" office:value="9.7462456801392" calcext:value-type="float">
            <text:p>9.7462456801392</text:p>
          </table:table-cell>
          <table:table-cell table:formula="of:=1 / ([.$B$1] + ([.$B$2] + ([.$B$3] * [.B384] * [.B384] )) * [.B384] )" office:value-type="float" office:value="286.356091844552" calcext:value-type="float">
            <text:p>286.356091844552</text:p>
          </table:table-cell>
          <table:table-cell table:formula="of:=[.C384] - 273.15" office:value-type="float" office:value="13.2060918445517" calcext:value-type="float">
            <text:p>13.206091844551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LN(10000*(1024/MAX(1;[.A385]) - 1))" office:value-type="float" office:value="9.74205448368953" calcext:value-type="float">
            <text:p>9.74205448368953</text:p>
          </table:table-cell>
          <table:table-cell table:formula="of:=1 / ([.$B$1] + ([.$B$2] + ([.$B$3] * [.B385] * [.B385] )) * [.B385] )" office:value-type="float" office:value="286.44516584256" calcext:value-type="float">
            <text:p>286.44516584256</text:p>
          </table:table-cell>
          <table:table-cell table:formula="of:=[.C385] - 273.15" office:value-type="float" office:value="13.2951658425598" calcext:value-type="float">
            <text:p>13.295165842559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LN(10000*(1024/MAX(1;[.A386]) - 1))" office:value-type="float" office:value="9.73786784536011" calcext:value-type="float">
            <text:p>9.73786784536011</text:p>
          </table:table-cell>
          <table:table-cell table:formula="of:=1 / ([.$B$1] + ([.$B$2] + ([.$B$3] * [.B386] * [.B386] )) * [.B386] )" office:value-type="float" office:value="286.534190931131" calcext:value-type="float">
            <text:p>286.534190931131</text:p>
          </table:table-cell>
          <table:table-cell table:formula="of:=[.C386] - 273.15" office:value-type="float" office:value="13.3841909311306" calcext:value-type="float">
            <text:p>13.384190931130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LN(10000*(1024/MAX(1;[.A387]) - 1))" office:value-type="float" office:value="9.7336857210871" calcext:value-type="float">
            <text:p>9.7336857210871</text:p>
          </table:table-cell>
          <table:table-cell table:formula="of:=1 / ([.$B$1] + ([.$B$2] + ([.$B$3] * [.B387] * [.B387] )) * [.B387] )" office:value-type="float" office:value="286.623167932366" calcext:value-type="float">
            <text:p>286.623167932366</text:p>
          </table:table-cell>
          <table:table-cell table:formula="of:=[.C387] - 273.15" office:value-type="float" office:value="13.4731679323656" calcext:value-type="float">
            <text:p>13.473167932365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LN(10000*(1024/MAX(1;[.A388]) - 1))" office:value-type="float" office:value="9.72950806705957" calcext:value-type="float">
            <text:p>9.72950806705957</text:p>
          </table:table-cell>
          <table:table-cell table:formula="of:=1 / ([.$B$1] + ([.$B$2] + ([.$B$3] * [.B388] * [.B388] )) * [.B388] )" office:value-type="float" office:value="286.71209766495" calcext:value-type="float">
            <text:p>286.71209766495</text:p>
          </table:table-cell>
          <table:table-cell table:formula="of:=[.C388] - 273.15" office:value-type="float" office:value="13.5620976649503" calcext:value-type="float">
            <text:p>13.562097664950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LN(10000*(1024/MAX(1;[.A389]) - 1))" office:value-type="float" office:value="9.72533483971621" calcext:value-type="float">
            <text:p>9.72533483971621</text:p>
          </table:table-cell>
          <table:table-cell table:formula="of:=1 / ([.$B$1] + ([.$B$2] + ([.$B$3] * [.B389] * [.B389] )) * [.B389] )" office:value-type="float" office:value="286.800980944208" calcext:value-type="float">
            <text:p>286.800980944208</text:p>
          </table:table-cell>
          <table:table-cell table:formula="of:=[.C389] - 273.15" office:value-type="float" office:value="13.650980944208" calcext:value-type="float">
            <text:p>13.650980944208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LN(10000*(1024/MAX(1;[.A390]) - 1))" office:value-type="float" office:value="9.72116599574217" calcext:value-type="float">
            <text:p>9.72116599574217</text:p>
          </table:table-cell>
          <table:table-cell table:formula="of:=1 / ([.$B$1] + ([.$B$2] + ([.$B$3] * [.B390] * [.B390] )) * [.B390] )" office:value-type="float" office:value="286.889818582152" calcext:value-type="float">
            <text:p>286.889818582152</text:p>
          </table:table-cell>
          <table:table-cell table:formula="of:=[.C390] - 273.15" office:value-type="float" office:value="13.7398185821517" calcext:value-type="float">
            <text:p>13.739818582151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LN(10000*(1024/MAX(1;[.A391]) - 1))" office:value-type="float" office:value="9.71700149206593" calcext:value-type="float">
            <text:p>9.71700149206593</text:p>
          </table:table-cell>
          <table:table-cell table:formula="of:=1 / ([.$B$1] + ([.$B$2] + ([.$B$3] * [.B391] * [.B391] )) * [.B391] )" office:value-type="float" office:value="286.978611387537" calcext:value-type="float">
            <text:p>286.978611387537</text:p>
          </table:table-cell>
          <table:table-cell table:formula="of:=[.C391] - 273.15" office:value-type="float" office:value="13.8286113875374" calcext:value-type="float">
            <text:p>13.828611387537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LN(10000*(1024/MAX(1;[.A392]) - 1))" office:value-type="float" office:value="9.71284128585614" calcext:value-type="float">
            <text:p>9.71284128585614</text:p>
          </table:table-cell>
          <table:table-cell table:formula="of:=1 / ([.$B$1] + ([.$B$2] + ([.$B$3] * [.B392] * [.B392] )) * [.B392] )" office:value-type="float" office:value="287.067360165916" calcext:value-type="float">
            <text:p>287.067360165916</text:p>
          </table:table-cell>
          <table:table-cell table:formula="of:=[.C392] - 273.15" office:value-type="float" office:value="13.9173601659157" calcext:value-type="float">
            <text:p>13.917360165915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LN(10000*(1024/MAX(1;[.A393]) - 1))" office:value-type="float" office:value="9.70868533451857" calcext:value-type="float">
            <text:p>9.70868533451857</text:p>
          </table:table-cell>
          <table:table-cell table:formula="of:=1 / ([.$B$1] + ([.$B$2] + ([.$B$3] * [.B393] * [.B393] )) * [.B393] )" office:value-type="float" office:value="287.156065719683" calcext:value-type="float">
            <text:p>287.156065719683</text:p>
          </table:table-cell>
          <table:table-cell table:formula="of:=[.C393] - 273.15" office:value-type="float" office:value="14.0060657196829" calcext:value-type="float">
            <text:p>14.006065719682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LN(10000*(1024/MAX(1;[.A394]) - 1))" office:value-type="float" office:value="9.70453359569303" calcext:value-type="float">
            <text:p>9.70453359569303</text:p>
          </table:table-cell>
          <table:table-cell table:formula="of:=1 / ([.$B$1] + ([.$B$2] + ([.$B$3] * [.B394] * [.B394] )) * [.B394] )" office:value-type="float" office:value="287.244728848132" calcext:value-type="float">
            <text:p>287.244728848132</text:p>
          </table:table-cell>
          <table:table-cell table:formula="of:=[.C394] - 273.15" office:value-type="float" office:value="14.0947288481321" calcext:value-type="float">
            <text:p>14.094728848132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LN(10000*(1024/MAX(1;[.A395]) - 1))" office:value-type="float" office:value="9.70038602725043" calcext:value-type="float">
            <text:p>9.70038602725043</text:p>
          </table:table-cell>
          <table:table-cell table:formula="of:=1 / ([.$B$1] + ([.$B$2] + ([.$B$3] * [.B395] * [.B395] )) * [.B395] )" office:value-type="float" office:value="287.333350347503" calcext:value-type="float">
            <text:p>287.333350347503</text:p>
          </table:table-cell>
          <table:table-cell table:formula="of:=[.C395] - 273.15" office:value-type="float" office:value="14.1833503475035" calcext:value-type="float">
            <text:p>14.183350347503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LN(10000*(1024/MAX(1;[.A396]) - 1))" office:value-type="float" office:value="9.69624258728972" calcext:value-type="float">
            <text:p>9.69624258728972</text:p>
          </table:table-cell>
          <table:table-cell table:formula="of:=1 / ([.$B$1] + ([.$B$2] + ([.$B$3] * [.B396] * [.B396] )) * [.B396] )" office:value-type="float" office:value="287.421931011034" calcext:value-type="float">
            <text:p>287.421931011034</text:p>
          </table:table-cell>
          <table:table-cell table:formula="of:=[.C396] - 273.15" office:value-type="float" office:value="14.2719310110342" calcext:value-type="float">
            <text:p>14.271931011034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LN(10000*(1024/MAX(1;[.A397]) - 1))" office:value-type="float" office:value="9.69210323413499" calcext:value-type="float">
            <text:p>9.69210323413499</text:p>
          </table:table-cell>
          <table:table-cell table:formula="of:=1 / ([.$B$1] + ([.$B$2] + ([.$B$3] * [.B397] * [.B397] )) * [.B397] )" office:value-type="float" office:value="287.510471629008" calcext:value-type="float">
            <text:p>287.510471629008</text:p>
          </table:table-cell>
          <table:table-cell table:formula="of:=[.C397] - 273.15" office:value-type="float" office:value="14.3604716290079" calcext:value-type="float">
            <text:p>14.360471629007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LN(10000*(1024/MAX(1;[.A398]) - 1))" office:value-type="float" office:value="9.68796792633258" calcext:value-type="float">
            <text:p>9.68796792633258</text:p>
          </table:table-cell>
          <table:table-cell table:formula="of:=1 / ([.$B$1] + ([.$B$2] + ([.$B$3] * [.B398] * [.B398] )) * [.B398] )" office:value-type="float" office:value="287.598972988804" calcext:value-type="float">
            <text:p>287.598972988804</text:p>
          </table:table-cell>
          <table:table-cell table:formula="of:=[.C398] - 273.15" office:value-type="float" office:value="14.4489729888035" calcext:value-type="float">
            <text:p>14.448972988803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LN(10000*(1024/MAX(1;[.A399]) - 1))" office:value-type="float" office:value="9.68383662264814" calcext:value-type="float">
            <text:p>9.68383662264814</text:p>
          </table:table-cell>
          <table:table-cell table:formula="of:=1 / ([.$B$1] + ([.$B$2] + ([.$B$3] * [.B399] * [.B399] )) * [.B399] )" office:value-type="float" office:value="287.687435874944" calcext:value-type="float">
            <text:p>287.687435874944</text:p>
          </table:table-cell>
          <table:table-cell table:formula="of:=[.C399] - 273.15" office:value-type="float" office:value="14.5374358749439" calcext:value-type="float">
            <text:p>14.537435874943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LN(10000*(1024/MAX(1;[.A400]) - 1))" office:value-type="float" office:value="9.67970928206383" calcext:value-type="float">
            <text:p>9.67970928206383</text:p>
          </table:table-cell>
          <table:table-cell table:formula="of:=1 / ([.$B$1] + ([.$B$2] + ([.$B$3] * [.B400] * [.B400] )) * [.B400] )" office:value-type="float" office:value="287.775861069144" calcext:value-type="float">
            <text:p>287.775861069144</text:p>
          </table:table-cell>
          <table:table-cell table:formula="of:=[.C400] - 273.15" office:value-type="float" office:value="14.6258610691436" calcext:value-type="float">
            <text:p>14.625861069143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LN(10000*(1024/MAX(1;[.A401]) - 1))" office:value-type="float" office:value="9.6755858637755" calcext:value-type="float">
            <text:p>9.6755858637755</text:p>
          </table:table-cell>
          <table:table-cell table:formula="of:=1 / ([.$B$1] + ([.$B$2] + ([.$B$3] * [.B401] * [.B401] )) * [.B401] )" office:value-type="float" office:value="287.864249350357" calcext:value-type="float">
            <text:p>287.864249350357</text:p>
          </table:table-cell>
          <table:table-cell table:formula="of:=[.C401] - 273.15" office:value-type="float" office:value="14.7142493503573" calcext:value-type="float">
            <text:p>14.714249350357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LN(10000*(1024/MAX(1;[.A402]) - 1))" office:value-type="float" office:value="9.6714663271899" calcext:value-type="float">
            <text:p>9.6714663271899</text:p>
          </table:table-cell>
          <table:table-cell table:formula="of:=1 / ([.$B$1] + ([.$B$2] + ([.$B$3] * [.B402] * [.B402] )) * [.B402] )" office:value-type="float" office:value="287.952601494826" calcext:value-type="float">
            <text:p>287.952601494826</text:p>
          </table:table-cell>
          <table:table-cell table:formula="of:=[.C402] - 273.15" office:value-type="float" office:value="14.8026014948259" calcext:value-type="float">
            <text:p>14.802601494825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LN(10000*(1024/MAX(1;[.A403]) - 1))" office:value-type="float" office:value="9.66735063192191" calcext:value-type="float">
            <text:p>9.66735063192191</text:p>
          </table:table-cell>
          <table:table-cell table:formula="of:=1 / ([.$B$1] + ([.$B$2] + ([.$B$3] * [.B403] * [.B403] )) * [.B403] )" office:value-type="float" office:value="288.040918276124" calcext:value-type="float">
            <text:p>288.040918276124</text:p>
          </table:table-cell>
          <table:table-cell table:formula="of:=[.C403] - 273.15" office:value-type="float" office:value="14.890918276124" calcext:value-type="float">
            <text:p>14.89091827612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LN(10000*(1024/MAX(1;[.A404]) - 1))" office:value-type="float" office:value="9.66323873779184" calcext:value-type="float">
            <text:p>9.66323873779184</text:p>
          </table:table-cell>
          <table:table-cell table:formula="of:=1 / ([.$B$1] + ([.$B$2] + ([.$B$3] * [.B404] * [.B404] )) * [.B404] )" office:value-type="float" office:value="288.129200465206" calcext:value-type="float">
            <text:p>288.129200465206</text:p>
          </table:table-cell>
          <table:table-cell table:formula="of:=[.C404] - 273.15" office:value-type="float" office:value="14.9792004652062" calcext:value-type="float">
            <text:p>14.979200465206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LN(10000*(1024/MAX(1;[.A405]) - 1))" office:value-type="float" office:value="9.65913060482272" calcext:value-type="float">
            <text:p>9.65913060482272</text:p>
          </table:table-cell>
          <table:table-cell table:formula="of:=1 / ([.$B$1] + ([.$B$2] + ([.$B$3] * [.B405] * [.B405] )) * [.B405] )" office:value-type="float" office:value="288.217448830453" calcext:value-type="float">
            <text:p>288.217448830453</text:p>
          </table:table-cell>
          <table:table-cell table:formula="of:=[.C405] - 273.15" office:value-type="float" office:value="15.067448830453" calcext:value-type="float">
            <text:p>15.06744883045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LN(10000*(1024/MAX(1;[.A406]) - 1))" office:value-type="float" office:value="9.65502619323763" calcext:value-type="float">
            <text:p>9.65502619323763</text:p>
          </table:table-cell>
          <table:table-cell table:formula="of:=1 / ([.$B$1] + ([.$B$2] + ([.$B$3] * [.B406] * [.B406] )) * [.B406] )" office:value-type="float" office:value="288.305664137716" calcext:value-type="float">
            <text:p>288.305664137716</text:p>
          </table:table-cell>
          <table:table-cell table:formula="of:=[.C406] - 273.15" office:value-type="float" office:value="15.1556641377161" calcext:value-type="float">
            <text:p>15.155664137716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LN(10000*(1024/MAX(1;[.A407]) - 1))" office:value-type="float" office:value="9.65092546345707" calcext:value-type="float">
            <text:p>9.65092546345707</text:p>
          </table:table-cell>
          <table:table-cell table:formula="of:=1 / ([.$B$1] + ([.$B$2] + ([.$B$3] * [.B407] * [.B407] )) * [.B407] )" office:value-type="float" office:value="288.393847150364" calcext:value-type="float">
            <text:p>288.393847150364</text:p>
          </table:table-cell>
          <table:table-cell table:formula="of:=[.C407] - 273.15" office:value-type="float" office:value="15.2438471503641" calcext:value-type="float">
            <text:p>15.243847150364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LN(10000*(1024/MAX(1;[.A408]) - 1))" office:value-type="float" office:value="9.64682837609634" calcext:value-type="float">
            <text:p>9.64682837609634</text:p>
          </table:table-cell>
          <table:table-cell table:formula="of:=1 / ([.$B$1] + ([.$B$2] + ([.$B$3] * [.B408] * [.B408] )) * [.B408] )" office:value-type="float" office:value="288.481998629327" calcext:value-type="float">
            <text:p>288.481998629327</text:p>
          </table:table-cell>
          <table:table-cell table:formula="of:=[.C408] - 273.15" office:value-type="float" office:value="15.3319986293268" calcext:value-type="float">
            <text:p>15.331998629326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LN(10000*(1024/MAX(1;[.A409]) - 1))" office:value-type="float" office:value="9.64273489196298" calcext:value-type="float">
            <text:p>9.64273489196298</text:p>
          </table:table-cell>
          <table:table-cell table:formula="of:=1 / ([.$B$1] + ([.$B$2] + ([.$B$3] * [.B409] * [.B409] )) * [.B409] )" office:value-type="float" office:value="288.57011933314" calcext:value-type="float">
            <text:p>288.57011933314</text:p>
          </table:table-cell>
          <table:table-cell table:formula="of:=[.C409] - 273.15" office:value-type="float" office:value="15.4201193331401" calcext:value-type="float">
            <text:p>15.420119333140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LN(10000*(1024/MAX(1;[.A410]) - 1))" office:value-type="float" office:value="9.63864497205417" calcext:value-type="float">
            <text:p>9.63864497205417</text:p>
          </table:table-cell>
          <table:table-cell table:formula="of:=1 / ([.$B$1] + ([.$B$2] + ([.$B$3] * [.B410] * [.B410] )) * [.B410] )" office:value-type="float" office:value="288.65821001799" calcext:value-type="float">
            <text:p>288.65821001799</text:p>
          </table:table-cell>
          <table:table-cell table:formula="of:=[.C410] - 273.15" office:value-type="float" office:value="15.5082100179896" calcext:value-type="float">
            <text:p>15.508210017989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LN(10000*(1024/MAX(1;[.A411]) - 1))" office:value-type="float" office:value="9.63455857755424" calcext:value-type="float">
            <text:p>9.63455857755424</text:p>
          </table:table-cell>
          <table:table-cell table:formula="of:=1 / ([.$B$1] + ([.$B$2] + ([.$B$3] * [.B411] * [.B411] )) * [.B411] )" office:value-type="float" office:value="288.746271437754" calcext:value-type="float">
            <text:p>288.746271437754</text:p>
          </table:table-cell>
          <table:table-cell table:formula="of:=[.C411] - 273.15" office:value-type="float" office:value="15.5962714377545" calcext:value-type="float">
            <text:p>15.596271437754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LN(10000*(1024/MAX(1;[.A412]) - 1))" office:value-type="float" office:value="9.63047566983214" calcext:value-type="float">
            <text:p>9.63047566983214</text:p>
          </table:table-cell>
          <table:table-cell table:formula="of:=1 / ([.$B$1] + ([.$B$2] + ([.$B$3] * [.B412] * [.B412] )) * [.B412] )" office:value-type="float" office:value="288.834304344051" calcext:value-type="float">
            <text:p>288.834304344051</text:p>
          </table:table-cell>
          <table:table-cell table:formula="of:=[.C412] - 273.15" office:value-type="float" office:value="15.6843043440508" calcext:value-type="float">
            <text:p>15.684304344050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LN(10000*(1024/MAX(1;[.A413]) - 1))" office:value-type="float" office:value="9.62639621043898" calcext:value-type="float">
            <text:p>9.62639621043898</text:p>
          </table:table-cell>
          <table:table-cell table:formula="of:=1 / ([.$B$1] + ([.$B$2] + ([.$B$3] * [.B413] * [.B413] )) * [.B413] )" office:value-type="float" office:value="288.922309486275" calcext:value-type="float">
            <text:p>288.922309486275</text:p>
          </table:table-cell>
          <table:table-cell table:formula="of:=[.C413] - 273.15" office:value-type="float" office:value="15.7723094862748" calcext:value-type="float">
            <text:p>15.772309486274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LN(10000*(1024/MAX(1;[.A414]) - 1))" office:value-type="float" office:value="9.62232016110554" calcext:value-type="float">
            <text:p>9.62232016110554</text:p>
          </table:table-cell>
          <table:table-cell table:formula="of:=1 / ([.$B$1] + ([.$B$2] + ([.$B$3] * [.B414] * [.B414] )) * [.B414] )" office:value-type="float" office:value="289.010287611645" calcext:value-type="float">
            <text:p>289.010287611645</text:p>
          </table:table-cell>
          <table:table-cell table:formula="of:=[.C414] - 273.15" office:value-type="float" office:value="15.8602876116452" calcext:value-type="float">
            <text:p>15.8602876116452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LN(10000*(1024/MAX(1;[.A415]) - 1))" office:value-type="float" office:value="9.6182474837399" calcext:value-type="float">
            <text:p>9.6182474837399</text:p>
          </table:table-cell>
          <table:table-cell table:formula="of:=1 / ([.$B$1] + ([.$B$2] + ([.$B$3] * [.B415] * [.B415] )) * [.B415] )" office:value-type="float" office:value="289.098239465245" calcext:value-type="float">
            <text:p>289.098239465245</text:p>
          </table:table-cell>
          <table:table-cell table:formula="of:=[.C415] - 273.15" office:value-type="float" office:value="15.9482394652455" calcext:value-type="float">
            <text:p>15.948239465245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LN(10000*(1024/MAX(1;[.A416]) - 1))" office:value-type="float" office:value="9.61417814042497" calcext:value-type="float">
            <text:p>9.61417814042497</text:p>
          </table:table-cell>
          <table:table-cell table:formula="of:=1 / ([.$B$1] + ([.$B$2] + ([.$B$3] * [.B416] * [.B416] )) * [.B416] )" office:value-type="float" office:value="289.186165790066" calcext:value-type="float">
            <text:p>289.186165790066</text:p>
          </table:table-cell>
          <table:table-cell table:formula="of:=[.C416] - 273.15" office:value-type="float" office:value="16.0361657900662" calcext:value-type="float">
            <text:p>16.036165790066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LN(10000*(1024/MAX(1;[.A417]) - 1))" office:value-type="float" office:value="9.61011209341616" calcext:value-type="float">
            <text:p>9.61011209341616</text:p>
          </table:table-cell>
          <table:table-cell table:formula="of:=1 / ([.$B$1] + ([.$B$2] + ([.$B$3] * [.B417] * [.B417] )) * [.B417] )" office:value-type="float" office:value="289.274067327046" calcext:value-type="float">
            <text:p>289.274067327046</text:p>
          </table:table-cell>
          <table:table-cell table:formula="of:=[.C417] - 273.15" office:value-type="float" office:value="16.1240673270465" calcext:value-type="float">
            <text:p>16.124067327046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LN(10000*(1024/MAX(1;[.A418]) - 1))" office:value-type="float" office:value="9.60604930513898" calcext:value-type="float">
            <text:p>9.60604930513898</text:p>
          </table:table-cell>
          <table:table-cell table:formula="of:=1 / ([.$B$1] + ([.$B$2] + ([.$B$3] * [.B418] * [.B418] )) * [.B418] )" office:value-type="float" office:value="289.361944815115" calcext:value-type="float">
            <text:p>289.361944815115</text:p>
          </table:table-cell>
          <table:table-cell table:formula="of:=[.C418] - 273.15" office:value-type="float" office:value="16.2119448151153" calcext:value-type="float">
            <text:p>16.211944815115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LN(10000*(1024/MAX(1;[.A419]) - 1))" office:value-type="float" office:value="9.60198973818675" calcext:value-type="float">
            <text:p>9.60198973818675</text:p>
          </table:table-cell>
          <table:table-cell table:formula="of:=1 / ([.$B$1] + ([.$B$2] + ([.$B$3] * [.B419] * [.B419] )) * [.B419] )" office:value-type="float" office:value="289.449798991233" calcext:value-type="float">
            <text:p>289.449798991233</text:p>
          </table:table-cell>
          <table:table-cell table:formula="of:=[.C419] - 273.15" office:value-type="float" office:value="16.2997989912326" calcext:value-type="float">
            <text:p>16.299798991232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LN(10000*(1024/MAX(1;[.A420]) - 1))" office:value-type="float" office:value="9.59793335531823" calcext:value-type="float">
            <text:p>9.59793335531823</text:p>
          </table:table-cell>
          <table:table-cell table:formula="of:=1 / ([.$B$1] + ([.$B$2] + ([.$B$3] * [.B420] * [.B420] )) * [.B420] )" office:value-type="float" office:value="289.537630590431" calcext:value-type="float">
            <text:p>289.537630590431</text:p>
          </table:table-cell>
          <table:table-cell table:formula="of:=[.C420] - 273.15" office:value-type="float" office:value="16.3876305904305" calcext:value-type="float">
            <text:p>16.387630590430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LN(10000*(1024/MAX(1;[.A421]) - 1))" office:value-type="float" office:value="9.59388011945538" calcext:value-type="float">
            <text:p>9.59388011945538</text:p>
          </table:table-cell>
          <table:table-cell table:formula="of:=1 / ([.$B$1] + ([.$B$2] + ([.$B$3] * [.B421] * [.B421] )) * [.B421] )" office:value-type="float" office:value="289.625440345853" calcext:value-type="float">
            <text:p>289.625440345853</text:p>
          </table:table-cell>
          <table:table-cell table:formula="of:=[.C421] - 273.15" office:value-type="float" office:value="16.475440345853" calcext:value-type="float">
            <text:p>16.47544034585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10000*(1024/MAX(1;[.A422]) - 1))" office:value-type="float" office:value="9.58982999368109" calcext:value-type="float">
            <text:p>9.58982999368109</text:p>
          </table:table-cell>
          <table:table-cell table:formula="of:=1 / ([.$B$1] + ([.$B$2] + ([.$B$3] * [.B422] * [.B422] )) * [.B422] )" office:value-type="float" office:value="289.713228988796" calcext:value-type="float">
            <text:p>289.713228988796</text:p>
          </table:table-cell>
          <table:table-cell table:formula="of:=[.C422] - 273.15" office:value-type="float" office:value="16.5632289887963" calcext:value-type="float">
            <text:p>16.563228988796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LN(10000*(1024/MAX(1;[.A423]) - 1))" office:value-type="float" office:value="9.58578294123688" calcext:value-type="float">
            <text:p>9.58578294123688</text:p>
          </table:table-cell>
          <table:table-cell table:formula="of:=1 / ([.$B$1] + ([.$B$2] + ([.$B$3] * [.B423] * [.B423] )) * [.B423] )" office:value-type="float" office:value="289.800997248749" calcext:value-type="float">
            <text:p>289.800997248749</text:p>
          </table:table-cell>
          <table:table-cell table:formula="of:=[.C423] - 273.15" office:value-type="float" office:value="16.6509972487494" calcext:value-type="float">
            <text:p>16.650997248749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LN(10000*(1024/MAX(1;[.A424]) - 1))" office:value-type="float" office:value="9.58173892552074" calcext:value-type="float">
            <text:p>9.58173892552074</text:p>
          </table:table-cell>
          <table:table-cell table:formula="of:=1 / ([.$B$1] + ([.$B$2] + ([.$B$3] * [.B424] * [.B424] )) * [.B424] )" office:value-type="float" office:value="289.888745853433" calcext:value-type="float">
            <text:p>289.888745853433</text:p>
          </table:table-cell>
          <table:table-cell table:formula="of:=[.C424] - 273.15" office:value-type="float" office:value="16.7387458534329" calcext:value-type="float">
            <text:p>16.738745853432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LN(10000*(1024/MAX(1;[.A425]) - 1))" office:value-type="float" office:value="9.57769791008489" calcext:value-type="float">
            <text:p>9.57769791008489</text:p>
          </table:table-cell>
          <table:table-cell table:formula="of:=1 / ([.$B$1] + ([.$B$2] + ([.$B$3] * [.B425] * [.B425] )) * [.B425] )" office:value-type="float" office:value="289.976475528839" calcext:value-type="float">
            <text:p>289.976475528839</text:p>
          </table:table-cell>
          <table:table-cell table:formula="of:=[.C425] - 273.15" office:value-type="float" office:value="16.8264755288388" calcext:value-type="float">
            <text:p>16.826475528838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LN(10000*(1024/MAX(1;[.A426]) - 1))" office:value-type="float" office:value="9.57365985863358" calcext:value-type="float">
            <text:p>9.57365985863358</text:p>
          </table:table-cell>
          <table:table-cell table:formula="of:=1 / ([.$B$1] + ([.$B$2] + ([.$B$3] * [.B426] * [.B426] )) * [.B426] )" office:value-type="float" office:value="290.064186999269" calcext:value-type="float">
            <text:p>290.064186999269</text:p>
          </table:table-cell>
          <table:table-cell table:formula="of:=[.C426] - 273.15" office:value-type="float" office:value="16.9141869992695" calcext:value-type="float">
            <text:p>16.914186999269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LN(10000*(1024/MAX(1;[.A427]) - 1))" office:value-type="float" office:value="9.56962473502099" calcext:value-type="float">
            <text:p>9.56962473502099</text:p>
          </table:table-cell>
          <table:table-cell table:formula="of:=1 / ([.$B$1] + ([.$B$2] + ([.$B$3] * [.B427] * [.B427] )) * [.B427] )" office:value-type="float" office:value="290.151880987376" calcext:value-type="float">
            <text:p>290.151880987376</text:p>
          </table:table-cell>
          <table:table-cell table:formula="of:=[.C427] - 273.15" office:value-type="float" office:value="17.0018809873763" calcext:value-type="float">
            <text:p>17.001880987376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LN(10000*(1024/MAX(1;[.A428]) - 1))" office:value-type="float" office:value="9.56559250324899" calcext:value-type="float">
            <text:p>9.56559250324899</text:p>
          </table:table-cell>
          <table:table-cell table:formula="of:=1 / ([.$B$1] + ([.$B$2] + ([.$B$3] * [.B428] * [.B428] )) * [.B428] )" office:value-type="float" office:value="290.239558214198" calcext:value-type="float">
            <text:p>290.239558214198</text:p>
          </table:table-cell>
          <table:table-cell table:formula="of:=[.C428] - 273.15" office:value-type="float" office:value="17.0895582141984" calcext:value-type="float">
            <text:p>17.089558214198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LN(10000*(1024/MAX(1;[.A429]) - 1))" office:value-type="float" office:value="9.56156312746511" calcext:value-type="float">
            <text:p>9.56156312746511</text:p>
          </table:table-cell>
          <table:table-cell table:formula="of:=1 / ([.$B$1] + ([.$B$2] + ([.$B$3] * [.B429] * [.B429] )) * [.B429] )" office:value-type="float" office:value="290.327219399201" calcext:value-type="float">
            <text:p>290.327219399201</text:p>
          </table:table-cell>
          <table:table-cell table:formula="of:=[.C429] - 273.15" office:value-type="float" office:value="17.1772193992012" calcext:value-type="float">
            <text:p>17.177219399201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LN(10000*(1024/MAX(1;[.A430]) - 1))" office:value-type="float" office:value="9.55753657196037" calcext:value-type="float">
            <text:p>9.55753657196037</text:p>
          </table:table-cell>
          <table:table-cell table:formula="of:=1 / ([.$B$1] + ([.$B$2] + ([.$B$3] * [.B430] * [.B430] )) * [.B430] )" office:value-type="float" office:value="290.414865260314" calcext:value-type="float">
            <text:p>290.414865260314</text:p>
          </table:table-cell>
          <table:table-cell table:formula="of:=[.C430] - 273.15" office:value-type="float" office:value="17.264865260314" calcext:value-type="float">
            <text:p>17.26486526031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LN(10000*(1024/MAX(1;[.A431]) - 1))" office:value-type="float" office:value="9.55351280116722" calcext:value-type="float">
            <text:p>9.55351280116722</text:p>
          </table:table-cell>
          <table:table-cell table:formula="of:=1 / ([.$B$1] + ([.$B$2] + ([.$B$3] * [.B431] * [.B431] )) * [.B431] )" office:value-type="float" office:value="290.502496513968" calcext:value-type="float">
            <text:p>290.502496513968</text:p>
          </table:table-cell>
          <table:table-cell table:formula="of:=[.C431] - 273.15" office:value-type="float" office:value="17.3524965139682" calcext:value-type="float">
            <text:p>17.352496513968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LN(10000*(1024/MAX(1;[.A432]) - 1))" office:value-type="float" office:value="9.54949177965744" calcext:value-type="float">
            <text:p>9.54949177965744</text:p>
          </table:table-cell>
          <table:table-cell table:formula="of:=1 / ([.$B$1] + ([.$B$2] + ([.$B$3] * [.B432] * [.B432] )) * [.B432] )" office:value-type="float" office:value="290.590113875135" calcext:value-type="float">
            <text:p>290.590113875135</text:p>
          </table:table-cell>
          <table:table-cell table:formula="of:=[.C432] - 273.15" office:value-type="float" office:value="17.4401138751347" calcext:value-type="float">
            <text:p>17.440113875134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LN(10000*(1024/MAX(1;[.A433]) - 1))" office:value-type="float" office:value="9.54547347214016" calcext:value-type="float">
            <text:p>9.54547347214016</text:p>
          </table:table-cell>
          <table:table-cell table:formula="of:=1 / ([.$B$1] + ([.$B$2] + ([.$B$3] * [.B433] * [.B433] )) * [.B433] )" office:value-type="float" office:value="290.677718057362" calcext:value-type="float">
            <text:p>290.677718057362</text:p>
          </table:table-cell>
          <table:table-cell table:formula="of:=[.C433] - 273.15" office:value-type="float" office:value="17.5277180573617" calcext:value-type="float">
            <text:p>17.527718057361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LN(10000*(1024/MAX(1;[.A434]) - 1))" office:value-type="float" office:value="9.54145784345974" calcext:value-type="float">
            <text:p>9.54145784345974</text:p>
          </table:table-cell>
          <table:table-cell table:formula="of:=1 / ([.$B$1] + ([.$B$2] + ([.$B$3] * [.B434] * [.B434] )) * [.B434] )" office:value-type="float" office:value="290.765309772811" calcext:value-type="float">
            <text:p>290.765309772811</text:p>
          </table:table-cell>
          <table:table-cell table:formula="of:=[.C434] - 273.15" office:value-type="float" office:value="17.615309772811" calcext:value-type="float">
            <text:p>17.61530977281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LN(10000*(1024/MAX(1;[.A435]) - 1))" office:value-type="float" office:value="9.5374448585938" calcext:value-type="float">
            <text:p>9.5374448585938</text:p>
          </table:table-cell>
          <table:table-cell table:formula="of:=1 / ([.$B$1] + ([.$B$2] + ([.$B$3] * [.B435] * [.B435] )) * [.B435] )" office:value-type="float" office:value="290.852889732296" calcext:value-type="float">
            <text:p>290.852889732296</text:p>
          </table:table-cell>
          <table:table-cell table:formula="of:=[.C435] - 273.15" office:value-type="float" office:value="17.7028897322958" calcext:value-type="float">
            <text:p>17.702889732295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LN(10000*(1024/MAX(1;[.A436]) - 1))" office:value-type="float" office:value="9.53343448265122" calcext:value-type="float">
            <text:p>9.53343448265122</text:p>
          </table:table-cell>
          <table:table-cell table:formula="of:=1 / ([.$B$1] + ([.$B$2] + ([.$B$3] * [.B436] * [.B436] )) * [.B436] )" office:value-type="float" office:value="290.940458645317" calcext:value-type="float">
            <text:p>290.940458645317</text:p>
          </table:table-cell>
          <table:table-cell table:formula="of:=[.C436] - 273.15" office:value-type="float" office:value="17.7904586453172" calcext:value-type="float">
            <text:p>17.790458645317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LN(10000*(1024/MAX(1;[.A437]) - 1))" office:value-type="float" office:value="9.52942668087016" calcext:value-type="float">
            <text:p>9.52942668087016</text:p>
          </table:table-cell>
          <table:table-cell table:formula="of:=1 / ([.$B$1] + ([.$B$2] + ([.$B$3] * [.B437] * [.B437] )) * [.B437] )" office:value-type="float" office:value="291.028017220101" calcext:value-type="float">
            <text:p>291.028017220101</text:p>
          </table:table-cell>
          <table:table-cell table:formula="of:=[.C437] - 273.15" office:value-type="float" office:value="17.8780172201006" calcext:value-type="float">
            <text:p>17.878017220100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LN(10000*(1024/MAX(1;[.A438]) - 1))" office:value-type="float" office:value="9.52542141861608" calcext:value-type="float">
            <text:p>9.52542141861608</text:p>
          </table:table-cell>
          <table:table-cell table:formula="of:=1 / ([.$B$1] + ([.$B$2] + ([.$B$3] * [.B438] * [.B438] )) * [.B438] )" office:value-type="float" office:value="291.115566163632" calcext:value-type="float">
            <text:p>291.115566163632</text:p>
          </table:table-cell>
          <table:table-cell table:formula="of:=[.C438] - 273.15" office:value-type="float" office:value="17.9655661636319" calcext:value-type="float">
            <text:p>17.965566163631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LN(10000*(1024/MAX(1;[.A439]) - 1))" office:value-type="float" office:value="9.52141866137979" calcext:value-type="float">
            <text:p>9.52141866137979</text:p>
          </table:table-cell>
          <table:table-cell table:formula="of:=1 / ([.$B$1] + ([.$B$2] + ([.$B$3] * [.B439] * [.B439] )) * [.B439] )" office:value-type="float" office:value="291.203106181694" calcext:value-type="float">
            <text:p>291.203106181694</text:p>
          </table:table-cell>
          <table:table-cell table:formula="of:=[.C439] - 273.15" office:value-type="float" office:value="18.0531061816939" calcext:value-type="float">
            <text:p>18.053106181693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LN(10000*(1024/MAX(1;[.A440]) - 1))" office:value-type="float" office:value="9.51741837477554" calcext:value-type="float">
            <text:p>9.51741837477554</text:p>
          </table:table-cell>
          <table:table-cell table:formula="of:=1 / ([.$B$1] + ([.$B$2] + ([.$B$3] * [.B440] * [.B440] )) * [.B440] )" office:value-type="float" office:value="291.290637978902" calcext:value-type="float">
            <text:p>291.290637978902</text:p>
          </table:table-cell>
          <table:table-cell table:formula="of:=[.C440] - 273.15" office:value-type="float" office:value="18.1406379789024" calcext:value-type="float">
            <text:p>18.140637978902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LN(10000*(1024/MAX(1;[.A441]) - 1))" office:value-type="float" office:value="9.51342052453909" calcext:value-type="float">
            <text:p>9.51342052453909</text:p>
          </table:table-cell>
          <table:table-cell table:formula="of:=1 / ([.$B$1] + ([.$B$2] + ([.$B$3] * [.B441] * [.B441] )) * [.B441] )" office:value-type="float" office:value="291.378162258741" calcext:value-type="float">
            <text:p>291.378162258741</text:p>
          </table:table-cell>
          <table:table-cell table:formula="of:=[.C441] - 273.15" office:value-type="float" office:value="18.2281622587415" calcext:value-type="float">
            <text:p>18.228162258741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LN(10000*(1024/MAX(1;[.A442]) - 1))" office:value-type="float" office:value="9.50942507652578" calcext:value-type="float">
            <text:p>9.50942507652578</text:p>
          </table:table-cell>
          <table:table-cell table:formula="of:=1 / ([.$B$1] + ([.$B$2] + ([.$B$3] * [.B442] * [.B442] )) * [.B442] )" office:value-type="float" office:value="291.465679723599" calcext:value-type="float">
            <text:p>291.465679723599</text:p>
          </table:table-cell>
          <table:table-cell table:formula="of:=[.C442] - 273.15" office:value-type="float" office:value="18.3156797235993" calcext:value-type="float">
            <text:p>18.315679723599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LN(10000*(1024/MAX(1;[.A443]) - 1))" office:value-type="float" office:value="9.50543199670869" calcext:value-type="float">
            <text:p>9.50543199670869</text:p>
          </table:table-cell>
          <table:table-cell table:formula="of:=1 / ([.$B$1] + ([.$B$2] + ([.$B$3] * [.B443] * [.B443] )) * [.B443] )" office:value-type="float" office:value="291.553191074804" calcext:value-type="float">
            <text:p>291.553191074804</text:p>
          </table:table-cell>
          <table:table-cell table:formula="of:=[.C443] - 273.15" office:value-type="float" office:value="18.4031910748038" calcext:value-type="float">
            <text:p>18.403191074803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LN(10000*(1024/MAX(1;[.A444]) - 1))" office:value-type="float" office:value="9.50144125117675" calcext:value-type="float">
            <text:p>9.50144125117675</text:p>
          </table:table-cell>
          <table:table-cell table:formula="of:=1 / ([.$B$1] + ([.$B$2] + ([.$B$3] * [.B444] * [.B444] )) * [.B444] )" office:value-type="float" office:value="291.640697012657" calcext:value-type="float">
            <text:p>291.640697012657</text:p>
          </table:table-cell>
          <table:table-cell table:formula="of:=[.C444] - 273.15" office:value-type="float" office:value="18.4906970126573" calcext:value-type="float">
            <text:p>18.490697012657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LN(10000*(1024/MAX(1;[.A445]) - 1))" office:value-type="float" office:value="9.49745280613287" calcext:value-type="float">
            <text:p>9.49745280613287</text:p>
          </table:table-cell>
          <table:table-cell table:formula="of:=1 / ([.$B$1] + ([.$B$2] + ([.$B$3] * [.B445] * [.B445] )) * [.B445] )" office:value-type="float" office:value="291.728198236472" calcext:value-type="float">
            <text:p>291.728198236472</text:p>
          </table:table-cell>
          <table:table-cell table:formula="of:=[.C445] - 273.15" office:value-type="float" office:value="18.5781982364724" calcext:value-type="float">
            <text:p>18.578198236472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LN(10000*(1024/MAX(1;[.A446]) - 1))" office:value-type="float" office:value="9.4934666278921" calcext:value-type="float">
            <text:p>9.4934666278921</text:p>
          </table:table-cell>
          <table:table-cell table:formula="of:=1 / ([.$B$1] + ([.$B$2] + ([.$B$3] * [.B446] * [.B446] )) * [.B446] )" office:value-type="float" office:value="291.815695444606" calcext:value-type="float">
            <text:p>291.815695444606</text:p>
          </table:table-cell>
          <table:table-cell table:formula="of:=[.C446] - 273.15" office:value-type="float" office:value="18.6656954446058" calcext:value-type="float">
            <text:p>18.665695444605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LN(10000*(1024/MAX(1;[.A447]) - 1))" office:value-type="float" office:value="9.48948268287983" calcext:value-type="float">
            <text:p>9.48948268287983</text:p>
          </table:table-cell>
          <table:table-cell table:formula="of:=1 / ([.$B$1] + ([.$B$2] + ([.$B$3] * [.B447] * [.B447] )) * [.B447] )" office:value-type="float" office:value="291.903189334494" calcext:value-type="float">
            <text:p>291.903189334494</text:p>
          </table:table-cell>
          <table:table-cell table:formula="of:=[.C447] - 273.15" office:value-type="float" office:value="18.7531893344941" calcext:value-type="float">
            <text:p>18.753189334494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LN(10000*(1024/MAX(1;[.A448]) - 1))" office:value-type="float" office:value="9.48550093762992" calcext:value-type="float">
            <text:p>9.48550093762992</text:p>
          </table:table-cell>
          <table:table-cell table:formula="of:=1 / ([.$B$1] + ([.$B$2] + ([.$B$3] * [.B448] * [.B448] )) * [.B448] )" office:value-type="float" office:value="291.990680602688" calcext:value-type="float">
            <text:p>291.990680602688</text:p>
          </table:table-cell>
          <table:table-cell table:formula="of:=[.C448] - 273.15" office:value-type="float" office:value="18.8406806026878" calcext:value-type="float">
            <text:p>18.840680602687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LN(10000*(1024/MAX(1;[.A449]) - 1))" office:value-type="float" office:value="9.48152135878296" calcext:value-type="float">
            <text:p>9.48152135878296</text:p>
          </table:table-cell>
          <table:table-cell table:formula="of:=1 / ([.$B$1] + ([.$B$2] + ([.$B$3] * [.B449] * [.B449] )) * [.B449] )" office:value-type="float" office:value="292.078169944886" calcext:value-type="float">
            <text:p>292.078169944886</text:p>
          </table:table-cell>
          <table:table-cell table:formula="of:=[.C449] - 273.15" office:value-type="float" office:value="18.9281699448861" calcext:value-type="float">
            <text:p>18.928169944886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LN(10000*(1024/MAX(1;[.A450]) - 1))" office:value-type="float" office:value="9.47754391308442" calcext:value-type="float">
            <text:p>9.47754391308442</text:p>
          </table:table-cell>
          <table:table-cell table:formula="of:=1 / ([.$B$1] + ([.$B$2] + ([.$B$3] * [.B450] * [.B450] )) * [.B450] )" office:value-type="float" office:value="292.165658055971" calcext:value-type="float">
            <text:p>292.165658055971</text:p>
          </table:table-cell>
          <table:table-cell table:formula="of:=[.C450] - 273.15" office:value-type="float" office:value="19.0156580559706" calcext:value-type="float">
            <text:p>19.015658055970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LN(10000*(1024/MAX(1;[.A451]) - 1))" office:value-type="float" office:value="9.47356856738294" calcext:value-type="float">
            <text:p>9.47356856738294</text:p>
          </table:table-cell>
          <table:table-cell table:formula="of:=1 / ([.$B$1] + ([.$B$2] + ([.$B$3] * [.B451] * [.B451] )) * [.B451] )" office:value-type="float" office:value="292.25314563004" calcext:value-type="float">
            <text:p>292.25314563004</text:p>
          </table:table-cell>
          <table:table-cell table:formula="of:=[.C451] - 273.15" office:value-type="float" office:value="19.1031456300401" calcext:value-type="float">
            <text:p>19.103145630040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LN(10000*(1024/MAX(1;[.A452]) - 1))" office:value-type="float" office:value="9.4695952886285" calcext:value-type="float">
            <text:p>9.4695952886285</text:p>
          </table:table-cell>
          <table:table-cell table:formula="of:=1 / ([.$B$1] + ([.$B$2] + ([.$B$3] * [.B452] * [.B452] )) * [.B452] )" office:value-type="float" office:value="292.340633360444" calcext:value-type="float">
            <text:p>292.340633360444</text:p>
          </table:table-cell>
          <table:table-cell table:formula="of:=[.C452] - 273.15" office:value-type="float" office:value="19.1906333604445" calcext:value-type="float">
            <text:p>19.190633360444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LN(10000*(1024/MAX(1;[.A453]) - 1))" office:value-type="float" office:value="9.46562404387071" calcext:value-type="float">
            <text:p>9.46562404387071</text:p>
          </table:table-cell>
          <table:table-cell table:formula="of:=1 / ([.$B$1] + ([.$B$2] + ([.$B$3] * [.B453] * [.B453] )) * [.B453] )" office:value-type="float" office:value="292.428121939818" calcext:value-type="float">
            <text:p>292.428121939818</text:p>
          </table:table-cell>
          <table:table-cell table:formula="of:=[.C453] - 273.15" office:value-type="float" office:value="19.2781219398181" calcext:value-type="float">
            <text:p>19.278121939818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LN(10000*(1024/MAX(1;[.A454]) - 1))" office:value-type="float" office:value="9.46165480025709" calcext:value-type="float">
            <text:p>9.46165480025709</text:p>
          </table:table-cell>
          <table:table-cell table:formula="of:=1 / ([.$B$1] + ([.$B$2] + ([.$B$3] * [.B454] * [.B454] )) * [.B454] )" office:value-type="float" office:value="292.515612060114" calcext:value-type="float">
            <text:p>292.515612060114</text:p>
          </table:table-cell>
          <table:table-cell table:formula="of:=[.C454] - 273.15" office:value-type="float" office:value="19.3656120601145" calcext:value-type="float">
            <text:p>19.365612060114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LN(10000*(1024/MAX(1;[.A455]) - 1))" office:value-type="float" office:value="9.45768752503128" calcext:value-type="float">
            <text:p>9.45768752503128</text:p>
          </table:table-cell>
          <table:table-cell table:formula="of:=1 / ([.$B$1] + ([.$B$2] + ([.$B$3] * [.B455] * [.B455] )) * [.B455] )" office:value-type="float" office:value="292.603104412639" calcext:value-type="float">
            <text:p>292.603104412639</text:p>
          </table:table-cell>
          <table:table-cell table:formula="of:=[.C455] - 273.15" office:value-type="float" office:value="19.4531044126391" calcext:value-type="float">
            <text:p>19.453104412639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LN(10000*(1024/MAX(1;[.A456]) - 1))" office:value-type="float" office:value="9.45372218553138" calcext:value-type="float">
            <text:p>9.45372218553138</text:p>
          </table:table-cell>
          <table:table-cell table:formula="of:=1 / ([.$B$1] + ([.$B$2] + ([.$B$3] * [.B456] * [.B456] )) * [.B456] )" office:value-type="float" office:value="292.690599688083" calcext:value-type="float">
            <text:p>292.690599688083</text:p>
          </table:table-cell>
          <table:table-cell table:formula="of:=[.C456] - 273.15" office:value-type="float" office:value="19.5405996880833" calcext:value-type="float">
            <text:p>19.540599688083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LN(10000*(1024/MAX(1;[.A457]) - 1))" office:value-type="float" office:value="9.44975874918825" calcext:value-type="float">
            <text:p>9.44975874918825</text:p>
          </table:table-cell>
          <table:table-cell table:formula="of:=1 / ([.$B$1] + ([.$B$2] + ([.$B$3] * [.B457] * [.B457] )) * [.B457] )" office:value-type="float" office:value="292.778098576558" calcext:value-type="float">
            <text:p>292.778098576558</text:p>
          </table:table-cell>
          <table:table-cell table:formula="of:=[.C457] - 273.15" office:value-type="float" office:value="19.6280985765576" calcext:value-type="float">
            <text:p>19.628098576557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LN(10000*(1024/MAX(1;[.A458]) - 1))" office:value-type="float" office:value="9.44579718352375" calcext:value-type="float">
            <text:p>9.44579718352375</text:p>
          </table:table-cell>
          <table:table-cell table:formula="of:=1 / ([.$B$1] + ([.$B$2] + ([.$B$3] * [.B458] * [.B458] )) * [.B458] )" office:value-type="float" office:value="292.865601767625" calcext:value-type="float">
            <text:p>292.865601767625</text:p>
          </table:table-cell>
          <table:table-cell table:formula="of:=[.C458] - 273.15" office:value-type="float" office:value="19.7156017676253" calcext:value-type="float">
            <text:p>19.715601767625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LN(10000*(1024/MAX(1;[.A459]) - 1))" office:value-type="float" office:value="9.44183745614916" calcext:value-type="float">
            <text:p>9.44183745614916</text:p>
          </table:table-cell>
          <table:table-cell table:formula="of:=1 / ([.$B$1] + ([.$B$2] + ([.$B$3] * [.B459] * [.B459] )) * [.B459] )" office:value-type="float" office:value="292.953109950335" calcext:value-type="float">
            <text:p>292.953109950335</text:p>
          </table:table-cell>
          <table:table-cell table:formula="of:=[.C459] - 273.15" office:value-type="float" office:value="19.8031099503353" calcext:value-type="float">
            <text:p>19.803109950335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LN(10000*(1024/MAX(1;[.A460]) - 1))" office:value-type="float" office:value="9.43787953476343" calcext:value-type="float">
            <text:p>9.43787953476343</text:p>
          </table:table-cell>
          <table:table-cell table:formula="of:=1 / ([.$B$1] + ([.$B$2] + ([.$B$3] * [.B460] * [.B460] )) * [.B460] )" office:value-type="float" office:value="293.040623813255" calcext:value-type="float">
            <text:p>293.040623813255</text:p>
          </table:table-cell>
          <table:table-cell table:formula="of:=[.C460] - 273.15" office:value-type="float" office:value="19.8906238132552" calcext:value-type="float">
            <text:p>19.890623813255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LN(10000*(1024/MAX(1;[.A461]) - 1))" office:value-type="float" office:value="9.43392338715156" calcext:value-type="float">
            <text:p>9.43392338715156</text:p>
          </table:table-cell>
          <table:table-cell table:formula="of:=1 / ([.$B$1] + ([.$B$2] + ([.$B$3] * [.B461] * [.B461] )) * [.B461] )" office:value-type="float" office:value="293.128144044505" calcext:value-type="float">
            <text:p>293.128144044505</text:p>
          </table:table-cell>
          <table:table-cell table:formula="of:=[.C461] - 273.15" office:value-type="float" office:value="19.9781440445047" calcext:value-type="float">
            <text:p>19.978144044504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LN(10000*(1024/MAX(1;[.A462]) - 1))" office:value-type="float" office:value="9.42996898118295" calcext:value-type="float">
            <text:p>9.42996898118295</text:p>
          </table:table-cell>
          <table:table-cell table:formula="of:=1 / ([.$B$1] + ([.$B$2] + ([.$B$3] * [.B462] * [.B462] )) * [.B462] )" office:value-type="float" office:value="293.215671331788" calcext:value-type="float">
            <text:p>293.215671331788</text:p>
          </table:table-cell>
          <table:table-cell table:formula="of:=[.C462] - 273.15" office:value-type="float" office:value="20.0656713317881" calcext:value-type="float">
            <text:p>20.065671331788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LN(10000*(1024/MAX(1;[.A463]) - 1))" office:value-type="float" office:value="9.42601628480973" calcext:value-type="float">
            <text:p>9.42601628480973</text:p>
          </table:table-cell>
          <table:table-cell table:formula="of:=1 / ([.$B$1] + ([.$B$2] + ([.$B$3] * [.B463] * [.B463] )) * [.B463] )" office:value-type="float" office:value="293.303206362427" calcext:value-type="float">
            <text:p>293.303206362427</text:p>
          </table:table-cell>
          <table:table-cell table:formula="of:=[.C463] - 273.15" office:value-type="float" office:value="20.1532063624273" calcext:value-type="float">
            <text:p>20.153206362427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LN(10000*(1024/MAX(1;[.A464]) - 1))" office:value-type="float" office:value="9.42206526606518" calcext:value-type="float">
            <text:p>9.42206526606518</text:p>
          </table:table-cell>
          <table:table-cell table:formula="of:=1 / ([.$B$1] + ([.$B$2] + ([.$B$3] * [.B464] * [.B464] )) * [.B464] )" office:value-type="float" office:value="293.390749823395" calcext:value-type="float">
            <text:p>293.390749823395</text:p>
          </table:table-cell>
          <table:table-cell table:formula="of:=[.C464] - 273.15" office:value-type="float" office:value="20.2407498233946" calcext:value-type="float">
            <text:p>20.240749823394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LN(10000*(1024/MAX(1;[.A465]) - 1))" office:value-type="float" office:value="9.41811589306208" calcext:value-type="float">
            <text:p>9.41811589306208</text:p>
          </table:table-cell>
          <table:table-cell table:formula="of:=1 / ([.$B$1] + ([.$B$2] + ([.$B$3] * [.B465] * [.B465] )) * [.B465] )" office:value-type="float" office:value="293.478302401345" calcext:value-type="float">
            <text:p>293.478302401345</text:p>
          </table:table-cell>
          <table:table-cell table:formula="of:=[.C465] - 273.15" office:value-type="float" office:value="20.3283024013452" calcext:value-type="float">
            <text:p>20.328302401345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LN(10000*(1024/MAX(1;[.A466]) - 1))" office:value-type="float" office:value="9.4141681339911" calcext:value-type="float">
            <text:p>9.4141681339911</text:p>
          </table:table-cell>
          <table:table-cell table:formula="of:=1 / ([.$B$1] + ([.$B$2] + ([.$B$3] * [.B466] * [.B466] )) * [.B466] )" office:value-type="float" office:value="293.56586478265" calcext:value-type="float">
            <text:p>293.56586478265</text:p>
          </table:table-cell>
          <table:table-cell table:formula="of:=[.C466] - 273.15" office:value-type="float" office:value="20.4158647826497" calcext:value-type="float">
            <text:p>20.415864782649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LN(10000*(1024/MAX(1;[.A467]) - 1))" office:value-type="float" office:value="9.41022195711923" calcext:value-type="float">
            <text:p>9.41022195711923</text:p>
          </table:table-cell>
          <table:table-cell table:formula="of:=1 / ([.$B$1] + ([.$B$2] + ([.$B$3] * [.B467] * [.B467] )) * [.B467] )" office:value-type="float" office:value="293.653437653427" calcext:value-type="float">
            <text:p>293.653437653427</text:p>
          </table:table-cell>
          <table:table-cell table:formula="of:=[.C467] - 273.15" office:value-type="float" office:value="20.5034376534271" calcext:value-type="float">
            <text:p>20.503437653427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LN(10000*(1024/MAX(1;[.A468]) - 1))" office:value-type="float" office:value="9.40627733078814" calcext:value-type="float">
            <text:p>9.40627733078814</text:p>
          </table:table-cell>
          <table:table-cell table:formula="of:=1 / ([.$B$1] + ([.$B$2] + ([.$B$3] * [.B468] * [.B468] )) * [.B468] )" office:value-type="float" office:value="293.741021699577" calcext:value-type="float">
            <text:p>293.741021699577</text:p>
          </table:table-cell>
          <table:table-cell table:formula="of:=[.C468] - 273.15" office:value-type="float" office:value="20.5910216995766" calcext:value-type="float">
            <text:p>20.5910216995766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LN(10000*(1024/MAX(1;[.A469]) - 1))" office:value-type="float" office:value="9.40233422341264" calcext:value-type="float">
            <text:p>9.40233422341264</text:p>
          </table:table-cell>
          <table:table-cell table:formula="of:=1 / ([.$B$1] + ([.$B$2] + ([.$B$3] * [.B469] * [.B469] )) * [.B469] )" office:value-type="float" office:value="293.82861760681" calcext:value-type="float">
            <text:p>293.82861760681</text:p>
          </table:table-cell>
          <table:table-cell table:formula="of:=[.C469] - 273.15" office:value-type="float" office:value="20.6786176068104" calcext:value-type="float">
            <text:p>20.678617606810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LN(10000*(1024/MAX(1;[.A470]) - 1))" office:value-type="float" office:value="9.39839260347912" calcext:value-type="float">
            <text:p>9.39839260347912</text:p>
          </table:table-cell>
          <table:table-cell table:formula="of:=1 / ([.$B$1] + ([.$B$2] + ([.$B$3] * [.B470] * [.B470] )) * [.B470] )" office:value-type="float" office:value="293.916226060686" calcext:value-type="float">
            <text:p>293.916226060686</text:p>
          </table:table-cell>
          <table:table-cell table:formula="of:=[.C470] - 273.15" office:value-type="float" office:value="20.7662260606858" calcext:value-type="float">
            <text:p>20.766226060685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LN(10000*(1024/MAX(1;[.A471]) - 1))" office:value-type="float" office:value="9.39445243954393" calcext:value-type="float">
            <text:p>9.39445243954393</text:p>
          </table:table-cell>
          <table:table-cell table:formula="of:=1 / ([.$B$1] + ([.$B$2] + ([.$B$3] * [.B471] * [.B471] )) * [.B471] )" office:value-type="float" office:value="294.003847746638" calcext:value-type="float">
            <text:p>294.003847746638</text:p>
          </table:table-cell>
          <table:table-cell table:formula="of:=[.C471] - 273.15" office:value-type="float" office:value="20.8538477466375" calcext:value-type="float">
            <text:p>20.853847746637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LN(10000*(1024/MAX(1;[.A472]) - 1))" office:value-type="float" office:value="9.39051370023185" calcext:value-type="float">
            <text:p>9.39051370023185</text:p>
          </table:table-cell>
          <table:table-cell table:formula="of:=1 / ([.$B$1] + ([.$B$2] + ([.$B$3] * [.B472] * [.B472] )) * [.B472] )" office:value-type="float" office:value="294.09148335001" calcext:value-type="float">
            <text:p>294.09148335001</text:p>
          </table:table-cell>
          <table:table-cell table:formula="of:=[.C472] - 273.15" office:value-type="float" office:value="20.9414833500102" calcext:value-type="float">
            <text:p>20.941483350010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LN(10000*(1024/MAX(1;[.A473]) - 1))" office:value-type="float" office:value="9.38657635423457" calcext:value-type="float">
            <text:p>9.38657635423457</text:p>
          </table:table-cell>
          <table:table-cell table:formula="of:=1 / ([.$B$1] + ([.$B$2] + ([.$B$3] * [.B473] * [.B473] )) * [.B473] )" office:value-type="float" office:value="294.17913355609" calcext:value-type="float">
            <text:p>294.17913355609</text:p>
          </table:table-cell>
          <table:table-cell table:formula="of:=[.C473] - 273.15" office:value-type="float" office:value="21.0291335560897" calcext:value-type="float">
            <text:p>21.029133556089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LN(10000*(1024/MAX(1;[.A474]) - 1))" office:value-type="float" office:value="9.38264037030912" calcext:value-type="float">
            <text:p>9.38264037030912</text:p>
          </table:table-cell>
          <table:table-cell table:formula="of:=1 / ([.$B$1] + ([.$B$2] + ([.$B$3] * [.B474] * [.B474] )) * [.B474] )" office:value-type="float" office:value="294.266799050136" calcext:value-type="float">
            <text:p>294.266799050136</text:p>
          </table:table-cell>
          <table:table-cell table:formula="of:=[.C474] - 273.15" office:value-type="float" office:value="21.1167990501364" calcext:value-type="float">
            <text:p>21.116799050136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LN(10000*(1024/MAX(1;[.A475]) - 1))" office:value-type="float" office:value="9.37870571727634" calcext:value-type="float">
            <text:p>9.37870571727634</text:p>
          </table:table-cell>
          <table:table-cell table:formula="of:=1 / ([.$B$1] + ([.$B$2] + ([.$B$3] * [.B475] * [.B475] )) * [.B475] )" office:value-type="float" office:value="294.354480517416" calcext:value-type="float">
            <text:p>294.354480517416</text:p>
          </table:table-cell>
          <table:table-cell table:formula="of:=[.C475] - 273.15" office:value-type="float" office:value="21.204480517416" calcext:value-type="float">
            <text:p>21.20448051741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LN(10000*(1024/MAX(1;[.A476]) - 1))" office:value-type="float" office:value="9.37477236401936" calcext:value-type="float">
            <text:p>9.37477236401936</text:p>
          </table:table-cell>
          <table:table-cell table:formula="of:=1 / ([.$B$1] + ([.$B$2] + ([.$B$3] * [.B476] * [.B476] )) * [.B476] )" office:value-type="float" office:value="294.442178643233" calcext:value-type="float">
            <text:p>294.442178643233</text:p>
          </table:table-cell>
          <table:table-cell table:formula="of:=[.C476] - 273.15" office:value-type="float" office:value="21.2921786432327" calcext:value-type="float">
            <text:p>21.292178643232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LN(10000*(1024/MAX(1;[.A477]) - 1))" office:value-type="float" office:value="9.3708402794821" calcext:value-type="float">
            <text:p>9.3708402794821</text:p>
          </table:table-cell>
          <table:table-cell table:formula="of:=1 / ([.$B$1] + ([.$B$2] + ([.$B$3] * [.B477] * [.B477] )) * [.B477] )" office:value-type="float" office:value="294.52989411296" calcext:value-type="float">
            <text:p>294.52989411296</text:p>
          </table:table-cell>
          <table:table-cell table:formula="of:=[.C477] - 273.15" office:value-type="float" office:value="21.3798941129605" calcext:value-type="float">
            <text:p>21.379894112960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LN(10000*(1024/MAX(1;[.A478]) - 1))" office:value-type="float" office:value="9.36690943266772" calcext:value-type="float">
            <text:p>9.36690943266772</text:p>
          </table:table-cell>
          <table:table-cell table:formula="of:=1 / ([.$B$1] + ([.$B$2] + ([.$B$3] * [.B478] * [.B478] )) * [.B478] )" office:value-type="float" office:value="294.617627612075" calcext:value-type="float">
            <text:p>294.617627612075</text:p>
          </table:table-cell>
          <table:table-cell table:formula="of:=[.C478] - 273.15" office:value-type="float" office:value="21.467627612075" calcext:value-type="float">
            <text:p>21.46762761207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LN(10000*(1024/MAX(1;[.A479]) - 1))" office:value-type="float" office:value="9.36297979263716" calcext:value-type="float">
            <text:p>9.36297979263716</text:p>
          </table:table-cell>
          <table:table-cell table:formula="of:=1 / ([.$B$1] + ([.$B$2] + ([.$B$3] * [.B479] * [.B479] )) * [.B479] )" office:value-type="float" office:value="294.705379826186" calcext:value-type="float">
            <text:p>294.705379826186</text:p>
          </table:table-cell>
          <table:table-cell table:formula="of:=[.C479] - 273.15" office:value-type="float" office:value="21.5553798261863" calcext:value-type="float">
            <text:p>21.555379826186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LN(10000*(1024/MAX(1;[.A480]) - 1))" office:value-type="float" office:value="9.35905132850762" calcext:value-type="float">
            <text:p>9.35905132850762</text:p>
          </table:table-cell>
          <table:table-cell table:formula="of:=1 / ([.$B$1] + ([.$B$2] + ([.$B$3] * [.B480] * [.B480] )) * [.B480] )" office:value-type="float" office:value="294.79315144107" calcext:value-type="float">
            <text:p>294.79315144107</text:p>
          </table:table-cell>
          <table:table-cell table:formula="of:=[.C480] - 273.15" office:value-type="float" office:value="21.6431514410697" calcext:value-type="float">
            <text:p>21.643151441069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LN(10000*(1024/MAX(1;[.A481]) - 1))" office:value-type="float" office:value="9.35512400945107" calcext:value-type="float">
            <text:p>9.35512400945107</text:p>
          </table:table-cell>
          <table:table-cell table:formula="of:=1 / ([.$B$1] + ([.$B$2] + ([.$B$3] * [.B481] * [.B481] )) * [.B481] )" office:value-type="float" office:value="294.880943142698" calcext:value-type="float">
            <text:p>294.880943142698</text:p>
          </table:table-cell>
          <table:table-cell table:formula="of:=[.C481] - 273.15" office:value-type="float" office:value="21.7309431426984" calcext:value-type="float">
            <text:p>21.730943142698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LN(10000*(1024/MAX(1;[.A482]) - 1))" office:value-type="float" office:value="9.35119780469278" calcext:value-type="float">
            <text:p>9.35119780469278</text:p>
          </table:table-cell>
          <table:table-cell table:formula="of:=1 / ([.$B$1] + ([.$B$2] + ([.$B$3] * [.B482] * [.B482] )) * [.B482] )" office:value-type="float" office:value="294.968755617275" calcext:value-type="float">
            <text:p>294.968755617275</text:p>
          </table:table-cell>
          <table:table-cell table:formula="of:=[.C482] - 273.15" office:value-type="float" office:value="21.8187556172753" calcext:value-type="float">
            <text:p>21.818755617275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LN(10000*(1024/MAX(1;[.A483]) - 1))" office:value-type="float" office:value="9.34727268350982" calcext:value-type="float">
            <text:p>9.34727268350982</text:p>
          </table:table-cell>
          <table:table-cell table:formula="of:=1 / ([.$B$1] + ([.$B$2] + ([.$B$3] * [.B483] * [.B483] )) * [.B483] )" office:value-type="float" office:value="295.056589551264" calcext:value-type="float">
            <text:p>295.056589551264</text:p>
          </table:table-cell>
          <table:table-cell table:formula="of:=[.C483] - 273.15" office:value-type="float" office:value="21.9065895512642" calcext:value-type="float">
            <text:p>21.906589551264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LN(10000*(1024/MAX(1;[.A484]) - 1))" office:value-type="float" office:value="9.34334861522963" calcext:value-type="float">
            <text:p>9.34334861522963</text:p>
          </table:table-cell>
          <table:table-cell table:formula="of:=1 / ([.$B$1] + ([.$B$2] + ([.$B$3] * [.B484] * [.B484] )) * [.B484] )" office:value-type="float" office:value="295.144445631423" calcext:value-type="float">
            <text:p>295.144445631423</text:p>
          </table:table-cell>
          <table:table-cell table:formula="of:=[.C484] - 273.15" office:value-type="float" office:value="21.9944456314229" calcext:value-type="float">
            <text:p>21.994445631422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LN(10000*(1024/MAX(1;[.A485]) - 1))" office:value-type="float" office:value="9.33942556922851" calcext:value-type="float">
            <text:p>9.33942556922851</text:p>
          </table:table-cell>
          <table:table-cell table:formula="of:=1 / ([.$B$1] + ([.$B$2] + ([.$B$3] * [.B485] * [.B485] )) * [.B485] )" office:value-type="float" office:value="295.232324544834" calcext:value-type="float">
            <text:p>295.232324544834</text:p>
          </table:table-cell>
          <table:table-cell table:formula="of:=[.C485] - 273.15" office:value-type="float" office:value="22.0823245448336" calcext:value-type="float">
            <text:p>22.082324544833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LN(10000*(1024/MAX(1;[.A486]) - 1))" office:value-type="float" office:value="9.33550351493019" calcext:value-type="float">
            <text:p>9.33550351493019</text:p>
          </table:table-cell>
          <table:table-cell table:formula="of:=1 / ([.$B$1] + ([.$B$2] + ([.$B$3] * [.B486] * [.B486] )) * [.B486] )" office:value-type="float" office:value="295.320226978936" calcext:value-type="float">
            <text:p>295.320226978936</text:p>
          </table:table-cell>
          <table:table-cell table:formula="of:=[.C486] - 273.15" office:value-type="float" office:value="22.1702269789358" calcext:value-type="float">
            <text:p>22.170226978935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LN(10000*(1024/MAX(1;[.A487]) - 1))" office:value-type="float" office:value="9.33158242180436" calcext:value-type="float">
            <text:p>9.33158242180436</text:p>
          </table:table-cell>
          <table:table-cell table:formula="of:=1 / ([.$B$1] + ([.$B$2] + ([.$B$3] * [.B487] * [.B487] )) * [.B487] )" office:value-type="float" office:value="295.408153621558" calcext:value-type="float">
            <text:p>295.408153621558</text:p>
          </table:table-cell>
          <table:table-cell table:formula="of:=[.C487] - 273.15" office:value-type="float" office:value="22.2581536215579" calcext:value-type="float">
            <text:p>22.258153621557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10000*(1024/MAX(1;[.A488]) - 1))" office:value-type="float" office:value="9.32766225936523" calcext:value-type="float">
            <text:p>9.32766225936523</text:p>
          </table:table-cell>
          <table:table-cell table:formula="of:=1 / ([.$B$1] + ([.$B$2] + ([.$B$3] * [.B488] * [.B488] )) * [.B488] )" office:value-type="float" office:value="295.496105160949" calcext:value-type="float">
            <text:p>295.496105160949</text:p>
          </table:table-cell>
          <table:table-cell table:formula="of:=[.C488] - 273.15" office:value-type="float" office:value="22.3461051609489" calcext:value-type="float">
            <text:p>22.346105160948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LN(10000*(1024/MAX(1;[.A489]) - 1))" office:value-type="float" office:value="9.32374299717009" calcext:value-type="float">
            <text:p>9.32374299717009</text:p>
          </table:table-cell>
          <table:table-cell table:formula="of:=1 / ([.$B$1] + ([.$B$2] + ([.$B$3] * [.B489] * [.B489] )) * [.B489] )" office:value-type="float" office:value="295.58408228581" calcext:value-type="float">
            <text:p>295.58408228581</text:p>
          </table:table-cell>
          <table:table-cell table:formula="of:=[.C489] - 273.15" office:value-type="float" office:value="22.4340822858102" calcext:value-type="float">
            <text:p>22.434082285810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LN(10000*(1024/MAX(1;[.A490]) - 1))" office:value-type="float" office:value="9.31982460481787" calcext:value-type="float">
            <text:p>9.31982460481787</text:p>
          </table:table-cell>
          <table:table-cell table:formula="of:=1 / ([.$B$1] + ([.$B$2] + ([.$B$3] * [.B490] * [.B490] )) * [.B490] )" office:value-type="float" office:value="295.672085685328" calcext:value-type="float">
            <text:p>295.672085685328</text:p>
          </table:table-cell>
          <table:table-cell table:formula="of:=[.C490] - 273.15" office:value-type="float" office:value="22.5220856853277" calcext:value-type="float">
            <text:p>22.522085685327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LN(10000*(1024/MAX(1;[.A491]) - 1))" office:value-type="float" office:value="9.3159070519477" calcext:value-type="float">
            <text:p>9.3159070519477</text:p>
          </table:table-cell>
          <table:table-cell table:formula="of:=1 / ([.$B$1] + ([.$B$2] + ([.$B$3] * [.B491] * [.B491] )) * [.B491] )" office:value-type="float" office:value="295.760116049204" calcext:value-type="float">
            <text:p>295.760116049204</text:p>
          </table:table-cell>
          <table:table-cell table:formula="of:=[.C491] - 273.15" office:value-type="float" office:value="22.6101160492039" calcext:value-type="float">
            <text:p>22.610116049203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LN(10000*(1024/MAX(1;[.A492]) - 1))" office:value-type="float" office:value="9.31199030823747" calcext:value-type="float">
            <text:p>9.31199030823747</text:p>
          </table:table-cell>
          <table:table-cell table:formula="of:=1 / ([.$B$1] + ([.$B$2] + ([.$B$3] * [.B492] * [.B492] )) * [.B492] )" office:value-type="float" office:value="295.848174067689" calcext:value-type="float">
            <text:p>295.848174067689</text:p>
          </table:table-cell>
          <table:table-cell table:formula="of:=[.C492] - 273.15" office:value-type="float" office:value="22.6981740676894" calcext:value-type="float">
            <text:p>22.698174067689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LN(10000*(1024/MAX(1;[.A493]) - 1))" office:value-type="float" office:value="9.30807434340246" calcext:value-type="float">
            <text:p>9.30807434340246</text:p>
          </table:table-cell>
          <table:table-cell table:formula="of:=1 / ([.$B$1] + ([.$B$2] + ([.$B$3] * [.B493] * [.B493] )) * [.B493] )" office:value-type="float" office:value="295.936260431615" calcext:value-type="float">
            <text:p>295.936260431615</text:p>
          </table:table-cell>
          <table:table-cell table:formula="of:=[.C493] - 273.15" office:value-type="float" office:value="22.7862604316147" calcext:value-type="float">
            <text:p>22.786260431614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LN(10000*(1024/MAX(1;[.A494]) - 1))" office:value-type="float" office:value="9.30415912719384" calcext:value-type="float">
            <text:p>9.30415912719384</text:p>
          </table:table-cell>
          <table:table-cell table:formula="of:=1 / ([.$B$1] + ([.$B$2] + ([.$B$3] * [.B494] * [.B494] )) * [.B494] )" office:value-type="float" office:value="296.024375832423" calcext:value-type="float">
            <text:p>296.024375832423</text:p>
          </table:table-cell>
          <table:table-cell table:formula="of:=[.C494] - 273.15" office:value-type="float" office:value="22.874375832423" calcext:value-type="float">
            <text:p>22.87437583242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LN(10000*(1024/MAX(1;[.A495]) - 1))" office:value-type="float" office:value="9.30024462939732" calcext:value-type="float">
            <text:p>9.30024462939732</text:p>
          </table:table-cell>
          <table:table-cell table:formula="of:=1 / ([.$B$1] + ([.$B$2] + ([.$B$3] * [.B495] * [.B495] )) * [.B495] )" office:value-type="float" office:value="296.112520962201" calcext:value-type="float">
            <text:p>296.112520962201</text:p>
          </table:table-cell>
          <table:table-cell table:formula="of:=[.C495] - 273.15" office:value-type="float" office:value="22.9625209622014" calcext:value-type="float">
            <text:p>22.962520962201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LN(10000*(1024/MAX(1;[.A496]) - 1))" office:value-type="float" office:value="9.29633081983171" calcext:value-type="float">
            <text:p>9.29633081983171</text:p>
          </table:table-cell>
          <table:table-cell table:formula="of:=1 / ([.$B$1] + ([.$B$2] + ([.$B$3] * [.B496] * [.B496] )) * [.B496] )" office:value-type="float" office:value="296.200696513713" calcext:value-type="float">
            <text:p>296.200696513713</text:p>
          </table:table-cell>
          <table:table-cell table:formula="of:=[.C496] - 273.15" office:value-type="float" office:value="23.0506965137135" calcext:value-type="float">
            <text:p>23.050696513713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LN(10000*(1024/MAX(1;[.A497]) - 1))" office:value-type="float" office:value="9.29241766834751" calcext:value-type="float">
            <text:p>9.29241766834751</text:p>
          </table:table-cell>
          <table:table-cell table:formula="of:=1 / ([.$B$1] + ([.$B$2] + ([.$B$3] * [.B497] * [.B497] )) * [.B497] )" office:value-type="float" office:value="296.288903180431" calcext:value-type="float">
            <text:p>296.288903180431</text:p>
          </table:table-cell>
          <table:table-cell table:formula="of:=[.C497] - 273.15" office:value-type="float" office:value="23.138903180431" calcext:value-type="float">
            <text:p>23.13890318043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LN(10000*(1024/MAX(1;[.A498]) - 1))" office:value-type="float" office:value="9.28850514482552" calcext:value-type="float">
            <text:p>9.28850514482552</text:p>
          </table:table-cell>
          <table:table-cell table:formula="of:=1 / ([.$B$1] + ([.$B$2] + ([.$B$3] * [.B498] * [.B498] )) * [.B498] )" office:value-type="float" office:value="296.377141656566" calcext:value-type="float">
            <text:p>296.377141656566</text:p>
          </table:table-cell>
          <table:table-cell table:formula="of:=[.C498] - 273.15" office:value-type="float" office:value="23.2271416565661" calcext:value-type="float">
            <text:p>23.227141656566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LN(10000*(1024/MAX(1;[.A499]) - 1))" office:value-type="float" office:value="9.28459321917543" calcext:value-type="float">
            <text:p>9.28459321917543</text:p>
          </table:table-cell>
          <table:table-cell table:formula="of:=1 / ([.$B$1] + ([.$B$2] + ([.$B$3] * [.B499] * [.B499] )) * [.B499] )" office:value-type="float" office:value="296.465412637104" calcext:value-type="float">
            <text:p>296.465412637104</text:p>
          </table:table-cell>
          <table:table-cell table:formula="of:=[.C499] - 273.15" office:value-type="float" office:value="23.3154126371038" calcext:value-type="float">
            <text:p>23.315412637103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LN(10000*(1024/MAX(1;[.A500]) - 1))" office:value-type="float" office:value="9.28068186133443" calcext:value-type="float">
            <text:p>9.28068186133443</text:p>
          </table:table-cell>
          <table:table-cell table:formula="of:=1 / ([.$B$1] + ([.$B$2] + ([.$B$3] * [.B500] * [.B500] )) * [.B500] )" office:value-type="float" office:value="296.553716817834" calcext:value-type="float">
            <text:p>296.553716817834</text:p>
          </table:table-cell>
          <table:table-cell table:formula="of:=[.C500] - 273.15" office:value-type="float" office:value="23.4037168178339" calcext:value-type="float">
            <text:p>23.403716817833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LN(10000*(1024/MAX(1;[.A501]) - 1))" office:value-type="float" office:value="9.27677104126579" calcext:value-type="float">
            <text:p>9.27677104126579</text:p>
          </table:table-cell>
          <table:table-cell table:formula="of:=1 / ([.$B$1] + ([.$B$2] + ([.$B$3] * [.B501] * [.B501] )) * [.B501] )" office:value-type="float" office:value="296.642054895383" calcext:value-type="float">
            <text:p>296.642054895383</text:p>
          </table:table-cell>
          <table:table-cell table:formula="of:=[.C501] - 273.15" office:value-type="float" office:value="23.4920548953834" calcext:value-type="float">
            <text:p>23.492054895383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LN(10000*(1024/MAX(1;[.A502]) - 1))" office:value-type="float" office:value="9.27286072895752" calcext:value-type="float">
            <text:p>9.27286072895752</text:p>
          </table:table-cell>
          <table:table-cell table:formula="of:=1 / ([.$B$1] + ([.$B$2] + ([.$B$3] * [.B502] * [.B502] )) * [.B502] )" office:value-type="float" office:value="296.730427567249" calcext:value-type="float">
            <text:p>296.730427567249</text:p>
          </table:table-cell>
          <table:table-cell table:formula="of:=[.C502] - 273.15" office:value-type="float" office:value="23.5804275672488" calcext:value-type="float">
            <text:p>23.580427567248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LN(10000*(1024/MAX(1;[.A503]) - 1))" office:value-type="float" office:value="9.26895089442092" calcext:value-type="float">
            <text:p>9.26895089442092</text:p>
          </table:table-cell>
          <table:table-cell table:formula="of:=1 / ([.$B$1] + ([.$B$2] + ([.$B$3] * [.B503] * [.B503] )) * [.B503] )" office:value-type="float" office:value="296.818835531829" calcext:value-type="float">
            <text:p>296.818835531829</text:p>
          </table:table-cell>
          <table:table-cell table:formula="of:=[.C503] - 273.15" office:value-type="float" office:value="23.6688355318286" calcext:value-type="float">
            <text:p>23.668835531828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LN(10000*(1024/MAX(1;[.A504]) - 1))" office:value-type="float" office:value="9.26504150768924" calcext:value-type="float">
            <text:p>9.26504150768924</text:p>
          </table:table-cell>
          <table:table-cell table:formula="of:=1 / ([.$B$1] + ([.$B$2] + ([.$B$3] * [.B504] * [.B504] )) * [.B504] )" office:value-type="float" office:value="296.907279488455" calcext:value-type="float">
            <text:p>296.907279488455</text:p>
          </table:table-cell>
          <table:table-cell table:formula="of:=[.C504] - 273.15" office:value-type="float" office:value="23.7572794884554" calcext:value-type="float">
            <text:p>23.757279488455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LN(10000*(1024/MAX(1;[.A505]) - 1))" office:value-type="float" office:value="9.26113253881629" calcext:value-type="float">
            <text:p>9.26113253881629</text:p>
          </table:table-cell>
          <table:table-cell table:formula="of:=1 / ([.$B$1] + ([.$B$2] + ([.$B$3] * [.B505] * [.B505] )) * [.B505] )" office:value-type="float" office:value="296.995760137429" calcext:value-type="float">
            <text:p>296.995760137429</text:p>
          </table:table-cell>
          <table:table-cell table:formula="of:=[.C505] - 273.15" office:value-type="float" office:value="23.8457601374291" calcext:value-type="float">
            <text:p>23.845760137429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LN(10000*(1024/MAX(1;[.A506]) - 1))" office:value-type="float" office:value="9.25722395787503" calcext:value-type="float">
            <text:p>9.25722395787503</text:p>
          </table:table-cell>
          <table:table-cell table:formula="of:=1 / ([.$B$1] + ([.$B$2] + ([.$B$3] * [.B506] * [.B506] )) * [.B506] )" office:value-type="float" office:value="297.084278180049" calcext:value-type="float">
            <text:p>297.084278180049</text:p>
          </table:table-cell>
          <table:table-cell table:formula="of:=[.C506] - 273.15" office:value-type="float" office:value="23.9342781800489" calcext:value-type="float">
            <text:p>23.934278180048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LN(10000*(1024/MAX(1;[.A507]) - 1))" office:value-type="float" office:value="9.25331573495624" calcext:value-type="float">
            <text:p>9.25331573495624</text:p>
          </table:table-cell>
          <table:table-cell table:formula="of:=1 / ([.$B$1] + ([.$B$2] + ([.$B$3] * [.B507] * [.B507] )) * [.B507] )" office:value-type="float" office:value="297.172834318646" calcext:value-type="float">
            <text:p>297.172834318646</text:p>
          </table:table-cell>
          <table:table-cell table:formula="of:=[.C507] - 273.15" office:value-type="float" office:value="24.0228343186463" calcext:value-type="float">
            <text:p>24.022834318646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LN(10000*(1024/MAX(1;[.A508]) - 1))" office:value-type="float" office:value="9.24940784016709" calcext:value-type="float">
            <text:p>9.24940784016709</text:p>
          </table:table-cell>
          <table:table-cell table:formula="of:=1 / ([.$B$1] + ([.$B$2] + ([.$B$3] * [.B508] * [.B508] )) * [.B508] )" office:value-type="float" office:value="297.261429256618" calcext:value-type="float">
            <text:p>297.261429256618</text:p>
          </table:table-cell>
          <table:table-cell table:formula="of:=[.C508] - 273.15" office:value-type="float" office:value="24.111429256618" calcext:value-type="float">
            <text:p>24.11142925661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LN(10000*(1024/MAX(1;[.A509]) - 1))" office:value-type="float" office:value="9.24550024362981" calcext:value-type="float">
            <text:p>9.24550024362981</text:p>
          </table:table-cell>
          <table:table-cell table:formula="of:=1 / ([.$B$1] + ([.$B$2] + ([.$B$3] * [.B509] * [.B509] )) * [.B509] )" office:value-type="float" office:value="297.350063698458" calcext:value-type="float">
            <text:p>297.350063698458</text:p>
          </table:table-cell>
          <table:table-cell table:formula="of:=[.C509] - 273.15" office:value-type="float" office:value="24.2000636984583" calcext:value-type="float">
            <text:p>24.200063698458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LN(10000*(1024/MAX(1;[.A510]) - 1))" office:value-type="float" office:value="9.24159291548029" calcext:value-type="float">
            <text:p>9.24159291548029</text:p>
          </table:table-cell>
          <table:table-cell table:formula="of:=1 / ([.$B$1] + ([.$B$2] + ([.$B$3] * [.B510] * [.B510] )) * [.B510] )" office:value-type="float" office:value="297.438738349792" calcext:value-type="float">
            <text:p>297.438738349792</text:p>
          </table:table-cell>
          <table:table-cell table:formula="of:=[.C510] - 273.15" office:value-type="float" office:value="24.2887383497924" calcext:value-type="float">
            <text:p>24.288738349792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LN(10000*(1024/MAX(1;[.A511]) - 1))" office:value-type="float" office:value="9.23768582586671" calcext:value-type="float">
            <text:p>9.23768582586671</text:p>
          </table:table-cell>
          <table:table-cell table:formula="of:=1 / ([.$B$1] + ([.$B$2] + ([.$B$3] * [.B511] * [.B511] )) * [.B511] )" office:value-type="float" office:value="297.527453917409" calcext:value-type="float">
            <text:p>297.527453917409</text:p>
          </table:table-cell>
          <table:table-cell table:formula="of:=[.C511] - 273.15" office:value-type="float" office:value="24.3774539174094" calcext:value-type="float">
            <text:p>24.3774539174094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LN(10000*(1024/MAX(1;[.A512]) - 1))" office:value-type="float" office:value="9.2337789449482" calcext:value-type="float">
            <text:p>9.2337789449482</text:p>
          </table:table-cell>
          <table:table-cell table:formula="of:=1 / ([.$B$1] + ([.$B$2] + ([.$B$3] * [.B512] * [.B512] )) * [.B512] )" office:value-type="float" office:value="297.616211109295" calcext:value-type="float">
            <text:p>297.616211109295</text:p>
          </table:table-cell>
          <table:table-cell table:formula="of:=[.C512] - 273.15" office:value-type="float" office:value="24.4662111092952" calcext:value-type="float">
            <text:p>24.4662111092952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LN(10000*(1024/MAX(1;[.A513]) - 1))" office:value-type="float" office:value="9.22987224289343" calcext:value-type="float">
            <text:p>9.22987224289343</text:p>
          </table:table-cell>
          <table:table-cell table:formula="of:=1 / ([.$B$1] + ([.$B$2] + ([.$B$3] * [.B513] * [.B513] )) * [.B513] )" office:value-type="float" office:value="297.705010634666" calcext:value-type="float">
            <text:p>297.705010634666</text:p>
          </table:table-cell>
          <table:table-cell table:formula="of:=[.C513] - 273.15" office:value-type="float" office:value="24.5550106346664" calcext:value-type="float">
            <text:p>24.555010634666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LN(10000*(1024/MAX(1;[.A514]) - 1))" office:value-type="float" office:value="9.22596568987926" calcext:value-type="float">
            <text:p>9.22596568987926</text:p>
          </table:table-cell>
          <table:table-cell table:formula="of:=1 / ([.$B$1] + ([.$B$2] + ([.$B$3] * [.B514] * [.B514] )) * [.B514] )" office:value-type="float" office:value="297.793853204003" calcext:value-type="float">
            <text:p>297.793853204003</text:p>
          </table:table-cell>
          <table:table-cell table:formula="of:=[.C514] - 273.15" office:value-type="float" office:value="24.6438532040027" calcext:value-type="float">
            <text:p>24.643853204002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LN(10000*(1024/MAX(1;[.A515]) - 1))" office:value-type="float" office:value="9.2220592560894" calcext:value-type="float">
            <text:p>9.2220592560894</text:p>
          </table:table-cell>
          <table:table-cell table:formula="of:=1 / ([.$B$1] + ([.$B$2] + ([.$B$3] * [.B515] * [.B515] )) * [.B515] )" office:value-type="float" office:value="297.882739529081" calcext:value-type="float">
            <text:p>297.882739529081</text:p>
          </table:table-cell>
          <table:table-cell table:formula="of:=[.C515] - 273.15" office:value-type="float" office:value="24.7327395290809" calcext:value-type="float">
            <text:p>24.732739529080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LN(10000*(1024/MAX(1;[.A516]) - 1))" office:value-type="float" office:value="9.21815291171298" calcext:value-type="float">
            <text:p>9.21815291171298</text:p>
          </table:table-cell>
          <table:table-cell table:formula="of:=1 / ([.$B$1] + ([.$B$2] + ([.$B$3] * [.B516] * [.B516] )) * [.B516] )" office:value-type="float" office:value="297.971670323008" calcext:value-type="float">
            <text:p>297.971670323008</text:p>
          </table:table-cell>
          <table:table-cell table:formula="of:=[.C516] - 273.15" office:value-type="float" office:value="24.8216703230084" calcext:value-type="float">
            <text:p>24.8216703230084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LN(10000*(1024/MAX(1;[.A517]) - 1))" office:value-type="float" office:value="9.21424662694325" calcext:value-type="float">
            <text:p>9.21424662694325</text:p>
          </table:table-cell>
          <table:table-cell table:formula="of:=1 / ([.$B$1] + ([.$B$2] + ([.$B$3] * [.B517] * [.B517] )) * [.B517] )" office:value-type="float" office:value="298.060646300257" calcext:value-type="float">
            <text:p>298.060646300257</text:p>
          </table:table-cell>
          <table:table-cell table:formula="of:=[.C517] - 273.15" office:value-type="float" office:value="24.910646300257" calcext:value-type="float">
            <text:p>24.91064630025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LN(10000*(1024/MAX(1;[.A518]) - 1))" office:value-type="float" office:value="9.21034037197618" calcext:value-type="float">
            <text:p>9.21034037197618</text:p>
          </table:table-cell>
          <table:table-cell table:formula="of:=1 / ([.$B$1] + ([.$B$2] + ([.$B$3] * [.B518] * [.B518] )) * [.B518] )" office:value-type="float" office:value="298.149668176696" calcext:value-type="float">
            <text:p>298.149668176696</text:p>
          </table:table-cell>
          <table:table-cell table:formula="of:=[.C518] - 273.15" office:value-type="float" office:value="24.9996681766963" calcext:value-type="float">
            <text:p>24.999668176696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LN(10000*(1024/MAX(1;[.A519]) - 1))" office:value-type="float" office:value="9.20643411700912" calcext:value-type="float">
            <text:p>9.20643411700912</text:p>
          </table:table-cell>
          <table:table-cell table:formula="of:=1 / ([.$B$1] + ([.$B$2] + ([.$B$3] * [.B519] * [.B519] )) * [.B519] )" office:value-type="float" office:value="298.238736669628" calcext:value-type="float">
            <text:p>298.238736669628</text:p>
          </table:table-cell>
          <table:table-cell table:formula="of:=[.C519] - 273.15" office:value-type="float" office:value="25.0887366696281" calcext:value-type="float">
            <text:p>25.0887366696281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LN(10000*(1024/MAX(1;[.A520]) - 1))" office:value-type="float" office:value="9.20252783223939" calcext:value-type="float">
            <text:p>9.20252783223939</text:p>
          </table:table-cell>
          <table:table-cell table:formula="of:=1 / ([.$B$1] + ([.$B$2] + ([.$B$3] * [.B520] * [.B520] )) * [.B520] )" office:value-type="float" office:value="298.32785249782" calcext:value-type="float">
            <text:p>298.32785249782</text:p>
          </table:table-cell>
          <table:table-cell table:formula="of:=[.C520] - 273.15" office:value-type="float" office:value="25.1778524978198" calcext:value-type="float">
            <text:p>25.1778524978198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LN(10000*(1024/MAX(1;[.A521]) - 1))" office:value-type="float" office:value="9.19862148786297" calcext:value-type="float">
            <text:p>9.19862148786297</text:p>
          </table:table-cell>
          <table:table-cell table:formula="of:=1 / ([.$B$1] + ([.$B$2] + ([.$B$3] * [.B521] * [.B521] )) * [.B521] )" office:value-type="float" office:value="298.417016381539" calcext:value-type="float">
            <text:p>298.417016381539</text:p>
          </table:table-cell>
          <table:table-cell table:formula="of:=[.C521] - 273.15" office:value-type="float" office:value="25.2670163815394" calcext:value-type="float">
            <text:p>25.267016381539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LN(10000*(1024/MAX(1;[.A522]) - 1))" office:value-type="float" office:value="9.1947150540731" calcext:value-type="float">
            <text:p>9.1947150540731</text:p>
          </table:table-cell>
          <table:table-cell table:formula="of:=1 / ([.$B$1] + ([.$B$2] + ([.$B$3] * [.B522] * [.B522] )) * [.B522] )" office:value-type="float" office:value="298.506229042589" calcext:value-type="float">
            <text:p>298.506229042589</text:p>
          </table:table-cell>
          <table:table-cell table:formula="of:=[.C522] - 273.15" office:value-type="float" office:value="25.3562290425891" calcext:value-type="float">
            <text:p>25.3562290425891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LN(10000*(1024/MAX(1;[.A523]) - 1))" office:value-type="float" office:value="9.19080850105894" calcext:value-type="float">
            <text:p>9.19080850105894</text:p>
          </table:table-cell>
          <table:table-cell table:formula="of:=1 / ([.$B$1] + ([.$B$2] + ([.$B$3] * [.B523] * [.B523] )) * [.B523] )" office:value-type="float" office:value="298.59549120434" calcext:value-type="float">
            <text:p>298.59549120434</text:p>
          </table:table-cell>
          <table:table-cell table:formula="of:=[.C523] - 273.15" office:value-type="float" office:value="25.4454912043403" calcext:value-type="float">
            <text:p>25.445491204340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LN(10000*(1024/MAX(1;[.A524]) - 1))" office:value-type="float" office:value="9.18690179900417" calcext:value-type="float">
            <text:p>9.18690179900417</text:p>
          </table:table-cell>
          <table:table-cell table:formula="of:=1 / ([.$B$1] + ([.$B$2] + ([.$B$3] * [.B524] * [.B524] )) * [.B524] )" office:value-type="float" office:value="298.684803591768" calcext:value-type="float">
            <text:p>298.684803591768</text:p>
          </table:table-cell>
          <table:table-cell table:formula="of:=[.C524] - 273.15" office:value-type="float" office:value="25.5348035917676" calcext:value-type="float">
            <text:p>25.534803591767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LN(10000*(1024/MAX(1;[.A525]) - 1))" office:value-type="float" office:value="9.18299491808565" calcext:value-type="float">
            <text:p>9.18299491808565</text:p>
          </table:table-cell>
          <table:table-cell table:formula="of:=1 / ([.$B$1] + ([.$B$2] + ([.$B$3] * [.B525] * [.B525] )) * [.B525] )" office:value-type="float" office:value="298.774166931484" calcext:value-type="float">
            <text:p>298.774166931484</text:p>
          </table:table-cell>
          <table:table-cell table:formula="of:=[.C525] - 273.15" office:value-type="float" office:value="25.6241669314842" calcext:value-type="float">
            <text:p>25.624166931484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LN(10000*(1024/MAX(1;[.A526]) - 1))" office:value-type="float" office:value="9.17908782847208" calcext:value-type="float">
            <text:p>9.17908782847208</text:p>
          </table:table-cell>
          <table:table-cell table:formula="of:=1 / ([.$B$1] + ([.$B$2] + ([.$B$3] * [.B526] * [.B526] )) * [.B526] )" office:value-type="float" office:value="298.863581951776" calcext:value-type="float">
            <text:p>298.863581951776</text:p>
          </table:table-cell>
          <table:table-cell table:formula="of:=[.C526] - 273.15" office:value-type="float" office:value="25.7135819517763" calcext:value-type="float">
            <text:p>25.713581951776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LN(10000*(1024/MAX(1;[.A527]) - 1))" office:value-type="float" office:value="9.17518050032255" calcext:value-type="float">
            <text:p>9.17518050032255</text:p>
          </table:table-cell>
          <table:table-cell table:formula="of:=1 / ([.$B$1] + ([.$B$2] + ([.$B$3] * [.B527] * [.B527] )) * [.B527] )" office:value-type="float" office:value="298.953049382638" calcext:value-type="float">
            <text:p>298.953049382638</text:p>
          </table:table-cell>
          <table:table-cell table:formula="of:=[.C527] - 273.15" office:value-type="float" office:value="25.8030493826383" calcext:value-type="float">
            <text:p>25.803049382638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LN(10000*(1024/MAX(1;[.A528]) - 1))" office:value-type="float" office:value="9.17127290378527" calcext:value-type="float">
            <text:p>9.17127290378527</text:p>
          </table:table-cell>
          <table:table-cell table:formula="of:=1 / ([.$B$1] + ([.$B$2] + ([.$B$3] * [.B528] * [.B528] )) * [.B528] )" office:value-type="float" office:value="299.042569955808" calcext:value-type="float">
            <text:p>299.042569955808</text:p>
          </table:table-cell>
          <table:table-cell table:formula="of:=[.C528] - 273.15" office:value-type="float" office:value="25.892569955808" calcext:value-type="float">
            <text:p>25.89256995580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LN(10000*(1024/MAX(1;[.A529]) - 1))" office:value-type="float" office:value="9.16736500899613" calcext:value-type="float">
            <text:p>9.16736500899613</text:p>
          </table:table-cell>
          <table:table-cell table:formula="of:=1 / ([.$B$1] + ([.$B$2] + ([.$B$3] * [.B529] * [.B529] )) * [.B529] )" office:value-type="float" office:value="299.132144404802" calcext:value-type="float">
            <text:p>299.132144404802</text:p>
          </table:table-cell>
          <table:table-cell table:formula="of:=[.C529] - 273.15" office:value-type="float" office:value="25.9821444048022" calcext:value-type="float">
            <text:p>25.982144404802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LN(10000*(1024/MAX(1;[.A530]) - 1))" office:value-type="float" office:value="9.16345678607733" calcext:value-type="float">
            <text:p>9.16345678607733</text:p>
          </table:table-cell>
          <table:table-cell table:formula="of:=1 / ([.$B$1] + ([.$B$2] + ([.$B$3] * [.B530] * [.B530] )) * [.B530] )" office:value-type="float" office:value="299.221773464952" calcext:value-type="float">
            <text:p>299.221773464952</text:p>
          </table:table-cell>
          <table:table-cell table:formula="of:=[.C530] - 273.15" office:value-type="float" office:value="26.071773464952" calcext:value-type="float">
            <text:p>26.07177346495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LN(10000*(1024/MAX(1;[.A531]) - 1))" office:value-type="float" office:value="9.15954820513608" calcext:value-type="float">
            <text:p>9.15954820513608</text:p>
          </table:table-cell>
          <table:table-cell table:formula="of:=1 / ([.$B$1] + ([.$B$2] + ([.$B$3] * [.B531] * [.B531] )) * [.B531] )" office:value-type="float" office:value="299.311457873438" calcext:value-type="float">
            <text:p>299.311457873438</text:p>
          </table:table-cell>
          <table:table-cell table:formula="of:=[.C531] - 273.15" office:value-type="float" office:value="26.1614578734383" calcext:value-type="float">
            <text:p>26.161457873438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LN(10000*(1024/MAX(1;[.A532]) - 1))" office:value-type="float" office:value="9.15563923626313" calcext:value-type="float">
            <text:p>9.15563923626313</text:p>
          </table:table-cell>
          <table:table-cell table:formula="of:=1 / ([.$B$1] + ([.$B$2] + ([.$B$3] * [.B532] * [.B532] )) * [.B532] )" office:value-type="float" office:value="299.401198369328" calcext:value-type="float">
            <text:p>299.401198369328</text:p>
          </table:table-cell>
          <table:table-cell table:formula="of:=[.C532] - 273.15" office:value-type="float" office:value="26.2511983693284" calcext:value-type="float">
            <text:p>26.251198369328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LN(10000*(1024/MAX(1;[.A533]) - 1))" office:value-type="float" office:value="9.15172984953145" calcext:value-type="float">
            <text:p>9.15172984953145</text:p>
          </table:table-cell>
          <table:table-cell table:formula="of:=1 / ([.$B$1] + ([.$B$2] + ([.$B$3] * [.B533] * [.B533] )) * [.B533] )" office:value-type="float" office:value="299.490995693611" calcext:value-type="float">
            <text:p>299.490995693611</text:p>
          </table:table-cell>
          <table:table-cell table:formula="of:=[.C533] - 273.15" office:value-type="float" office:value="26.3409956936113" calcext:value-type="float">
            <text:p>26.340995693611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LN(10000*(1024/MAX(1;[.A534]) - 1))" office:value-type="float" office:value="9.14782001499485" calcext:value-type="float">
            <text:p>9.14782001499485</text:p>
          </table:table-cell>
          <table:table-cell table:formula="of:=1 / ([.$B$1] + ([.$B$2] + ([.$B$3] * [.B534] * [.B534] )) * [.B534] )" office:value-type="float" office:value="299.580850589234" calcext:value-type="float">
            <text:p>299.580850589234</text:p>
          </table:table-cell>
          <table:table-cell table:formula="of:=[.C534] - 273.15" office:value-type="float" office:value="26.4308505892344" calcext:value-type="float">
            <text:p>26.430850589234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LN(10000*(1024/MAX(1;[.A535]) - 1))" office:value-type="float" office:value="9.14390970268657" calcext:value-type="float">
            <text:p>9.14390970268657</text:p>
          </table:table-cell>
          <table:table-cell table:formula="of:=1 / ([.$B$1] + ([.$B$2] + ([.$B$3] * [.B535] * [.B535] )) * [.B535] )" office:value-type="float" office:value="299.67076380114" calcext:value-type="float">
            <text:p>299.67076380114</text:p>
          </table:table-cell>
          <table:table-cell table:formula="of:=[.C535] - 273.15" office:value-type="float" office:value="26.5207638011399" calcext:value-type="float">
            <text:p>26.5207638011399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LN(10000*(1024/MAX(1;[.A536]) - 1))" office:value-type="float" office:value="9.13999888261794" calcext:value-type="float">
            <text:p>9.13999888261794</text:p>
          </table:table-cell>
          <table:table-cell table:formula="of:=1 / ([.$B$1] + ([.$B$2] + ([.$B$3] * [.B536] * [.B536] )) * [.B536] )" office:value-type="float" office:value="299.760736076301" calcext:value-type="float">
            <text:p>299.760736076301</text:p>
          </table:table-cell>
          <table:table-cell table:formula="of:=[.C536] - 273.15" office:value-type="float" office:value="26.6107360763014" calcext:value-type="float">
            <text:p>26.6107360763014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LN(10000*(1024/MAX(1;[.A537]) - 1))" office:value-type="float" office:value="9.13608752477693" calcext:value-type="float">
            <text:p>9.13608752477693</text:p>
          </table:table-cell>
          <table:table-cell table:formula="of:=1 / ([.$B$1] + ([.$B$2] + ([.$B$3] * [.B537] * [.B537] )) * [.B537] )" office:value-type="float" office:value="299.850768163761" calcext:value-type="float">
            <text:p>299.850768163761</text:p>
          </table:table-cell>
          <table:table-cell table:formula="of:=[.C537] - 273.15" office:value-type="float" office:value="26.7007681637607" calcext:value-type="float">
            <text:p>26.700768163760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LN(10000*(1024/MAX(1;[.A538]) - 1))" office:value-type="float" office:value="9.13217559912685" calcext:value-type="float">
            <text:p>9.13217559912685</text:p>
          </table:table-cell>
          <table:table-cell table:formula="of:=1 / ([.$B$1] + ([.$B$2] + ([.$B$3] * [.B538] * [.B538] )) * [.B538] )" office:value-type="float" office:value="299.940860814665" calcext:value-type="float">
            <text:p>299.940860814665</text:p>
          </table:table-cell>
          <table:table-cell table:formula="of:=[.C538] - 273.15" office:value-type="float" office:value="26.790860814665" calcext:value-type="float">
            <text:p>26.79086081466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LN(10000*(1024/MAX(1;[.A539]) - 1))" office:value-type="float" office:value="9.12826307560486" calcext:value-type="float">
            <text:p>9.12826307560486</text:p>
          </table:table-cell>
          <table:table-cell table:formula="of:=1 / ([.$B$1] + ([.$B$2] + ([.$B$3] * [.B539] * [.B539] )) * [.B539] )" office:value-type="float" office:value="300.031014782304" calcext:value-type="float">
            <text:p>300.031014782304</text:p>
          </table:table-cell>
          <table:table-cell table:formula="of:=[.C539] - 273.15" office:value-type="float" office:value="26.881014782304" calcext:value-type="float">
            <text:p>26.88101478230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LN(10000*(1024/MAX(1;[.A540]) - 1))" office:value-type="float" office:value="9.12434992412066" calcext:value-type="float">
            <text:p>9.12434992412066</text:p>
          </table:table-cell>
          <table:table-cell table:formula="of:=1 / ([.$B$1] + ([.$B$2] + ([.$B$3] * [.B540] * [.B540] )) * [.B540] )" office:value-type="float" office:value="300.121230822147" calcext:value-type="float">
            <text:p>300.121230822147</text:p>
          </table:table-cell>
          <table:table-cell table:formula="of:=[.C540] - 273.15" office:value-type="float" office:value="26.9712308221474" calcext:value-type="float">
            <text:p>26.971230822147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LN(10000*(1024/MAX(1;[.A541]) - 1))" office:value-type="float" office:value="9.12043611455505" calcext:value-type="float">
            <text:p>9.12043611455505</text:p>
          </table:table-cell>
          <table:table-cell table:formula="of:=1 / ([.$B$1] + ([.$B$2] + ([.$B$3] * [.B541] * [.B541] )) * [.B541] )" office:value-type="float" office:value="300.211509691883" calcext:value-type="float">
            <text:p>300.211509691883</text:p>
          </table:table-cell>
          <table:table-cell table:formula="of:=[.C541] - 273.15" office:value-type="float" office:value="27.0615096918827" calcext:value-type="float">
            <text:p>27.061509691882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LN(10000*(1024/MAX(1;[.A542]) - 1))" office:value-type="float" office:value="9.11652161675853" calcext:value-type="float">
            <text:p>9.11652161675853</text:p>
          </table:table-cell>
          <table:table-cell table:formula="of:=1 / ([.$B$1] + ([.$B$2] + ([.$B$3] * [.B542] * [.B542] )) * [.B542] )" office:value-type="float" office:value="300.301852151453" calcext:value-type="float">
            <text:p>300.301852151453</text:p>
          </table:table-cell>
          <table:table-cell table:formula="of:=[.C542] - 273.15" office:value-type="float" office:value="27.1518521514532" calcext:value-type="float">
            <text:p>27.151852151453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LN(10000*(1024/MAX(1;[.A543]) - 1))" office:value-type="float" office:value="9.11260640054991" calcext:value-type="float">
            <text:p>9.11260640054991</text:p>
          </table:table-cell>
          <table:table-cell table:formula="of:=1 / ([.$B$1] + ([.$B$2] + ([.$B$3] * [.B543] * [.B543] )) * [.B543] )" office:value-type="float" office:value="300.392258963095" calcext:value-type="float">
            <text:p>300.392258963095</text:p>
          </table:table-cell>
          <table:table-cell table:formula="of:=[.C543] - 273.15" office:value-type="float" office:value="27.2422589630954" calcext:value-type="float">
            <text:p>27.242258963095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LN(10000*(1024/MAX(1;[.A544]) - 1))" office:value-type="float" office:value="9.10869043571489" calcext:value-type="float">
            <text:p>9.10869043571489</text:p>
          </table:table-cell>
          <table:table-cell table:formula="of:=1 / ([.$B$1] + ([.$B$2] + ([.$B$3] * [.B544] * [.B544] )) * [.B544] )" office:value-type="float" office:value="300.482730891379" calcext:value-type="float">
            <text:p>300.482730891379</text:p>
          </table:table-cell>
          <table:table-cell table:formula="of:=[.C544] - 273.15" office:value-type="float" office:value="27.3327308913787" calcext:value-type="float">
            <text:p>27.332730891378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LN(10000*(1024/MAX(1;[.A545]) - 1))" office:value-type="float" office:value="9.10477369200467" calcext:value-type="float">
            <text:p>9.10477369200467</text:p>
          </table:table-cell>
          <table:table-cell table:formula="of:=1 / ([.$B$1] + ([.$B$2] + ([.$B$3] * [.B545] * [.B545] )) * [.B545] )" office:value-type="float" office:value="300.573268703243" calcext:value-type="float">
            <text:p>300.573268703243</text:p>
          </table:table-cell>
          <table:table-cell table:formula="of:=[.C545] - 273.15" office:value-type="float" office:value="27.4232687032429" calcext:value-type="float">
            <text:p>27.423268703242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LN(10000*(1024/MAX(1;[.A546]) - 1))" office:value-type="float" office:value="9.10085613913449" calcext:value-type="float">
            <text:p>9.10085613913449</text:p>
          </table:table-cell>
          <table:table-cell table:formula="of:=1 / ([.$B$1] + ([.$B$2] + ([.$B$3] * [.B546] * [.B546] )) * [.B546] )" office:value-type="float" office:value="300.663873168037" calcext:value-type="float">
            <text:p>300.663873168037</text:p>
          </table:table-cell>
          <table:table-cell table:formula="of:=[.C546] - 273.15" office:value-type="float" office:value="27.5138731680373" calcext:value-type="float">
            <text:p>27.513873168037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LN(10000*(1024/MAX(1;[.A547]) - 1))" office:value-type="float" office:value="9.09693774678227" calcext:value-type="float">
            <text:p>9.09693774678227</text:p>
          </table:table-cell>
          <table:table-cell table:formula="of:=1 / ([.$B$1] + ([.$B$2] + ([.$B$3] * [.B547] * [.B547] )) * [.B547] )" office:value-type="float" office:value="300.75454505756" calcext:value-type="float">
            <text:p>300.75454505756</text:p>
          </table:table-cell>
          <table:table-cell table:formula="of:=[.C547] - 273.15" office:value-type="float" office:value="27.6045450575601" calcext:value-type="float">
            <text:p>27.604545057560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LN(10000*(1024/MAX(1;[.A548]) - 1))" office:value-type="float" office:value="9.09301848458714" calcext:value-type="float">
            <text:p>9.09301848458714</text:p>
          </table:table-cell>
          <table:table-cell table:formula="of:=1 / ([.$B$1] + ([.$B$2] + ([.$B$3] * [.B548] * [.B548] )) * [.B548] )" office:value-type="float" office:value="300.845285146098" calcext:value-type="float">
            <text:p>300.845285146098</text:p>
          </table:table-cell>
          <table:table-cell table:formula="of:=[.C548] - 273.15" office:value-type="float" office:value="27.6952851460975" calcext:value-type="float">
            <text:p>27.695285146097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LN(10000*(1024/MAX(1;[.A549]) - 1))" office:value-type="float" office:value="9.08909832214801" calcext:value-type="float">
            <text:p>9.08909832214801</text:p>
          </table:table-cell>
          <table:table-cell table:formula="of:=1 / ([.$B$1] + ([.$B$2] + ([.$B$3] * [.B549] * [.B549] )) * [.B549] )" office:value-type="float" office:value="300.936094210464" calcext:value-type="float">
            <text:p>300.936094210464</text:p>
          </table:table-cell>
          <table:table-cell table:formula="of:=[.C549] - 273.15" office:value-type="float" office:value="27.7860942104635" calcext:value-type="float">
            <text:p>27.786094210463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LN(10000*(1024/MAX(1;[.A550]) - 1))" office:value-type="float" office:value="9.08517722902218" calcext:value-type="float">
            <text:p>9.08517722902218</text:p>
          </table:table-cell>
          <table:table-cell table:formula="of:=1 / ([.$B$1] + ([.$B$2] + ([.$B$3] * [.B550] * [.B550] )) * [.B550] )" office:value-type="float" office:value="301.026973030039" calcext:value-type="float">
            <text:p>301.026973030039</text:p>
          </table:table-cell>
          <table:table-cell table:formula="of:=[.C550] - 273.15" office:value-type="float" office:value="27.8769730300395" calcext:value-type="float">
            <text:p>27.876973030039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LN(10000*(1024/MAX(1;[.A551]) - 1))" office:value-type="float" office:value="9.08125517472385" calcext:value-type="float">
            <text:p>9.08125517472385</text:p>
          </table:table-cell>
          <table:table-cell table:formula="of:=1 / ([.$B$1] + ([.$B$2] + ([.$B$3] * [.B551] * [.B551] )) * [.B551] )" office:value-type="float" office:value="301.117922386815" calcext:value-type="float">
            <text:p>301.117922386815</text:p>
          </table:table-cell>
          <table:table-cell table:formula="of:=[.C551] - 273.15" office:value-type="float" office:value="27.9679223868146" calcext:value-type="float">
            <text:p>27.967922386814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LN(10000*(1024/MAX(1;[.A552]) - 1))" office:value-type="float" office:value="9.07733212872273" calcext:value-type="float">
            <text:p>9.07733212872273</text:p>
          </table:table-cell>
          <table:table-cell table:formula="of:=1 / ([.$B$1] + ([.$B$2] + ([.$B$3] * [.B552] * [.B552] )) * [.B552] )" office:value-type="float" office:value="301.208943065426" calcext:value-type="float">
            <text:p>301.208943065426</text:p>
          </table:table-cell>
          <table:table-cell table:formula="of:=[.C552] - 273.15" office:value-type="float" office:value="28.0589430654259" calcext:value-type="float">
            <text:p>28.0589430654259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LN(10000*(1024/MAX(1;[.A553]) - 1))" office:value-type="float" office:value="9.07340806044254" calcext:value-type="float">
            <text:p>9.07340806044254</text:p>
          </table:table-cell>
          <table:table-cell table:formula="of:=1 / ([.$B$1] + ([.$B$2] + ([.$B$3] * [.B553] * [.B553] )) * [.B553] )" office:value-type="float" office:value="301.300035853199" calcext:value-type="float">
            <text:p>301.300035853199</text:p>
          </table:table-cell>
          <table:table-cell table:formula="of:=[.C553] - 273.15" office:value-type="float" office:value="28.1500358531995" calcext:value-type="float">
            <text:p>28.150035853199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LN(10000*(1024/MAX(1;[.A554]) - 1))" office:value-type="float" office:value="9.06948293925959" calcext:value-type="float">
            <text:p>9.06948293925959</text:p>
          </table:table-cell>
          <table:table-cell table:formula="of:=1 / ([.$B$1] + ([.$B$2] + ([.$B$3] * [.B554] * [.B554] )) * [.B554] )" office:value-type="float" office:value="301.391201540191" calcext:value-type="float">
            <text:p>301.391201540191</text:p>
          </table:table-cell>
          <table:table-cell table:formula="of:=[.C554] - 273.15" office:value-type="float" office:value="28.241201540191" calcext:value-type="float">
            <text:p>28.24120154019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LN(10000*(1024/MAX(1;[.A555]) - 1))" office:value-type="float" office:value="9.06555673450129" calcext:value-type="float">
            <text:p>9.06555673450129</text:p>
          </table:table-cell>
          <table:table-cell table:formula="of:=1 / ([.$B$1] + ([.$B$2] + ([.$B$3] * [.B555] * [.B555] )) * [.B555] )" office:value-type="float" office:value="301.482440919227" calcext:value-type="float">
            <text:p>301.482440919227</text:p>
          </table:table-cell>
          <table:table-cell table:formula="of:=[.C555] - 273.15" office:value-type="float" office:value="28.3324409192271" calcext:value-type="float">
            <text:p>28.332440919227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LN(10000*(1024/MAX(1;[.A556]) - 1))" office:value-type="float" office:value="9.06162941544474" calcext:value-type="float">
            <text:p>9.06162941544474</text:p>
          </table:table-cell>
          <table:table-cell table:formula="of:=1 / ([.$B$1] + ([.$B$2] + ([.$B$3] * [.B556] * [.B556] )) * [.B556] )" office:value-type="float" office:value="301.573754785947" calcext:value-type="float">
            <text:p>301.573754785947</text:p>
          </table:table-cell>
          <table:table-cell table:formula="of:=[.C556] - 273.15" office:value-type="float" office:value="28.4237547859468" calcext:value-type="float">
            <text:p>28.423754785946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LN(10000*(1024/MAX(1;[.A557]) - 1))" office:value-type="float" office:value="9.0577009513152" calcext:value-type="float">
            <text:p>9.0577009513152</text:p>
          </table:table-cell>
          <table:table-cell table:formula="of:=1 / ([.$B$1] + ([.$B$2] + ([.$B$3] * [.B557] * [.B557] )) * [.B557] )" office:value-type="float" office:value="301.665143938844" calcext:value-type="float">
            <text:p>301.665143938844</text:p>
          </table:table-cell>
          <table:table-cell table:formula="of:=[.C557] - 273.15" office:value-type="float" office:value="28.515143938844" calcext:value-type="float">
            <text:p>28.51514393884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LN(10000*(1024/MAX(1;[.A558]) - 1))" office:value-type="float" office:value="9.05377131128464" calcext:value-type="float">
            <text:p>9.05377131128464</text:p>
          </table:table-cell>
          <table:table-cell table:formula="of:=1 / ([.$B$1] + ([.$B$2] + ([.$B$3] * [.B558] * [.B558] )) * [.B558] )" office:value-type="float" office:value="301.756609179309" calcext:value-type="float">
            <text:p>301.756609179309</text:p>
          </table:table-cell>
          <table:table-cell table:formula="of:=[.C558] - 273.15" office:value-type="float" office:value="28.6066091793087" calcext:value-type="float">
            <text:p>28.606609179308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LN(10000*(1024/MAX(1;[.A559]) - 1))" office:value-type="float" office:value="9.04984046447027" calcext:value-type="float">
            <text:p>9.04984046447027</text:p>
          </table:table-cell>
          <table:table-cell table:formula="of:=1 / ([.$B$1] + ([.$B$2] + ([.$B$3] * [.B559] * [.B559] )) * [.B559] )" office:value-type="float" office:value="301.84815131167" calcext:value-type="float">
            <text:p>301.84815131167</text:p>
          </table:table-cell>
          <table:table-cell table:formula="of:=[.C559] - 273.15" office:value-type="float" office:value="28.6981513116699" calcext:value-type="float">
            <text:p>28.6981513116699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LN(10000*(1024/MAX(1;[.A560]) - 1))" office:value-type="float" office:value="9.045908379933" calcext:value-type="float">
            <text:p>9.045908379933</text:p>
          </table:table-cell>
          <table:table-cell table:formula="of:=1 / ([.$B$1] + ([.$B$2] + ([.$B$3] * [.B560] * [.B560] )) * [.B560] )" office:value-type="float" office:value="301.939771143239" calcext:value-type="float">
            <text:p>301.939771143239</text:p>
          </table:table-cell>
          <table:table-cell table:formula="of:=[.C560] - 273.15" office:value-type="float" office:value="28.7897711432386" calcext:value-type="float">
            <text:p>28.7897711432386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LN(10000*(1024/MAX(1;[.A561]) - 1))" office:value-type="float" office:value="9.04197502667603" calcext:value-type="float">
            <text:p>9.04197502667603</text:p>
          </table:table-cell>
          <table:table-cell table:formula="of:=1 / ([.$B$1] + ([.$B$2] + ([.$B$3] * [.B561] * [.B561] )) * [.B561] )" office:value-type="float" office:value="302.03146948435" calcext:value-type="float">
            <text:p>302.03146948435</text:p>
          </table:table-cell>
          <table:table-cell table:formula="of:=[.C561] - 273.15" office:value-type="float" office:value="28.8814694843505" calcext:value-type="float">
            <text:p>28.881469484350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LN(10000*(1024/MAX(1;[.A562]) - 1))" office:value-type="float" office:value="9.03804037364325" calcext:value-type="float">
            <text:p>9.03804037364325</text:p>
          </table:table-cell>
          <table:table-cell table:formula="of:=1 / ([.$B$1] + ([.$B$2] + ([.$B$3] * [.B562] * [.B562] )) * [.B562] )" office:value-type="float" office:value="302.12324714841" calcext:value-type="float">
            <text:p>302.12324714841</text:p>
          </table:table-cell>
          <table:table-cell table:formula="of:=[.C562] - 273.15" office:value-type="float" office:value="28.9732471484097" calcext:value-type="float">
            <text:p>28.973247148409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LN(10000*(1024/MAX(1;[.A563]) - 1))" office:value-type="float" office:value="9.0341043897178" calcext:value-type="float">
            <text:p>9.0341043897178</text:p>
          </table:table-cell>
          <table:table-cell table:formula="of:=1 / ([.$B$1] + ([.$B$2] + ([.$B$3] * [.B563] * [.B563] )) * [.B563] )" office:value-type="float" office:value="302.215104951932" calcext:value-type="float">
            <text:p>302.215104951932</text:p>
          </table:table-cell>
          <table:table-cell table:formula="of:=[.C563] - 273.15" office:value-type="float" office:value="29.0651049519321" calcext:value-type="float">
            <text:p>29.065104951932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LN(10000*(1024/MAX(1;[.A564]) - 1))" office:value-type="float" office:value="9.03016704372052" calcext:value-type="float">
            <text:p>9.03016704372052</text:p>
          </table:table-cell>
          <table:table-cell table:formula="of:=1 / ([.$B$1] + ([.$B$2] + ([.$B$3] * [.B564] * [.B564] )) * [.B564] )" office:value-type="float" office:value="302.30704371459" calcext:value-type="float">
            <text:p>302.30704371459</text:p>
          </table:table-cell>
          <table:table-cell table:formula="of:=[.C564] - 273.15" office:value-type="float" office:value="29.1570437145901" calcext:value-type="float">
            <text:p>29.157043714590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LN(10000*(1024/MAX(1;[.A565]) - 1))" office:value-type="float" office:value="9.02622830440844" calcext:value-type="float">
            <text:p>9.02622830440844</text:p>
          </table:table-cell>
          <table:table-cell table:formula="of:=1 / ([.$B$1] + ([.$B$2] + ([.$B$3] * [.B565] * [.B565] )) * [.B565] )" office:value-type="float" office:value="302.399064259257" calcext:value-type="float">
            <text:p>302.399064259257</text:p>
          </table:table-cell>
          <table:table-cell table:formula="of:=[.C565] - 273.15" office:value-type="float" office:value="29.2490642592566" calcext:value-type="float">
            <text:p>29.2490642592566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LN(10000*(1024/MAX(1;[.A566]) - 1))" office:value-type="float" office:value="9.02228814047324" calcext:value-type="float">
            <text:p>9.02228814047324</text:p>
          </table:table-cell>
          <table:table-cell table:formula="of:=1 / ([.$B$1] + ([.$B$2] + ([.$B$3] * [.B566] * [.B566] )) * [.B566] )" office:value-type="float" office:value="302.49116741205" calcext:value-type="float">
            <text:p>302.49116741205</text:p>
          </table:table-cell>
          <table:table-cell table:formula="of:=[.C566] - 273.15" office:value-type="float" office:value="29.3411674120496" calcext:value-type="float">
            <text:p>29.3411674120496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10000*(1024/MAX(1;[.A567]) - 1))" office:value-type="float" office:value="9.01834652053972" calcext:value-type="float">
            <text:p>9.01834652053972</text:p>
          </table:table-cell>
          <table:table-cell table:formula="of:=1 / ([.$B$1] + ([.$B$2] + ([.$B$3] * [.B567] * [.B567] )) * [.B567] )" office:value-type="float" office:value="302.583354002378" calcext:value-type="float">
            <text:p>302.583354002378</text:p>
          </table:table-cell>
          <table:table-cell table:formula="of:=[.C567] - 273.15" office:value-type="float" office:value="29.433354002378" calcext:value-type="float">
            <text:p>29.433354002378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LN(10000*(1024/MAX(1;[.A568]) - 1))" office:value-type="float" office:value="9.01440341316423" calcext:value-type="float">
            <text:p>9.01440341316423</text:p>
          </table:table-cell>
          <table:table-cell table:formula="of:=1 / ([.$B$1] + ([.$B$2] + ([.$B$3] * [.B568] * [.B568] )) * [.B568] )" office:value-type="float" office:value="302.675624862987" calcext:value-type="float">
            <text:p>302.675624862987</text:p>
          </table:table-cell>
          <table:table-cell table:formula="of:=[.C568] - 273.15" office:value-type="float" office:value="29.5256248629866" calcext:value-type="float">
            <text:p>29.5256248629866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LN(10000*(1024/MAX(1;[.A569]) - 1))" office:value-type="float" office:value="9.01045878683314" calcext:value-type="float">
            <text:p>9.01045878683314</text:p>
          </table:table-cell>
          <table:table-cell table:formula="of:=1 / ([.$B$1] + ([.$B$2] + ([.$B$3] * [.B569] * [.B569] )) * [.B569] )" office:value-type="float" office:value="302.767980830002" calcext:value-type="float">
            <text:p>302.767980830002</text:p>
          </table:table-cell>
          <table:table-cell table:formula="of:=[.C569] - 273.15" office:value-type="float" office:value="29.617980830002" calcext:value-type="float">
            <text:p>29.61798083000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LN(10000*(1024/MAX(1;[.A570]) - 1))" office:value-type="float" office:value="9.00651260996126" calcext:value-type="float">
            <text:p>9.00651260996126</text:p>
          </table:table-cell>
          <table:table-cell table:formula="of:=1 / ([.$B$1] + ([.$B$2] + ([.$B$3] * [.B570] * [.B570] )) * [.B570] )" office:value-type="float" office:value="302.860422742979" calcext:value-type="float">
            <text:p>302.860422742979</text:p>
          </table:table-cell>
          <table:table-cell table:formula="of:=[.C570] - 273.15" office:value-type="float" office:value="29.7104227429793" calcext:value-type="float">
            <text:p>29.710422742979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LN(10000*(1024/MAX(1;[.A571]) - 1))" office:value-type="float" office:value="9.00256485089029" calcext:value-type="float">
            <text:p>9.00256485089029</text:p>
          </table:table-cell>
          <table:table-cell table:formula="of:=1 / ([.$B$1] + ([.$B$2] + ([.$B$3] * [.B571] * [.B571] )) * [.B571] )" office:value-type="float" office:value="302.952951444948" calcext:value-type="float">
            <text:p>302.952951444948</text:p>
          </table:table-cell>
          <table:table-cell table:formula="of:=[.C571] - 273.15" office:value-type="float" office:value="29.8029514449481" calcext:value-type="float">
            <text:p>29.802951444948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LN(10000*(1024/MAX(1;[.A572]) - 1))" office:value-type="float" office:value="8.99861547788719" calcext:value-type="float">
            <text:p>8.99861547788719</text:p>
          </table:table-cell>
          <table:table-cell table:formula="of:=1 / ([.$B$1] + ([.$B$2] + ([.$B$3] * [.B572] * [.B572] )) * [.B572] )" office:value-type="float" office:value="303.04556778246" calcext:value-type="float">
            <text:p>303.04556778246</text:p>
          </table:table-cell>
          <table:table-cell table:formula="of:=[.C572] - 273.15" office:value-type="float" office:value="29.8955677824601" calcext:value-type="float">
            <text:p>29.895567782460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LN(10000*(1024/MAX(1;[.A573]) - 1))" office:value-type="float" office:value="8.99466445914264" calcext:value-type="float">
            <text:p>8.99466445914264</text:p>
          </table:table-cell>
          <table:table-cell table:formula="of:=1 / ([.$B$1] + ([.$B$2] + ([.$B$3] * [.B573] * [.B573] )) * [.B573] )" office:value-type="float" office:value="303.138272605636" calcext:value-type="float">
            <text:p>303.138272605636</text:p>
          </table:table-cell>
          <table:table-cell table:formula="of:=[.C573] - 273.15" office:value-type="float" office:value="29.9882726056363" calcext:value-type="float">
            <text:p>29.988272605636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LN(10000*(1024/MAX(1;[.A574]) - 1))" office:value-type="float" office:value="8.99071176276942" calcext:value-type="float">
            <text:p>8.99071176276942</text:p>
          </table:table-cell>
          <table:table-cell table:formula="of:=1 / ([.$B$1] + ([.$B$2] + ([.$B$3] * [.B574] * [.B574] )) * [.B574] )" office:value-type="float" office:value="303.231066768215" calcext:value-type="float">
            <text:p>303.231066768215</text:p>
          </table:table-cell>
          <table:table-cell table:formula="of:=[.C574] - 273.15" office:value-type="float" office:value="30.0810667682147" calcext:value-type="float">
            <text:p>30.081066768214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LN(10000*(1024/MAX(1;[.A575]) - 1))" office:value-type="float" office:value="8.9867573568008" calcext:value-type="float">
            <text:p>8.9867573568008</text:p>
          </table:table-cell>
          <table:table-cell table:formula="of:=1 / ([.$B$1] + ([.$B$2] + ([.$B$3] * [.B575] * [.B575] )) * [.B575] )" office:value-type="float" office:value="303.323951127599" calcext:value-type="float">
            <text:p>303.323951127599</text:p>
          </table:table-cell>
          <table:table-cell table:formula="of:=[.C575] - 273.15" office:value-type="float" office:value="30.1739511275987" calcext:value-type="float">
            <text:p>30.1739511275987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LN(10000*(1024/MAX(1;[.A576]) - 1))" office:value-type="float" office:value="8.98280120918894" calcext:value-type="float">
            <text:p>8.98280120918894</text:p>
          </table:table-cell>
          <table:table-cell table:formula="of:=1 / ([.$B$1] + ([.$B$2] + ([.$B$3] * [.B576] * [.B576] )) * [.B576] )" office:value-type="float" office:value="303.416926544906" calcext:value-type="float">
            <text:p>303.416926544906</text:p>
          </table:table-cell>
          <table:table-cell table:formula="of:=[.C576] - 273.15" office:value-type="float" office:value="30.2669265449058" calcext:value-type="float">
            <text:p>30.266926544905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LN(10000*(1024/MAX(1;[.A577]) - 1))" office:value-type="float" office:value="8.97884328780321" calcext:value-type="float">
            <text:p>8.97884328780321</text:p>
          </table:table-cell>
          <table:table-cell table:formula="of:=1 / ([.$B$1] + ([.$B$2] + ([.$B$3] * [.B577] * [.B577] )) * [.B577] )" office:value-type="float" office:value="303.509993885016" calcext:value-type="float">
            <text:p>303.509993885016</text:p>
          </table:table-cell>
          <table:table-cell table:formula="of:=[.C577] - 273.15" office:value-type="float" office:value="30.3599938850165" calcext:value-type="float">
            <text:p>30.359993885016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LN(10000*(1024/MAX(1;[.A578]) - 1))" office:value-type="float" office:value="8.97488356042862" calcext:value-type="float">
            <text:p>8.97488356042862</text:p>
          </table:table-cell>
          <table:table-cell table:formula="of:=1 / ([.$B$1] + ([.$B$2] + ([.$B$3] * [.B578] * [.B578] )) * [.B578] )" office:value-type="float" office:value="303.603154016624" calcext:value-type="float">
            <text:p>303.603154016624</text:p>
          </table:table-cell>
          <table:table-cell table:formula="of:=[.C578] - 273.15" office:value-type="float" office:value="30.4531540166241" calcext:value-type="float">
            <text:p>30.4531540166241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LN(10000*(1024/MAX(1;[.A579]) - 1))" office:value-type="float" office:value="8.97092199476412" calcext:value-type="float">
            <text:p>8.97092199476412</text:p>
          </table:table-cell>
          <table:table-cell table:formula="of:=1 / ([.$B$1] + ([.$B$2] + ([.$B$3] * [.B579] * [.B579] )) * [.B579] )" office:value-type="float" office:value="303.696407812284" calcext:value-type="float">
            <text:p>303.696407812284</text:p>
          </table:table-cell>
          <table:table-cell table:formula="of:=[.C579] - 273.15" office:value-type="float" office:value="30.5464078122842" calcext:value-type="float">
            <text:p>30.5464078122842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LN(10000*(1024/MAX(1;[.A580]) - 1))" office:value-type="float" office:value="8.96695855842098" calcext:value-type="float">
            <text:p>8.96695855842098</text:p>
          </table:table-cell>
          <table:table-cell table:formula="of:=1 / ([.$B$1] + ([.$B$2] + ([.$B$3] * [.B580] * [.B580] )) * [.B580] )" office:value-type="float" office:value="303.789756148466" calcext:value-type="float">
            <text:p>303.789756148466</text:p>
          </table:table-cell>
          <table:table-cell table:formula="of:=[.C580] - 273.15" office:value-type="float" office:value="30.6397561484656" calcext:value-type="float">
            <text:p>30.6397561484656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LN(10000*(1024/MAX(1;[.A581]) - 1))" office:value-type="float" office:value="8.96299321892109" calcext:value-type="float">
            <text:p>8.96299321892109</text:p>
          </table:table-cell>
          <table:table-cell table:formula="of:=1 / ([.$B$1] + ([.$B$2] + ([.$B$3] * [.B581] * [.B581] )) * [.B581] )" office:value-type="float" office:value="303.883199905601" calcext:value-type="float">
            <text:p>303.883199905601</text:p>
          </table:table-cell>
          <table:table-cell table:formula="of:=[.C581] - 273.15" office:value-type="float" office:value="30.7331999056007" calcext:value-type="float">
            <text:p>30.733199905600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LN(10000*(1024/MAX(1;[.A582]) - 1))" office:value-type="float" office:value="8.95902594369528" calcext:value-type="float">
            <text:p>8.95902594369528</text:p>
          </table:table-cell>
          <table:table-cell table:formula="of:=1 / ([.$B$1] + ([.$B$2] + ([.$B$3] * [.B582] * [.B582] )) * [.B582] )" office:value-type="float" office:value="303.976739968137" calcext:value-type="float">
            <text:p>303.976739968137</text:p>
          </table:table-cell>
          <table:table-cell table:formula="of:=[.C582] - 273.15" office:value-type="float" office:value="30.8267399681372" calcext:value-type="float">
            <text:p>30.826739968137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LN(10000*(1024/MAX(1;[.A583]) - 1))" office:value-type="float" office:value="8.95505670008165" calcext:value-type="float">
            <text:p>8.95505670008165</text:p>
          </table:table-cell>
          <table:table-cell table:formula="of:=1 / ([.$B$1] + ([.$B$2] + ([.$B$3] * [.B583] * [.B583] )) * [.B583] )" office:value-type="float" office:value="304.07037722459" calcext:value-type="float">
            <text:p>304.07037722459</text:p>
          </table:table-cell>
          <table:table-cell table:formula="of:=[.C583] - 273.15" office:value-type="float" office:value="30.9203772245897" calcext:value-type="float">
            <text:p>30.920377224589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LN(10000*(1024/MAX(1;[.A584]) - 1))" office:value-type="float" office:value="8.95108545532387" calcext:value-type="float">
            <text:p>8.95108545532387</text:p>
          </table:table-cell>
          <table:table-cell table:formula="of:=1 / ([.$B$1] + ([.$B$2] + ([.$B$3] * [.B584] * [.B584] )) * [.B584] )" office:value-type="float" office:value="304.164112567592" calcext:value-type="float">
            <text:p>304.164112567592</text:p>
          </table:table-cell>
          <table:table-cell table:formula="of:=[.C584] - 273.15" office:value-type="float" office:value="31.0141125675917" calcext:value-type="float">
            <text:p>31.014112567591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LN(10000*(1024/MAX(1;[.A585]) - 1))" office:value-type="float" office:value="8.94711217656943" calcext:value-type="float">
            <text:p>8.94711217656943</text:p>
          </table:table-cell>
          <table:table-cell table:formula="of:=1 / ([.$B$1] + ([.$B$2] + ([.$B$3] * [.B585] * [.B585] )) * [.B585] )" office:value-type="float" office:value="304.257946893949" calcext:value-type="float">
            <text:p>304.257946893949</text:p>
          </table:table-cell>
          <table:table-cell table:formula="of:=[.C585] - 273.15" office:value-type="float" office:value="31.1079468939488" calcext:value-type="float">
            <text:p>31.107946893948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LN(10000*(1024/MAX(1;[.A586]) - 1))" office:value-type="float" office:value="8.94313683086794" calcext:value-type="float">
            <text:p>8.94313683086794</text:p>
          </table:table-cell>
          <table:table-cell table:formula="of:=1 / ([.$B$1] + ([.$B$2] + ([.$B$3] * [.B586] * [.B586] )) * [.B586] )" office:value-type="float" office:value="304.351881104691" calcext:value-type="float">
            <text:p>304.351881104691</text:p>
          </table:table-cell>
          <table:table-cell table:formula="of:=[.C586] - 273.15" office:value-type="float" office:value="31.2018811046915" calcext:value-type="float">
            <text:p>31.201881104691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LN(10000*(1024/MAX(1;[.A587]) - 1))" office:value-type="float" office:value="8.93915938516941" calcext:value-type="float">
            <text:p>8.93915938516941</text:p>
          </table:table-cell>
          <table:table-cell table:formula="of:=1 / ([.$B$1] + ([.$B$2] + ([.$B$3] * [.B587] * [.B587] )) * [.B587] )" office:value-type="float" office:value="304.445916105129" calcext:value-type="float">
            <text:p>304.445916105129</text:p>
          </table:table-cell>
          <table:table-cell table:formula="of:=[.C587] - 273.15" office:value-type="float" office:value="31.2959161051292" calcext:value-type="float">
            <text:p>31.295916105129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LN(10000*(1024/MAX(1;[.A588]) - 1))" office:value-type="float" office:value="8.93517980632244" calcext:value-type="float">
            <text:p>8.93517980632244</text:p>
          </table:table-cell>
          <table:table-cell table:formula="of:=1 / ([.$B$1] + ([.$B$2] + ([.$B$3] * [.B588] * [.B588] )) * [.B588] )" office:value-type="float" office:value="304.540052804904" calcext:value-type="float">
            <text:p>304.540052804904</text:p>
          </table:table-cell>
          <table:table-cell table:formula="of:=[.C588] - 273.15" office:value-type="float" office:value="31.3900528049044" calcext:value-type="float">
            <text:p>31.3900528049044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LN(10000*(1024/MAX(1;[.A589]) - 1))" office:value-type="float" office:value="8.93119806107254" calcext:value-type="float">
            <text:p>8.93119806107254</text:p>
          </table:table-cell>
          <table:table-cell table:formula="of:=1 / ([.$B$1] + ([.$B$2] + ([.$B$3] * [.B589] * [.B589] )) * [.B589] )" office:value-type="float" office:value="304.634292118047" calcext:value-type="float">
            <text:p>304.634292118047</text:p>
          </table:table-cell>
          <table:table-cell table:formula="of:=[.C589] - 273.15" office:value-type="float" office:value="31.4842921180474" calcext:value-type="float">
            <text:p>31.4842921180474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LN(10000*(1024/MAX(1;[.A590]) - 1))" office:value-type="float" office:value="8.92721411606026" calcext:value-type="float">
            <text:p>8.92721411606026</text:p>
          </table:table-cell>
          <table:table-cell table:formula="of:=1 / ([.$B$1] + ([.$B$2] + ([.$B$3] * [.B590] * [.B590] )) * [.B590] )" office:value-type="float" office:value="304.728634963031" calcext:value-type="float">
            <text:p>304.728634963031</text:p>
          </table:table-cell>
          <table:table-cell table:formula="of:=[.C590] - 273.15" office:value-type="float" office:value="31.5786349630314" calcext:value-type="float">
            <text:p>31.578634963031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LN(10000*(1024/MAX(1;[.A591]) - 1))" office:value-type="float" office:value="8.9232279378195" calcext:value-type="float">
            <text:p>8.9232279378195</text:p>
          </table:table-cell>
          <table:table-cell table:formula="of:=1 / ([.$B$1] + ([.$B$2] + ([.$B$3] * [.B591] * [.B591] )) * [.B591] )" office:value-type="float" office:value="304.823082262829" calcext:value-type="float">
            <text:p>304.823082262829</text:p>
          </table:table-cell>
          <table:table-cell table:formula="of:=[.C591] - 273.15" office:value-type="float" office:value="31.6730822628286" calcext:value-type="float">
            <text:p>31.673082262828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LN(10000*(1024/MAX(1;[.A592]) - 1))" office:value-type="float" office:value="8.91923949277562" calcext:value-type="float">
            <text:p>8.91923949277562</text:p>
          </table:table-cell>
          <table:table-cell table:formula="of:=1 / ([.$B$1] + ([.$B$2] + ([.$B$3] * [.B592] * [.B592] )) * [.B592] )" office:value-type="float" office:value="304.917634944966" calcext:value-type="float">
            <text:p>304.917634944966</text:p>
          </table:table-cell>
          <table:table-cell table:formula="of:=[.C592] - 273.15" office:value-type="float" office:value="31.7676349449663" calcext:value-type="float">
            <text:p>31.7676349449663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LN(10000*(1024/MAX(1;[.A593]) - 1))" office:value-type="float" office:value="8.91524874724368" calcext:value-type="float">
            <text:p>8.91524874724368</text:p>
          </table:table-cell>
          <table:table-cell table:formula="of:=1 / ([.$B$1] + ([.$B$2] + ([.$B$3] * [.B593] * [.B593] )) * [.B593] )" office:value-type="float" office:value="305.012293941584" calcext:value-type="float">
            <text:p>305.012293941584</text:p>
          </table:table-cell>
          <table:table-cell table:formula="of:=[.C593] - 273.15" office:value-type="float" office:value="31.862293941584" calcext:value-type="float">
            <text:p>31.862293941584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LN(10000*(1024/MAX(1;[.A594]) - 1))" office:value-type="float" office:value="8.91125566742659" calcext:value-type="float">
            <text:p>8.91125566742659</text:p>
          </table:table-cell>
          <table:table-cell table:formula="of:=1 / ([.$B$1] + ([.$B$2] + ([.$B$3] * [.B594] * [.B594] )) * [.B594] )" office:value-type="float" office:value="305.107060189491" calcext:value-type="float">
            <text:p>305.107060189491</text:p>
          </table:table-cell>
          <table:table-cell table:formula="of:=[.C594] - 273.15" office:value-type="float" office:value="31.9570601894908" calcext:value-type="float">
            <text:p>31.957060189490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LN(10000*(1024/MAX(1;[.A595]) - 1))" office:value-type="float" office:value="8.90726021941328" calcext:value-type="float">
            <text:p>8.90726021941328</text:p>
          </table:table-cell>
          <table:table-cell table:formula="of:=1 / ([.$B$1] + ([.$B$2] + ([.$B$3] * [.B595] * [.B595] )) * [.B595] )" office:value-type="float" office:value="305.201934630223" calcext:value-type="float">
            <text:p>305.201934630223</text:p>
          </table:table-cell>
          <table:table-cell table:formula="of:=[.C595] - 273.15" office:value-type="float" office:value="32.0519346302229" calcext:value-type="float">
            <text:p>32.0519346302229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LN(10000*(1024/MAX(1;[.A596]) - 1))" office:value-type="float" office:value="8.90326236917682" calcext:value-type="float">
            <text:p>8.90326236917682</text:p>
          </table:table-cell>
          <table:table-cell table:formula="of:=1 / ([.$B$1] + ([.$B$2] + ([.$B$3] * [.B596] * [.B596] )) * [.B596] )" office:value-type="float" office:value="305.296918210103" calcext:value-type="float">
            <text:p>305.296918210103</text:p>
          </table:table-cell>
          <table:table-cell table:formula="of:=[.C596] - 273.15" office:value-type="float" office:value="32.1469182101033" calcext:value-type="float">
            <text:p>32.1469182101033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LN(10000*(1024/MAX(1;[.A597]) - 1))" office:value-type="float" office:value="8.89926208257258" calcext:value-type="float">
            <text:p>8.89926208257258</text:p>
          </table:table-cell>
          <table:table-cell table:formula="of:=1 / ([.$B$1] + ([.$B$2] + ([.$B$3] * [.B597] * [.B597] )) * [.B597] )" office:value-type="float" office:value="305.3920118803" calcext:value-type="float">
            <text:p>305.3920118803</text:p>
          </table:table-cell>
          <table:table-cell table:formula="of:=[.C597] - 273.15" office:value-type="float" office:value="32.2420118803" calcext:value-type="float">
            <text:p>32.242011880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LN(10000*(1024/MAX(1;[.A598]) - 1))" office:value-type="float" office:value="8.89525932533629" calcext:value-type="float">
            <text:p>8.89525932533629</text:p>
          </table:table-cell>
          <table:table-cell table:formula="of:=1 / ([.$B$1] + ([.$B$2] + ([.$B$3] * [.B598] * [.B598] )) * [.B598] )" office:value-type="float" office:value="305.487216596886" calcext:value-type="float">
            <text:p>305.487216596886</text:p>
          </table:table-cell>
          <table:table-cell table:formula="of:=[.C598] - 273.15" office:value-type="float" office:value="32.3372165968861" calcext:value-type="float">
            <text:p>32.3372165968861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LN(10000*(1024/MAX(1;[.A599]) - 1))" office:value-type="float" office:value="8.8912540630822" calcext:value-type="float">
            <text:p>8.8912540630822</text:p>
          </table:table-cell>
          <table:table-cell table:formula="of:=1 / ([.$B$1] + ([.$B$2] + ([.$B$3] * [.B599] * [.B599] )) * [.B599] )" office:value-type="float" office:value="305.5825333209" calcext:value-type="float">
            <text:p>305.5825333209</text:p>
          </table:table-cell>
          <table:table-cell table:formula="of:=[.C599] - 273.15" office:value-type="float" office:value="32.4325333209005" calcext:value-type="float">
            <text:p>32.432533320900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LN(10000*(1024/MAX(1;[.A600]) - 1))" office:value-type="float" office:value="8.88724626130115" calcext:value-type="float">
            <text:p>8.88724626130115</text:p>
          </table:table-cell>
          <table:table-cell table:formula="of:=1 / ([.$B$1] + ([.$B$2] + ([.$B$3] * [.B600] * [.B600] )) * [.B600] )" office:value-type="float" office:value="305.677963018408" calcext:value-type="float">
            <text:p>305.677963018408</text:p>
          </table:table-cell>
          <table:table-cell table:formula="of:=[.C600] - 273.15" office:value-type="float" office:value="32.5279630184081" calcext:value-type="float">
            <text:p>32.5279630184081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LN(10000*(1024/MAX(1;[.A601]) - 1))" office:value-type="float" office:value="8.88323588535857" calcext:value-type="float">
            <text:p>8.88323588535857</text:p>
          </table:table-cell>
          <table:table-cell table:formula="of:=1 / ([.$B$1] + ([.$B$2] + ([.$B$3] * [.B601] * [.B601] )) * [.B601] )" office:value-type="float" office:value="305.773506660562" calcext:value-type="float">
            <text:p>305.773506660562</text:p>
          </table:table-cell>
          <table:table-cell table:formula="of:=[.C601] - 273.15" office:value-type="float" office:value="32.6235066605623" calcext:value-type="float">
            <text:p>32.6235066605623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LN(10000*(1024/MAX(1;[.A602]) - 1))" office:value-type="float" office:value="8.87922290049263" calcext:value-type="float">
            <text:p>8.87922290049263</text:p>
          </table:table-cell>
          <table:table-cell table:formula="of:=1 / ([.$B$1] + ([.$B$2] + ([.$B$3] * [.B602] * [.B602] )) * [.B602] )" office:value-type="float" office:value="305.869165223667" calcext:value-type="float">
            <text:p>305.869165223667</text:p>
          </table:table-cell>
          <table:table-cell table:formula="of:=[.C602] - 273.15" office:value-type="float" office:value="32.719165223667" calcext:value-type="float">
            <text:p>32.71916522366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LN(10000*(1024/MAX(1;[.A603]) - 1))" office:value-type="float" office:value="8.8752072718122" calcext:value-type="float">
            <text:p>8.8752072718122</text:p>
          </table:table-cell>
          <table:table-cell table:formula="of:=1 / ([.$B$1] + ([.$B$2] + ([.$B$3] * [.B603] * [.B603] )) * [.B603] )" office:value-type="float" office:value="305.964939689239" calcext:value-type="float">
            <text:p>305.964939689239</text:p>
          </table:table-cell>
          <table:table-cell table:formula="of:=[.C603] - 273.15" office:value-type="float" office:value="32.8149396892391" calcext:value-type="float">
            <text:p>32.8149396892391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LN(10000*(1024/MAX(1;[.A604]) - 1))" office:value-type="float" office:value="8.87118896429492" calcext:value-type="float">
            <text:p>8.87118896429492</text:p>
          </table:table-cell>
          <table:table-cell table:formula="of:=1 / ([.$B$1] + ([.$B$2] + ([.$B$3] * [.B604] * [.B604] )) * [.B604] )" office:value-type="float" office:value="306.060831044072" calcext:value-type="float">
            <text:p>306.060831044072</text:p>
          </table:table-cell>
          <table:table-cell table:formula="of:=[.C604] - 273.15" office:value-type="float" office:value="32.9108310440724" calcext:value-type="float">
            <text:p>32.9108310440724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LN(10000*(1024/MAX(1;[.A605]) - 1))" office:value-type="float" office:value="8.86716794278515" calcext:value-type="float">
            <text:p>8.86716794278515</text:p>
          </table:table-cell>
          <table:table-cell table:formula="of:=1 / ([.$B$1] + ([.$B$2] + ([.$B$3] * [.B605] * [.B605] )) * [.B605] )" office:value-type="float" office:value="306.156840280302" calcext:value-type="float">
            <text:p>306.156840280302</text:p>
          </table:table-cell>
          <table:table-cell table:formula="of:=[.C605] - 273.15" office:value-type="float" office:value="33.0068402803019" calcext:value-type="float">
            <text:p>33.006840280301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LN(10000*(1024/MAX(1;[.A606]) - 1))" office:value-type="float" office:value="8.86314417199199" calcext:value-type="float">
            <text:p>8.86314417199199</text:p>
          </table:table-cell>
          <table:table-cell table:formula="of:=1 / ([.$B$1] + ([.$B$2] + ([.$B$3] * [.B606] * [.B606] )) * [.B606] )" office:value-type="float" office:value="306.252968395469" calcext:value-type="float">
            <text:p>306.252968395469</text:p>
          </table:table-cell>
          <table:table-cell table:formula="of:=[.C606] - 273.15" office:value-type="float" office:value="33.1029683954686" calcext:value-type="float">
            <text:p>33.102968395468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LN(10000*(1024/MAX(1;[.A607]) - 1))" office:value-type="float" office:value="8.85911761648725" calcext:value-type="float">
            <text:p>8.85911761648725</text:p>
          </table:table-cell>
          <table:table-cell table:formula="of:=1 / ([.$B$1] + ([.$B$2] + ([.$B$3] * [.B607] * [.B607] )) * [.B607] )" office:value-type="float" office:value="306.349216392585" calcext:value-type="float">
            <text:p>306.349216392585</text:p>
          </table:table-cell>
          <table:table-cell table:formula="of:=[.C607] - 273.15" office:value-type="float" office:value="33.199216392585" calcext:value-type="float">
            <text:p>33.19921639258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LN(10000*(1024/MAX(1;[.A608]) - 1))" office:value-type="float" office:value="8.85508824070337" calcext:value-type="float">
            <text:p>8.85508824070337</text:p>
          </table:table-cell>
          <table:table-cell table:formula="of:=1 / ([.$B$1] + ([.$B$2] + ([.$B$3] * [.B608] * [.B608] )) * [.B608] )" office:value-type="float" office:value="306.445585280201" calcext:value-type="float">
            <text:p>306.445585280201</text:p>
          </table:table-cell>
          <table:table-cell table:formula="of:=[.C608] - 273.15" office:value-type="float" office:value="33.2955852802014" calcext:value-type="float">
            <text:p>33.2955852802014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LN(10000*(1024/MAX(1;[.A609]) - 1))" office:value-type="float" office:value="8.85105600893138" calcext:value-type="float">
            <text:p>8.85105600893138</text:p>
          </table:table-cell>
          <table:table-cell table:formula="of:=1 / ([.$B$1] + ([.$B$2] + ([.$B$3] * [.B609] * [.B609] )) * [.B609] )" office:value-type="float" office:value="306.542076072473" calcext:value-type="float">
            <text:p>306.542076072473</text:p>
          </table:table-cell>
          <table:table-cell table:formula="of:=[.C609] - 273.15" office:value-type="float" office:value="33.3920760724733" calcext:value-type="float">
            <text:p>33.392076072473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LN(10000*(1024/MAX(1;[.A610]) - 1))" office:value-type="float" office:value="8.84702088531878" calcext:value-type="float">
            <text:p>8.84702088531878</text:p>
          </table:table-cell>
          <table:table-cell table:formula="of:=1 / ([.$B$1] + ([.$B$2] + ([.$B$3] * [.B610] * [.B610] )) * [.B610] )" office:value-type="float" office:value="306.638689789228" calcext:value-type="float">
            <text:p>306.638689789228</text:p>
          </table:table-cell>
          <table:table-cell table:formula="of:=[.C610] - 273.15" office:value-type="float" office:value="33.4886897892284" calcext:value-type="float">
            <text:p>33.488689789228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LN(10000*(1024/MAX(1;[.A611]) - 1))" office:value-type="float" office:value="8.84298283386748" calcext:value-type="float">
            <text:p>8.84298283386748</text:p>
          </table:table-cell>
          <table:table-cell table:formula="of:=1 / ([.$B$1] + ([.$B$2] + ([.$B$3] * [.B611] * [.B611] )) * [.B611] )" office:value-type="float" office:value="306.735427456036" calcext:value-type="float">
            <text:p>306.735427456036</text:p>
          </table:table-cell>
          <table:table-cell table:formula="of:=[.C611] - 273.15" office:value-type="float" office:value="33.5854274560356" calcext:value-type="float">
            <text:p>33.585427456035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LN(10000*(1024/MAX(1;[.A612]) - 1))" office:value-type="float" office:value="8.83894181843163" calcext:value-type="float">
            <text:p>8.83894181843163</text:p>
          </table:table-cell>
          <table:table-cell table:formula="of:=1 / ([.$B$1] + ([.$B$2] + ([.$B$3] * [.B612] * [.B612] )) * [.B612] )" office:value-type="float" office:value="306.832290104274" calcext:value-type="float">
            <text:p>306.832290104274</text:p>
          </table:table-cell>
          <table:table-cell table:formula="of:=[.C612] - 273.15" office:value-type="float" office:value="33.6822901042742" calcext:value-type="float">
            <text:p>33.6822901042742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LN(10000*(1024/MAX(1;[.A613]) - 1))" office:value-type="float" office:value="8.83489780271549" calcext:value-type="float">
            <text:p>8.83489780271549</text:p>
          </table:table-cell>
          <table:table-cell table:formula="of:=1 / ([.$B$1] + ([.$B$2] + ([.$B$3] * [.B613] * [.B613] )) * [.B613] )" office:value-type="float" office:value="306.929278771204" calcext:value-type="float">
            <text:p>306.929278771204</text:p>
          </table:table-cell>
          <table:table-cell table:formula="of:=[.C613] - 273.15" office:value-type="float" office:value="33.7792787712036" calcext:value-type="float">
            <text:p>33.7792787712036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LN(10000*(1024/MAX(1;[.A614]) - 1))" office:value-type="float" office:value="8.83085075027128" calcext:value-type="float">
            <text:p>8.83085075027128</text:p>
          </table:table-cell>
          <table:table-cell table:formula="of:=1 / ([.$B$1] + ([.$B$2] + ([.$B$3] * [.B614] * [.B614] )) * [.B614] )" office:value-type="float" office:value="307.026394500034" calcext:value-type="float">
            <text:p>307.026394500034</text:p>
          </table:table-cell>
          <table:table-cell table:formula="of:=[.C614] - 273.15" office:value-type="float" office:value="33.8763945000341" calcext:value-type="float">
            <text:p>33.876394500034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LN(10000*(1024/MAX(1;[.A615]) - 1))" office:value-type="float" office:value="8.82680062449698" calcext:value-type="float">
            <text:p>8.82680062449698</text:p>
          </table:table-cell>
          <table:table-cell table:formula="of:=1 / ([.$B$1] + ([.$B$2] + ([.$B$3] * [.B615] * [.B615] )) * [.B615] )" office:value-type="float" office:value="307.123638339999" calcext:value-type="float">
            <text:p>307.123638339999</text:p>
          </table:table-cell>
          <table:table-cell table:formula="of:=[.C615] - 273.15" office:value-type="float" office:value="33.9736383399986" calcext:value-type="float">
            <text:p>33.9736383399986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LN(10000*(1024/MAX(1;[.A616]) - 1))" office:value-type="float" office:value="8.82274738863414" calcext:value-type="float">
            <text:p>8.82274738863414</text:p>
          </table:table-cell>
          <table:table-cell table:formula="of:=1 / ([.$B$1] + ([.$B$2] + ([.$B$3] * [.B616] * [.B616] )) * [.B616] )" office:value-type="float" office:value="307.221011346424" calcext:value-type="float">
            <text:p>307.221011346424</text:p>
          </table:table-cell>
          <table:table-cell table:formula="of:=[.C616] - 273.15" office:value-type="float" office:value="34.0710113464245" calcext:value-type="float">
            <text:p>34.071011346424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LN(10000*(1024/MAX(1;[.A617]) - 1))" office:value-type="float" office:value="8.81869100576562" calcext:value-type="float">
            <text:p>8.81869100576562</text:p>
          </table:table-cell>
          <table:table-cell table:formula="of:=1 / ([.$B$1] + ([.$B$2] + ([.$B$3] * [.B617] * [.B617] )) * [.B617] )" office:value-type="float" office:value="307.318514580807" calcext:value-type="float">
            <text:p>307.318514580807</text:p>
          </table:table-cell>
          <table:table-cell table:formula="of:=[.C617] - 273.15" office:value-type="float" office:value="34.1685145808072" calcext:value-type="float">
            <text:p>34.168514580807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LN(10000*(1024/MAX(1;[.A618]) - 1))" office:value-type="float" office:value="8.81463143881338" calcext:value-type="float">
            <text:p>8.81463143881338</text:p>
          </table:table-cell>
          <table:table-cell table:formula="of:=1 / ([.$B$1] + ([.$B$2] + ([.$B$3] * [.B618] * [.B618] )) * [.B618] )" office:value-type="float" office:value="307.416149110884" calcext:value-type="float">
            <text:p>307.416149110884</text:p>
          </table:table-cell>
          <table:table-cell table:formula="of:=[.C618] - 273.15" office:value-type="float" office:value="34.266149110884" calcext:value-type="float">
            <text:p>34.266149110884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LN(10000*(1024/MAX(1;[.A619]) - 1))" office:value-type="float" office:value="8.81056865053621" calcext:value-type="float">
            <text:p>8.81056865053621</text:p>
          </table:table-cell>
          <table:table-cell table:formula="of:=1 / ([.$B$1] + ([.$B$2] + ([.$B$3] * [.B619] * [.B619] )) * [.B619] )" office:value-type="float" office:value="307.513916010709" calcext:value-type="float">
            <text:p>307.513916010709</text:p>
          </table:table-cell>
          <table:table-cell table:formula="of:=[.C619] - 273.15" office:value-type="float" office:value="34.3639160107087" calcext:value-type="float">
            <text:p>34.363916010708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LN(10000*(1024/MAX(1;[.A620]) - 1))" office:value-type="float" office:value="8.80650260352739" calcext:value-type="float">
            <text:p>8.80650260352739</text:p>
          </table:table-cell>
          <table:table-cell table:formula="of:=1 / ([.$B$1] + ([.$B$2] + ([.$B$3] * [.B620] * [.B620] )) * [.B620] )" office:value-type="float" office:value="307.611816360727" calcext:value-type="float">
            <text:p>307.611816360727</text:p>
          </table:table-cell>
          <table:table-cell table:formula="of:=[.C620] - 273.15" office:value-type="float" office:value="34.4618163607272" calcext:value-type="float">
            <text:p>34.4618163607272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LN(10000*(1024/MAX(1;[.A621]) - 1))" office:value-type="float" office:value="8.80243326021247" calcext:value-type="float">
            <text:p>8.80243326021247</text:p>
          </table:table-cell>
          <table:table-cell table:formula="of:=1 / ([.$B$1] + ([.$B$2] + ([.$B$3] * [.B621] * [.B621] )) * [.B621] )" office:value-type="float" office:value="307.709851247854" calcext:value-type="float">
            <text:p>307.709851247854</text:p>
          </table:table-cell>
          <table:table-cell table:formula="of:=[.C621] - 273.15" office:value-type="float" office:value="34.5598512478539" calcext:value-type="float">
            <text:p>34.559851247853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LN(10000*(1024/MAX(1;[.A622]) - 1))" office:value-type="float" office:value="8.79836058284683" calcext:value-type="float">
            <text:p>8.79836058284683</text:p>
          </table:table-cell>
          <table:table-cell table:formula="of:=1 / ([.$B$1] + ([.$B$2] + ([.$B$3] * [.B622] * [.B622] )) * [.B622] )" office:value-type="float" office:value="307.808021765549" calcext:value-type="float">
            <text:p>307.808021765549</text:p>
          </table:table-cell>
          <table:table-cell table:formula="of:=[.C622] - 273.15" office:value-type="float" office:value="34.6580217655495" calcext:value-type="float">
            <text:p>34.658021765549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LN(10000*(1024/MAX(1;[.A623]) - 1))" office:value-type="float" office:value="8.79428453351339" calcext:value-type="float">
            <text:p>8.79428453351339</text:p>
          </table:table-cell>
          <table:table-cell table:formula="of:=1 / ([.$B$1] + ([.$B$2] + ([.$B$3] * [.B623] * [.B623] )) * [.B623] )" office:value-type="float" office:value="307.906329013899" calcext:value-type="float">
            <text:p>307.906329013899</text:p>
          </table:table-cell>
          <table:table-cell table:formula="of:=[.C623] - 273.15" office:value-type="float" office:value="34.7563290138987" calcext:value-type="float">
            <text:p>34.756329013898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LN(10000*(1024/MAX(1;[.A624]) - 1))" office:value-type="float" office:value="8.79020507412023" calcext:value-type="float">
            <text:p>8.79020507412023</text:p>
          </table:table-cell>
          <table:table-cell table:formula="of:=1 / ([.$B$1] + ([.$B$2] + ([.$B$3] * [.B624] * [.B624] )) * [.B624] )" office:value-type="float" office:value="308.004774099689" calcext:value-type="float">
            <text:p>308.004774099689</text:p>
          </table:table-cell>
          <table:table-cell table:formula="of:=[.C624] - 273.15" office:value-type="float" office:value="34.8547740996895" calcext:value-type="float">
            <text:p>34.854774099689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LN(10000*(1024/MAX(1;[.A625]) - 1))" office:value-type="float" office:value="8.78612216639813" calcext:value-type="float">
            <text:p>8.78612216639813</text:p>
          </table:table-cell>
          <table:table-cell table:formula="of:=1 / ([.$B$1] + ([.$B$2] + ([.$B$3] * [.B625] * [.B625] )) * [.B625] )" office:value-type="float" office:value="308.103358136493" calcext:value-type="float">
            <text:p>308.103358136493</text:p>
          </table:table-cell>
          <table:table-cell table:formula="of:=[.C625] - 273.15" office:value-type="float" office:value="34.9533581364934" calcext:value-type="float">
            <text:p>34.9533581364934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LN(10000*(1024/MAX(1;[.A626]) - 1))" office:value-type="float" office:value="8.7820357718982" calcext:value-type="float">
            <text:p>8.7820357718982</text:p>
          </table:table-cell>
          <table:table-cell table:formula="of:=1 / ([.$B$1] + ([.$B$2] + ([.$B$3] * [.B626] * [.B626] )) * [.B626] )" office:value-type="float" office:value="308.202082244746" calcext:value-type="float">
            <text:p>308.202082244746</text:p>
          </table:table-cell>
          <table:table-cell table:formula="of:=[.C626] - 273.15" office:value-type="float" office:value="35.0520822447461" calcext:value-type="float">
            <text:p>35.052082244746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LN(10000*(1024/MAX(1;[.A627]) - 1))" office:value-type="float" office:value="8.77794585198939" calcext:value-type="float">
            <text:p>8.77794585198939</text:p>
          </table:table-cell>
          <table:table-cell table:formula="of:=1 / ([.$B$1] + ([.$B$2] + ([.$B$3] * [.B627] * [.B627] )) * [.B627] )" office:value-type="float" office:value="308.30094755183" calcext:value-type="float">
            <text:p>308.30094755183</text:p>
          </table:table-cell>
          <table:table-cell table:formula="of:=[.C627] - 273.15" office:value-type="float" office:value="35.1509475518299" calcext:value-type="float">
            <text:p>35.150947551829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LN(10000*(1024/MAX(1;[.A628]) - 1))" office:value-type="float" office:value="8.77385236785602" calcext:value-type="float">
            <text:p>8.77385236785602</text:p>
          </table:table-cell>
          <table:table-cell table:formula="of:=1 / ([.$B$1] + ([.$B$2] + ([.$B$3] * [.B628] * [.B628] )) * [.B628] )" office:value-type="float" office:value="308.399955192156" calcext:value-type="float">
            <text:p>308.399955192156</text:p>
          </table:table-cell>
          <table:table-cell table:formula="of:=[.C628] - 273.15" office:value-type="float" office:value="35.249955192156" calcext:value-type="float">
            <text:p>35.249955192156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LN(10000*(1024/MAX(1;[.A629]) - 1))" office:value-type="float" office:value="8.7697552804953" calcext:value-type="float">
            <text:p>8.7697552804953</text:p>
          </table:table-cell>
          <table:table-cell table:formula="of:=1 / ([.$B$1] + ([.$B$2] + ([.$B$3] * [.B629] * [.B629] )) * [.B629] )" office:value-type="float" office:value="308.499106307249" calcext:value-type="float">
            <text:p>308.499106307249</text:p>
          </table:table-cell>
          <table:table-cell table:formula="of:=[.C629] - 273.15" office:value-type="float" office:value="35.3491063072488" calcext:value-type="float">
            <text:p>35.349106307248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LN(10000*(1024/MAX(1;[.A630]) - 1))" office:value-type="float" office:value="8.76565455071474" calcext:value-type="float">
            <text:p>8.76565455071474</text:p>
          </table:table-cell>
          <table:table-cell table:formula="of:=1 / ([.$B$1] + ([.$B$2] + ([.$B$3] * [.B630] * [.B630] )) * [.B630] )" office:value-type="float" office:value="308.59840204583" calcext:value-type="float">
            <text:p>308.59840204583</text:p>
          </table:table-cell>
          <table:table-cell table:formula="of:=[.C630] - 273.15" office:value-type="float" office:value="35.4484020458304" calcext:value-type="float">
            <text:p>35.4484020458304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LN(10000*(1024/MAX(1;[.A631]) - 1))" office:value-type="float" office:value="8.76155013912964" calcext:value-type="float">
            <text:p>8.76155013912964</text:p>
          </table:table-cell>
          <table:table-cell table:formula="of:=1 / ([.$B$1] + ([.$B$2] + ([.$B$3] * [.B631] * [.B631] )) * [.B631] )" office:value-type="float" office:value="308.697843563907" calcext:value-type="float">
            <text:p>308.697843563907</text:p>
          </table:table-cell>
          <table:table-cell table:formula="of:=[.C631] - 273.15" office:value-type="float" office:value="35.547843563907" calcext:value-type="float">
            <text:p>35.547843563907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LN(10000*(1024/MAX(1;[.A632]) - 1))" office:value-type="float" office:value="8.75744200616052" calcext:value-type="float">
            <text:p>8.75744200616052</text:p>
          </table:table-cell>
          <table:table-cell table:formula="of:=1 / ([.$B$1] + ([.$B$2] + ([.$B$3] * [.B632] * [.B632] )) * [.B632] )" office:value-type="float" office:value="308.797432024855" calcext:value-type="float">
            <text:p>308.797432024855</text:p>
          </table:table-cell>
          <table:table-cell table:formula="of:=[.C632] - 273.15" office:value-type="float" office:value="35.6474320248553" calcext:value-type="float">
            <text:p>35.647432024855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LN(10000*(1024/MAX(1;[.A633]) - 1))" office:value-type="float" office:value="8.75333011203045" calcext:value-type="float">
            <text:p>8.75333011203045</text:p>
          </table:table-cell>
          <table:table-cell table:formula="of:=1 / ([.$B$1] + ([.$B$2] + ([.$B$3] * [.B633] * [.B633] )) * [.B633] )" office:value-type="float" office:value="308.897168599511" calcext:value-type="float">
            <text:p>308.897168599511</text:p>
          </table:table-cell>
          <table:table-cell table:formula="of:=[.C633] - 273.15" office:value-type="float" office:value="35.7471685995106" calcext:value-type="float">
            <text:p>35.7471685995106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LN(10000*(1024/MAX(1;[.A634]) - 1))" office:value-type="float" office:value="8.74921441676247" calcext:value-type="float">
            <text:p>8.74921441676247</text:p>
          </table:table-cell>
          <table:table-cell table:formula="of:=1 / ([.$B$1] + ([.$B$2] + ([.$B$3] * [.B634] * [.B634] )) * [.B634] )" office:value-type="float" office:value="308.997054466256" calcext:value-type="float">
            <text:p>308.997054466256</text:p>
          </table:table-cell>
          <table:table-cell table:formula="of:=[.C634] - 273.15" office:value-type="float" office:value="35.8470544662559" calcext:value-type="float">
            <text:p>35.8470544662559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LN(10000*(1024/MAX(1;[.A635]) - 1))" office:value-type="float" office:value="8.74509488017686" calcext:value-type="float">
            <text:p>8.74509488017686</text:p>
          </table:table-cell>
          <table:table-cell table:formula="of:=1 / ([.$B$1] + ([.$B$2] + ([.$B$3] * [.B635] * [.B635] )) * [.B635] )" office:value-type="float" office:value="309.097090811112" calcext:value-type="float">
            <text:p>309.097090811112</text:p>
          </table:table-cell>
          <table:table-cell table:formula="of:=[.C635] - 273.15" office:value-type="float" office:value="35.9470908111119" calcext:value-type="float">
            <text:p>35.9470908111119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LN(10000*(1024/MAX(1;[.A636]) - 1))" office:value-type="float" office:value="8.74097146188854" calcext:value-type="float">
            <text:p>8.74097146188854</text:p>
          </table:table-cell>
          <table:table-cell table:formula="of:=1 / ([.$B$1] + ([.$B$2] + ([.$B$3] * [.B636] * [.B636] )) * [.B636] )" office:value-type="float" office:value="309.197278827828" calcext:value-type="float">
            <text:p>309.197278827828</text:p>
          </table:table-cell>
          <table:table-cell table:formula="of:=[.C636] - 273.15" office:value-type="float" office:value="36.0472788278282" calcext:value-type="float">
            <text:p>36.047278827828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LN(10000*(1024/MAX(1;[.A637]) - 1))" office:value-type="float" office:value="8.73684412130423" calcext:value-type="float">
            <text:p>8.73684412130423</text:p>
          </table:table-cell>
          <table:table-cell table:formula="of:=1 / ([.$B$1] + ([.$B$2] + ([.$B$3] * [.B637] * [.B637] )) * [.B637] )" office:value-type="float" office:value="309.297619717975" calcext:value-type="float">
            <text:p>309.297619717975</text:p>
          </table:table-cell>
          <table:table-cell table:formula="of:=[.C637] - 273.15" office:value-type="float" office:value="36.1476197179753" calcext:value-type="float">
            <text:p>36.147619717975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LN(10000*(1024/MAX(1;[.A638]) - 1))" office:value-type="float" office:value="8.73271281761979" calcext:value-type="float">
            <text:p>8.73271281761979</text:p>
          </table:table-cell>
          <table:table-cell table:formula="of:=1 / ([.$B$1] + ([.$B$2] + ([.$B$3] * [.B638] * [.B638] )) * [.B638] )" office:value-type="float" office:value="309.398114691039" calcext:value-type="float">
            <text:p>309.398114691039</text:p>
          </table:table-cell>
          <table:table-cell table:formula="of:=[.C638] - 273.15" office:value-type="float" office:value="36.2481146910385" calcext:value-type="float">
            <text:p>36.248114691038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LN(10000*(1024/MAX(1;[.A639]) - 1))" office:value-type="float" office:value="8.72857750981737" calcext:value-type="float">
            <text:p>8.72857750981737</text:p>
          </table:table-cell>
          <table:table-cell table:formula="of:=1 / ([.$B$1] + ([.$B$2] + ([.$B$3] * [.B639] * [.B639] )) * [.B639] )" office:value-type="float" office:value="309.498764964512" calcext:value-type="float">
            <text:p>309.498764964512</text:p>
          </table:table-cell>
          <table:table-cell table:formula="of:=[.C639] - 273.15" office:value-type="float" office:value="36.3487649645125" calcext:value-type="float">
            <text:p>36.348764964512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LN(10000*(1024/MAX(1;[.A640]) - 1))" office:value-type="float" office:value="8.72443815666265" calcext:value-type="float">
            <text:p>8.72443815666265</text:p>
          </table:table-cell>
          <table:table-cell table:formula="of:=1 / ([.$B$1] + ([.$B$2] + ([.$B$3] * [.B640] * [.B640] )) * [.B640] )" office:value-type="float" office:value="309.599571763996" calcext:value-type="float">
            <text:p>309.599571763996</text:p>
          </table:table-cell>
          <table:table-cell table:formula="of:=[.C640] - 273.15" office:value-type="float" office:value="36.4495717639964" calcext:value-type="float">
            <text:p>36.449571763996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LN(10000*(1024/MAX(1;[.A641]) - 1))" office:value-type="float" office:value="8.72029471670194" calcext:value-type="float">
            <text:p>8.72029471670194</text:p>
          </table:table-cell>
          <table:table-cell table:formula="of:=1 / ([.$B$1] + ([.$B$2] + ([.$B$3] * [.B641] * [.B641] )) * [.B641] )" office:value-type="float" office:value="309.700536323291" calcext:value-type="float">
            <text:p>309.700536323291</text:p>
          </table:table-cell>
          <table:table-cell table:formula="of:=[.C641] - 273.15" office:value-type="float" office:value="36.5505363232913" calcext:value-type="float">
            <text:p>36.550536323291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LN(10000*(1024/MAX(1;[.A642]) - 1))" office:value-type="float" office:value="8.71614714825934" calcext:value-type="float">
            <text:p>8.71614714825934</text:p>
          </table:table-cell>
          <table:table-cell table:formula="of:=1 / ([.$B$1] + ([.$B$2] + ([.$B$3] * [.B642] * [.B642] )) * [.B642] )" office:value-type="float" office:value="309.801659884498" calcext:value-type="float">
            <text:p>309.801659884498</text:p>
          </table:table-cell>
          <table:table-cell table:formula="of:=[.C642] - 273.15" office:value-type="float" office:value="36.6516598844982" calcext:value-type="float">
            <text:p>36.6516598844982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LN(10000*(1024/MAX(1;[.A643]) - 1))" office:value-type="float" office:value="8.7119954094338" calcext:value-type="float">
            <text:p>8.7119954094338</text:p>
          </table:table-cell>
          <table:table-cell table:formula="of:=1 / ([.$B$1] + ([.$B$2] + ([.$B$3] * [.B643] * [.B643] )) * [.B643] )" office:value-type="float" office:value="309.902943698118" calcext:value-type="float">
            <text:p>309.902943698118</text:p>
          </table:table-cell>
          <table:table-cell table:formula="of:=[.C643] - 273.15" office:value-type="float" office:value="36.7529436981176" calcext:value-type="float">
            <text:p>36.7529436981176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LN(10000*(1024/MAX(1;[.A644]) - 1))" office:value-type="float" office:value="8.70783945809622" calcext:value-type="float">
            <text:p>8.70783945809622</text:p>
          </table:table-cell>
          <table:table-cell table:formula="of:=1 / ([.$B$1] + ([.$B$2] + ([.$B$3] * [.B644] * [.B644] )) * [.B644] )" office:value-type="float" office:value="310.004389023149" calcext:value-type="float">
            <text:p>310.004389023149</text:p>
          </table:table-cell>
          <table:table-cell table:formula="of:=[.C644] - 273.15" office:value-type="float" office:value="36.8543890231495" calcext:value-type="float">
            <text:p>36.854389023149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LN(10000*(1024/MAX(1;[.A645]) - 1))" office:value-type="float" office:value="8.70367925188643" calcext:value-type="float">
            <text:p>8.70367925188643</text:p>
          </table:table-cell>
          <table:table-cell table:formula="of:=1 / ([.$B$1] + ([.$B$2] + ([.$B$3] * [.B645] * [.B645] )) * [.B645] )" office:value-type="float" office:value="310.105997127196" calcext:value-type="float">
            <text:p>310.105997127196</text:p>
          </table:table-cell>
          <table:table-cell table:formula="of:=[.C645] - 273.15" office:value-type="float" office:value="36.955997127196" calcext:value-type="float">
            <text:p>36.95599712719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LN(10000*(1024/MAX(1;[.A646]) - 1))" office:value-type="float" office:value="8.69951474821019" calcext:value-type="float">
            <text:p>8.69951474821019</text:p>
          </table:table-cell>
          <table:table-cell table:formula="of:=1 / ([.$B$1] + ([.$B$2] + ([.$B$3] * [.B646] * [.B646] )) * [.B646] )" office:value-type="float" office:value="310.207769286564" calcext:value-type="float">
            <text:p>310.207769286564</text:p>
          </table:table-cell>
          <table:table-cell table:formula="of:=[.C646] - 273.15" office:value-type="float" office:value="37.0577692865641" calcext:value-type="float">
            <text:p>37.057769286564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LN(10000*(1024/MAX(1;[.A647]) - 1))" office:value-type="float" office:value="8.69534590423616" calcext:value-type="float">
            <text:p>8.69534590423616</text:p>
          </table:table-cell>
          <table:table-cell table:formula="of:=1 / ([.$B$1] + ([.$B$2] + ([.$B$3] * [.B647] * [.B647] )) * [.B647] )" office:value-type="float" office:value="310.30970678637" calcext:value-type="float">
            <text:p>310.30970678637</text:p>
          </table:table-cell>
          <table:table-cell table:formula="of:=[.C647] - 273.15" office:value-type="float" office:value="37.1597067863698" calcext:value-type="float">
            <text:p>37.1597067863698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LN(10000*(1024/MAX(1;[.A648]) - 1))" office:value-type="float" office:value="8.6911726768928" calcext:value-type="float">
            <text:p>8.6911726768928</text:p>
          </table:table-cell>
          <table:table-cell table:formula="of:=1 / ([.$B$1] + ([.$B$2] + ([.$B$3] * [.B648] * [.B648] )) * [.B648] )" office:value-type="float" office:value="310.411810920645" calcext:value-type="float">
            <text:p>310.411810920645</text:p>
          </table:table-cell>
          <table:table-cell table:formula="of:=[.C648] - 273.15" office:value-type="float" office:value="37.2618109206451" calcext:value-type="float">
            <text:p>37.2618109206451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LN(10000*(1024/MAX(1;[.A649]) - 1))" office:value-type="float" office:value="8.68699502286527" calcext:value-type="float">
            <text:p>8.68699502286527</text:p>
          </table:table-cell>
          <table:table-cell table:formula="of:=1 / ([.$B$1] + ([.$B$2] + ([.$B$3] * [.B649] * [.B649] )) * [.B649] )" office:value-type="float" office:value="310.514082992444" calcext:value-type="float">
            <text:p>310.514082992444</text:p>
          </table:table-cell>
          <table:table-cell table:formula="of:=[.C649] - 273.15" office:value-type="float" office:value="37.3640829924436" calcext:value-type="float">
            <text:p>37.3640829924436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LN(10000*(1024/MAX(1;[.A650]) - 1))" office:value-type="float" office:value="8.68281289859226" calcext:value-type="float">
            <text:p>8.68281289859226</text:p>
          </table:table-cell>
          <table:table-cell table:formula="of:=1 / ([.$B$1] + ([.$B$2] + ([.$B$3] * [.B650] * [.B650] )) * [.B650] )" office:value-type="float" office:value="310.61652431395" calcext:value-type="float">
            <text:p>310.61652431395</text:p>
          </table:table-cell>
          <table:table-cell table:formula="of:=[.C650] - 273.15" office:value-type="float" office:value="37.4665243139502" calcext:value-type="float">
            <text:p>37.4665243139502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LN(10000*(1024/MAX(1;[.A651]) - 1))" office:value-type="float" office:value="8.67862626026284" calcext:value-type="float">
            <text:p>8.67862626026284</text:p>
          </table:table-cell>
          <table:table-cell table:formula="of:=1 / ([.$B$1] + ([.$B$2] + ([.$B$3] * [.B651] * [.B651] )) * [.B651] )" office:value-type="float" office:value="310.719136206591" calcext:value-type="float">
            <text:p>310.719136206591</text:p>
          </table:table-cell>
          <table:table-cell table:formula="of:=[.C651] - 273.15" office:value-type="float" office:value="37.5691362065906" calcext:value-type="float">
            <text:p>37.5691362065906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LN(10000*(1024/MAX(1;[.A652]) - 1))" office:value-type="float" office:value="8.67443506381317" calcext:value-type="float">
            <text:p>8.67443506381317</text:p>
          </table:table-cell>
          <table:table-cell table:formula="of:=1 / ([.$B$1] + ([.$B$2] + ([.$B$3] * [.B652] * [.B652] )) * [.B652] )" office:value-type="float" office:value="310.821920001143" calcext:value-type="float">
            <text:p>310.821920001143</text:p>
          </table:table-cell>
          <table:table-cell table:formula="of:=[.C652] - 273.15" office:value-type="float" office:value="37.6719200011429" calcext:value-type="float">
            <text:p>37.671920001142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LN(10000*(1024/MAX(1;[.A653]) - 1))" office:value-type="float" office:value="8.67023926492329" calcext:value-type="float">
            <text:p>8.67023926492329</text:p>
          </table:table-cell>
          <table:table-cell table:formula="of:=1 / ([.$B$1] + ([.$B$2] + ([.$B$3] * [.B653] * [.B653] )) * [.B653] )" office:value-type="float" office:value="310.92487703785" calcext:value-type="float">
            <text:p>310.92487703785</text:p>
          </table:table-cell>
          <table:table-cell table:formula="of:=[.C653] - 273.15" office:value-type="float" office:value="37.7748770378499" calcext:value-type="float">
            <text:p>37.7748770378499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LN(10000*(1024/MAX(1;[.A654]) - 1))" office:value-type="float" office:value="8.6660388190138" calcext:value-type="float">
            <text:p>8.6660388190138</text:p>
          </table:table-cell>
          <table:table-cell table:formula="of:=1 / ([.$B$1] + ([.$B$2] + ([.$B$3] * [.B654] * [.B654] )) * [.B654] )" office:value-type="float" office:value="311.028008666534" calcext:value-type="float">
            <text:p>311.028008666534</text:p>
          </table:table-cell>
          <table:table-cell table:formula="of:=[.C654] - 273.15" office:value-type="float" office:value="37.8780086665338" calcext:value-type="float">
            <text:p>37.878008666533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LN(10000*(1024/MAX(1;[.A655]) - 1))" office:value-type="float" office:value="8.6618336812425" calcext:value-type="float">
            <text:p>8.6618336812425</text:p>
          </table:table-cell>
          <table:table-cell table:formula="of:=1 / ([.$B$1] + ([.$B$2] + ([.$B$3] * [.B655] * [.B655] )) * [.B655] )" office:value-type="float" office:value="311.131316246712" calcext:value-type="float">
            <text:p>311.131316246712</text:p>
          </table:table-cell>
          <table:table-cell table:formula="of:=[.C655] - 273.15" office:value-type="float" office:value="37.9813162467123" calcext:value-type="float">
            <text:p>37.981316246712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LN(10000*(1024/MAX(1;[.A656]) - 1))" office:value-type="float" office:value="8.65762380650103" calcext:value-type="float">
            <text:p>8.65762380650103</text:p>
          </table:table-cell>
          <table:table-cell table:formula="of:=1 / ([.$B$1] + ([.$B$2] + ([.$B$3] * [.B656] * [.B656] )) * [.B656] )" office:value-type="float" office:value="311.234801147715" calcext:value-type="float">
            <text:p>311.234801147715</text:p>
          </table:table-cell>
          <table:table-cell table:formula="of:=[.C656] - 273.15" office:value-type="float" office:value="38.0848011477151" calcext:value-type="float">
            <text:p>38.084801147715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LN(10000*(1024/MAX(1;[.A657]) - 1))" office:value-type="float" office:value="8.65340914941143" calcext:value-type="float">
            <text:p>8.65340914941143</text:p>
          </table:table-cell>
          <table:table-cell table:formula="of:=1 / ([.$B$1] + ([.$B$2] + ([.$B$3] * [.B657] * [.B657] )) * [.B657] )" office:value-type="float" office:value="311.338464748803" calcext:value-type="float">
            <text:p>311.338464748803</text:p>
          </table:table-cell>
          <table:table-cell table:formula="of:=[.C657] - 273.15" office:value-type="float" office:value="38.1884647488034" calcext:value-type="float">
            <text:p>38.188464748803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LN(10000*(1024/MAX(1;[.A658]) - 1))" office:value-type="float" office:value="8.64918966432268" calcext:value-type="float">
            <text:p>8.64918966432268</text:p>
          </table:table-cell>
          <table:table-cell table:formula="of:=1 / ([.$B$1] + ([.$B$2] + ([.$B$3] * [.B658] * [.B658] )) * [.B658] )" office:value-type="float" office:value="311.44230843929" calcext:value-type="float">
            <text:p>311.44230843929</text:p>
          </table:table-cell>
          <table:table-cell table:formula="of:=[.C658] - 273.15" office:value-type="float" office:value="38.2923084392898" calcext:value-type="float">
            <text:p>38.292308439289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LN(10000*(1024/MAX(1;[.A659]) - 1))" office:value-type="float" office:value="8.64496530530719" calcext:value-type="float">
            <text:p>8.64496530530719</text:p>
          </table:table-cell>
          <table:table-cell table:formula="of:=1 / ([.$B$1] + ([.$B$2] + ([.$B$3] * [.B659] * [.B659] )) * [.B659] )" office:value-type="float" office:value="311.546333618661" calcext:value-type="float">
            <text:p>311.546333618661</text:p>
          </table:table-cell>
          <table:table-cell table:formula="of:=[.C659] - 273.15" office:value-type="float" office:value="38.3963336186611" calcext:value-type="float">
            <text:p>38.396333618661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10000*(1024/MAX(1;[.A660]) - 1))" office:value-type="float" office:value="8.64073602615725" calcext:value-type="float">
            <text:p>8.64073602615725</text:p>
          </table:table-cell>
          <table:table-cell table:formula="of:=1 / ([.$B$1] + ([.$B$2] + ([.$B$3] * [.B660] * [.B660] )) * [.B660] )" office:value-type="float" office:value="311.650541696701" calcext:value-type="float">
            <text:p>311.650541696701</text:p>
          </table:table-cell>
          <table:table-cell table:formula="of:=[.C660] - 273.15" office:value-type="float" office:value="38.5005416967012" calcext:value-type="float">
            <text:p>38.5005416967012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LN(10000*(1024/MAX(1;[.A661]) - 1))" office:value-type="float" office:value="8.63650178038146" calcext:value-type="float">
            <text:p>8.63650178038146</text:p>
          </table:table-cell>
          <table:table-cell table:formula="of:=1 / ([.$B$1] + ([.$B$2] + ([.$B$3] * [.B661] * [.B661] )) * [.B661] )" office:value-type="float" office:value="311.754934093617" calcext:value-type="float">
            <text:p>311.754934093617</text:p>
          </table:table-cell>
          <table:table-cell table:formula="of:=[.C661] - 273.15" office:value-type="float" office:value="38.6049340936167" calcext:value-type="float">
            <text:p>38.604934093616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LN(10000*(1024/MAX(1;[.A662]) - 1))" office:value-type="float" office:value="8.63226252120102" calcext:value-type="float">
            <text:p>8.63226252120102</text:p>
          </table:table-cell>
          <table:table-cell table:formula="of:=1 / ([.$B$1] + ([.$B$2] + ([.$B$3] * [.B662] * [.B662] )) * [.B662] )" office:value-type="float" office:value="311.859512240164" calcext:value-type="float">
            <text:p>311.859512240164</text:p>
          </table:table-cell>
          <table:table-cell table:formula="of:=[.C662] - 273.15" office:value-type="float" office:value="38.7095122401643" calcext:value-type="float">
            <text:p>38.709512240164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LN(10000*(1024/MAX(1;[.A663]) - 1))" office:value-type="float" office:value="8.62801820154614" calcext:value-type="float">
            <text:p>8.62801820154614</text:p>
          </table:table-cell>
          <table:table-cell table:formula="of:=1 / ([.$B$1] + ([.$B$2] + ([.$B$3] * [.B663] * [.B663] )) * [.B663] )" office:value-type="float" office:value="311.964277577779" calcext:value-type="float">
            <text:p>311.964277577779</text:p>
          </table:table-cell>
          <table:table-cell table:formula="of:=[.C663] - 273.15" office:value-type="float" office:value="38.8142775777786" calcext:value-type="float">
            <text:p>38.8142775777786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LN(10000*(1024/MAX(1;[.A664]) - 1))" office:value-type="float" office:value="8.62376877405223" calcext:value-type="float">
            <text:p>8.62376877405223</text:p>
          </table:table-cell>
          <table:table-cell table:formula="of:=1 / ([.$B$1] + ([.$B$2] + ([.$B$3] * [.B664] * [.B664] )) * [.B664] )" office:value-type="float" office:value="312.069231558704" calcext:value-type="float">
            <text:p>312.069231558704</text:p>
          </table:table-cell>
          <table:table-cell table:formula="of:=[.C664] - 273.15" office:value-type="float" office:value="38.9192315587036" calcext:value-type="float">
            <text:p>38.9192315587036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LN(10000*(1024/MAX(1;[.A665]) - 1))" office:value-type="float" office:value="8.61951419105617" calcext:value-type="float">
            <text:p>8.61951419105617</text:p>
          </table:table-cell>
          <table:table-cell table:formula="of:=1 / ([.$B$1] + ([.$B$2] + ([.$B$3] * [.B665] * [.B665] )) * [.B665] )" office:value-type="float" office:value="312.174375646124" calcext:value-type="float">
            <text:p>312.174375646124</text:p>
          </table:table-cell>
          <table:table-cell table:formula="of:=[.C665] - 273.15" office:value-type="float" office:value="39.0243756461242" calcext:value-type="float">
            <text:p>39.024375646124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LN(10000*(1024/MAX(1;[.A666]) - 1))" office:value-type="float" office:value="8.61525440459245" calcext:value-type="float">
            <text:p>8.61525440459245</text:p>
          </table:table-cell>
          <table:table-cell table:formula="of:=1 / ([.$B$1] + ([.$B$2] + ([.$B$3] * [.B666] * [.B666] )) * [.B666] )" office:value-type="float" office:value="312.2797113143" calcext:value-type="float">
            <text:p>312.2797113143</text:p>
          </table:table-cell>
          <table:table-cell table:formula="of:=[.C666] - 273.15" office:value-type="float" office:value="39.1297113143004" calcext:value-type="float">
            <text:p>39.1297113143004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LN(10000*(1024/MAX(1;[.A667]) - 1))" office:value-type="float" office:value="8.61098936638935" calcext:value-type="float">
            <text:p>8.61098936638935</text:p>
          </table:table-cell>
          <table:table-cell table:formula="of:=1 / ([.$B$1] + ([.$B$2] + ([.$B$3] * [.B667] * [.B667] )) * [.B667] )" office:value-type="float" office:value="312.385240048704" calcext:value-type="float">
            <text:p>312.385240048704</text:p>
          </table:table-cell>
          <table:table-cell table:formula="of:=[.C667] - 273.15" office:value-type="float" office:value="39.2352400487036" calcext:value-type="float">
            <text:p>39.2352400487036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LN(10000*(1024/MAX(1;[.A668]) - 1))" office:value-type="float" office:value="8.60671902786495" calcext:value-type="float">
            <text:p>8.60671902786495</text:p>
          </table:table-cell>
          <table:table-cell table:formula="of:=1 / ([.$B$1] + ([.$B$2] + ([.$B$3] * [.B668] * [.B668] )) * [.B668] )" office:value-type="float" office:value="312.490963346154" calcext:value-type="float">
            <text:p>312.490963346154</text:p>
          </table:table-cell>
          <table:table-cell table:formula="of:=[.C668] - 273.15" office:value-type="float" office:value="39.3409633461539" calcext:value-type="float">
            <text:p>39.3409633461539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LN(10000*(1024/MAX(1;[.A669]) - 1))" office:value-type="float" office:value="8.6024433401232" calcext:value-type="float">
            <text:p>8.6024433401232</text:p>
          </table:table-cell>
          <table:table-cell table:formula="of:=1 / ([.$B$1] + ([.$B$2] + ([.$B$3] * [.B669] * [.B669] )) * [.B669] )" office:value-type="float" office:value="312.59688271496" calcext:value-type="float">
            <text:p>312.59688271496</text:p>
          </table:table-cell>
          <table:table-cell table:formula="of:=[.C669] - 273.15" office:value-type="float" office:value="39.4468827149595" calcext:value-type="float">
            <text:p>39.446882714959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LN(10000*(1024/MAX(1;[.A670]) - 1))" office:value-type="float" office:value="8.59816225394991" calcext:value-type="float">
            <text:p>8.59816225394991</text:p>
          </table:table-cell>
          <table:table-cell table:formula="of:=1 / ([.$B$1] + ([.$B$2] + ([.$B$3] * [.B670] * [.B670] )) * [.B670] )" office:value-type="float" office:value="312.702999675059" calcext:value-type="float">
            <text:p>312.702999675059</text:p>
          </table:table-cell>
          <table:table-cell table:formula="of:=[.C670] - 273.15" office:value-type="float" office:value="39.5529996750591" calcext:value-type="float">
            <text:p>39.5529996750591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LN(10000*(1024/MAX(1;[.A671]) - 1))" office:value-type="float" office:value="8.59387571980861" calcext:value-type="float">
            <text:p>8.59387571980861</text:p>
          </table:table-cell>
          <table:table-cell table:formula="of:=1 / ([.$B$1] + ([.$B$2] + ([.$B$3] * [.B671] * [.B671] )) * [.B671] )" office:value-type="float" office:value="312.809315758165" calcext:value-type="float">
            <text:p>312.809315758165</text:p>
          </table:table-cell>
          <table:table-cell table:formula="of:=[.C671] - 273.15" office:value-type="float" office:value="39.659315758165" calcext:value-type="float">
            <text:p>39.65931575816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LN(10000*(1024/MAX(1;[.A672]) - 1))" office:value-type="float" office:value="8.58958368783649" calcext:value-type="float">
            <text:p>8.58958368783649</text:p>
          </table:table-cell>
          <table:table-cell table:formula="of:=1 / ([.$B$1] + ([.$B$2] + ([.$B$3] * [.B672] * [.B672] )) * [.B672] )" office:value-type="float" office:value="312.915832507908" calcext:value-type="float">
            <text:p>312.915832507908</text:p>
          </table:table-cell>
          <table:table-cell table:formula="of:=[.C672] - 273.15" office:value-type="float" office:value="39.7658325079081" calcext:value-type="float">
            <text:p>39.765832507908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LN(10000*(1024/MAX(1;[.A673]) - 1))" office:value-type="float" office:value="8.5852861078402" calcext:value-type="float">
            <text:p>8.5852861078402</text:p>
          </table:table-cell>
          <table:table-cell table:formula="of:=1 / ([.$B$1] + ([.$B$2] + ([.$B$3] * [.B673] * [.B673] )) * [.B673] )" office:value-type="float" office:value="313.022551479987" calcext:value-type="float">
            <text:p>313.022551479987</text:p>
          </table:table-cell>
          <table:table-cell table:formula="of:=[.C673] - 273.15" office:value-type="float" office:value="39.8725514799867" calcext:value-type="float">
            <text:p>39.8725514799867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LN(10000*(1024/MAX(1;[.A674]) - 1))" office:value-type="float" office:value="8.58098292929157" calcext:value-type="float">
            <text:p>8.58098292929157</text:p>
          </table:table-cell>
          <table:table-cell table:formula="of:=1 / ([.$B$1] + ([.$B$2] + ([.$B$3] * [.B674] * [.B674] )) * [.B674] )" office:value-type="float" office:value="313.129474242315" calcext:value-type="float">
            <text:p>313.129474242315</text:p>
          </table:table-cell>
          <table:table-cell table:formula="of:=[.C674] - 273.15" office:value-type="float" office:value="39.9794742423148" calcext:value-type="float">
            <text:p>39.9794742423148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LN(10000*(1024/MAX(1;[.A675]) - 1))" office:value-type="float" office:value="8.57667410132337" calcext:value-type="float">
            <text:p>8.57667410132337</text:p>
          </table:table-cell>
          <table:table-cell table:formula="of:=1 / ([.$B$1] + ([.$B$2] + ([.$B$3] * [.B675] * [.B675] )) * [.B675] )" office:value-type="float" office:value="313.236602375175" calcext:value-type="float">
            <text:p>313.236602375175</text:p>
          </table:table-cell>
          <table:table-cell table:formula="of:=[.C675] - 273.15" office:value-type="float" office:value="40.0866023751752" calcext:value-type="float">
            <text:p>40.0866023751752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LN(10000*(1024/MAX(1;[.A676]) - 1))" office:value-type="float" office:value="8.57235957272495" calcext:value-type="float">
            <text:p>8.57235957272495</text:p>
          </table:table-cell>
          <table:table-cell table:formula="of:=1 / ([.$B$1] + ([.$B$2] + ([.$B$3] * [.B676] * [.B676] )) * [.B676] )" office:value-type="float" office:value="313.343937471372" calcext:value-type="float">
            <text:p>313.343937471372</text:p>
          </table:table-cell>
          <table:table-cell table:formula="of:=[.C676] - 273.15" office:value-type="float" office:value="40.1939374713721" calcext:value-type="float">
            <text:p>40.1939374713721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LN(10000*(1024/MAX(1;[.A677]) - 1))" office:value-type="float" office:value="8.5680392919378" calcext:value-type="float">
            <text:p>8.5680392919378</text:p>
          </table:table-cell>
          <table:table-cell table:formula="of:=1 / ([.$B$1] + ([.$B$2] + ([.$B$3] * [.B677] * [.B677] )) * [.B677] )" office:value-type="float" office:value="313.451481136388" calcext:value-type="float">
            <text:p>313.451481136388</text:p>
          </table:table-cell>
          <table:table-cell table:formula="of:=[.C677] - 273.15" office:value-type="float" office:value="40.3014811363885" calcext:value-type="float">
            <text:p>40.301481136388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LN(10000*(1024/MAX(1;[.A678]) - 1))" office:value-type="float" office:value="8.56371320705113" calcext:value-type="float">
            <text:p>8.56371320705113</text:p>
          </table:table-cell>
          <table:table-cell table:formula="of:=1 / ([.$B$1] + ([.$B$2] + ([.$B$3] * [.B678] * [.B678] )) * [.B678] )" office:value-type="float" office:value="313.559234988543" calcext:value-type="float">
            <text:p>313.559234988543</text:p>
          </table:table-cell>
          <table:table-cell table:formula="of:=[.C678] - 273.15" office:value-type="float" office:value="40.4092349885432" calcext:value-type="float">
            <text:p>40.4092349885432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LN(10000*(1024/MAX(1;[.A679]) - 1))" office:value-type="float" office:value="8.55938126579732" calcext:value-type="float">
            <text:p>8.55938126579732</text:p>
          </table:table-cell>
          <table:table-cell table:formula="of:=1 / ([.$B$1] + ([.$B$2] + ([.$B$3] * [.B679] * [.B679] )) * [.B679] )" office:value-type="float" office:value="313.667200659152" calcext:value-type="float">
            <text:p>313.667200659152</text:p>
          </table:table-cell>
          <table:table-cell table:formula="of:=[.C679] - 273.15" office:value-type="float" office:value="40.5172006591525" calcext:value-type="float">
            <text:p>40.517200659152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LN(10000*(1024/MAX(1;[.A680]) - 1))" office:value-type="float" office:value="8.55504341554734" calcext:value-type="float">
            <text:p>8.55504341554734</text:p>
          </table:table-cell>
          <table:table-cell table:formula="of:=1 / ([.$B$1] + ([.$B$2] + ([.$B$3] * [.B680] * [.B680] )) * [.B680] )" office:value-type="float" office:value="313.775379792692" calcext:value-type="float">
            <text:p>313.775379792692</text:p>
          </table:table-cell>
          <table:table-cell table:formula="of:=[.C680] - 273.15" office:value-type="float" office:value="40.6253797926925" calcext:value-type="float">
            <text:p>40.62537979269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LN(10000*(1024/MAX(1;[.A681]) - 1))" office:value-type="float" office:value="8.55069960330608" calcext:value-type="float">
            <text:p>8.55069960330608</text:p>
          </table:table-cell>
          <table:table-cell table:formula="of:=1 / ([.$B$1] + ([.$B$2] + ([.$B$3] * [.B681] * [.B681] )) * [.B681] )" office:value-type="float" office:value="313.883774046964" calcext:value-type="float">
            <text:p>313.883774046964</text:p>
          </table:table-cell>
          <table:table-cell table:formula="of:=[.C681] - 273.15" office:value-type="float" office:value="40.7337740469643" calcext:value-type="float">
            <text:p>40.733774046964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LN(10000*(1024/MAX(1;[.A682]) - 1))" office:value-type="float" office:value="8.54634977570769" calcext:value-type="float">
            <text:p>8.54634977570769</text:p>
          </table:table-cell>
          <table:table-cell table:formula="of:=1 / ([.$B$1] + ([.$B$2] + ([.$B$3] * [.B682] * [.B682] )) * [.B682] )" office:value-type="float" office:value="313.992385093262" calcext:value-type="float">
            <text:p>313.992385093262</text:p>
          </table:table-cell>
          <table:table-cell table:formula="of:=[.C682] - 273.15" office:value-type="float" office:value="40.8423850932621" calcext:value-type="float">
            <text:p>40.842385093262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LN(10000*(1024/MAX(1;[.A683]) - 1))" office:value-type="float" office:value="8.54199387901077" calcext:value-type="float">
            <text:p>8.54199387901077</text:p>
          </table:table-cell>
          <table:table-cell table:formula="of:=1 / ([.$B$1] + ([.$B$2] + ([.$B$3] * [.B683] * [.B683] )) * [.B683] )" office:value-type="float" office:value="314.101214616542" calcext:value-type="float">
            <text:p>314.101214616542</text:p>
          </table:table-cell>
          <table:table-cell table:formula="of:=[.C683] - 273.15" office:value-type="float" office:value="40.9512146165424" calcext:value-type="float">
            <text:p>40.9512146165424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LN(10000*(1024/MAX(1;[.A684]) - 1))" office:value-type="float" office:value="8.53763185909351" calcext:value-type="float">
            <text:p>8.53763185909351</text:p>
          </table:table-cell>
          <table:table-cell table:formula="of:=1 / ([.$B$1] + ([.$B$2] + ([.$B$3] * [.B684] * [.B684] )) * [.B684] )" office:value-type="float" office:value="314.210264315598" calcext:value-type="float">
            <text:p>314.210264315598</text:p>
          </table:table-cell>
          <table:table-cell table:formula="of:=[.C684] - 273.15" office:value-type="float" office:value="41.0602643155976" calcext:value-type="float">
            <text:p>41.0602643155976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LN(10000*(1024/MAX(1;[.A685]) - 1))" office:value-type="float" office:value="8.53326366144885" calcext:value-type="float">
            <text:p>8.53326366144885</text:p>
          </table:table-cell>
          <table:table-cell table:formula="of:=1 / ([.$B$1] + ([.$B$2] + ([.$B$3] * [.B685] * [.B685] )) * [.B685] )" office:value-type="float" office:value="314.31953590323" calcext:value-type="float">
            <text:p>314.31953590323</text:p>
          </table:table-cell>
          <table:table-cell table:formula="of:=[.C685] - 273.15" office:value-type="float" office:value="41.16953590323" calcext:value-type="float">
            <text:p>41.1695359032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LN(10000*(1024/MAX(1;[.A686]) - 1))" office:value-type="float" office:value="8.52888923117943" calcext:value-type="float">
            <text:p>8.52888923117943</text:p>
          </table:table-cell>
          <table:table-cell table:formula="of:=1 / ([.$B$1] + ([.$B$2] + ([.$B$3] * [.B686] * [.B686] )) * [.B686] )" office:value-type="float" office:value="314.42903110643" calcext:value-type="float">
            <text:p>314.42903110643</text:p>
          </table:table-cell>
          <table:table-cell table:formula="of:=[.C686] - 273.15" office:value-type="float" office:value="41.2790311064299" calcext:value-type="float">
            <text:p>41.2790311064299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LN(10000*(1024/MAX(1;[.A687]) - 1))" office:value-type="float" office:value="8.52450851299261" calcext:value-type="float">
            <text:p>8.52450851299261</text:p>
          </table:table-cell>
          <table:table-cell table:formula="of:=1 / ([.$B$1] + ([.$B$2] + ([.$B$3] * [.B687] * [.B687] )) * [.B687] )" office:value-type="float" office:value="314.538751666556" calcext:value-type="float">
            <text:p>314.538751666556</text:p>
          </table:table-cell>
          <table:table-cell table:formula="of:=[.C687] - 273.15" office:value-type="float" office:value="41.3887516665561" calcext:value-type="float">
            <text:p>41.3887516665561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LN(10000*(1024/MAX(1;[.A688]) - 1))" office:value-type="float" office:value="8.52012145119533" calcext:value-type="float">
            <text:p>8.52012145119533</text:p>
          </table:table-cell>
          <table:table-cell table:formula="of:=1 / ([.$B$1] + ([.$B$2] + ([.$B$3] * [.B688] * [.B688] )) * [.B688] )" office:value-type="float" office:value="314.648699339518" calcext:value-type="float">
            <text:p>314.648699339518</text:p>
          </table:table-cell>
          <table:table-cell table:formula="of:=[.C688] - 273.15" office:value-type="float" office:value="41.498699339518" calcext:value-type="float">
            <text:p>41.49869933951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LN(10000*(1024/MAX(1;[.A689]) - 1))" office:value-type="float" office:value="8.51572798968891" calcext:value-type="float">
            <text:p>8.51572798968891</text:p>
          </table:table-cell>
          <table:table-cell table:formula="of:=1 / ([.$B$1] + ([.$B$2] + ([.$B$3] * [.B689] * [.B689] )) * [.B689] )" office:value-type="float" office:value="314.758875895962" calcext:value-type="float">
            <text:p>314.758875895962</text:p>
          </table:table-cell>
          <table:table-cell table:formula="of:=[.C689] - 273.15" office:value-type="float" office:value="41.6088758959618" calcext:value-type="float">
            <text:p>41.6088758959618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LN(10000*(1024/MAX(1;[.A690]) - 1))" office:value-type="float" office:value="8.51132807196384" calcext:value-type="float">
            <text:p>8.51132807196384</text:p>
          </table:table-cell>
          <table:table-cell table:formula="of:=1 / ([.$B$1] + ([.$B$2] + ([.$B$3] * [.B690] * [.B690] )) * [.B690] )" office:value-type="float" office:value="314.869283121459" calcext:value-type="float">
            <text:p>314.869283121459</text:p>
          </table:table-cell>
          <table:table-cell table:formula="of:=[.C690] - 273.15" office:value-type="float" office:value="41.7192831214587" calcext:value-type="float">
            <text:p>41.719283121458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LN(10000*(1024/MAX(1;[.A691]) - 1))" office:value-type="float" office:value="8.50692164109441" calcext:value-type="float">
            <text:p>8.50692164109441</text:p>
          </table:table-cell>
          <table:table-cell table:formula="of:=1 / ([.$B$1] + ([.$B$2] + ([.$B$3] * [.B691] * [.B691] )) * [.B691] )" office:value-type="float" office:value="314.979922816696" calcext:value-type="float">
            <text:p>314.979922816696</text:p>
          </table:table-cell>
          <table:table-cell table:formula="of:=[.C691] - 273.15" office:value-type="float" office:value="41.8299228166957" calcext:value-type="float">
            <text:p>41.8299228166957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LN(10000*(1024/MAX(1;[.A692]) - 1))" office:value-type="float" office:value="8.50250863973332" calcext:value-type="float">
            <text:p>8.50250863973332</text:p>
          </table:table-cell>
          <table:table-cell table:formula="of:=1 / ([.$B$1] + ([.$B$2] + ([.$B$3] * [.B692] * [.B692] )) * [.B692] )" office:value-type="float" office:value="315.09079679767" calcext:value-type="float">
            <text:p>315.09079679767</text:p>
          </table:table-cell>
          <table:table-cell table:formula="of:=[.C692] - 273.15" office:value-type="float" office:value="41.9407967976699" calcext:value-type="float">
            <text:p>41.9407967976699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LN(10000*(1024/MAX(1;[.A693]) - 1))" office:value-type="float" office:value="8.4980890101062" calcext:value-type="float">
            <text:p>8.4980890101062</text:p>
          </table:table-cell>
          <table:table-cell table:formula="of:=1 / ([.$B$1] + ([.$B$2] + ([.$B$3] * [.B693] * [.B693] )) * [.B693] )" office:value-type="float" office:value="315.201906895885" calcext:value-type="float">
            <text:p>315.201906895885</text:p>
          </table:table-cell>
          <table:table-cell table:formula="of:=[.C693] - 273.15" office:value-type="float" office:value="42.0519068958855" calcext:value-type="float">
            <text:p>42.051906895885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LN(10000*(1024/MAX(1;[.A694]) - 1))" office:value-type="float" office:value="8.49366269400604" calcext:value-type="float">
            <text:p>8.49366269400604</text:p>
          </table:table-cell>
          <table:table-cell table:formula="of:=1 / ([.$B$1] + ([.$B$2] + ([.$B$3] * [.B694] * [.B694] )) * [.B694] )" office:value-type="float" office:value="315.313254958553" calcext:value-type="float">
            <text:p>315.313254958553</text:p>
          </table:table-cell>
          <table:table-cell table:formula="of:=[.C694] - 273.15" office:value-type="float" office:value="42.1632549585533" calcext:value-type="float">
            <text:p>42.163254958553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LN(10000*(1024/MAX(1;[.A695]) - 1))" office:value-type="float" office:value="8.48922963278759" calcext:value-type="float">
            <text:p>8.48922963278759</text:p>
          </table:table-cell>
          <table:table-cell table:formula="of:=1 / ([.$B$1] + ([.$B$2] + ([.$B$3] * [.B695] * [.B695] )) * [.B695] )" office:value-type="float" office:value="315.424842848794" calcext:value-type="float">
            <text:p>315.424842848794</text:p>
          </table:table-cell>
          <table:table-cell table:formula="of:=[.C695] - 273.15" office:value-type="float" office:value="42.2748428487938" calcext:value-type="float">
            <text:p>42.274842848793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LN(10000*(1024/MAX(1;[.A696]) - 1))" office:value-type="float" office:value="8.48478976736158" calcext:value-type="float">
            <text:p>8.48478976736158</text:p>
          </table:table-cell>
          <table:table-cell table:formula="of:=1 / ([.$B$1] + ([.$B$2] + ([.$B$3] * [.B696] * [.B696] )) * [.B696] )" office:value-type="float" office:value="315.536672445843" calcext:value-type="float">
            <text:p>315.536672445843</text:p>
          </table:table-cell>
          <table:table-cell table:formula="of:=[.C696] - 273.15" office:value-type="float" office:value="42.3866724458432" calcext:value-type="float">
            <text:p>42.3866724458432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LN(10000*(1024/MAX(1;[.A697]) - 1))" office:value-type="float" office:value="8.48034303818896" calcext:value-type="float">
            <text:p>8.48034303818896</text:p>
          </table:table-cell>
          <table:table-cell table:formula="of:=1 / ([.$B$1] + ([.$B$2] + ([.$B$3] * [.B697] * [.B697] )) * [.B697] )" office:value-type="float" office:value="315.648745645262" calcext:value-type="float">
            <text:p>315.648745645262</text:p>
          </table:table-cell>
          <table:table-cell table:formula="of:=[.C697] - 273.15" office:value-type="float" office:value="42.4987456452623" calcext:value-type="float">
            <text:p>42.498745645262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LN(10000*(1024/MAX(1;[.A698]) - 1))" office:value-type="float" office:value="8.475889385275" calcext:value-type="float">
            <text:p>8.475889385275</text:p>
          </table:table-cell>
          <table:table-cell table:formula="of:=1 / ([.$B$1] + ([.$B$2] + ([.$B$3] * [.B698] * [.B698] )) * [.B698] )" office:value-type="float" office:value="315.761064359149" calcext:value-type="float">
            <text:p>315.761064359149</text:p>
          </table:table-cell>
          <table:table-cell table:formula="of:=[.C698] - 273.15" office:value-type="float" office:value="42.6110643591491" calcext:value-type="float">
            <text:p>42.6110643591491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LN(10000*(1024/MAX(1;[.A699]) - 1))" office:value-type="float" office:value="8.47142874816334" calcext:value-type="float">
            <text:p>8.47142874816334</text:p>
          </table:table-cell>
          <table:table-cell table:formula="of:=1 / ([.$B$1] + ([.$B$2] + ([.$B$3] * [.B699] * [.B699] )) * [.B699] )" office:value-type="float" office:value="315.873630516354" calcext:value-type="float">
            <text:p>315.873630516354</text:p>
          </table:table-cell>
          <table:table-cell table:formula="of:=[.C699] - 273.15" office:value-type="float" office:value="42.7236305163539" calcext:value-type="float">
            <text:p>42.7236305163539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LN(10000*(1024/MAX(1;[.A700]) - 1))" office:value-type="float" office:value="8.4669610659299" calcext:value-type="float">
            <text:p>8.4669610659299</text:p>
          </table:table-cell>
          <table:table-cell table:formula="of:=1 / ([.$B$1] + ([.$B$2] + ([.$B$3] * [.B700] * [.B700] )) * [.B700] )" office:value-type="float" office:value="315.986446062699" calcext:value-type="float">
            <text:p>315.986446062699</text:p>
          </table:table-cell>
          <table:table-cell table:formula="of:=[.C700] - 273.15" office:value-type="float" office:value="42.8364460626985" calcext:value-type="float">
            <text:p>42.836446062698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LN(10000*(1024/MAX(1;[.A701]) - 1))" office:value-type="float" office:value="8.46248627717676" calcext:value-type="float">
            <text:p>8.46248627717676</text:p>
          </table:table-cell>
          <table:table-cell table:formula="of:=1 / ([.$B$1] + ([.$B$2] + ([.$B$3] * [.B701] * [.B701] )) * [.B701] )" office:value-type="float" office:value="316.099512961198" calcext:value-type="float">
            <text:p>316.099512961198</text:p>
          </table:table-cell>
          <table:table-cell table:formula="of:=[.C701] - 273.15" office:value-type="float" office:value="42.9495129611984" calcext:value-type="float">
            <text:p>42.949512961198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LN(10000*(1024/MAX(1;[.A702]) - 1))" office:value-type="float" office:value="8.45800432002591" calcext:value-type="float">
            <text:p>8.45800432002591</text:p>
          </table:table-cell>
          <table:table-cell table:formula="of:=1 / ([.$B$1] + ([.$B$2] + ([.$B$3] * [.B702] * [.B702] )) * [.B702] )" office:value-type="float" office:value="316.212833192288" calcext:value-type="float">
            <text:p>316.212833192288</text:p>
          </table:table-cell>
          <table:table-cell table:formula="of:=[.C702] - 273.15" office:value-type="float" office:value="43.0628331922882" calcext:value-type="float">
            <text:p>43.0628331922882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LN(10000*(1024/MAX(1;[.A703]) - 1))" office:value-type="float" office:value="8.45351513211291" calcext:value-type="float">
            <text:p>8.45351513211291</text:p>
          </table:table-cell>
          <table:table-cell table:formula="of:=1 / ([.$B$1] + ([.$B$2] + ([.$B$3] * [.B703] * [.B703] )) * [.B703] )" office:value-type="float" office:value="316.326408754051" calcext:value-type="float">
            <text:p>316.326408754051</text:p>
          </table:table-cell>
          <table:table-cell table:formula="of:=[.C703] - 273.15" office:value-type="float" office:value="43.1764087540508" calcext:value-type="float">
            <text:p>43.1764087540508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LN(10000*(1024/MAX(1;[.A704]) - 1))" office:value-type="float" office:value="8.44901865058052" calcext:value-type="float">
            <text:p>8.44901865058052</text:p>
          </table:table-cell>
          <table:table-cell table:formula="of:=1 / ([.$B$1] + ([.$B$2] + ([.$B$3] * [.B704] * [.B704] )) * [.B704] )" office:value-type="float" office:value="316.44024166245" calcext:value-type="float">
            <text:p>316.44024166245</text:p>
          </table:table-cell>
          <table:table-cell table:formula="of:=[.C704] - 273.15" office:value-type="float" office:value="43.2902416624505" calcext:value-type="float">
            <text:p>43.290241662450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LN(10000*(1024/MAX(1;[.A705]) - 1))" office:value-type="float" office:value="8.44451481207211" calcext:value-type="float">
            <text:p>8.44451481207211</text:p>
          </table:table-cell>
          <table:table-cell table:formula="of:=1 / ([.$B$1] + ([.$B$2] + ([.$B$3] * [.B705] * [.B705] )) * [.B705] )" office:value-type="float" office:value="316.554333951569" calcext:value-type="float">
            <text:p>316.554333951569</text:p>
          </table:table-cell>
          <table:table-cell table:formula="of:=[.C705] - 273.15" office:value-type="float" office:value="43.4043339515691" calcext:value-type="float">
            <text:p>43.404333951569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LN(10000*(1024/MAX(1;[.A706]) - 1))" office:value-type="float" office:value="8.44000355272511" calcext:value-type="float">
            <text:p>8.44000355272511</text:p>
          </table:table-cell>
          <table:table-cell table:formula="of:=1 / ([.$B$1] + ([.$B$2] + ([.$B$3] * [.B706] * [.B706] )) * [.B706] )" office:value-type="float" office:value="316.668687673846" calcext:value-type="float">
            <text:p>316.668687673846</text:p>
          </table:table-cell>
          <table:table-cell table:formula="of:=[.C706] - 273.15" office:value-type="float" office:value="43.518687673846" calcext:value-type="float">
            <text:p>43.518687673846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LN(10000*(1024/MAX(1;[.A707]) - 1))" office:value-type="float" office:value="8.43548480816425" calcext:value-type="float">
            <text:p>8.43548480816425</text:p>
          </table:table-cell>
          <table:table-cell table:formula="of:=1 / ([.$B$1] + ([.$B$2] + ([.$B$3] * [.B707] * [.B707] )) * [.B707] )" office:value-type="float" office:value="316.783304900322" calcext:value-type="float">
            <text:p>316.783304900322</text:p>
          </table:table-cell>
          <table:table-cell table:formula="of:=[.C707] - 273.15" office:value-type="float" office:value="43.6333049003219" calcext:value-type="float">
            <text:p>43.6333049003219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LN(10000*(1024/MAX(1;[.A708]) - 1))" office:value-type="float" office:value="8.43095851349478" calcext:value-type="float">
            <text:p>8.43095851349478</text:p>
          </table:table-cell>
          <table:table-cell table:formula="of:=1 / ([.$B$1] + ([.$B$2] + ([.$B$3] * [.B708] * [.B708] )) * [.B708] )" office:value-type="float" office:value="316.898187720887" calcext:value-type="float">
            <text:p>316.898187720887</text:p>
          </table:table-cell>
          <table:table-cell table:formula="of:=[.C708] - 273.15" office:value-type="float" office:value="43.7481877208868" calcext:value-type="float">
            <text:p>43.748187720886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LN(10000*(1024/MAX(1;[.A709]) - 1))" office:value-type="float" office:value="8.42642460329553" calcext:value-type="float">
            <text:p>8.42642460329553</text:p>
          </table:table-cell>
          <table:table-cell table:formula="of:=1 / ([.$B$1] + ([.$B$2] + ([.$B$3] * [.B709] * [.B709] )) * [.B709] )" office:value-type="float" office:value="317.013338244532" calcext:value-type="float">
            <text:p>317.013338244532</text:p>
          </table:table-cell>
          <table:table-cell table:formula="of:=[.C709] - 273.15" office:value-type="float" office:value="43.8633382445316" calcext:value-type="float">
            <text:p>43.8633382445316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LN(10000*(1024/MAX(1;[.A710]) - 1))" office:value-type="float" office:value="8.42188301161191" calcext:value-type="float">
            <text:p>8.42188301161191</text:p>
          </table:table-cell>
          <table:table-cell table:formula="of:=1 / ([.$B$1] + ([.$B$2] + ([.$B$3] * [.B710] * [.B710] )) * [.B710] )" office:value-type="float" office:value="317.128758599604" calcext:value-type="float">
            <text:p>317.128758599604</text:p>
          </table:table-cell>
          <table:table-cell table:formula="of:=[.C710] - 273.15" office:value-type="float" office:value="43.9787585996036" calcext:value-type="float">
            <text:p>43.9787585996036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LN(10000*(1024/MAX(1;[.A711]) - 1))" office:value-type="float" office:value="8.41733367194876" calcext:value-type="float">
            <text:p>8.41733367194876</text:p>
          </table:table-cell>
          <table:table-cell table:formula="of:=1 / ([.$B$1] + ([.$B$2] + ([.$B$3] * [.B711] * [.B711] )) * [.B711] )" office:value-type="float" office:value="317.244450934066" calcext:value-type="float">
            <text:p>317.244450934066</text:p>
          </table:table-cell>
          <table:table-cell table:formula="of:=[.C711] - 273.15" office:value-type="float" office:value="44.0944509340664" calcext:value-type="float">
            <text:p>44.0944509340664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LN(10000*(1024/MAX(1;[.A712]) - 1))" office:value-type="float" office:value="8.41277651726312" calcext:value-type="float">
            <text:p>8.41277651726312</text:p>
          </table:table-cell>
          <table:table-cell table:formula="of:=1 / ([.$B$1] + ([.$B$2] + ([.$B$3] * [.B712] * [.B712] )) * [.B712] )" office:value-type="float" office:value="317.360417415763" calcext:value-type="float">
            <text:p>317.360417415763</text:p>
          </table:table-cell>
          <table:table-cell table:formula="of:=[.C712] - 273.15" office:value-type="float" office:value="44.2104174157635" calcext:value-type="float">
            <text:p>44.210417415763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LN(10000*(1024/MAX(1;[.A713]) - 1))" office:value-type="float" office:value="8.40821147995689" calcext:value-type="float">
            <text:p>8.40821147995689</text:p>
          </table:table-cell>
          <table:table-cell table:formula="of:=1 / ([.$B$1] + ([.$B$2] + ([.$B$3] * [.B713] * [.B713] )) * [.B713] )" office:value-type="float" office:value="317.476660232687" calcext:value-type="float">
            <text:p>317.476660232687</text:p>
          </table:table-cell>
          <table:table-cell table:formula="of:=[.C713] - 273.15" office:value-type="float" office:value="44.3266602326868" calcext:value-type="float">
            <text:p>44.3266602326868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LN(10000*(1024/MAX(1;[.A714]) - 1))" office:value-type="float" office:value="8.40363849186937" calcext:value-type="float">
            <text:p>8.40363849186937</text:p>
          </table:table-cell>
          <table:table-cell table:formula="of:=1 / ([.$B$1] + ([.$B$2] + ([.$B$3] * [.B714] * [.B714] )) * [.B714] )" office:value-type="float" office:value="317.593181593249" calcext:value-type="float">
            <text:p>317.593181593249</text:p>
          </table:table-cell>
          <table:table-cell table:formula="of:=[.C714] - 273.15" office:value-type="float" office:value="44.4431815932487" calcext:value-type="float">
            <text:p>44.443181593248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LN(10000*(1024/MAX(1;[.A715]) - 1))" office:value-type="float" office:value="8.39905748426969" calcext:value-type="float">
            <text:p>8.39905748426969</text:p>
          </table:table-cell>
          <table:table-cell table:formula="of:=1 / ([.$B$1] + ([.$B$2] + ([.$B$3] * [.B715] * [.B715] )) * [.B715] )" office:value-type="float" office:value="317.709983726559" calcext:value-type="float">
            <text:p>317.709983726559</text:p>
          </table:table-cell>
          <table:table-cell table:formula="of:=[.C715] - 273.15" office:value-type="float" office:value="44.5599837265592" calcext:value-type="float">
            <text:p>44.5599837265592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LN(10000*(1024/MAX(1;[.A716]) - 1))" office:value-type="float" office:value="8.39446838784908" calcext:value-type="float">
            <text:p>8.39446838784908</text:p>
          </table:table-cell>
          <table:table-cell table:formula="of:=1 / ([.$B$1] + ([.$B$2] + ([.$B$3] * [.B716] * [.B716] )) * [.B716] )" office:value-type="float" office:value="317.827068882707" calcext:value-type="float">
            <text:p>317.827068882707</text:p>
          </table:table-cell>
          <table:table-cell table:formula="of:=[.C716] - 273.15" office:value-type="float" office:value="44.6770688827074" calcext:value-type="float">
            <text:p>44.6770688827074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LN(10000*(1024/MAX(1;[.A717]) - 1))" office:value-type="float" office:value="8.3898711327131" calcext:value-type="float">
            <text:p>8.3898711327131</text:p>
          </table:table-cell>
          <table:table-cell table:formula="of:=1 / ([.$B$1] + ([.$B$2] + ([.$B$3] * [.B717] * [.B717] )) * [.B717] )" office:value-type="float" office:value="317.944439333047" calcext:value-type="float">
            <text:p>317.944439333047</text:p>
          </table:table-cell>
          <table:table-cell table:formula="of:=[.C717] - 273.15" office:value-type="float" office:value="44.7944393330469" calcext:value-type="float">
            <text:p>44.7944393330469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LN(10000*(1024/MAX(1;[.A718]) - 1))" office:value-type="float" office:value="8.38526564837369" calcext:value-type="float">
            <text:p>8.38526564837369</text:p>
          </table:table-cell>
          <table:table-cell table:formula="of:=1 / ([.$B$1] + ([.$B$2] + ([.$B$3] * [.B718] * [.B718] )) * [.B718] )" office:value-type="float" office:value="318.062097370487" calcext:value-type="float">
            <text:p>318.062097370487</text:p>
          </table:table-cell>
          <table:table-cell table:formula="of:=[.C718] - 273.15" office:value-type="float" office:value="44.912097370487" calcext:value-type="float">
            <text:p>44.91209737048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LN(10000*(1024/MAX(1;[.A719]) - 1))" office:value-type="float" office:value="8.38065186374112" calcext:value-type="float">
            <text:p>8.38065186374112</text:p>
          </table:table-cell>
          <table:table-cell table:formula="of:=1 / ([.$B$1] + ([.$B$2] + ([.$B$3] * [.B719] * [.B719] )) * [.B719] )" office:value-type="float" office:value="318.180045309788" calcext:value-type="float">
            <text:p>318.180045309788</text:p>
          </table:table-cell>
          <table:table-cell table:formula="of:=[.C719] - 273.15" office:value-type="float" office:value="45.0300453097878" calcext:value-type="float">
            <text:p>45.0300453097878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LN(10000*(1024/MAX(1;[.A720]) - 1))" office:value-type="float" office:value="8.37602970711579" calcext:value-type="float">
            <text:p>8.37602970711579</text:p>
          </table:table-cell>
          <table:table-cell table:formula="of:=1 / ([.$B$1] + ([.$B$2] + ([.$B$3] * [.B720] * [.B720] )) * [.B720] )" office:value-type="float" office:value="318.29828548786" calcext:value-type="float">
            <text:p>318.29828548786</text:p>
          </table:table-cell>
          <table:table-cell table:formula="of:=[.C720] - 273.15" office:value-type="float" office:value="45.1482854878605" calcext:value-type="float">
            <text:p>45.148285487860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LN(10000*(1024/MAX(1;[.A721]) - 1))" office:value-type="float" office:value="8.37139910617992" calcext:value-type="float">
            <text:p>8.37139910617992</text:p>
          </table:table-cell>
          <table:table-cell table:formula="of:=1 / ([.$B$1] + ([.$B$2] + ([.$B$3] * [.B721] * [.B721] )) * [.B721] )" office:value-type="float" office:value="318.416820264073" calcext:value-type="float">
            <text:p>318.416820264073</text:p>
          </table:table-cell>
          <table:table-cell table:formula="of:=[.C721] - 273.15" office:value-type="float" office:value="45.2668202640726" calcext:value-type="float">
            <text:p>45.266820264072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LN(10000*(1024/MAX(1;[.A722]) - 1))" office:value-type="float" office:value="8.36675998798911" calcext:value-type="float">
            <text:p>8.36675998798911</text:p>
          </table:table-cell>
          <table:table-cell table:formula="of:=1 / ([.$B$1] + ([.$B$2] + ([.$B$3] * [.B722] * [.B722] )) * [.B722] )" office:value-type="float" office:value="318.535652020558" calcext:value-type="float">
            <text:p>318.535652020558</text:p>
          </table:table-cell>
          <table:table-cell table:formula="of:=[.C722] - 273.15" office:value-type="float" office:value="45.3856520205583" calcext:value-type="float">
            <text:p>45.3856520205583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LN(10000*(1024/MAX(1;[.A723]) - 1))" office:value-type="float" office:value="8.36211227896376" calcext:value-type="float">
            <text:p>8.36211227896376</text:p>
          </table:table-cell>
          <table:table-cell table:formula="of:=1 / ([.$B$1] + ([.$B$2] + ([.$B$3] * [.B723] * [.B723] )) * [.B723] )" office:value-type="float" office:value="318.654783162534" calcext:value-type="float">
            <text:p>318.654783162534</text:p>
          </table:table-cell>
          <table:table-cell table:formula="of:=[.C723] - 273.15" office:value-type="float" office:value="45.5047831625338" calcext:value-type="float">
            <text:p>45.5047831625338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LN(10000*(1024/MAX(1;[.A724]) - 1))" office:value-type="float" office:value="8.35745590488034" calcext:value-type="float">
            <text:p>8.35745590488034</text:p>
          </table:table-cell>
          <table:table-cell table:formula="of:=1 / ([.$B$1] + ([.$B$2] + ([.$B$3] * [.B724] * [.B724] )) * [.B724] )" office:value-type="float" office:value="318.774216118618" calcext:value-type="float">
            <text:p>318.774216118618</text:p>
          </table:table-cell>
          <table:table-cell table:formula="of:=[.C724] - 273.15" office:value-type="float" office:value="45.6242161186182" calcext:value-type="float">
            <text:p>45.624216118618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LN(10000*(1024/MAX(1;[.A725]) - 1))" office:value-type="float" office:value="8.35279079086255" calcext:value-type="float">
            <text:p>8.35279079086255</text:p>
          </table:table-cell>
          <table:table-cell table:formula="of:=1 / ([.$B$1] + ([.$B$2] + ([.$B$3] * [.B725] * [.B725] )) * [.B725] )" office:value-type="float" office:value="318.893953341159" calcext:value-type="float">
            <text:p>318.893953341159</text:p>
          </table:table-cell>
          <table:table-cell table:formula="of:=[.C725] - 273.15" office:value-type="float" office:value="45.7439533411593" calcext:value-type="float">
            <text:p>45.743953341159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LN(10000*(1024/MAX(1;[.A726]) - 1))" office:value-type="float" office:value="8.3481168613723" calcext:value-type="float">
            <text:p>8.3481168613723</text:p>
          </table:table-cell>
          <table:table-cell table:formula="of:=1 / ([.$B$1] + ([.$B$2] + ([.$B$3] * [.B726] * [.B726] )) * [.B726] )" office:value-type="float" office:value="319.013997306566" calcext:value-type="float">
            <text:p>319.013997306566</text:p>
          </table:table-cell>
          <table:table-cell table:formula="of:=[.C726] - 273.15" office:value-type="float" office:value="45.8639973065658" calcext:value-type="float">
            <text:p>45.8639973065658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LN(10000*(1024/MAX(1;[.A727]) - 1))" office:value-type="float" office:value="8.3434340402006" calcext:value-type="float">
            <text:p>8.3434340402006</text:p>
          </table:table-cell>
          <table:table-cell table:formula="of:=1 / ([.$B$1] + ([.$B$2] + ([.$B$3] * [.B727] * [.B727] )) * [.B727] )" office:value-type="float" office:value="319.134350515643" calcext:value-type="float">
            <text:p>319.134350515643</text:p>
          </table:table-cell>
          <table:table-cell table:formula="of:=[.C727] - 273.15" office:value-type="float" office:value="45.9843505156434" calcext:value-type="float">
            <text:p>45.9843505156434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LN(10000*(1024/MAX(1;[.A728]) - 1))" office:value-type="float" office:value="8.33874225045823" calcext:value-type="float">
            <text:p>8.33874225045823</text:p>
          </table:table-cell>
          <table:table-cell table:formula="of:=1 / ([.$B$1] + ([.$B$2] + ([.$B$3] * [.B728] * [.B728] )) * [.B728] )" office:value-type="float" office:value="319.255015493939" calcext:value-type="float">
            <text:p>319.255015493939</text:p>
          </table:table-cell>
          <table:table-cell table:formula="of:=[.C728] - 273.15" office:value-type="float" office:value="46.1050154939387" calcext:value-type="float">
            <text:p>46.1050154939387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LN(10000*(1024/MAX(1;[.A729]) - 1))" office:value-type="float" office:value="8.33404141456629" calcext:value-type="float">
            <text:p>8.33404141456629</text:p>
          </table:table-cell>
          <table:table-cell table:formula="of:=1 / ([.$B$1] + ([.$B$2] + ([.$B$3] * [.B729] * [.B729] )) * [.B729] )" office:value-type="float" office:value="319.375994792088" calcext:value-type="float">
            <text:p>319.375994792088</text:p>
          </table:table-cell>
          <table:table-cell table:formula="of:=[.C729] - 273.15" office:value-type="float" office:value="46.2259947920875" calcext:value-type="float">
            <text:p>46.225994792087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LN(10000*(1024/MAX(1;[.A730]) - 1))" office:value-type="float" office:value="8.32933145424667" calcext:value-type="float">
            <text:p>8.32933145424667</text:p>
          </table:table-cell>
          <table:table-cell table:formula="of:=1 / ([.$B$1] + ([.$B$2] + ([.$B$3] * [.B730] * [.B730] )) * [.B730] )" office:value-type="float" office:value="319.49729098617" calcext:value-type="float">
            <text:p>319.49729098617</text:p>
          </table:table-cell>
          <table:table-cell table:formula="of:=[.C730] - 273.15" office:value-type="float" office:value="46.3472909861697" calcext:value-type="float">
            <text:p>46.347290986169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LN(10000*(1024/MAX(1;[.A731]) - 1))" office:value-type="float" office:value="8.32461229051219" calcext:value-type="float">
            <text:p>8.32461229051219</text:p>
          </table:table-cell>
          <table:table-cell table:formula="of:=1 / ([.$B$1] + ([.$B$2] + ([.$B$3] * [.B731] * [.B731] )) * [.B731] )" office:value-type="float" office:value="319.61890667807" calcext:value-type="float">
            <text:p>319.61890667807</text:p>
          </table:table-cell>
          <table:table-cell table:formula="of:=[.C731] - 273.15" office:value-type="float" office:value="46.4689066780695" calcext:value-type="float">
            <text:p>46.468906678069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LN(10000*(1024/MAX(1;[.A732]) - 1))" office:value-type="float" office:value="8.31988384365679" calcext:value-type="float">
            <text:p>8.31988384365679</text:p>
          </table:table-cell>
          <table:table-cell table:formula="of:=1 / ([.$B$1] + ([.$B$2] + ([.$B$3] * [.B732] * [.B732] )) * [.B732] )" office:value-type="float" office:value="319.740844495843" calcext:value-type="float">
            <text:p>319.740844495843</text:p>
          </table:table-cell>
          <table:table-cell table:formula="of:=[.C732] - 273.15" office:value-type="float" office:value="46.5908444958428" calcext:value-type="float">
            <text:p>46.5908444958428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LN(10000*(1024/MAX(1;[.A733]) - 1))" office:value-type="float" office:value="8.31514603324536" calcext:value-type="float">
            <text:p>8.31514603324536</text:p>
          </table:table-cell>
          <table:table-cell table:formula="of:=1 / ([.$B$1] + ([.$B$2] + ([.$B$3] * [.B733] * [.B733] )) * [.B733] )" office:value-type="float" office:value="319.863107094091" calcext:value-type="float">
            <text:p>319.863107094091</text:p>
          </table:table-cell>
          <table:table-cell table:formula="of:=[.C733] - 273.15" office:value-type="float" office:value="46.7131070940906" calcext:value-type="float">
            <text:p>46.7131070940906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LN(10000*(1024/MAX(1;[.A734]) - 1))" office:value-type="float" office:value="8.31039877810356" calcext:value-type="float">
            <text:p>8.31039877810356</text:p>
          </table:table-cell>
          <table:table-cell table:formula="of:=1 / ([.$B$1] + ([.$B$2] + ([.$B$3] * [.B734] * [.B734] )) * [.B734] )" office:value-type="float" office:value="319.985697154338" calcext:value-type="float">
            <text:p>319.985697154338</text:p>
          </table:table-cell>
          <table:table-cell table:formula="of:=[.C734] - 273.15" office:value-type="float" office:value="46.835697154338" calcext:value-type="float">
            <text:p>46.835697154338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LN(10000*(1024/MAX(1;[.A735]) - 1))" office:value-type="float" office:value="8.30564199630734" calcext:value-type="float">
            <text:p>8.30564199630734</text:p>
          </table:table-cell>
          <table:table-cell table:formula="of:=1 / ([.$B$1] + ([.$B$2] + ([.$B$3] * [.B735] * [.B735] )) * [.B735] )" office:value-type="float" office:value="320.108617385421" calcext:value-type="float">
            <text:p>320.108617385421</text:p>
          </table:table-cell>
          <table:table-cell table:formula="of:=[.C735] - 273.15" office:value-type="float" office:value="46.9586173854215" calcext:value-type="float">
            <text:p>46.958617385421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LN(10000*(1024/MAX(1;[.A736]) - 1))" office:value-type="float" office:value="8.30087560517243" calcext:value-type="float">
            <text:p>8.30087560517243</text:p>
          </table:table-cell>
          <table:table-cell table:formula="of:=1 / ([.$B$1] + ([.$B$2] + ([.$B$3] * [.B736] * [.B736] )) * [.B736] )" office:value-type="float" office:value="320.231870523881" calcext:value-type="float">
            <text:p>320.231870523881</text:p>
          </table:table-cell>
          <table:table-cell table:formula="of:=[.C736] - 273.15" office:value-type="float" office:value="47.0818705238811" calcext:value-type="float">
            <text:p>47.081870523881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LN(10000*(1024/MAX(1;[.A737]) - 1))" office:value-type="float" office:value="8.29609952124347" calcext:value-type="float">
            <text:p>8.29609952124347</text:p>
          </table:table-cell>
          <table:table-cell table:formula="of:=1 / ([.$B$1] + ([.$B$2] + ([.$B$3] * [.B737] * [.B737] )) * [.B737] )" office:value-type="float" office:value="320.355459334361" calcext:value-type="float">
            <text:p>320.355459334361</text:p>
          </table:table-cell>
          <table:table-cell table:formula="of:=[.C737] - 273.15" office:value-type="float" office:value="47.205459334361" calcext:value-type="float">
            <text:p>47.205459334361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LN(10000*(1024/MAX(1;[.A738]) - 1))" office:value-type="float" office:value="8.29131366028315" calcext:value-type="float">
            <text:p>8.29131366028315</text:p>
          </table:table-cell>
          <table:table-cell table:formula="of:=1 / ([.$B$1] + ([.$B$2] + ([.$B$3] * [.B738] * [.B738] )) * [.B738] )" office:value-type="float" office:value="320.479386610016" calcext:value-type="float">
            <text:p>320.479386610016</text:p>
          </table:table-cell>
          <table:table-cell table:formula="of:=[.C738] - 273.15" office:value-type="float" office:value="47.3293866100161" calcext:value-type="float">
            <text:p>47.3293866100161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LN(10000*(1024/MAX(1;[.A739]) - 1))" office:value-type="float" office:value="8.28651793726102" calcext:value-type="float">
            <text:p>8.28651793726102</text:p>
          </table:table-cell>
          <table:table-cell table:formula="of:=1 / ([.$B$1] + ([.$B$2] + ([.$B$3] * [.B739] * [.B739] )) * [.B739] )" office:value-type="float" office:value="320.603655172926" calcext:value-type="float">
            <text:p>320.603655172926</text:p>
          </table:table-cell>
          <table:table-cell table:formula="of:=[.C739] - 273.15" office:value-type="float" office:value="47.4536551729262" calcext:value-type="float">
            <text:p>47.4536551729262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LN(10000*(1024/MAX(1;[.A740]) - 1))" office:value-type="float" office:value="8.28171226634219" calcext:value-type="float">
            <text:p>8.28171226634219</text:p>
          </table:table-cell>
          <table:table-cell table:formula="of:=1 / ([.$B$1] + ([.$B$2] + ([.$B$3] * [.B740] * [.B740] )) * [.B740] )" office:value-type="float" office:value="320.728267874518" calcext:value-type="float">
            <text:p>320.728267874518</text:p>
          </table:table-cell>
          <table:table-cell table:formula="of:=[.C740] - 273.15" office:value-type="float" office:value="47.5782678745176" calcext:value-type="float">
            <text:p>47.578267874517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LN(10000*(1024/MAX(1;[.A741]) - 1))" office:value-type="float" office:value="8.27689656087578" calcext:value-type="float">
            <text:p>8.27689656087578</text:p>
          </table:table-cell>
          <table:table-cell table:formula="of:=1 / ([.$B$1] + ([.$B$2] + ([.$B$3] * [.B741] * [.B741] )) * [.B741] )" office:value-type="float" office:value="320.853227595992" calcext:value-type="float">
            <text:p>320.853227595992</text:p>
          </table:table-cell>
          <table:table-cell table:formula="of:=[.C741] - 273.15" office:value-type="float" office:value="47.7032275959917" calcext:value-type="float">
            <text:p>47.7032275959917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LN(10000*(1024/MAX(1;[.A742]) - 1))" office:value-type="float" office:value="8.27207073338325" calcext:value-type="float">
            <text:p>8.27207073338325</text:p>
          </table:table-cell>
          <table:table-cell table:formula="of:=1 / ([.$B$1] + ([.$B$2] + ([.$B$3] * [.B742] * [.B742] )) * [.B742] )" office:value-type="float" office:value="320.978537248762" calcext:value-type="float">
            <text:p>320.978537248762</text:p>
          </table:table-cell>
          <table:table-cell table:formula="of:=[.C742] - 273.15" office:value-type="float" office:value="47.8285372487619" calcext:value-type="float">
            <text:p>47.8285372487619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LN(10000*(1024/MAX(1;[.A743]) - 1))" office:value-type="float" office:value="8.26723469554647" calcext:value-type="float">
            <text:p>8.26723469554647</text:p>
          </table:table-cell>
          <table:table-cell table:formula="of:=1 / ([.$B$1] + ([.$B$2] + ([.$B$3] * [.B743] * [.B743] )) * [.B743] )" office:value-type="float" office:value="321.104199774898" calcext:value-type="float">
            <text:p>321.104199774898</text:p>
          </table:table-cell>
          <table:table-cell table:formula="of:=[.C743] - 273.15" office:value-type="float" office:value="47.9541997748978" calcext:value-type="float">
            <text:p>47.9541997748978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LN(10000*(1024/MAX(1;[.A744]) - 1))" office:value-type="float" office:value="8.26238835819556" calcext:value-type="float">
            <text:p>8.26238835819556</text:p>
          </table:table-cell>
          <table:table-cell table:formula="of:=1 / ([.$B$1] + ([.$B$2] + ([.$B$3] * [.B744] * [.B744] )) * [.B744] )" office:value-type="float" office:value="321.230218147577" calcext:value-type="float">
            <text:p>321.230218147577</text:p>
          </table:table-cell>
          <table:table-cell table:formula="of:=[.C744] - 273.15" office:value-type="float" office:value="48.0802181475775" calcext:value-type="float">
            <text:p>48.080218147577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LN(10000*(1024/MAX(1;[.A745]) - 1))" office:value-type="float" office:value="8.25753163129663" calcext:value-type="float">
            <text:p>8.25753163129663</text:p>
          </table:table-cell>
          <table:table-cell table:formula="of:=1 / ([.$B$1] + ([.$B$2] + ([.$B$3] * [.B745] * [.B745] )) * [.B745] )" office:value-type="float" office:value="321.356595371548" calcext:value-type="float">
            <text:p>321.356595371548</text:p>
          </table:table-cell>
          <table:table-cell table:formula="of:=[.C745] - 273.15" office:value-type="float" office:value="48.2065953715482" calcext:value-type="float">
            <text:p>48.206595371548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LN(10000*(1024/MAX(1;[.A746]) - 1))" office:value-type="float" office:value="8.25266442393917" calcext:value-type="float">
            <text:p>8.25266442393917</text:p>
          </table:table-cell>
          <table:table-cell table:formula="of:=1 / ([.$B$1] + ([.$B$2] + ([.$B$3] * [.B746] * [.B746] )) * [.B746] )" office:value-type="float" office:value="321.483334483595" calcext:value-type="float">
            <text:p>321.483334483595</text:p>
          </table:table-cell>
          <table:table-cell table:formula="of:=[.C746] - 273.15" office:value-type="float" office:value="48.3333344835949" calcext:value-type="float">
            <text:p>48.3333344835949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LN(10000*(1024/MAX(1;[.A747]) - 1))" office:value-type="float" office:value="8.24778664432333" calcext:value-type="float">
            <text:p>8.24778664432333</text:p>
          </table:table-cell>
          <table:table-cell table:formula="of:=1 / ([.$B$1] + ([.$B$2] + ([.$B$3] * [.B747] * [.B747] )) * [.B747] )" office:value-type="float" office:value="321.610438553018" calcext:value-type="float">
            <text:p>321.610438553018</text:p>
          </table:table-cell>
          <table:table-cell table:formula="of:=[.C747] - 273.15" office:value-type="float" office:value="48.4604385530178" calcext:value-type="float">
            <text:p>48.460438553017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LN(10000*(1024/MAX(1;[.A748]) - 1))" office:value-type="float" office:value="8.24289819974692" calcext:value-type="float">
            <text:p>8.24289819974692</text:p>
          </table:table-cell>
          <table:table-cell table:formula="of:=1 / ([.$B$1] + ([.$B$2] + ([.$B$3] * [.B748] * [.B748] )) * [.B748] )" office:value-type="float" office:value="321.737910682118" calcext:value-type="float">
            <text:p>321.737910682118</text:p>
          </table:table-cell>
          <table:table-cell table:formula="of:=[.C748] - 273.15" office:value-type="float" office:value="48.5879106821182" calcext:value-type="float">
            <text:p>48.5879106821182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LN(10000*(1024/MAX(1;[.A749]) - 1))" office:value-type="float" office:value="8.23799899659217" calcext:value-type="float">
            <text:p>8.23799899659217</text:p>
          </table:table-cell>
          <table:table-cell table:formula="of:=1 / ([.$B$1] + ([.$B$2] + ([.$B$3] * [.B749] * [.B749] )) * [.B749] )" office:value-type="float" office:value="321.865754006693" calcext:value-type="float">
            <text:p>321.865754006693</text:p>
          </table:table-cell>
          <table:table-cell table:formula="of:=[.C749] - 273.15" office:value-type="float" office:value="48.7157540066933" calcext:value-type="float">
            <text:p>48.715754006693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LN(10000*(1024/MAX(1;[.A750]) - 1))" office:value-type="float" office:value="8.23308894031234" calcext:value-type="float">
            <text:p>8.23308894031234</text:p>
          </table:table-cell>
          <table:table-cell table:formula="of:=1 / ([.$B$1] + ([.$B$2] + ([.$B$3] * [.B750] * [.B750] )) * [.B750] )" office:value-type="float" office:value="321.993971696541" calcext:value-type="float">
            <text:p>321.993971696541</text:p>
          </table:table-cell>
          <table:table-cell table:formula="of:=[.C750] - 273.15" office:value-type="float" office:value="48.8439716965407" calcext:value-type="float">
            <text:p>48.843971696540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LN(10000*(1024/MAX(1;[.A751]) - 1))" office:value-type="float" office:value="8.22816793541799" calcext:value-type="float">
            <text:p>8.22816793541799</text:p>
          </table:table-cell>
          <table:table-cell table:formula="of:=1 / ([.$B$1] + ([.$B$2] + ([.$B$3] * [.B751] * [.B751] )) * [.B751] )" office:value-type="float" office:value="322.122566955971" calcext:value-type="float">
            <text:p>322.122566955971</text:p>
          </table:table-cell>
          <table:table-cell table:formula="of:=[.C751] - 273.15" office:value-type="float" office:value="48.9725669559708" calcext:value-type="float">
            <text:p>48.9725669559708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LN(10000*(1024/MAX(1;[.A752]) - 1))" office:value-type="float" office:value="8.22323588546306" calcext:value-type="float">
            <text:p>8.22323588546306</text:p>
          </table:table-cell>
          <table:table-cell table:formula="of:=1 / ([.$B$1] + ([.$B$2] + ([.$B$3] * [.B752] * [.B752] )) * [.B752] )" office:value-type="float" office:value="322.25154302433" calcext:value-type="float">
            <text:p>322.25154302433</text:p>
          </table:table-cell>
          <table:table-cell table:formula="of:=[.C752] - 273.15" office:value-type="float" office:value="49.1015430243302" calcext:value-type="float">
            <text:p>49.1015430243302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LN(10000*(1024/MAX(1;[.A753]) - 1))" office:value-type="float" office:value="8.2182926930307" calcext:value-type="float">
            <text:p>8.2182926930307</text:p>
          </table:table-cell>
          <table:table-cell table:formula="of:=1 / ([.$B$1] + ([.$B$2] + ([.$B$3] * [.B753] * [.B753] )) * [.B753] )" office:value-type="float" office:value="322.380903176533" calcext:value-type="float">
            <text:p>322.380903176533</text:p>
          </table:table-cell>
          <table:table-cell table:formula="of:=[.C753] - 273.15" office:value-type="float" office:value="49.2309031765335" calcext:value-type="float">
            <text:p>49.230903176533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LN(10000*(1024/MAX(1;[.A754]) - 1))" office:value-type="float" office:value="8.21333825971886" calcext:value-type="float">
            <text:p>8.21333825971886</text:p>
          </table:table-cell>
          <table:table-cell table:formula="of:=1 / ([.$B$1] + ([.$B$2] + ([.$B$3] * [.B754] * [.B754] )) * [.B754] )" office:value-type="float" office:value="322.510650723606" calcext:value-type="float">
            <text:p>322.510650723606</text:p>
          </table:table-cell>
          <table:table-cell table:formula="of:=[.C754] - 273.15" office:value-type="float" office:value="49.3606507236065" calcext:value-type="float">
            <text:p>49.360650723606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LN(10000*(1024/MAX(1;[.A755]) - 1))" office:value-type="float" office:value="8.20837248612554" calcext:value-type="float">
            <text:p>8.20837248612554</text:p>
          </table:table-cell>
          <table:table-cell table:formula="of:=1 / ([.$B$1] + ([.$B$2] + ([.$B$3] * [.B755] * [.B755] )) * [.B755] )" office:value-type="float" office:value="322.640789013237" calcext:value-type="float">
            <text:p>322.640789013237</text:p>
          </table:table-cell>
          <table:table-cell table:formula="of:=[.C755] - 273.15" office:value-type="float" office:value="49.4907890132375" calcext:value-type="float">
            <text:p>49.490789013237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LN(10000*(1024/MAX(1;[.A756]) - 1))" office:value-type="float" office:value="8.2033952718339" calcext:value-type="float">
            <text:p>8.2033952718339</text:p>
          </table:table-cell>
          <table:table-cell table:formula="of:=1 / ([.$B$1] + ([.$B$2] + ([.$B$3] * [.B756] * [.B756] )) * [.B756] )" office:value-type="float" office:value="322.771321430342" calcext:value-type="float">
            <text:p>322.771321430342</text:p>
          </table:table-cell>
          <table:table-cell table:formula="of:=[.C756] - 273.15" office:value-type="float" office:value="49.6213214303416" calcext:value-type="float">
            <text:p>49.6213214303416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LN(10000*(1024/MAX(1;[.A757]) - 1))" office:value-type="float" office:value="8.19840651539701" calcext:value-type="float">
            <text:p>8.19840651539701</text:p>
          </table:table-cell>
          <table:table-cell table:formula="of:=1 / ([.$B$1] + ([.$B$2] + ([.$B$3] * [.B757] * [.B757] )) * [.B757] )" office:value-type="float" office:value="322.902251397633" calcext:value-type="float">
            <text:p>322.902251397633</text:p>
          </table:table-cell>
          <table:table-cell table:formula="of:=[.C757] - 273.15" office:value-type="float" office:value="49.7522513976326" calcext:value-type="float">
            <text:p>49.7522513976326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LN(10000*(1024/MAX(1;[.A758]) - 1))" office:value-type="float" office:value="8.19340611432234" calcext:value-type="float">
            <text:p>8.19340611432234</text:p>
          </table:table-cell>
          <table:table-cell table:formula="of:=1 / ([.$B$1] + ([.$B$2] + ([.$B$3] * [.B758] * [.B758] )) * [.B758] )" office:value-type="float" office:value="323.033582376208" calcext:value-type="float">
            <text:p>323.033582376208</text:p>
          </table:table-cell>
          <table:table-cell table:formula="of:=[.C758] - 273.15" office:value-type="float" office:value="49.8835823762081" calcext:value-type="float">
            <text:p>49.8835823762081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LN(10000*(1024/MAX(1;[.A759]) - 1))" office:value-type="float" office:value="8.18839396505599" calcext:value-type="float">
            <text:p>8.18839396505599</text:p>
          </table:table-cell>
          <table:table-cell table:formula="of:=1 / ([.$B$1] + ([.$B$2] + ([.$B$3] * [.B759] * [.B759] )) * [.B759] )" office:value-type="float" office:value="323.165317866145" calcext:value-type="float">
            <text:p>323.165317866145</text:p>
          </table:table-cell>
          <table:table-cell table:formula="of:=[.C759] - 273.15" office:value-type="float" office:value="50.0153178661449" calcext:value-type="float">
            <text:p>50.0153178661449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LN(10000*(1024/MAX(1;[.A760]) - 1))" office:value-type="float" office:value="8.1833699629666" calcext:value-type="float">
            <text:p>8.1833699629666</text:p>
          </table:table-cell>
          <table:table-cell table:formula="of:=1 / ([.$B$1] + ([.$B$2] + ([.$B$3] * [.B760] * [.B760] )) * [.B760] )" office:value-type="float" office:value="323.297461407106" calcext:value-type="float">
            <text:p>323.297461407106</text:p>
          </table:table-cell>
          <table:table-cell table:formula="of:=[.C760] - 273.15" office:value-type="float" office:value="50.1474614071055" calcext:value-type="float">
            <text:p>50.147461407105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LN(10000*(1024/MAX(1;[.A761]) - 1))" office:value-type="float" office:value="8.178334002329" calcext:value-type="float">
            <text:p>8.178334002329</text:p>
          </table:table-cell>
          <table:table-cell table:formula="of:=1 / ([.$B$1] + ([.$B$2] + ([.$B$3] * [.B761] * [.B761] )) * [.B761] )" office:value-type="float" office:value="323.430016578956" calcext:value-type="float">
            <text:p>323.430016578956</text:p>
          </table:table-cell>
          <table:table-cell table:formula="of:=[.C761] - 273.15" office:value-type="float" office:value="50.2800165789562" calcext:value-type="float">
            <text:p>50.2800165789562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LN(10000*(1024/MAX(1;[.A762]) - 1))" office:value-type="float" office:value="8.17328597630751" calcext:value-type="float">
            <text:p>8.17328597630751</text:p>
          </table:table-cell>
          <table:table-cell table:formula="of:=1 / ([.$B$1] + ([.$B$2] + ([.$B$3] * [.B762] * [.B762] )) * [.B762] )" office:value-type="float" office:value="323.562987002397" calcext:value-type="float">
            <text:p>323.562987002397</text:p>
          </table:table-cell>
          <table:table-cell table:formula="of:=[.C762] - 273.15" office:value-type="float" office:value="50.4129870023974" calcext:value-type="float">
            <text:p>50.4129870023974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LN(10000*(1024/MAX(1;[.A763]) - 1))" office:value-type="float" office:value="8.16822577693898" calcext:value-type="float">
            <text:p>8.16822577693898</text:p>
          </table:table-cell>
          <table:table-cell table:formula="of:=1 / ([.$B$1] + ([.$B$2] + ([.$B$3] * [.B763] * [.B763] )) * [.B763] )" office:value-type="float" office:value="323.696376339606" calcext:value-type="float">
            <text:p>323.696376339606</text:p>
          </table:table-cell>
          <table:table-cell table:formula="of:=[.C763] - 273.15" office:value-type="float" office:value="50.546376339606" calcext:value-type="float">
            <text:p>50.546376339606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LN(10000*(1024/MAX(1;[.A764]) - 1))" office:value-type="float" office:value="8.16315329511551" calcext:value-type="float">
            <text:p>8.16315329511551</text:p>
          </table:table-cell>
          <table:table-cell table:formula="of:=1 / ([.$B$1] + ([.$B$2] + ([.$B$3] * [.B764] * [.B764] )) * [.B764] )" office:value-type="float" office:value="323.83018829489" calcext:value-type="float">
            <text:p>323.83018829489</text:p>
          </table:table-cell>
          <table:table-cell table:formula="of:=[.C764] - 273.15" office:value-type="float" office:value="50.6801882948901" calcext:value-type="float">
            <text:p>50.6801882948901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LN(10000*(1024/MAX(1;[.A765]) - 1))" office:value-type="float" office:value="8.15806842056677" calcext:value-type="float">
            <text:p>8.15806842056677</text:p>
          </table:table-cell>
          <table:table-cell table:formula="of:=1 / ([.$B$1] + ([.$B$2] + ([.$B$3] * [.B765] * [.B765] )) * [.B765] )" office:value-type="float" office:value="323.964426615356" calcext:value-type="float">
            <text:p>323.964426615356</text:p>
          </table:table-cell>
          <table:table-cell table:formula="of:=[.C765] - 273.15" office:value-type="float" office:value="50.8144266153562" calcext:value-type="float">
            <text:p>50.8144266153562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LN(10000*(1024/MAX(1;[.A766]) - 1))" office:value-type="float" office:value="8.15297104184212" calcext:value-type="float">
            <text:p>8.15297104184212</text:p>
          </table:table-cell>
          <table:table-cell table:formula="of:=1 / ([.$B$1] + ([.$B$2] + ([.$B$3] * [.B766] * [.B766] )) * [.B766] )" office:value-type="float" office:value="324.09909509159" calcext:value-type="float">
            <text:p>324.09909509159</text:p>
          </table:table-cell>
          <table:table-cell table:formula="of:=[.C766] - 273.15" office:value-type="float" office:value="50.9490950915899" calcext:value-type="float">
            <text:p>50.9490950915899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LN(10000*(1024/MAX(1;[.A767]) - 1))" office:value-type="float" office:value="8.14786104629226" calcext:value-type="float">
            <text:p>8.14786104629226</text:p>
          </table:table-cell>
          <table:table-cell table:formula="of:=1 / ([.$B$1] + ([.$B$2] + ([.$B$3] * [.B767] * [.B767] )) * [.B767] )" office:value-type="float" office:value="324.234197558349" calcext:value-type="float">
            <text:p>324.234197558349</text:p>
          </table:table-cell>
          <table:table-cell table:formula="of:=[.C767] - 273.15" office:value-type="float" office:value="51.0841975583493" calcext:value-type="float">
            <text:p>51.084197558349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LN(10000*(1024/MAX(1;[.A768]) - 1))" office:value-type="float" office:value="8.14273832005063" calcext:value-type="float">
            <text:p>8.14273832005063</text:p>
          </table:table-cell>
          <table:table-cell table:formula="of:=1 / ([.$B$1] + ([.$B$2] + ([.$B$3] * [.B768] * [.B768] )) * [.B768] )" office:value-type="float" office:value="324.369737895273" calcext:value-type="float">
            <text:p>324.369737895273</text:p>
          </table:table-cell>
          <table:table-cell table:formula="of:=[.C768] - 273.15" office:value-type="float" office:value="51.219737895273" calcext:value-type="float">
            <text:p>51.21973789527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LN(10000*(1024/MAX(1;[.A769]) - 1))" office:value-type="float" office:value="8.13760274801442" calcext:value-type="float">
            <text:p>8.13760274801442</text:p>
          </table:table-cell>
          <table:table-cell table:formula="of:=1 / ([.$B$1] + ([.$B$2] + ([.$B$3] * [.B769] * [.B769] )) * [.B769] )" office:value-type="float" office:value="324.505720027601" calcext:value-type="float">
            <text:p>324.505720027601</text:p>
          </table:table-cell>
          <table:table-cell table:formula="of:=[.C769] - 273.15" office:value-type="float" office:value="51.3557200276006" calcext:value-type="float">
            <text:p>51.3557200276006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LN(10000*(1024/MAX(1;[.A770]) - 1))" office:value-type="float" office:value="8.13245421382519" calcext:value-type="float">
            <text:p>8.13245421382519</text:p>
          </table:table-cell>
          <table:table-cell table:formula="of:=1 / ([.$B$1] + ([.$B$2] + ([.$B$3] * [.B770] * [.B770] )) * [.B770] )" office:value-type="float" office:value="324.642147926909" calcext:value-type="float">
            <text:p>324.642147926909</text:p>
          </table:table-cell>
          <table:table-cell table:formula="of:=[.C770] - 273.15" office:value-type="float" office:value="51.4921479269088" calcext:value-type="float">
            <text:p>51.4921479269088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10000*(1024/MAX(1;[.A771]) - 1))" office:value-type="float" office:value="8.12729259984918" calcext:value-type="float">
            <text:p>8.12729259984918</text:p>
          </table:table-cell>
          <table:table-cell table:formula="of:=1 / ([.$B$1] + ([.$B$2] + ([.$B$3] * [.B771] * [.B771] )) * [.B771] )" office:value-type="float" office:value="324.779025611862" calcext:value-type="float">
            <text:p>324.779025611862</text:p>
          </table:table-cell>
          <table:table-cell table:formula="of:=[.C771] - 273.15" office:value-type="float" office:value="51.6290256118618" calcext:value-type="float">
            <text:p>51.6290256118618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LN(10000*(1024/MAX(1;[.A772]) - 1))" office:value-type="float" office:value="8.12211778715721" calcext:value-type="float">
            <text:p>8.12211778715721</text:p>
          </table:table-cell>
          <table:table-cell table:formula="of:=1 / ([.$B$1] + ([.$B$2] + ([.$B$3] * [.B772] * [.B772] )) * [.B772] )" office:value-type="float" office:value="324.916357148976" calcext:value-type="float">
            <text:p>324.916357148976</text:p>
          </table:table-cell>
          <table:table-cell table:formula="of:=[.C772] - 273.15" office:value-type="float" office:value="51.7663571489759" calcext:value-type="float">
            <text:p>51.7663571489759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LN(10000*(1024/MAX(1;[.A773]) - 1))" office:value-type="float" office:value="8.11692965550415" calcext:value-type="float">
            <text:p>8.11692965550415</text:p>
          </table:table-cell>
          <table:table-cell table:formula="of:=1 / ([.$B$1] + ([.$B$2] + ([.$B$3] * [.B773] * [.B773] )) * [.B773] )" office:value-type="float" office:value="325.0541466534" calcext:value-type="float">
            <text:p>325.0541466534</text:p>
          </table:table-cell>
          <table:table-cell table:formula="of:=[.C773] - 273.15" office:value-type="float" office:value="51.9041466534005" calcext:value-type="float">
            <text:p>51.904146653400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LN(10000*(1024/MAX(1;[.A774]) - 1))" office:value-type="float" office:value="8.11172808330807" calcext:value-type="float">
            <text:p>8.11172808330807</text:p>
          </table:table-cell>
          <table:table-cell table:formula="of:=1 / ([.$B$1] + ([.$B$2] + ([.$B$3] * [.B774] * [.B774] )) * [.B774] )" office:value-type="float" office:value="325.192398289714" calcext:value-type="float">
            <text:p>325.192398289714</text:p>
          </table:table-cell>
          <table:table-cell table:formula="of:=[.C774] - 273.15" office:value-type="float" office:value="52.042398289714" calcext:value-type="float">
            <text:p>52.042398289714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LN(10000*(1024/MAX(1;[.A775]) - 1))" office:value-type="float" office:value="8.10651294762896" calcext:value-type="float">
            <text:p>8.10651294762896</text:p>
          </table:table-cell>
          <table:table-cell table:formula="of:=1 / ([.$B$1] + ([.$B$2] + ([.$B$3] * [.B775] * [.B775] )) * [.B775] )" office:value-type="float" office:value="325.331116272736" calcext:value-type="float">
            <text:p>325.331116272736</text:p>
          </table:table-cell>
          <table:table-cell table:formula="of:=[.C775] - 273.15" office:value-type="float" office:value="52.1811162727365" calcext:value-type="float">
            <text:p>52.181116272736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LN(10000*(1024/MAX(1;[.A776]) - 1))" office:value-type="float" office:value="8.10128412414699" calcext:value-type="float">
            <text:p>8.10128412414699</text:p>
          </table:table-cell>
          <table:table-cell table:formula="of:=1 / ([.$B$1] + ([.$B$2] + ([.$B$3] * [.B776] * [.B776] )) * [.B776] )" office:value-type="float" office:value="325.470304868358" calcext:value-type="float">
            <text:p>325.470304868358</text:p>
          </table:table-cell>
          <table:table-cell table:formula="of:=[.C776] - 273.15" office:value-type="float" office:value="52.3203048683581" calcext:value-type="float">
            <text:p>52.3203048683581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LN(10000*(1024/MAX(1;[.A777]) - 1))" office:value-type="float" office:value="8.09604148714037" calcext:value-type="float">
            <text:p>8.09604148714037</text:p>
          </table:table-cell>
          <table:table-cell table:formula="of:=1 / ([.$B$1] + ([.$B$2] + ([.$B$3] * [.B777] * [.B777] )) * [.B777] )" office:value-type="float" office:value="325.609968394385" calcext:value-type="float">
            <text:p>325.609968394385</text:p>
          </table:table-cell>
          <table:table-cell table:formula="of:=[.C777] - 273.15" office:value-type="float" office:value="52.4599683943849" calcext:value-type="float">
            <text:p>52.4599683943849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LN(10000*(1024/MAX(1;[.A778]) - 1))" office:value-type="float" office:value="8.09078490946283" calcext:value-type="float">
            <text:p>8.09078490946283</text:p>
          </table:table-cell>
          <table:table-cell table:formula="of:=1 / ([.$B$1] + ([.$B$2] + ([.$B$3] * [.B778] * [.B778] )) * [.B778] )" office:value-type="float" office:value="325.750111221402" calcext:value-type="float">
            <text:p>325.750111221402</text:p>
          </table:table-cell>
          <table:table-cell table:formula="of:=[.C778] - 273.15" office:value-type="float" office:value="52.6001112214016" calcext:value-type="float">
            <text:p>52.6001112214016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LN(10000*(1024/MAX(1;[.A779]) - 1))" office:value-type="float" office:value="8.08551426252055" calcext:value-type="float">
            <text:p>8.08551426252055</text:p>
          </table:table-cell>
          <table:table-cell table:formula="of:=1 / ([.$B$1] + ([.$B$2] + ([.$B$3] * [.B779] * [.B779] )) * [.B779] )" office:value-type="float" office:value="325.890737773653" calcext:value-type="float">
            <text:p>325.890737773653</text:p>
          </table:table-cell>
          <table:table-cell table:formula="of:=[.C779] - 273.15" office:value-type="float" office:value="52.7407377736526" calcext:value-type="float">
            <text:p>52.7407377736526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LN(10000*(1024/MAX(1;[.A780]) - 1))" office:value-type="float" office:value="8.0802294162487" calcext:value-type="float">
            <text:p>8.0802294162487</text:p>
          </table:table-cell>
          <table:table-cell table:formula="of:=1 / ([.$B$1] + ([.$B$2] + ([.$B$3] * [.B780] * [.B780] )) * [.B780] )" office:value-type="float" office:value="326.03185252994" calcext:value-type="float">
            <text:p>326.03185252994</text:p>
          </table:table-cell>
          <table:table-cell table:formula="of:=[.C780] - 273.15" office:value-type="float" office:value="52.8818525299401" calcext:value-type="float">
            <text:p>52.881852529940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LN(10000*(1024/MAX(1;[.A781]) - 1))" office:value-type="float" office:value="8.07493023908754" calcext:value-type="float">
            <text:p>8.07493023908754</text:p>
          </table:table-cell>
          <table:table-cell table:formula="of:=1 / ([.$B$1] + ([.$B$2] + ([.$B$3] * [.B781] * [.B781] )) * [.B781] )" office:value-type="float" office:value="326.173460024542" calcext:value-type="float">
            <text:p>326.173460024542</text:p>
          </table:table-cell>
          <table:table-cell table:formula="of:=[.C781] - 273.15" office:value-type="float" office:value="53.0234600245423" calcext:value-type="float">
            <text:p>53.023460024542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LN(10000*(1024/MAX(1;[.A782]) - 1))" office:value-type="float" office:value="8.06961659795795" calcext:value-type="float">
            <text:p>8.06961659795795</text:p>
          </table:table-cell>
          <table:table-cell table:formula="of:=1 / ([.$B$1] + ([.$B$2] + ([.$B$3] * [.B782] * [.B782] )) * [.B782] )" office:value-type="float" office:value="326.315564848149" calcext:value-type="float">
            <text:p>326.315564848149</text:p>
          </table:table-cell>
          <table:table-cell table:formula="of:=[.C782] - 273.15" office:value-type="float" office:value="53.165564848149" calcext:value-type="float">
            <text:p>53.165564848149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LN(10000*(1024/MAX(1;[.A783]) - 1))" office:value-type="float" office:value="8.06428835823651" calcext:value-type="float">
            <text:p>8.06428835823651</text:p>
          </table:table-cell>
          <table:table-cell table:formula="of:=1 / ([.$B$1] + ([.$B$2] + ([.$B$3] * [.B783] * [.B783] )) * [.B783] )" office:value-type="float" office:value="326.458171648818" calcext:value-type="float">
            <text:p>326.458171648818</text:p>
          </table:table-cell>
          <table:table-cell table:formula="of:=[.C783] - 273.15" office:value-type="float" office:value="53.3081716488181" calcext:value-type="float">
            <text:p>53.3081716488181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LN(10000*(1024/MAX(1;[.A784]) - 1))" office:value-type="float" office:value="8.05894538373015" calcext:value-type="float">
            <text:p>8.05894538373015</text:p>
          </table:table-cell>
          <table:table-cell table:formula="of:=1 / ([.$B$1] + ([.$B$2] + ([.$B$3] * [.B784] * [.B784] )) * [.B784] )" office:value-type="float" office:value="326.601285132951" calcext:value-type="float">
            <text:p>326.601285132951</text:p>
          </table:table-cell>
          <table:table-cell table:formula="of:=[.C784] - 273.15" office:value-type="float" office:value="53.4512851329513" calcext:value-type="float">
            <text:p>53.4512851329513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LN(10000*(1024/MAX(1;[.A785]) - 1))" office:value-type="float" office:value="8.05358753665016" calcext:value-type="float">
            <text:p>8.05358753665016</text:p>
          </table:table-cell>
          <table:table-cell table:formula="of:=1 / ([.$B$1] + ([.$B$2] + ([.$B$3] * [.B785] * [.B785] )) * [.B785] )" office:value-type="float" office:value="326.744910066291" calcext:value-type="float">
            <text:p>326.744910066291</text:p>
          </table:table-cell>
          <table:table-cell table:formula="of:=[.C785] - 273.15" office:value-type="float" office:value="53.594910066291" calcext:value-type="float">
            <text:p>53.59491006629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LN(10000*(1024/MAX(1;[.A786]) - 1))" office:value-type="float" office:value="8.04821467758575" calcext:value-type="float">
            <text:p>8.04821467758575</text:p>
          </table:table-cell>
          <table:table-cell table:formula="of:=1 / ([.$B$1] + ([.$B$2] + ([.$B$3] * [.B786] * [.B786] )) * [.B786] )" office:value-type="float" office:value="326.889051274938" calcext:value-type="float">
            <text:p>326.889051274938</text:p>
          </table:table-cell>
          <table:table-cell table:formula="of:=[.C786] - 273.15" office:value-type="float" office:value="53.7390512749375" calcext:value-type="float">
            <text:p>53.739051274937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LN(10000*(1024/MAX(1;[.A787]) - 1))" office:value-type="float" office:value="8.04282666547705" calcext:value-type="float">
            <text:p>8.04282666547705</text:p>
          </table:table-cell>
          <table:table-cell table:formula="of:=1 / ([.$B$1] + ([.$B$2] + ([.$B$3] * [.B787] * [.B787] )) * [.B787] )" office:value-type="float" office:value="327.033713646388" calcext:value-type="float">
            <text:p>327.033713646388</text:p>
          </table:table-cell>
          <table:table-cell table:formula="of:=[.C787] - 273.15" office:value-type="float" office:value="53.8837136463882" calcext:value-type="float">
            <text:p>53.8837136463882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LN(10000*(1024/MAX(1;[.A788]) - 1))" office:value-type="float" office:value="8.03742335758756" calcext:value-type="float">
            <text:p>8.03742335758756</text:p>
          </table:table-cell>
          <table:table-cell table:formula="of:=1 / ([.$B$1] + ([.$B$2] + ([.$B$3] * [.B788] * [.B788] )) * [.B788] )" office:value-type="float" office:value="327.178902130599" calcext:value-type="float">
            <text:p>327.178902130599</text:p>
          </table:table-cell>
          <table:table-cell table:formula="of:=[.C788] - 273.15" office:value-type="float" office:value="54.0289021305989" calcext:value-type="float">
            <text:p>54.0289021305989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LN(10000*(1024/MAX(1;[.A789]) - 1))" office:value-type="float" office:value="8.03200460947604" calcext:value-type="float">
            <text:p>8.03200460947604</text:p>
          </table:table-cell>
          <table:table-cell table:formula="of:=1 / ([.$B$1] + ([.$B$2] + ([.$B$3] * [.B789] * [.B789] )) * [.B789] )" office:value-type="float" office:value="327.324621741068" calcext:value-type="float">
            <text:p>327.324621741068</text:p>
          </table:table-cell>
          <table:table-cell table:formula="of:=[.C789] - 273.15" office:value-type="float" office:value="54.1746217410678" calcext:value-type="float">
            <text:p>54.174621741067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LN(10000*(1024/MAX(1;[.A790]) - 1))" office:value-type="float" office:value="8.02657027496777" calcext:value-type="float">
            <text:p>8.02657027496777</text:p>
          </table:table-cell>
          <table:table-cell table:formula="of:=1 / ([.$B$1] + ([.$B$2] + ([.$B$3] * [.B790] * [.B790] )) * [.B790] )" office:value-type="float" office:value="327.470877555943" calcext:value-type="float">
            <text:p>327.470877555943</text:p>
          </table:table-cell>
          <table:table-cell table:formula="of:=[.C790] - 273.15" office:value-type="float" office:value="54.3208775559429" calcext:value-type="float">
            <text:p>54.3208775559429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LN(10000*(1024/MAX(1;[.A791]) - 1))" office:value-type="float" office:value="8.02112020612529" calcext:value-type="float">
            <text:p>8.02112020612529</text:p>
          </table:table-cell>
          <table:table-cell table:formula="of:=1 / ([.$B$1] + ([.$B$2] + ([.$B$3] * [.B791] * [.B791] )) * [.B791] )" office:value-type="float" office:value="327.617674719153" calcext:value-type="float">
            <text:p>327.617674719153</text:p>
          </table:table-cell>
          <table:table-cell table:formula="of:=[.C791] - 273.15" office:value-type="float" office:value="54.4676747191527" calcext:value-type="float">
            <text:p>54.467674719152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LN(10000*(1024/MAX(1;[.A792]) - 1))" office:value-type="float" office:value="8.01565425321845" calcext:value-type="float">
            <text:p>8.01565425321845</text:p>
          </table:table-cell>
          <table:table-cell table:formula="of:=1 / ([.$B$1] + ([.$B$2] + ([.$B$3] * [.B792] * [.B792] )) * [.B792] )" office:value-type="float" office:value="327.765018441563" calcext:value-type="float">
            <text:p>327.765018441563</text:p>
          </table:table-cell>
          <table:table-cell table:formula="of:=[.C792] - 273.15" office:value-type="float" office:value="54.6150184415626" calcext:value-type="float">
            <text:p>54.6150184415626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LN(10000*(1024/MAX(1;[.A793]) - 1))" office:value-type="float" office:value="8.01017226469391" calcext:value-type="float">
            <text:p>8.01017226469391</text:p>
          </table:table-cell>
          <table:table-cell table:formula="of:=1 / ([.$B$1] + ([.$B$2] + ([.$B$3] * [.B793] * [.B793] )) * [.B793] )" office:value-type="float" office:value="327.912914002155" calcext:value-type="float">
            <text:p>327.912914002155</text:p>
          </table:table-cell>
          <table:table-cell table:formula="of:=[.C793] - 273.15" office:value-type="float" office:value="54.7629140021547" calcext:value-type="float">
            <text:p>54.7629140021547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LN(10000*(1024/MAX(1;[.A794]) - 1))" office:value-type="float" office:value="8.00467408714391" calcext:value-type="float">
            <text:p>8.00467408714391</text:p>
          </table:table-cell>
          <table:table-cell table:formula="of:=1 / ([.$B$1] + ([.$B$2] + ([.$B$3] * [.B794] * [.B794] )) * [.B794] )" office:value-type="float" office:value="328.061366749235" calcext:value-type="float">
            <text:p>328.061366749235</text:p>
          </table:table-cell>
          <table:table-cell table:formula="of:=[.C794] - 273.15" office:value-type="float" office:value="54.9113667492352" calcext:value-type="float">
            <text:p>54.9113667492352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LN(10000*(1024/MAX(1;[.A795]) - 1))" office:value-type="float" office:value="7.99915956527447" calcext:value-type="float">
            <text:p>7.99915956527447</text:p>
          </table:table-cell>
          <table:table-cell table:formula="of:=1 / ([.$B$1] + ([.$B$2] + ([.$B$3] * [.B795] * [.B795] )) * [.B795] )" office:value-type="float" office:value="328.210382101667" calcext:value-type="float">
            <text:p>328.210382101667</text:p>
          </table:table-cell>
          <table:table-cell table:formula="of:=[.C795] - 273.15" office:value-type="float" office:value="55.0603821016668" calcext:value-type="float">
            <text:p>55.060382101666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LN(10000*(1024/MAX(1;[.A796]) - 1))" office:value-type="float" office:value="7.99362854187282" calcext:value-type="float">
            <text:p>7.99362854187282</text:p>
          </table:table-cell>
          <table:table-cell table:formula="of:=1 / ([.$B$1] + ([.$B$2] + ([.$B$3] * [.B796] * [.B796] )) * [.B796] )" office:value-type="float" office:value="328.35996555013" calcext:value-type="float">
            <text:p>328.35996555013</text:p>
          </table:table-cell>
          <table:table-cell table:formula="of:=[.C796] - 273.15" office:value-type="float" office:value="55.2099655501297" calcext:value-type="float">
            <text:p>55.2099655501297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LN(10000*(1024/MAX(1;[.A797]) - 1))" office:value-type="float" office:value="7.98808085777423" calcext:value-type="float">
            <text:p>7.98808085777423</text:p>
          </table:table-cell>
          <table:table-cell table:formula="of:=1 / ([.$B$1] + ([.$B$2] + ([.$B$3] * [.B797] * [.B797] )) * [.B797] )" office:value-type="float" office:value="328.510122658409" calcext:value-type="float">
            <text:p>328.510122658409</text:p>
          </table:table-cell>
          <table:table-cell table:formula="of:=[.C797] - 273.15" office:value-type="float" office:value="55.3601226584087" calcext:value-type="float">
            <text:p>55.360122658408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LN(10000*(1024/MAX(1;[.A798]) - 1))" office:value-type="float" office:value="7.98251635182807" calcext:value-type="float">
            <text:p>7.98251635182807</text:p>
          </table:table-cell>
          <table:table-cell table:formula="of:=1 / ([.$B$1] + ([.$B$2] + ([.$B$3] * [.B798] * [.B798] )) * [.B798] )" office:value-type="float" office:value="328.660859064711" calcext:value-type="float">
            <text:p>328.660859064711</text:p>
          </table:table-cell>
          <table:table-cell table:formula="of:=[.C798] - 273.15" office:value-type="float" office:value="55.510859064711" calcext:value-type="float">
            <text:p>55.510859064711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LN(10000*(1024/MAX(1;[.A799]) - 1))" office:value-type="float" office:value="7.97693486086313" calcext:value-type="float">
            <text:p>7.97693486086313</text:p>
          </table:table-cell>
          <table:table-cell table:formula="of:=1 / ([.$B$1] + ([.$B$2] + ([.$B$3] * [.B799] * [.B799] )) * [.B799] )" office:value-type="float" office:value="328.812180483011" calcext:value-type="float">
            <text:p>328.812180483011</text:p>
          </table:table-cell>
          <table:table-cell table:formula="of:=[.C799] - 273.15" office:value-type="float" office:value="55.6621804830115" calcext:value-type="float">
            <text:p>55.662180483011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LN(10000*(1024/MAX(1;[.A800]) - 1))" office:value-type="float" office:value="7.97133621965224" calcext:value-type="float">
            <text:p>7.97133621965224</text:p>
          </table:table-cell>
          <table:table-cell table:formula="of:=1 / ([.$B$1] + ([.$B$2] + ([.$B$3] * [.B800] * [.B800] )) * [.B800] )" office:value-type="float" office:value="328.964092704429" calcext:value-type="float">
            <text:p>328.964092704429</text:p>
          </table:table-cell>
          <table:table-cell table:formula="of:=[.C800] - 273.15" office:value-type="float" office:value="55.8140927044295" calcext:value-type="float">
            <text:p>55.814092704429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LN(10000*(1024/MAX(1;[.A801]) - 1))" office:value-type="float" office:value="7.96572026087609" calcext:value-type="float">
            <text:p>7.96572026087609</text:p>
          </table:table-cell>
          <table:table-cell table:formula="of:=1 / ([.$B$1] + ([.$B$2] + ([.$B$3] * [.B801] * [.B801] )) * [.B801] )" office:value-type="float" office:value="329.116601598636" calcext:value-type="float">
            <text:p>329.116601598636</text:p>
          </table:table-cell>
          <table:table-cell table:formula="of:=[.C801] - 273.15" office:value-type="float" office:value="55.966601598636" calcext:value-type="float">
            <text:p>55.966601598636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LN(10000*(1024/MAX(1;[.A802]) - 1))" office:value-type="float" office:value="7.96008681508624" calcext:value-type="float">
            <text:p>7.96008681508624</text:p>
          </table:table-cell>
          <table:table-cell table:formula="of:=1 / ([.$B$1] + ([.$B$2] + ([.$B$3] * [.B802] * [.B802] )) * [.B802] )" office:value-type="float" office:value="329.269713115293" calcext:value-type="float">
            <text:p>329.269713115293</text:p>
          </table:table-cell>
          <table:table-cell table:formula="of:=[.C802] - 273.15" office:value-type="float" office:value="56.1197131152928" calcext:value-type="float">
            <text:p>56.1197131152928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LN(10000*(1024/MAX(1;[.A803]) - 1))" office:value-type="float" office:value="7.95443571066737" calcext:value-type="float">
            <text:p>7.95443571066737</text:p>
          </table:table-cell>
          <table:table-cell table:formula="of:=1 / ([.$B$1] + ([.$B$2] + ([.$B$3] * [.B803] * [.B803] )) * [.B803] )" office:value-type="float" office:value="329.423433285524" calcext:value-type="float">
            <text:p>329.423433285524</text:p>
          </table:table-cell>
          <table:table-cell table:formula="of:=[.C803] - 273.15" office:value-type="float" office:value="56.2734332855244" calcext:value-type="float">
            <text:p>56.2734332855244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LN(10000*(1024/MAX(1;[.A804]) - 1))" office:value-type="float" office:value="7.94876677379866" calcext:value-type="float">
            <text:p>7.94876677379866</text:p>
          </table:table-cell>
          <table:table-cell table:formula="of:=1 / ([.$B$1] + ([.$B$2] + ([.$B$3] * [.B804] * [.B804] )) * [.B804] )" office:value-type="float" office:value="329.577768223423" calcext:value-type="float">
            <text:p>329.577768223423</text:p>
          </table:table-cell>
          <table:table-cell table:formula="of:=[.C804] - 273.15" office:value-type="float" office:value="56.4277682234232" calcext:value-type="float">
            <text:p>56.4277682234232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LN(10000*(1024/MAX(1;[.A805]) - 1))" office:value-type="float" office:value="7.94307982841433" calcext:value-type="float">
            <text:p>7.94307982841433</text:p>
          </table:table-cell>
          <table:table-cell table:formula="of:=1 / ([.$B$1] + ([.$B$2] + ([.$B$3] * [.B805] * [.B805] )) * [.B805] )" office:value-type="float" office:value="329.73272412759" calcext:value-type="float">
            <text:p>329.73272412759</text:p>
          </table:table-cell>
          <table:table-cell table:formula="of:=[.C805] - 273.15" office:value-type="float" office:value="56.5827241275902" calcext:value-type="float">
            <text:p>56.582724127590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LN(10000*(1024/MAX(1;[.A806]) - 1))" office:value-type="float" office:value="7.9373746961633" calcext:value-type="float">
            <text:p>7.9373746961633</text:p>
          </table:table-cell>
          <table:table-cell table:formula="of:=1 / ([.$B$1] + ([.$B$2] + ([.$B$3] * [.B806] * [.B806] )) * [.B806] )" office:value-type="float" office:value="329.888307282709" calcext:value-type="float">
            <text:p>329.888307282709</text:p>
          </table:table-cell>
          <table:table-cell table:formula="of:=[.C806] - 273.15" office:value-type="float" office:value="56.7383072827093" calcext:value-type="float">
            <text:p>56.738307282709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LN(10000*(1024/MAX(1;[.A807]) - 1))" office:value-type="float" office:value="7.93165119636794" calcext:value-type="float">
            <text:p>7.93165119636794</text:p>
          </table:table-cell>
          <table:table-cell table:formula="of:=1 / ([.$B$1] + ([.$B$2] + ([.$B$3] * [.B807] * [.B807] )) * [.B807] )" office:value-type="float" office:value="330.04452406116" calcext:value-type="float">
            <text:p>330.04452406116</text:p>
          </table:table-cell>
          <table:table-cell table:formula="of:=[.C807] - 273.15" office:value-type="float" office:value="56.8945240611602" calcext:value-type="float">
            <text:p>56.8945240611602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LN(10000*(1024/MAX(1;[.A808]) - 1))" office:value-type="float" office:value="7.92590914598195" calcext:value-type="float">
            <text:p>7.92590914598195</text:p>
          </table:table-cell>
          <table:table-cell table:formula="of:=1 / ([.$B$1] + ([.$B$2] + ([.$B$3] * [.B808] * [.B808] )) * [.B808] )" office:value-type="float" office:value="330.201380924667" calcext:value-type="float">
            <text:p>330.201380924667</text:p>
          </table:table-cell>
          <table:table-cell table:formula="of:=[.C808] - 273.15" office:value-type="float" office:value="57.0513809246672" calcext:value-type="float">
            <text:p>57.0513809246672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LN(10000*(1024/MAX(1;[.A809]) - 1))" office:value-type="float" office:value="7.92014835954717" calcext:value-type="float">
            <text:p>7.92014835954717</text:p>
          </table:table-cell>
          <table:table-cell table:formula="of:=1 / ([.$B$1] + ([.$B$2] + ([.$B$3] * [.B809] * [.B809] )) * [.B809] )" office:value-type="float" office:value="330.358884425987" calcext:value-type="float">
            <text:p>330.358884425987</text:p>
          </table:table-cell>
          <table:table-cell table:formula="of:=[.C809] - 273.15" office:value-type="float" office:value="57.2088844259872" calcext:value-type="float">
            <text:p>57.2088844259872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LN(10000*(1024/MAX(1;[.A810]) - 1))" office:value-type="float" office:value="7.91436864914958" calcext:value-type="float">
            <text:p>7.91436864914958</text:p>
          </table:table-cell>
          <table:table-cell table:formula="of:=1 / ([.$B$1] + ([.$B$2] + ([.$B$3] * [.B810] * [.B810] )) * [.B810] )" office:value-type="float" office:value="330.517041210637" calcext:value-type="float">
            <text:p>330.517041210637</text:p>
          </table:table-cell>
          <table:table-cell table:formula="of:=[.C810] - 273.15" office:value-type="float" office:value="57.367041210637" calcext:value-type="float">
            <text:p>57.36704121063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LN(10000*(1024/MAX(1;[.A811]) - 1))" office:value-type="float" office:value="7.90856982437412" calcext:value-type="float">
            <text:p>7.90856982437412</text:p>
          </table:table-cell>
          <table:table-cell table:formula="of:=1 / ([.$B$1] + ([.$B$2] + ([.$B$3] * [.B811] * [.B811] )) * [.B811] )" office:value-type="float" office:value="330.675858018662" calcext:value-type="float">
            <text:p>330.675858018662</text:p>
          </table:table-cell>
          <table:table-cell table:formula="of:=[.C811] - 273.15" office:value-type="float" office:value="57.5258580186617" calcext:value-type="float">
            <text:p>57.525858018661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LN(10000*(1024/MAX(1;[.A812]) - 1))" office:value-type="float" office:value="7.90275169225864" calcext:value-type="float">
            <text:p>7.90275169225864</text:p>
          </table:table-cell>
          <table:table-cell table:formula="of:=1 / ([.$B$1] + ([.$B$2] + ([.$B$3] * [.B812] * [.B812] )) * [.B812] )" office:value-type="float" office:value="330.835341686445" calcext:value-type="float">
            <text:p>330.835341686445</text:p>
          </table:table-cell>
          <table:table-cell table:formula="of:=[.C812] - 273.15" office:value-type="float" office:value="57.6853416864446" calcext:value-type="float">
            <text:p>57.685341686444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LN(10000*(1024/MAX(1;[.A813]) - 1))" office:value-type="float" office:value="7.89691405724669" calcext:value-type="float">
            <text:p>7.89691405724669</text:p>
          </table:table-cell>
          <table:table-cell table:formula="of:=1 / ([.$B$1] + ([.$B$2] + ([.$B$3] * [.B813] * [.B813] )) * [.B813] )" office:value-type="float" office:value="330.99549914856" calcext:value-type="float">
            <text:p>330.99549914856</text:p>
          </table:table-cell>
          <table:table-cell table:formula="of:=[.C813] - 273.15" office:value-type="float" office:value="57.8454991485597" calcext:value-type="float">
            <text:p>57.845499148559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LN(10000*(1024/MAX(1;[.A814]) - 1))" office:value-type="float" office:value="7.89105672113925" calcext:value-type="float">
            <text:p>7.89105672113925</text:p>
          </table:table-cell>
          <table:table-cell table:formula="of:=1 / ([.$B$1] + ([.$B$2] + ([.$B$3] * [.B814] * [.B814] )) * [.B814] )" office:value-type="float" office:value="331.15633743967" calcext:value-type="float">
            <text:p>331.15633743967</text:p>
          </table:table-cell>
          <table:table-cell table:formula="of:=[.C814] - 273.15" office:value-type="float" office:value="58.0063374396698" calcext:value-type="float">
            <text:p>58.0063374396698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LN(10000*(1024/MAX(1;[.A815]) - 1))" office:value-type="float" office:value="7.88517948304535" calcext:value-type="float">
            <text:p>7.88517948304535</text:p>
          </table:table-cell>
          <table:table-cell table:formula="of:=1 / ([.$B$1] + ([.$B$2] + ([.$B$3] * [.B815] * [.B815] )) * [.B815] )" office:value-type="float" office:value="331.317863696469" calcext:value-type="float">
            <text:p>331.317863696469</text:p>
          </table:table-cell>
          <table:table-cell table:formula="of:=[.C815] - 273.15" office:value-type="float" office:value="58.1678636964688" calcext:value-type="float">
            <text:p>58.1678636964688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LN(10000*(1024/MAX(1;[.A816]) - 1))" office:value-type="float" office:value="7.87928213933155" calcext:value-type="float">
            <text:p>7.87928213933155</text:p>
          </table:table-cell>
          <table:table-cell table:formula="of:=1 / ([.$B$1] + ([.$B$2] + ([.$B$3] * [.B816] * [.B816] )) * [.B816] )" office:value-type="float" office:value="331.480085159671" calcext:value-type="float">
            <text:p>331.480085159671</text:p>
          </table:table-cell>
          <table:table-cell table:formula="of:=[.C816] - 273.15" office:value-type="float" office:value="58.3300851596715" calcext:value-type="float">
            <text:p>58.330085159671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LN(10000*(1024/MAX(1;[.A817]) - 1))" office:value-type="float" office:value="7.8733644835702" calcext:value-type="float">
            <text:p>7.8733644835702</text:p>
          </table:table-cell>
          <table:table-cell table:formula="of:=1 / ([.$B$1] + ([.$B$2] + ([.$B$3] * [.B817] * [.B817] )) * [.B817] )" office:value-type="float" office:value="331.643009176051" calcext:value-type="float">
            <text:p>331.643009176051</text:p>
          </table:table-cell>
          <table:table-cell table:formula="of:=[.C817] - 273.15" office:value-type="float" office:value="58.4930091760515" calcext:value-type="float">
            <text:p>58.493009176051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LN(10000*(1024/MAX(1;[.A818]) - 1))" office:value-type="float" office:value="7.86742630648652" calcext:value-type="float">
            <text:p>7.86742630648652</text:p>
          </table:table-cell>
          <table:table-cell table:formula="of:=1 / ([.$B$1] + ([.$B$2] + ([.$B$3] * [.B818] * [.B818] )) * [.B818] )" office:value-type="float" office:value="331.806643200529" calcext:value-type="float">
            <text:p>331.806643200529</text:p>
          </table:table-cell>
          <table:table-cell table:formula="of:=[.C818] - 273.15" office:value-type="float" office:value="58.6566432005287" calcext:value-type="float">
            <text:p>58.656643200528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LN(10000*(1024/MAX(1;[.A819]) - 1))" office:value-type="float" office:value="7.86146739590444" calcext:value-type="float">
            <text:p>7.86146739590444</text:p>
          </table:table-cell>
          <table:table-cell table:formula="of:=1 / ([.$B$1] + ([.$B$2] + ([.$B$3] * [.B819] * [.B819] )) * [.B819] )" office:value-type="float" office:value="331.970994798308" calcext:value-type="float">
            <text:p>331.970994798308</text:p>
          </table:table-cell>
          <table:table-cell table:formula="of:=[.C819] - 273.15" office:value-type="float" office:value="58.8209947983079" calcext:value-type="float">
            <text:p>58.8209947983079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LN(10000*(1024/MAX(1;[.A820]) - 1))" office:value-type="float" office:value="7.85548753669111" calcext:value-type="float">
            <text:p>7.85548753669111</text:p>
          </table:table-cell>
          <table:table-cell table:formula="of:=1 / ([.$B$1] + ([.$B$2] + ([.$B$3] * [.B820] * [.B820] )) * [.B820] )" office:value-type="float" office:value="332.13607164707" calcext:value-type="float">
            <text:p>332.13607164707</text:p>
          </table:table-cell>
          <table:table-cell table:formula="of:=[.C820] - 273.15" office:value-type="float" office:value="58.98607164707" calcext:value-type="float">
            <text:p>58.98607164707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LN(10000*(1024/MAX(1;[.A821]) - 1))" office:value-type="float" office:value="7.84948651070013" calcext:value-type="float">
            <text:p>7.84948651070013</text:p>
          </table:table-cell>
          <table:table-cell table:formula="of:=1 / ([.$B$1] + ([.$B$2] + ([.$B$3] * [.B821] * [.B821] )) * [.B821] )" office:value-type="float" office:value="332.301881539217" calcext:value-type="float">
            <text:p>332.301881539217</text:p>
          </table:table-cell>
          <table:table-cell table:formula="of:=[.C821] - 273.15" office:value-type="float" office:value="59.1518815392169" calcext:value-type="float">
            <text:p>59.1518815392169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LN(10000*(1024/MAX(1;[.A822]) - 1))" office:value-type="float" office:value="7.84346409671339" calcext:value-type="float">
            <text:p>7.84346409671339</text:p>
          </table:table-cell>
          <table:table-cell table:formula="of:=1 / ([.$B$1] + ([.$B$2] + ([.$B$3] * [.B822] * [.B822] )) * [.B822] )" office:value-type="float" office:value="332.468432384173" calcext:value-type="float">
            <text:p>332.468432384173</text:p>
          </table:table-cell>
          <table:table-cell table:formula="of:=[.C822] - 273.15" office:value-type="float" office:value="59.3184323841728" calcext:value-type="float">
            <text:p>59.3184323841728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LN(10000*(1024/MAX(1;[.A823]) - 1))" office:value-type="float" office:value="7.83742007038155" calcext:value-type="float">
            <text:p>7.83742007038155</text:p>
          </table:table-cell>
          <table:table-cell table:formula="of:=1 / ([.$B$1] + ([.$B$2] + ([.$B$3] * [.B823] * [.B823] )) * [.B823] )" office:value-type="float" office:value="332.635732210742" calcext:value-type="float">
            <text:p>332.635732210742</text:p>
          </table:table-cell>
          <table:table-cell table:formula="of:=[.C823] - 273.15" office:value-type="float" office:value="59.4857322107423" calcext:value-type="float">
            <text:p>59.4857322107423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LN(10000*(1024/MAX(1;[.A824]) - 1))" office:value-type="float" office:value="7.83135420416302" calcext:value-type="float">
            <text:p>7.83135420416302</text:p>
          </table:table-cell>
          <table:table-cell table:formula="of:=1 / ([.$B$1] + ([.$B$2] + ([.$B$3] * [.B824] * [.B824] )) * [.B824] )" office:value-type="float" office:value="332.803789169528" calcext:value-type="float">
            <text:p>332.803789169528</text:p>
          </table:table-cell>
          <table:table-cell table:formula="of:=[.C824] - 273.15" office:value-type="float" office:value="59.6537891695281" calcext:value-type="float">
            <text:p>59.6537891695281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LN(10000*(1024/MAX(1;[.A825]) - 1))" office:value-type="float" office:value="7.82526626726152" calcext:value-type="float">
            <text:p>7.82526626726152</text:p>
          </table:table-cell>
          <table:table-cell table:formula="of:=1 / ([.$B$1] + ([.$B$2] + ([.$B$3] * [.B825] * [.B825] )) * [.B825] )" office:value-type="float" office:value="332.972611535409" calcext:value-type="float">
            <text:p>332.972611535409</text:p>
          </table:table-cell>
          <table:table-cell table:formula="of:=[.C825] - 273.15" office:value-type="float" office:value="59.8226115354091" calcext:value-type="float">
            <text:p>59.8226115354091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LN(10000*(1024/MAX(1;[.A826]) - 1))" office:value-type="float" office:value="7.8191560255621" calcext:value-type="float">
            <text:p>7.8191560255621</text:p>
          </table:table-cell>
          <table:table-cell table:formula="of:=1 / ([.$B$1] + ([.$B$2] + ([.$B$3] * [.B826] * [.B826] )) * [.B826] )" office:value-type="float" office:value="333.142207710081" calcext:value-type="float">
            <text:p>333.142207710081</text:p>
          </table:table-cell>
          <table:table-cell table:formula="of:=[.C826] - 273.15" office:value-type="float" office:value="59.9922077100813" calcext:value-type="float">
            <text:p>59.9922077100813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LN(10000*(1024/MAX(1;[.A827]) - 1))" office:value-type="float" office:value="7.81302324156554" calcext:value-type="float">
            <text:p>7.81302324156554</text:p>
          </table:table-cell>
          <table:table-cell table:formula="of:=1 / ([.$B$1] + ([.$B$2] + ([.$B$3] * [.B827] * [.B827] )) * [.B827] )" office:value-type="float" office:value="333.312586224664" calcext:value-type="float">
            <text:p>333.312586224664</text:p>
          </table:table-cell>
          <table:table-cell table:formula="of:=[.C827] - 273.15" office:value-type="float" office:value="60.1625862246638" calcext:value-type="float">
            <text:p>60.1625862246638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LN(10000*(1024/MAX(1;[.A828]) - 1))" office:value-type="float" office:value="7.80686767432121" calcext:value-type="float">
            <text:p>7.80686767432121</text:p>
          </table:table-cell>
          <table:table-cell table:formula="of:=1 / ([.$B$1] + ([.$B$2] + ([.$B$3] * [.B828] * [.B828] )) * [.B828] )" office:value-type="float" office:value="333.483755742371" calcext:value-type="float">
            <text:p>333.483755742371</text:p>
          </table:table-cell>
          <table:table-cell table:formula="of:=[.C828] - 273.15" office:value-type="float" office:value="60.3337557423707" calcext:value-type="float">
            <text:p>60.333755742370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LN(10000*(1024/MAX(1;[.A829]) - 1))" office:value-type="float" office:value="7.80068907935819" calcext:value-type="float">
            <text:p>7.80068907935819</text:p>
          </table:table-cell>
          <table:table-cell table:formula="of:=1 / ([.$B$1] + ([.$B$2] + ([.$B$3] * [.B829] * [.B829] )) * [.B829] )" office:value-type="float" office:value="333.655725061252" calcext:value-type="float">
            <text:p>333.655725061252</text:p>
          </table:table-cell>
          <table:table-cell table:formula="of:=[.C829] - 273.15" office:value-type="float" office:value="60.5057250612521" calcext:value-type="float">
            <text:p>60.505725061252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LN(10000*(1024/MAX(1;[.A830]) - 1))" office:value-type="float" office:value="7.79448720861475" calcext:value-type="float">
            <text:p>7.79448720861475</text:p>
          </table:table-cell>
          <table:table-cell table:formula="of:=1 / ([.$B$1] + ([.$B$2] + ([.$B$3] * [.B830] * [.B830] )) * [.B830] )" office:value-type="float" office:value="333.828503117006" calcext:value-type="float">
            <text:p>333.828503117006</text:p>
          </table:table-cell>
          <table:table-cell table:formula="of:=[.C830] - 273.15" office:value-type="float" office:value="60.6785031170058" calcext:value-type="float">
            <text:p>60.6785031170058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LN(10000*(1024/MAX(1;[.A831]) - 1))" office:value-type="float" office:value="7.78826181036599" calcext:value-type="float">
            <text:p>7.78826181036599</text:p>
          </table:table-cell>
          <table:table-cell table:formula="of:=1 / ([.$B$1] + ([.$B$2] + ([.$B$3] * [.B831] * [.B831] )) * [.B831] )" office:value-type="float" office:value="334.002098985862" calcext:value-type="float">
            <text:p>334.002098985862</text:p>
          </table:table-cell>
          <table:table-cell table:formula="of:=[.C831] - 273.15" office:value-type="float" office:value="60.8520989858619" calcext:value-type="float">
            <text:p>60.8520989858619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LN(10000*(1024/MAX(1;[.A832]) - 1))" office:value-type="float" office:value="7.78201262914974" calcext:value-type="float">
            <text:p>7.78201262914974</text:p>
          </table:table-cell>
          <table:table-cell table:formula="of:=1 / ([.$B$1] + ([.$B$2] + ([.$B$3] * [.B832] * [.B832] )) * [.B832] )" office:value-type="float" office:value="334.176521887542" calcext:value-type="float">
            <text:p>334.176521887542</text:p>
          </table:table-cell>
          <table:table-cell table:formula="of:=[.C832] - 273.15" office:value-type="float" office:value="61.026521887542" calcext:value-type="float">
            <text:p>61.026521887542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LN(10000*(1024/MAX(1;[.A833]) - 1))" office:value-type="float" office:value="7.77573940569048" calcext:value-type="float">
            <text:p>7.77573940569048</text:p>
          </table:table-cell>
          <table:table-cell table:formula="of:=1 / ([.$B$1] + ([.$B$2] + ([.$B$3] * [.B833] * [.B833] )) * [.B833] )" office:value-type="float" office:value="334.351781188298" calcext:value-type="float">
            <text:p>334.351781188298</text:p>
          </table:table-cell>
          <table:table-cell table:formula="of:=[.C833] - 273.15" office:value-type="float" office:value="61.2017811882977" calcext:value-type="float">
            <text:p>61.201781188297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LN(10000*(1024/MAX(1;[.A834]) - 1))" office:value-type="float" office:value="7.76944187682144" calcext:value-type="float">
            <text:p>7.76944187682144</text:p>
          </table:table-cell>
          <table:table-cell table:formula="of:=1 / ([.$B$1] + ([.$B$2] + ([.$B$3] * [.B834] * [.B834] )) * [.B834] )" office:value-type="float" office:value="334.527886404027" calcext:value-type="float">
            <text:p>334.527886404027</text:p>
          </table:table-cell>
          <table:table-cell table:formula="of:=[.C834] - 273.15" office:value-type="float" office:value="61.3778864040269" calcext:value-type="float">
            <text:p>61.3778864040269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LN(10000*(1024/MAX(1;[.A835]) - 1))" office:value-type="float" office:value="7.76311977540463" calcext:value-type="float">
            <text:p>7.76311977540463</text:p>
          </table:table-cell>
          <table:table-cell table:formula="of:=1 / ([.$B$1] + ([.$B$2] + ([.$B$3] * [.B835] * [.B835] )) * [.B835] )" office:value-type="float" office:value="334.704847203474" calcext:value-type="float">
            <text:p>334.704847203474</text:p>
          </table:table-cell>
          <table:table-cell table:formula="of:=[.C835] - 273.15" office:value-type="float" office:value="61.5548472034743" calcext:value-type="float">
            <text:p>61.554847203474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LN(10000*(1024/MAX(1;[.A836]) - 1))" office:value-type="float" office:value="7.75677283024887" calcext:value-type="float">
            <text:p>7.75677283024887</text:p>
          </table:table-cell>
          <table:table-cell table:formula="of:=1 / ([.$B$1] + ([.$B$2] + ([.$B$3] * [.B836] * [.B836] )) * [.B836] )" office:value-type="float" office:value="334.882673411517" calcext:value-type="float">
            <text:p>334.882673411517</text:p>
          </table:table-cell>
          <table:table-cell table:formula="of:=[.C836] - 273.15" office:value-type="float" office:value="61.7326734115165" calcext:value-type="float">
            <text:p>61.732673411516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LN(10000*(1024/MAX(1;[.A837]) - 1))" office:value-type="float" office:value="7.75040076602562" calcext:value-type="float">
            <text:p>7.75040076602562</text:p>
          </table:table-cell>
          <table:table-cell table:formula="of:=1 / ([.$B$1] + ([.$B$2] + ([.$B$3] * [.B837] * [.B837] )) * [.B837] )" office:value-type="float" office:value="335.061375012535" calcext:value-type="float">
            <text:p>335.061375012535</text:p>
          </table:table-cell>
          <table:table-cell table:formula="of:=[.C837] - 273.15" office:value-type="float" office:value="61.9113750125348" calcext:value-type="float">
            <text:p>61.9113750125348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LN(10000*(1024/MAX(1;[.A838]) - 1))" office:value-type="float" office:value="7.74400330318276" calcext:value-type="float">
            <text:p>7.74400330318276</text:p>
          </table:table-cell>
          <table:table-cell table:formula="of:=1 / ([.$B$1] + ([.$B$2] + ([.$B$3] * [.B838] * [.B838] )) * [.B838] )" office:value-type="float" office:value="335.240962153879" calcext:value-type="float">
            <text:p>335.240962153879</text:p>
          </table:table-cell>
          <table:table-cell table:formula="of:=[.C838] - 273.15" office:value-type="float" office:value="62.0909621538787" calcext:value-type="float">
            <text:p>62.0909621538787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LN(10000*(1024/MAX(1;[.A839]) - 1))" office:value-type="float" office:value="7.73758015785597" calcext:value-type="float">
            <text:p>7.73758015785597</text:p>
          </table:table-cell>
          <table:table-cell table:formula="of:=1 / ([.$B$1] + ([.$B$2] + ([.$B$3] * [.B839] * [.B839] )) * [.B839] )" office:value-type="float" office:value="335.421445149424" calcext:value-type="float">
            <text:p>335.421445149424</text:p>
          </table:table-cell>
          <table:table-cell table:formula="of:=[.C839] - 273.15" office:value-type="float" office:value="62.2714451494243" calcext:value-type="float">
            <text:p>62.271445149424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LN(10000*(1024/MAX(1;[.A840]) - 1))" office:value-type="float" office:value="7.73113104177792" calcext:value-type="float">
            <text:p>7.73113104177792</text:p>
          </table:table-cell>
          <table:table-cell table:formula="of:=1 / ([.$B$1] + ([.$B$2] + ([.$B$3] * [.B840] * [.B840] )) * [.B840] )" office:value-type="float" office:value="335.602834483227" calcext:value-type="float">
            <text:p>335.602834483227</text:p>
          </table:table-cell>
          <table:table-cell table:formula="of:=[.C840] - 273.15" office:value-type="float" office:value="62.4528344832269" calcext:value-type="float">
            <text:p>62.4528344832269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LN(10000*(1024/MAX(1;[.A841]) - 1))" office:value-type="float" office:value="7.72465566218497" calcext:value-type="float">
            <text:p>7.72465566218497</text:p>
          </table:table-cell>
          <table:table-cell table:formula="of:=1 / ([.$B$1] + ([.$B$2] + ([.$B$3] * [.B841] * [.B841] )) * [.B841] )" office:value-type="float" office:value="335.785140813276" calcext:value-type="float">
            <text:p>335.785140813276</text:p>
          </table:table-cell>
          <table:table-cell table:formula="of:=[.C841] - 273.15" office:value-type="float" office:value="62.6351408132759" calcext:value-type="float">
            <text:p>62.6351408132759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LN(10000*(1024/MAX(1;[.A842]) - 1))" office:value-type="float" office:value="7.71815372172143" calcext:value-type="float">
            <text:p>7.71815372172143</text:p>
          </table:table-cell>
          <table:table-cell table:formula="of:=1 / ([.$B$1] + ([.$B$2] + ([.$B$3] * [.B842] * [.B842] )) * [.B842] )" office:value-type="float" office:value="335.968374975352" calcext:value-type="float">
            <text:p>335.968374975352</text:p>
          </table:table-cell>
          <table:table-cell table:formula="of:=[.C842] - 273.15" office:value-type="float" office:value="62.8183749753519" calcext:value-type="float">
            <text:p>62.8183749753519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LN(10000*(1024/MAX(1;[.A843]) - 1))" office:value-type="float" office:value="7.71162491834129" calcext:value-type="float">
            <text:p>7.71162491834129</text:p>
          </table:table-cell>
          <table:table-cell table:formula="of:=1 / ([.$B$1] + ([.$B$2] + ([.$B$3] * [.B843] * [.B843] )) * [.B843] )" office:value-type="float" office:value="336.152547986989" calcext:value-type="float">
            <text:p>336.152547986989</text:p>
          </table:table-cell>
          <table:table-cell table:formula="of:=[.C843] - 273.15" office:value-type="float" office:value="63.0025479869895" calcext:value-type="float">
            <text:p>63.002547986989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LN(10000*(1024/MAX(1;[.A844]) - 1))" office:value-type="float" office:value="7.7050689452073" calcext:value-type="float">
            <text:p>7.7050689452073</text:p>
          </table:table-cell>
          <table:table-cell table:formula="of:=1 / ([.$B$1] + ([.$B$2] + ([.$B$3] * [.B844] * [.B844] )) * [.B844] )" office:value-type="float" office:value="336.337671051551" calcext:value-type="float">
            <text:p>336.337671051551</text:p>
          </table:table-cell>
          <table:table-cell table:formula="of:=[.C844] - 273.15" office:value-type="float" office:value="63.1876710515514" calcext:value-type="float">
            <text:p>63.1876710515514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LN(10000*(1024/MAX(1;[.A845]) - 1))" office:value-type="float" office:value="7.6984854905873" calcext:value-type="float">
            <text:p>7.6984854905873</text:p>
          </table:table-cell>
          <table:table-cell table:formula="of:=1 / ([.$B$1] + ([.$B$2] + ([.$B$3] * [.B845] * [.B845] )) * [.B845] )" office:value-type="float" office:value="336.523755562416" calcext:value-type="float">
            <text:p>336.523755562416</text:p>
          </table:table-cell>
          <table:table-cell table:formula="of:=[.C845] - 273.15" office:value-type="float" office:value="63.3737555624161" calcext:value-type="float">
            <text:p>63.3737555624161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LN(10000*(1024/MAX(1;[.A846]) - 1))" office:value-type="float" office:value="7.69187423774781" calcext:value-type="float">
            <text:p>7.69187423774781</text:p>
          </table:table-cell>
          <table:table-cell table:formula="of:=1 / ([.$B$1] + ([.$B$2] + ([.$B$3] * [.B846] * [.B846] )) * [.B846] )" office:value-type="float" office:value="336.710813107282" calcext:value-type="float">
            <text:p>336.710813107282</text:p>
          </table:table-cell>
          <table:table-cell table:formula="of:=[.C846] - 273.15" office:value-type="float" office:value="63.5608131072816" calcext:value-type="float">
            <text:p>63.5608131072816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LN(10000*(1024/MAX(1;[.A847]) - 1))" office:value-type="float" office:value="7.68523486484466" calcext:value-type="float">
            <text:p>7.68523486484466</text:p>
          </table:table-cell>
          <table:table-cell table:formula="of:=1 / ([.$B$1] + ([.$B$2] + ([.$B$3] * [.B847] * [.B847] )) * [.B847] )" office:value-type="float" office:value="336.898855472593" calcext:value-type="float">
            <text:p>336.898855472593</text:p>
          </table:table-cell>
          <table:table-cell table:formula="of:=[.C847] - 273.15" office:value-type="float" office:value="63.7488554725932" calcext:value-type="float">
            <text:p>63.7488554725932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LN(10000*(1024/MAX(1;[.A848]) - 1))" office:value-type="float" office:value="7.67856704481065" calcext:value-type="float">
            <text:p>7.67856704481065</text:p>
          </table:table-cell>
          <table:table-cell table:formula="of:=1 / ([.$B$1] + ([.$B$2] + ([.$B$3] * [.B848] * [.B848] )) * [.B848] )" office:value-type="float" office:value="337.087894648094" calcext:value-type="float">
            <text:p>337.087894648094</text:p>
          </table:table-cell>
          <table:table-cell table:formula="of:=[.C848] - 273.15" office:value-type="float" office:value="63.9378946480945" calcext:value-type="float">
            <text:p>63.937894648094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LN(10000*(1024/MAX(1;[.A849]) - 1))" office:value-type="float" office:value="7.67187044524015" calcext:value-type="float">
            <text:p>7.67187044524015</text:p>
          </table:table-cell>
          <table:table-cell table:formula="of:=1 / ([.$B$1] + ([.$B$2] + ([.$B$3] * [.B849] * [.B849] )) * [.B849] )" office:value-type="float" office:value="337.27794283151" calcext:value-type="float">
            <text:p>337.27794283151</text:p>
          </table:table-cell>
          <table:table-cell table:formula="of:=[.C849] - 273.15" office:value-type="float" office:value="64.1279428315096" calcext:value-type="float">
            <text:p>64.1279428315096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LN(10000*(1024/MAX(1;[.A850]) - 1))" office:value-type="float" office:value="7.66514472827044" calcext:value-type="float">
            <text:p>7.66514472827044</text:p>
          </table:table-cell>
          <table:table-cell table:formula="of:=1 / ([.$B$1] + ([.$B$2] + ([.$B$3] * [.B850] * [.B850] )) * [.B850] )" office:value-type="float" office:value="337.46901243336" calcext:value-type="float">
            <text:p>337.46901243336</text:p>
          </table:table-cell>
          <table:table-cell table:formula="of:=[.C850] - 273.15" office:value-type="float" office:value="64.3190124333597" calcext:value-type="float">
            <text:p>64.319012433359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LN(10000*(1024/MAX(1;[.A851]) - 1))" office:value-type="float" office:value="7.65838955045976" calcext:value-type="float">
            <text:p>7.65838955045976</text:p>
          </table:table-cell>
          <table:table-cell table:formula="of:=1 / ([.$B$1] + ([.$B$2] + ([.$B$3] * [.B851] * [.B851] )) * [.B851] )" office:value-type="float" office:value="337.661116081917" calcext:value-type="float">
            <text:p>337.661116081917</text:p>
          </table:table-cell>
          <table:table-cell table:formula="of:=[.C851] - 273.15" office:value-type="float" office:value="64.5111160819174" calcext:value-type="float">
            <text:p>64.511116081917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LN(10000*(1024/MAX(1;[.A852]) - 1))" office:value-type="float" office:value="7.65160456266205" calcext:value-type="float">
            <text:p>7.65160456266205</text:p>
          </table:table-cell>
          <table:table-cell table:formula="of:=1 / ([.$B$1] + ([.$B$2] + ([.$B$3] * [.B852] * [.B852] )) * [.B852] )" office:value-type="float" office:value="337.854266628307" calcext:value-type="float">
            <text:p>337.854266628307</text:p>
          </table:table-cell>
          <table:table-cell table:formula="of:=[.C852] - 273.15" office:value-type="float" office:value="64.7042666283068" calcext:value-type="float">
            <text:p>64.7042666283068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LN(10000*(1024/MAX(1;[.A853]) - 1))" office:value-type="float" office:value="7.64478940989796" calcext:value-type="float">
            <text:p>7.64478940989796</text:p>
          </table:table-cell>
          <table:table-cell table:formula="of:=1 / ([.$B$1] + ([.$B$2] + ([.$B$3] * [.B853] * [.B853] )) * [.B853] )" office:value-type="float" office:value="338.048477151751" calcext:value-type="float">
            <text:p>338.048477151751</text:p>
          </table:table-cell>
          <table:table-cell table:formula="of:=[.C853] - 273.15" office:value-type="float" office:value="64.8984771517508" calcext:value-type="float">
            <text:p>64.898477151750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LN(10000*(1024/MAX(1;[.A854]) - 1))" office:value-type="float" office:value="7.63794373122243" calcext:value-type="float">
            <text:p>7.63794373122243</text:p>
          </table:table-cell>
          <table:table-cell table:formula="of:=1 / ([.$B$1] + ([.$B$2] + ([.$B$3] * [.B854] * [.B854] )) * [.B854] )" office:value-type="float" office:value="338.243760964973" calcext:value-type="float">
            <text:p>338.243760964973</text:p>
          </table:table-cell>
          <table:table-cell table:formula="of:=[.C854] - 273.15" office:value-type="float" office:value="65.0937609649729" calcext:value-type="float">
            <text:p>65.0937609649729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LN(10000*(1024/MAX(1;[.A855]) - 1))" office:value-type="float" office:value="7.63106715958835" calcext:value-type="float">
            <text:p>7.63106715958835</text:p>
          </table:table-cell>
          <table:table-cell table:formula="of:=1 / ([.$B$1] + ([.$B$2] + ([.$B$3] * [.B855] * [.B855] )) * [.B855] )" office:value-type="float" office:value="338.440131619759" calcext:value-type="float">
            <text:p>338.440131619759</text:p>
          </table:table-cell>
          <table:table-cell table:formula="of:=[.C855] - 273.15" office:value-type="float" office:value="65.2901316197589" calcext:value-type="float">
            <text:p>65.290131619758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LN(10000*(1024/MAX(1;[.A856]) - 1))" office:value-type="float" office:value="7.62415932170635" calcext:value-type="float">
            <text:p>7.62415932170635</text:p>
          </table:table-cell>
          <table:table-cell table:formula="of:=1 / ([.$B$1] + ([.$B$2] + ([.$B$3] * [.B856] * [.B856] )) * [.B856] )" office:value-type="float" office:value="338.637602912683" calcext:value-type="float">
            <text:p>338.637602912683</text:p>
          </table:table-cell>
          <table:table-cell table:formula="of:=[.C856] - 273.15" office:value-type="float" office:value="65.4876029126831" calcext:value-type="float">
            <text:p>65.4876029126831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LN(10000*(1024/MAX(1;[.A857]) - 1))" office:value-type="float" office:value="7.61721983790059" calcext:value-type="float">
            <text:p>7.61721983790059</text:p>
          </table:table-cell>
          <table:table-cell table:formula="of:=1 / ([.$B$1] + ([.$B$2] + ([.$B$3] * [.B857] * [.B857] )) * [.B857] )" office:value-type="float" office:value="338.836188891006" calcext:value-type="float">
            <text:p>338.836188891006</text:p>
          </table:table-cell>
          <table:table-cell table:formula="of:=[.C857] - 273.15" office:value-type="float" office:value="65.6861888910056" calcext:value-type="float">
            <text:p>65.6861888910056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LN(10000*(1024/MAX(1;[.A858]) - 1))" office:value-type="float" office:value="7.61024832196032" calcext:value-type="float">
            <text:p>7.61024832196032</text:p>
          </table:table-cell>
          <table:table-cell table:formula="of:=1 / ([.$B$1] + ([.$B$2] + ([.$B$3] * [.B858] * [.B858] )) * [.B858] )" office:value-type="float" office:value="339.035903858747" calcext:value-type="float">
            <text:p>339.035903858747</text:p>
          </table:table-cell>
          <table:table-cell table:formula="of:=[.C858] - 273.15" office:value-type="float" office:value="65.8859038587472" calcext:value-type="float">
            <text:p>65.8859038587472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LN(10000*(1024/MAX(1;[.A859]) - 1))" office:value-type="float" office:value="7.60324438098716" calcext:value-type="float">
            <text:p>7.60324438098716</text:p>
          </table:table-cell>
          <table:table-cell table:formula="of:=1 / ([.$B$1] + ([.$B$2] + ([.$B$3] * [.B859] * [.B859] )) * [.B859] )" office:value-type="float" office:value="339.236762382947" calcext:value-type="float">
            <text:p>339.236762382947</text:p>
          </table:table-cell>
          <table:table-cell table:formula="of:=[.C859] - 273.15" office:value-type="float" office:value="66.0867623829475" calcext:value-type="float">
            <text:p>66.086762382947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LN(10000*(1024/MAX(1;[.A860]) - 1))" office:value-type="float" office:value="7.59620761523787" calcext:value-type="float">
            <text:p>7.59620761523787</text:p>
          </table:table-cell>
          <table:table-cell table:formula="of:=1 / ([.$B$1] + ([.$B$2] + ([.$B$3] * [.B860] * [.B860] )) * [.B860] )" office:value-type="float" office:value="339.438779300113" calcext:value-type="float">
            <text:p>339.438779300113</text:p>
          </table:table-cell>
          <table:table-cell table:formula="of:=[.C860] - 273.15" office:value-type="float" office:value="66.2887793001128" calcext:value-type="float">
            <text:p>66.2887793001128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LN(10000*(1024/MAX(1;[.A861]) - 1))" office:value-type="float" office:value="7.5891376179625" calcext:value-type="float">
            <text:p>7.5891376179625</text:p>
          </table:table-cell>
          <table:table-cell table:formula="of:=1 / ([.$B$1] + ([.$B$2] + ([.$B$3] * [.B861] * [.B861] )) * [.B861] )" office:value-type="float" office:value="339.641969722862" calcext:value-type="float">
            <text:p>339.641969722862</text:p>
          </table:table-cell>
          <table:table-cell table:formula="of:=[.C861] - 273.15" office:value-type="float" office:value="66.4919697228618" calcext:value-type="float">
            <text:p>66.491969722861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LN(10000*(1024/MAX(1;[.A862]) - 1))" office:value-type="float" office:value="7.5820339752377" calcext:value-type="float">
            <text:p>7.5820339752377</text:p>
          </table:table-cell>
          <table:table-cell table:formula="of:=1 / ([.$B$1] + ([.$B$2] + ([.$B$3] * [.B862] * [.B862] )) * [.B862] )" office:value-type="float" office:value="339.846349046776" calcext:value-type="float">
            <text:p>339.846349046776</text:p>
          </table:table-cell>
          <table:table-cell table:formula="of:=[.C862] - 273.15" office:value-type="float" office:value="66.6963490467757" calcext:value-type="float">
            <text:p>66.696349046775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LN(10000*(1024/MAX(1;[.A863]) - 1))" office:value-type="float" office:value="7.57489626579516" calcext:value-type="float">
            <text:p>7.57489626579516</text:p>
          </table:table-cell>
          <table:table-cell table:formula="of:=1 / ([.$B$1] + ([.$B$2] + ([.$B$3] * [.B863] * [.B863] )) * [.B863] )" office:value-type="float" office:value="340.051932957459" calcext:value-type="float">
            <text:p>340.051932957459</text:p>
          </table:table-cell>
          <table:table-cell table:formula="of:=[.C863] - 273.15" office:value-type="float" office:value="66.9019329574591" calcext:value-type="float">
            <text:p>66.901932957459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LN(10000*(1024/MAX(1;[.A864]) - 1))" office:value-type="float" office:value="7.56772406084476" calcext:value-type="float">
            <text:p>7.56772406084476</text:p>
          </table:table-cell>
          <table:table-cell table:formula="of:=1 / ([.$B$1] + ([.$B$2] + ([.$B$3] * [.B864] * [.B864] )) * [.B864] )" office:value-type="float" office:value="340.258737437822" calcext:value-type="float">
            <text:p>340.258737437822</text:p>
          </table:table-cell>
          <table:table-cell table:formula="of:=[.C864] - 273.15" office:value-type="float" office:value="67.1087374378222" calcext:value-type="float">
            <text:p>67.1087374378222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LN(10000*(1024/MAX(1;[.A865]) - 1))" office:value-type="float" office:value="7.56051692389251" calcext:value-type="float">
            <text:p>7.56051692389251</text:p>
          </table:table-cell>
          <table:table-cell table:formula="of:=1 / ([.$B$1] + ([.$B$2] + ([.$B$3] * [.B865] * [.B865] )) * [.B865] )" office:value-type="float" office:value="340.46677877559" calcext:value-type="float">
            <text:p>340.46677877559</text:p>
          </table:table-cell>
          <table:table-cell table:formula="of:=[.C865] - 273.15" office:value-type="float" office:value="67.31677877559" calcext:value-type="float">
            <text:p>67.31677877559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LN(10000*(1024/MAX(1;[.A866]) - 1))" office:value-type="float" office:value="7.55327441055283" calcext:value-type="float">
            <text:p>7.55327441055283</text:p>
          </table:table-cell>
          <table:table-cell table:formula="of:=1 / ([.$B$1] + ([.$B$2] + ([.$B$3] * [.B866] * [.B866] )) * [.B866] )" office:value-type="float" office:value="340.676073571048" calcext:value-type="float">
            <text:p>340.676073571048</text:p>
          </table:table-cell>
          <table:table-cell table:formula="of:=[.C866] - 273.15" office:value-type="float" office:value="67.5260735710485" calcext:value-type="float">
            <text:p>67.526073571048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LN(10000*(1024/MAX(1;[.A867]) - 1))" office:value-type="float" office:value="7.54599606835521" calcext:value-type="float">
            <text:p>7.54599606835521</text:p>
          </table:table-cell>
          <table:table-cell table:formula="of:=1 / ([.$B$1] + ([.$B$2] + ([.$B$3] * [.B867] * [.B867] )) * [.B867] )" office:value-type="float" office:value="340.886638745036" calcext:value-type="float">
            <text:p>340.886638745036</text:p>
          </table:table-cell>
          <table:table-cell table:formula="of:=[.C867] - 273.15" office:value-type="float" office:value="67.7366387450359" calcext:value-type="float">
            <text:p>67.7366387450359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LN(10000*(1024/MAX(1;[.A868]) - 1))" office:value-type="float" office:value="7.53868143654487" calcext:value-type="float">
            <text:p>7.53868143654487</text:p>
          </table:table-cell>
          <table:table-cell table:formula="of:=1 / ([.$B$1] + ([.$B$2] + ([.$B$3] * [.B868] * [.B868] )) * [.B868] )" office:value-type="float" office:value="341.09849154719" calcext:value-type="float">
            <text:p>341.09849154719</text:p>
          </table:table-cell>
          <table:table-cell table:formula="of:=[.C868] - 273.15" office:value-type="float" office:value="67.9484915471902" calcext:value-type="float">
            <text:p>67.9484915471902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LN(10000*(1024/MAX(1;[.A869]) - 1))" office:value-type="float" office:value="7.53133004587722" calcext:value-type="float">
            <text:p>7.53133004587722</text:p>
          </table:table-cell>
          <table:table-cell table:formula="of:=1 / ([.$B$1] + ([.$B$2] + ([.$B$3] * [.B869] * [.B869] )) * [.B869] )" office:value-type="float" office:value="341.311649564459" calcext:value-type="float">
            <text:p>341.311649564459</text:p>
          </table:table-cell>
          <table:table-cell table:formula="of:=[.C869] - 273.15" office:value-type="float" office:value="68.1616495644589" calcext:value-type="float">
            <text:p>68.1616495644589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LN(10000*(1024/MAX(1;[.A870]) - 1))" office:value-type="float" office:value="7.52394141840595" calcext:value-type="float">
            <text:p>7.52394141840595</text:p>
          </table:table-cell>
          <table:table-cell table:formula="of:=1 / ([.$B$1] + ([.$B$2] + ([.$B$3] * [.B870] * [.B870] )) * [.B870] )" office:value-type="float" office:value="341.526130729886" calcext:value-type="float">
            <text:p>341.526130729886</text:p>
          </table:table-cell>
          <table:table-cell table:formula="of:=[.C870] - 273.15" office:value-type="float" office:value="68.3761307298863" calcext:value-type="float">
            <text:p>68.3761307298863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LN(10000*(1024/MAX(1;[.A871]) - 1))" office:value-type="float" office:value="7.51651506726454" calcext:value-type="float">
            <text:p>7.51651506726454</text:p>
          </table:table-cell>
          <table:table-cell table:formula="of:=1 / ([.$B$1] + ([.$B$2] + ([.$B$3] * [.B871] * [.B871] )) * [.B871] )" office:value-type="float" office:value="341.741953331685" calcext:value-type="float">
            <text:p>341.741953331685</text:p>
          </table:table-cell>
          <table:table-cell table:formula="of:=[.C871] - 273.15" office:value-type="float" office:value="68.5919533316846" calcext:value-type="float">
            <text:p>68.5919533316846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LN(10000*(1024/MAX(1;[.A872]) - 1))" office:value-type="float" office:value="7.50905049644071" calcext:value-type="float">
            <text:p>7.50905049644071</text:p>
          </table:table-cell>
          <table:table-cell table:formula="of:=1 / ([.$B$1] + ([.$B$2] + ([.$B$3] * [.B872] * [.B872] )) * [.B872] )" office:value-type="float" office:value="341.959136022602" calcext:value-type="float">
            <text:p>341.959136022602</text:p>
          </table:table-cell>
          <table:table-cell table:formula="of:=[.C872] - 273.15" office:value-type="float" office:value="68.8091360226021" calcext:value-type="float">
            <text:p>68.8091360226021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LN(10000*(1024/MAX(1;[.A873]) - 1))" office:value-type="float" office:value="7.50154720054395" calcext:value-type="float">
            <text:p>7.50154720054395</text:p>
          </table:table-cell>
          <table:table-cell table:formula="of:=1 / ([.$B$1] + ([.$B$2] + ([.$B$3] * [.B873] * [.B873] )) * [.B873] )" office:value-type="float" office:value="342.1776978296" calcext:value-type="float">
            <text:p>342.1776978296</text:p>
          </table:table-cell>
          <table:table-cell table:formula="of:=[.C873] - 273.15" office:value-type="float" office:value="69.0276978295998" calcext:value-type="float">
            <text:p>69.0276978295998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LN(10000*(1024/MAX(1;[.A874]) - 1))" office:value-type="float" office:value="7.49400466456537" calcext:value-type="float">
            <text:p>7.49400466456537</text:p>
          </table:table-cell>
          <table:table-cell table:formula="of:=1 / ([.$B$1] + ([.$B$2] + ([.$B$3] * [.B874] * [.B874] )) * [.B874] )" office:value-type="float" office:value="342.397658163849" calcext:value-type="float">
            <text:p>342.397658163849</text:p>
          </table:table-cell>
          <table:table-cell table:formula="of:=[.C874] - 273.15" office:value-type="float" office:value="69.2476581638489" calcext:value-type="float">
            <text:p>69.2476581638489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LN(10000*(1024/MAX(1;[.A875]) - 1))" office:value-type="float" office:value="7.48642236363004" calcext:value-type="float">
            <text:p>7.48642236363004</text:p>
          </table:table-cell>
          <table:table-cell table:formula="of:=1 / ([.$B$1] + ([.$B$2] + ([.$B$3] * [.B875] * [.B875] )) * [.B875] )" office:value-type="float" office:value="342.619036831061" calcext:value-type="float">
            <text:p>342.619036831061</text:p>
          </table:table-cell>
          <table:table-cell table:formula="of:=[.C875] - 273.15" office:value-type="float" office:value="69.4690368310609" calcext:value-type="float">
            <text:p>69.4690368310609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LN(10000*(1024/MAX(1;[.A876]) - 1))" office:value-type="float" office:value="7.47879976274118" calcext:value-type="float">
            <text:p>7.47879976274118</text:p>
          </table:table-cell>
          <table:table-cell table:formula="of:=1 / ([.$B$1] + ([.$B$2] + ([.$B$3] * [.B876] * [.B876] )) * [.B876] )" office:value-type="float" office:value="342.841854042165" calcext:value-type="float">
            <text:p>342.841854042165</text:p>
          </table:table-cell>
          <table:table-cell table:formula="of:=[.C876] - 273.15" office:value-type="float" office:value="69.6918540421647" calcext:value-type="float">
            <text:p>69.6918540421647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LN(10000*(1024/MAX(1;[.A877]) - 1))" office:value-type="float" office:value="7.47113631651612" calcext:value-type="float">
            <text:p>7.47113631651612</text:p>
          </table:table-cell>
          <table:table-cell table:formula="of:=1 / ([.$B$1] + ([.$B$2] + ([.$B$3] * [.B877] * [.B877] )) * [.B877] )" office:value-type="float" office:value="343.066130424345" calcext:value-type="float">
            <text:p>343.066130424345</text:p>
          </table:table-cell>
          <table:table-cell table:formula="of:=[.C877] - 273.15" office:value-type="float" office:value="69.9161304243447" calcext:value-type="float">
            <text:p>69.916130424344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LN(10000*(1024/MAX(1;[.A878]) - 1))" office:value-type="float" office:value="7.46343146891348" calcext:value-type="float">
            <text:p>7.46343146891348</text:p>
          </table:table-cell>
          <table:table-cell table:formula="of:=1 / ([.$B$1] + ([.$B$2] + ([.$B$3] * [.B878] * [.B878] )) * [.B878] )" office:value-type="float" office:value="343.291887032453" calcext:value-type="float">
            <text:p>343.291887032453</text:p>
          </table:table-cell>
          <table:table-cell table:formula="of:=[.C878] - 273.15" office:value-type="float" office:value="70.1418870324534" calcext:value-type="float">
            <text:p>70.1418870324534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LN(10000*(1024/MAX(1;[.A879]) - 1))" office:value-type="float" office:value="7.45568465295151" calcext:value-type="float">
            <text:p>7.45568465295151</text:p>
          </table:table-cell>
          <table:table-cell table:formula="of:=1 / ([.$B$1] + ([.$B$2] + ([.$B$3] * [.B879] * [.B879] )) * [.B879] )" office:value-type="float" office:value="343.519145360815" calcext:value-type="float">
            <text:p>343.519145360815</text:p>
          </table:table-cell>
          <table:table-cell table:formula="of:=[.C879] - 273.15" office:value-type="float" office:value="70.3691453608153" calcext:value-type="float">
            <text:p>70.369145360815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LN(10000*(1024/MAX(1;[.A880]) - 1))" office:value-type="float" office:value="7.4478952904169" calcext:value-type="float">
            <text:p>7.4478952904169</text:p>
          </table:table-cell>
          <table:table-cell table:formula="of:=1 / ([.$B$1] + ([.$B$2] + ([.$B$3] * [.B880] * [.B880] )) * [.B880] )" office:value-type="float" office:value="343.747927355437" calcext:value-type="float">
            <text:p>343.747927355437</text:p>
          </table:table-cell>
          <table:table-cell table:formula="of:=[.C880] - 273.15" office:value-type="float" office:value="70.5979273554368" calcext:value-type="float">
            <text:p>70.597927355436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LN(10000*(1024/MAX(1;[.A881]) - 1))" office:value-type="float" office:value="7.44006279156403" calcext:value-type="float">
            <text:p>7.44006279156403</text:p>
          </table:table-cell>
          <table:table-cell table:formula="of:=1 / ([.$B$1] + ([.$B$2] + ([.$B$3] * [.B881] * [.B881] )) * [.B881] )" office:value-type="float" office:value="343.97825542664" calcext:value-type="float">
            <text:p>343.97825542664</text:p>
          </table:table-cell>
          <table:table-cell table:formula="of:=[.C881] - 273.15" office:value-type="float" office:value="70.8282554266403" calcext:value-type="float">
            <text:p>70.8282554266403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LN(10000*(1024/MAX(1;[.A882]) - 1))" office:value-type="float" office:value="7.43218655480391" calcext:value-type="float">
            <text:p>7.43218655480391</text:p>
          </table:table-cell>
          <table:table-cell table:formula="of:=1 / ([.$B$1] + ([.$B$2] + ([.$B$3] * [.B882] * [.B882] )) * [.B882] )" office:value-type="float" office:value="344.210152462139" calcext:value-type="float">
            <text:p>344.210152462139</text:p>
          </table:table-cell>
          <table:table-cell table:formula="of:=[.C882] - 273.15" office:value-type="float" office:value="71.0601524621392" calcext:value-type="float">
            <text:p>71.060152462139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LN(10000*(1024/MAX(1;[.A883]) - 1))" office:value-type="float" office:value="7.42426596638274" calcext:value-type="float">
            <text:p>7.42426596638274</text:p>
          </table:table-cell>
          <table:table-cell table:formula="of:=1 / ([.$B$1] + ([.$B$2] + ([.$B$3] * [.B883] * [.B883] )) * [.B883] )" office:value-type="float" office:value="344.443641840572" calcext:value-type="float">
            <text:p>344.443641840572</text:p>
          </table:table-cell>
          <table:table-cell table:formula="of:=[.C883] - 273.15" office:value-type="float" office:value="71.2936418405721" calcext:value-type="float">
            <text:p>71.2936418405721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LN(10000*(1024/MAX(1;[.A884]) - 1))" office:value-type="float" office:value="7.4163004000494" calcext:value-type="float">
            <text:p>7.4163004000494</text:p>
          </table:table-cell>
          <table:table-cell table:formula="of:=1 / ([.$B$1] + ([.$B$2] + ([.$B$3] * [.B884] * [.B884] )) * [.B884] )" office:value-type="float" office:value="344.678747445517" calcext:value-type="float">
            <text:p>344.678747445517</text:p>
          </table:table-cell>
          <table:table-cell table:formula="of:=[.C884] - 273.15" office:value-type="float" office:value="71.5287474455174" calcext:value-type="float">
            <text:p>71.5287474455174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LN(10000*(1024/MAX(1;[.A885]) - 1))" office:value-type="float" office:value="7.40828921671158" calcext:value-type="float">
            <text:p>7.40828921671158</text:p>
          </table:table-cell>
          <table:table-cell table:formula="of:=1 / ([.$B$1] + ([.$B$2] + ([.$B$3] * [.B885] * [.B885] )) * [.B885] )" office:value-type="float" office:value="344.915493680005" calcext:value-type="float">
            <text:p>344.915493680005</text:p>
          </table:table-cell>
          <table:table-cell table:formula="of:=[.C885] - 273.15" office:value-type="float" office:value="71.7654936800053" calcext:value-type="float">
            <text:p>71.765493680005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LN(10000*(1024/MAX(1;[.A886]) - 1))" office:value-type="float" office:value="7.40023176407993" calcext:value-type="float">
            <text:p>7.40023176407993</text:p>
          </table:table-cell>
          <table:table-cell table:formula="of:=1 / ([.$B$1] + ([.$B$2] + ([.$B$3] * [.B886] * [.B886] )) * [.B886] )" office:value-type="float" office:value="345.153905481553" calcext:value-type="float">
            <text:p>345.153905481553</text:p>
          </table:table-cell>
          <table:table-cell table:formula="of:=[.C886] - 273.15" office:value-type="float" office:value="72.003905481553" calcext:value-type="float">
            <text:p>72.003905481553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LN(10000*(1024/MAX(1;[.A887]) - 1))" office:value-type="float" office:value="7.39212737629991" calcext:value-type="float">
            <text:p>7.39212737629991</text:p>
          </table:table-cell>
          <table:table-cell table:formula="of:=1 / ([.$B$1] + ([.$B$2] + ([.$B$3] * [.B887] * [.B887] )) * [.B887] )" office:value-type="float" office:value="345.394008337742" calcext:value-type="float">
            <text:p>345.394008337742</text:p>
          </table:table-cell>
          <table:table-cell table:formula="of:=[.C887] - 273.15" office:value-type="float" office:value="72.244008337742" calcext:value-type="float">
            <text:p>72.244008337742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LN(10000*(1024/MAX(1;[.A888]) - 1))" office:value-type="float" office:value="7.38397537357065" calcext:value-type="float">
            <text:p>7.38397537357065</text:p>
          </table:table-cell>
          <table:table-cell table:formula="of:=1 / ([.$B$1] + ([.$B$2] + ([.$B$3] * [.B888] * [.B888] )) * [.B888] )" office:value-type="float" office:value="345.635828302362" calcext:value-type="float">
            <text:p>345.635828302362</text:p>
          </table:table-cell>
          <table:table-cell table:formula="of:=[.C888] - 273.15" office:value-type="float" office:value="72.4858283023622" calcext:value-type="float">
            <text:p>72.4858283023622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LN(10000*(1024/MAX(1;[.A889]) - 1))" office:value-type="float" office:value="7.37577506175039" calcext:value-type="float">
            <text:p>7.37577506175039</text:p>
          </table:table-cell>
          <table:table-cell table:formula="of:=1 / ([.$B$1] + ([.$B$2] + ([.$B$3] * [.B889] * [.B889] )) * [.B889] )" office:value-type="float" office:value="345.879392012149" calcext:value-type="float">
            <text:p>345.879392012149</text:p>
          </table:table-cell>
          <table:table-cell table:formula="of:=[.C889] - 273.15" office:value-type="float" office:value="72.7293920121486" calcext:value-type="float">
            <text:p>72.7293920121486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LN(10000*(1024/MAX(1;[.A890]) - 1))" office:value-type="float" office:value="7.36752573194784" calcext:value-type="float">
            <text:p>7.36752573194784</text:p>
          </table:table-cell>
          <table:table-cell table:formula="of:=1 / ([.$B$1] + ([.$B$2] + ([.$B$3] * [.B890] * [.B890] )) * [.B890] )" office:value-type="float" office:value="346.124726704136" calcext:value-type="float">
            <text:p>346.124726704136</text:p>
          </table:table-cell>
          <table:table-cell table:formula="of:=[.C890] - 273.15" office:value-type="float" office:value="72.9747267041356" calcext:value-type="float">
            <text:p>72.974726704135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LN(10000*(1024/MAX(1;[.A891]) - 1))" office:value-type="float" office:value="7.35922666009895" calcext:value-type="float">
            <text:p>7.35922666009895</text:p>
          </table:table-cell>
          <table:table-cell table:formula="of:=1 / ([.$B$1] + ([.$B$2] + ([.$B$3] * [.B891] * [.B891] )) * [.B891] )" office:value-type="float" office:value="346.371860233656" calcext:value-type="float">
            <text:p>346.371860233656</text:p>
          </table:table-cell>
          <table:table-cell table:formula="of:=[.C891] - 273.15" office:value-type="float" office:value="73.221860233656" calcext:value-type="float">
            <text:p>73.221860233656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LN(10000*(1024/MAX(1;[.A892]) - 1))" office:value-type="float" office:value="7.35087710652831" calcext:value-type="float">
            <text:p>7.35087710652831</text:p>
          </table:table-cell>
          <table:table-cell table:formula="of:=1 / ([.$B$1] + ([.$B$2] + ([.$B$3] * [.B892] * [.B892] )) * [.B892] )" office:value-type="float" office:value="346.620821093015" calcext:value-type="float">
            <text:p>346.620821093015</text:p>
          </table:table-cell>
          <table:table-cell table:formula="of:=[.C892] - 273.15" office:value-type="float" office:value="73.4708210930154" calcext:value-type="float">
            <text:p>73.4708210930154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LN(10000*(1024/MAX(1;[.A893]) - 1))" office:value-type="float" office:value="7.34247631549473" calcext:value-type="float">
            <text:p>7.34247631549473</text:p>
          </table:table-cell>
          <table:table-cell table:formula="of:=1 / ([.$B$1] + ([.$B$2] + ([.$B$3] * [.B893] * [.B893] )) * [.B893] )" office:value-type="float" office:value="346.87163843087" calcext:value-type="float">
            <text:p>346.87163843087</text:p>
          </table:table-cell>
          <table:table-cell table:formula="of:=[.C893] - 273.15" office:value-type="float" office:value="73.7216384308698" calcext:value-type="float">
            <text:p>73.721638430869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LN(10000*(1024/MAX(1;[.A894]) - 1))" office:value-type="float" office:value="7.33402351472007" calcext:value-type="float">
            <text:p>7.33402351472007</text:p>
          </table:table-cell>
          <table:table-cell table:formula="of:=1 / ([.$B$1] + ([.$B$2] + ([.$B$3] * [.B894] * [.B894] )) * [.B894] )" office:value-type="float" office:value="347.124342072341" calcext:value-type="float">
            <text:p>347.124342072341</text:p>
          </table:table-cell>
          <table:table-cell table:formula="of:=[.C894] - 273.15" office:value-type="float" office:value="73.9743420723407" calcext:value-type="float">
            <text:p>73.9743420723407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LN(10000*(1024/MAX(1;[.A895]) - 1))" office:value-type="float" office:value="7.32551791490071" calcext:value-type="float">
            <text:p>7.32551791490071</text:p>
          </table:table-cell>
          <table:table-cell table:formula="of:=1 / ([.$B$1] + ([.$B$2] + ([.$B$3] * [.B895] * [.B895] )) * [.B895] )" office:value-type="float" office:value="347.3789625399" calcext:value-type="float">
            <text:p>347.3789625399</text:p>
          </table:table-cell>
          <table:table-cell table:formula="of:=[.C895] - 273.15" office:value-type="float" office:value="74.2289625399" calcext:value-type="float">
            <text:p>74.2289625399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LN(10000*(1024/MAX(1;[.A896]) - 1))" office:value-type="float" office:value="7.31695870920091" calcext:value-type="float">
            <text:p>7.31695870920091</text:p>
          </table:table-cell>
          <table:table-cell table:formula="of:=1 / ([.$B$1] + ([.$B$2] + ([.$B$3] * [.B896] * [.B896] )) * [.B896] )" office:value-type="float" office:value="347.63553107506" calcext:value-type="float">
            <text:p>347.63553107506</text:p>
          </table:table-cell>
          <table:table-cell table:formula="of:=[.C896] - 273.15" office:value-type="float" office:value="74.4855310750604" calcext:value-type="float">
            <text:p>74.4855310750604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LN(10000*(1024/MAX(1;[.A897]) - 1))" office:value-type="float" office:value="7.30834507272713" calcext:value-type="float">
            <text:p>7.30834507272713</text:p>
          </table:table-cell>
          <table:table-cell table:formula="of:=1 / ([.$B$1] + ([.$B$2] + ([.$B$3] * [.B897] * [.B897] )) * [.B897] )" office:value-type="float" office:value="347.894079660909" calcext:value-type="float">
            <text:p>347.894079660909</text:p>
          </table:table-cell>
          <table:table-cell table:formula="of:=[.C897] - 273.15" office:value-type="float" office:value="74.7440796609088" calcext:value-type="float">
            <text:p>74.7440796609088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LN(10000*(1024/MAX(1;[.A898]) - 1))" office:value-type="float" office:value="7.29967616198254" calcext:value-type="float">
            <text:p>7.29967616198254</text:p>
          </table:table-cell>
          <table:table-cell table:formula="of:=1 / ([.$B$1] + ([.$B$2] + ([.$B$3] * [.B898] * [.B898] )) * [.B898] )" office:value-type="float" office:value="348.154641045523" calcext:value-type="float">
            <text:p>348.154641045523</text:p>
          </table:table-cell>
          <table:table-cell table:formula="of:=[.C898] - 273.15" office:value-type="float" office:value="75.0046410455229" calcext:value-type="float">
            <text:p>75.0046410455229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LN(10000*(1024/MAX(1;[.A899]) - 1))" office:value-type="float" office:value="7.29095111430084" calcext:value-type="float">
            <text:p>7.29095111430084</text:p>
          </table:table-cell>
          <table:table-cell table:formula="of:=1 / ([.$B$1] + ([.$B$2] + ([.$B$3] * [.B899] * [.B899] )) * [.B899] )" office:value-type="float" office:value="348.41724876631" calcext:value-type="float">
            <text:p>348.41724876631</text:p>
          </table:table-cell>
          <table:table-cell table:formula="of:=[.C899] - 273.15" office:value-type="float" office:value="75.2672487663103" calcext:value-type="float">
            <text:p>75.2672487663103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LN(10000*(1024/MAX(1;[.A900]) - 1))" office:value-type="float" office:value="7.28216904725825" calcext:value-type="float">
            <text:p>7.28216904725825</text:p>
          </table:table-cell>
          <table:table-cell table:formula="of:=1 / ([.$B$1] + ([.$B$2] + ([.$B$3] * [.B900] * [.B900] )) * [.B900] )" office:value-type="float" office:value="348.681937175317" calcext:value-type="float">
            <text:p>348.681937175317</text:p>
          </table:table-cell>
          <table:table-cell table:formula="of:=[.C900] - 273.15" office:value-type="float" office:value="75.5319371753168" calcext:value-type="float">
            <text:p>75.5319371753168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LN(10000*(1024/MAX(1;[.A901]) - 1))" office:value-type="float" office:value="7.273329058063" calcext:value-type="float">
            <text:p>7.273329058063</text:p>
          </table:table-cell>
          <table:table-cell table:formula="of:=1 / ([.$B$1] + ([.$B$2] + ([.$B$3] * [.B901] * [.B901] )) * [.B901] )" office:value-type="float" office:value="348.948741465549" calcext:value-type="float">
            <text:p>348.948741465549</text:p>
          </table:table-cell>
          <table:table-cell table:formula="of:=[.C901] - 273.15" office:value-type="float" office:value="75.7987414655486" calcext:value-type="float">
            <text:p>75.798741465548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LN(10000*(1024/MAX(1;[.A902]) - 1))" office:value-type="float" office:value="7.26443022292087" calcext:value-type="float">
            <text:p>7.26443022292087</text:p>
          </table:table-cell>
          <table:table-cell table:formula="of:=1 / ([.$B$1] + ([.$B$2] + ([.$B$3] * [.B902] * [.B902] )) * [.B902] )" office:value-type="float" office:value="349.217697698356" calcext:value-type="float">
            <text:p>349.217697698356</text:p>
          </table:table-cell>
          <table:table-cell table:formula="of:=[.C902] - 273.15" office:value-type="float" office:value="76.0676976983564" calcext:value-type="float">
            <text:p>76.0676976983564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LN(10000*(1024/MAX(1;[.A903]) - 1))" office:value-type="float" office:value="7.25547159637598" calcext:value-type="float">
            <text:p>7.25547159637598</text:p>
          </table:table-cell>
          <table:table-cell table:formula="of:=1 / ([.$B$1] + ([.$B$2] + ([.$B$3] * [.B903] * [.B903] )) * [.B903] )" office:value-type="float" office:value="349.488842831936" calcext:value-type="float">
            <text:p>349.488842831936</text:p>
          </table:table-cell>
          <table:table-cell table:formula="of:=[.C903] - 273.15" office:value-type="float" office:value="76.3388428319358" calcext:value-type="float">
            <text:p>76.3388428319358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10000*(1024/MAX(1;[.A904]) - 1))" office:value-type="float" office:value="7.24645221062546" calcext:value-type="float">
            <text:p>7.24645221062546</text:p>
          </table:table-cell>
          <table:table-cell table:formula="of:=1 / ([.$B$1] + ([.$B$2] + ([.$B$3] * [.B904] * [.B904] )) * [.B904] )" office:value-type="float" office:value="349.762214750996" calcext:value-type="float">
            <text:p>349.762214750996</text:p>
          </table:table-cell>
          <table:table-cell table:formula="of:=[.C904] - 273.15" office:value-type="float" office:value="76.6122147509964" calcext:value-type="float">
            <text:p>76.6122147509964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LN(10000*(1024/MAX(1;[.A905]) - 1))" office:value-type="float" office:value="7.23737107480686" calcext:value-type="float">
            <text:p>7.23737107480686</text:p>
          </table:table-cell>
          <table:table-cell table:formula="of:=1 / ([.$B$1] + ([.$B$2] + ([.$B$3] * [.B905] * [.B905] )) * [.B905] )" office:value-type="float" office:value="350.037852297657" calcext:value-type="float">
            <text:p>350.037852297657</text:p>
          </table:table-cell>
          <table:table-cell table:formula="of:=[.C905] - 273.15" office:value-type="float" office:value="76.8878522976567" calcext:value-type="float">
            <text:p>76.8878522976567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LN(10000*(1024/MAX(1;[.A906]) - 1))" office:value-type="float" office:value="7.22822717425691" calcext:value-type="float">
            <text:p>7.22822717425691</text:p>
          </table:table-cell>
          <table:table-cell table:formula="of:=1 / ([.$B$1] + ([.$B$2] + ([.$B$3] * [.B906] * [.B906] )) * [.B906] )" office:value-type="float" office:value="350.315795303629" calcext:value-type="float">
            <text:p>350.315795303629</text:p>
          </table:table-cell>
          <table:table-cell table:formula="of:=[.C906] - 273.15" office:value-type="float" office:value="77.1657953036291" calcext:value-type="float">
            <text:p>77.1657953036291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LN(10000*(1024/MAX(1;[.A907]) - 1))" office:value-type="float" office:value="7.21901946974026" calcext:value-type="float">
            <text:p>7.21901946974026</text:p>
          </table:table-cell>
          <table:table-cell table:formula="of:=1 / ([.$B$1] + ([.$B$2] + ([.$B$3] * [.B907] * [.B907] )) * [.B907] )" office:value-type="float" office:value="350.596084623756" calcext:value-type="float">
            <text:p>350.596084623756</text:p>
          </table:table-cell>
          <table:table-cell table:formula="of:=[.C907] - 273.15" office:value-type="float" office:value="77.4460846237563" calcext:value-type="float">
            <text:p>77.4460846237563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LN(10000*(1024/MAX(1;[.A908]) - 1))" office:value-type="float" office:value="7.20974689664682" calcext:value-type="float">
            <text:p>7.20974689664682</text:p>
          </table:table-cell>
          <table:table-cell table:formula="of:=1 / ([.$B$1] + ([.$B$2] + ([.$B$3] * [.B908] * [.B908] )) * [.B908] )" office:value-type="float" office:value="350.878762170969" calcext:value-type="float">
            <text:p>350.878762170969</text:p>
          </table:table-cell>
          <table:table-cell table:formula="of:=[.C908] - 273.15" office:value-type="float" office:value="77.7287621709691" calcext:value-type="float">
            <text:p>77.7287621709691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LN(10000*(1024/MAX(1;[.A909]) - 1))" office:value-type="float" office:value="7.20040836415594" calcext:value-type="float">
            <text:p>7.20040836415594</text:p>
          </table:table-cell>
          <table:table-cell table:formula="of:=1 / ([.$B$1] + ([.$B$2] + ([.$B$3] * [.B909] * [.B909] )) * [.B909] )" office:value-type="float" office:value="351.163870952738" calcext:value-type="float">
            <text:p>351.163870952738</text:p>
          </table:table-cell>
          <table:table-cell table:formula="of:=[.C909] - 273.15" office:value-type="float" office:value="78.0138709527376" calcext:value-type="float">
            <text:p>78.0138709527376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LN(10000*(1024/MAX(1;[.A910]) - 1))" office:value-type="float" office:value="7.19100275436605" calcext:value-type="float">
            <text:p>7.19100275436605</text:p>
          </table:table-cell>
          <table:table-cell table:formula="of:=1 / ([.$B$1] + ([.$B$2] + ([.$B$3] * [.B910] * [.B910] )) * [.B910] )" office:value-type="float" office:value="351.451455109093" calcext:value-type="float">
            <text:p>351.451455109093</text:p>
          </table:table-cell>
          <table:table-cell table:formula="of:=[.C910] - 273.15" office:value-type="float" office:value="78.3014551090931" calcext:value-type="float">
            <text:p>78.3014551090931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LN(10000*(1024/MAX(1;[.A911]) - 1))" office:value-type="float" office:value="7.18152892138779" calcext:value-type="float">
            <text:p>7.18152892138779</text:p>
          </table:table-cell>
          <table:table-cell table:formula="of:=1 / ([.$B$1] + ([.$B$2] + ([.$B$3] * [.B911] * [.B911] )) * [.B911] )" office:value-type="float" office:value="351.741559952302" calcext:value-type="float">
            <text:p>351.741559952302</text:p>
          </table:table-cell>
          <table:table-cell table:formula="of:=[.C911] - 273.15" office:value-type="float" office:value="78.591559952302" calcext:value-type="float">
            <text:p>78.591559952302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LN(10000*(1024/MAX(1;[.A912]) - 1))" office:value-type="float" office:value="7.17198569039887" calcext:value-type="float">
            <text:p>7.17198569039887</text:p>
          </table:table-cell>
          <table:table-cell table:formula="of:=1 / ([.$B$1] + ([.$B$2] + ([.$B$3] * [.B912] * [.B912] )) * [.B912] )" office:value-type="float" office:value="352.034232008277" calcext:value-type="float">
            <text:p>352.034232008277</text:p>
          </table:table-cell>
          <table:table-cell table:formula="of:=[.C912] - 273.15" office:value-type="float" office:value="78.884232008277" calcext:value-type="float">
            <text:p>78.884232008277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LN(10000*(1024/MAX(1;[.A913]) - 1))" office:value-type="float" office:value="7.1623718566588" calcext:value-type="float">
            <text:p>7.1623718566588</text:p>
          </table:table-cell>
          <table:table-cell table:formula="of:=1 / ([.$B$1] + ([.$B$2] + ([.$B$3] * [.B913] * [.B913] )) * [.B913] )" office:value-type="float" office:value="352.329519059819" calcext:value-type="float">
            <text:p>352.329519059819</text:p>
          </table:table-cell>
          <table:table-cell table:formula="of:=[.C913] - 273.15" office:value-type="float" office:value="79.1795190598194" calcext:value-type="float">
            <text:p>79.1795190598194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LN(10000*(1024/MAX(1;[.A914]) - 1))" office:value-type="float" office:value="7.15268618448126" calcext:value-type="float">
            <text:p>7.15268618448126</text:p>
          </table:table-cell>
          <table:table-cell table:formula="of:=1 / ([.$B$1] + ([.$B$2] + ([.$B$3] * [.B914] * [.B914] )) * [.B914] )" office:value-type="float" office:value="352.627470191787" calcext:value-type="float">
            <text:p>352.627470191787</text:p>
          </table:table-cell>
          <table:table-cell table:formula="of:=[.C914] - 273.15" office:value-type="float" office:value="79.4774701917875" calcext:value-type="float">
            <text:p>79.477470191787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LN(10000*(1024/MAX(1;[.A915]) - 1))" office:value-type="float" office:value="7.14292740616195" calcext:value-type="float">
            <text:p>7.14292740616195</text:p>
          </table:table-cell>
          <table:table-cell table:formula="of:=1 / ([.$B$1] + ([.$B$2] + ([.$B$3] * [.B915] * [.B915] )) * [.B915] )" office:value-type="float" office:value="352.928135838297" calcext:value-type="float">
            <text:p>352.928135838297</text:p>
          </table:table-cell>
          <table:table-cell table:formula="of:=[.C915] - 273.15" office:value-type="float" office:value="79.778135838297" calcext:value-type="float">
            <text:p>79.77813583829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LN(10000*(1024/MAX(1;[.A916]) - 1))" office:value-type="float" office:value="7.13309422085978" calcext:value-type="float">
            <text:p>7.13309422085978</text:p>
          </table:table-cell>
          <table:table-cell table:formula="of:=1 / ([.$B$1] + ([.$B$2] + ([.$B$3] * [.B916] * [.B916] )) * [.B916] )" office:value-type="float" office:value="353.23156783206" calcext:value-type="float">
            <text:p>353.23156783206</text:p>
          </table:table-cell>
          <table:table-cell table:formula="of:=[.C916] - 273.15" office:value-type="float" office:value="80.0815678320602" calcext:value-type="float">
            <text:p>80.081567832060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LN(10000*(1024/MAX(1;[.A917]) - 1))" office:value-type="float" office:value="7.12318529342857" calcext:value-type="float">
            <text:p>7.12318529342857</text:p>
          </table:table-cell>
          <table:table-cell table:formula="of:=1 / ([.$B$1] + ([.$B$2] + ([.$B$3] * [.B917] * [.B917] )) * [.B917] )" office:value-type="float" office:value="353.537819455985" calcext:value-type="float">
            <text:p>353.537819455985</text:p>
          </table:table-cell>
          <table:table-cell table:formula="of:=[.C917] - 273.15" office:value-type="float" office:value="80.3878194559847" calcext:value-type="float">
            <text:p>80.387819455984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LN(10000*(1024/MAX(1;[.A918]) - 1))" office:value-type="float" office:value="7.11319925319695" calcext:value-type="float">
            <text:p>7.11319925319695</text:p>
          </table:table-cell>
          <table:table-cell table:formula="of:=1 / ([.$B$1] + ([.$B$2] + ([.$B$3] * [.B918] * [.B918] )) * [.B918] )" office:value-type="float" office:value="353.846945497152" calcext:value-type="float">
            <text:p>353.846945497152</text:p>
          </table:table-cell>
          <table:table-cell table:formula="of:=[.C918] - 273.15" office:value-type="float" office:value="80.6969454971523" calcext:value-type="float">
            <text:p>80.6969454971523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LN(10000*(1024/MAX(1;[.A919]) - 1))" office:value-type="float" office:value="7.10313469269355" calcext:value-type="float">
            <text:p>7.10313469269355</text:p>
          </table:table-cell>
          <table:table-cell table:formula="of:=1 / ([.$B$1] + ([.$B$2] + ([.$B$3] * [.B919] * [.B919] )) * [.B919] )" office:value-type="float" office:value="354.159002303313" calcext:value-type="float">
            <text:p>354.159002303313</text:p>
          </table:table-cell>
          <table:table-cell table:formula="of:=[.C919] - 273.15" office:value-type="float" office:value="81.0090023033127" calcext:value-type="float">
            <text:p>81.009002303312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LN(10000*(1024/MAX(1;[.A920]) - 1))" office:value-type="float" office:value="7.09299016631445" calcext:value-type="float">
            <text:p>7.09299016631445</text:p>
          </table:table-cell>
          <table:table-cell table:formula="of:=1 / ([.$B$1] + ([.$B$2] + ([.$B$3] * [.B920] * [.B920] )) * [.B920] )" office:value-type="float" office:value="354.474047842034" calcext:value-type="float">
            <text:p>354.474047842034</text:p>
          </table:table-cell>
          <table:table-cell table:formula="of:=[.C920] - 273.15" office:value-type="float" office:value="81.3240478420336" calcext:value-type="float">
            <text:p>81.324047842033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LN(10000*(1024/MAX(1;[.A921]) - 1))" office:value-type="float" office:value="7.08276418892981" calcext:value-type="float">
            <text:p>7.08276418892981</text:p>
          </table:table-cell>
          <table:table-cell table:formula="of:=1 / ([.$B$1] + ([.$B$2] + ([.$B$3] * [.B921] * [.B921] )) * [.B921] )" office:value-type="float" office:value="354.792141762655" calcext:value-type="float">
            <text:p>354.792141762655</text:p>
          </table:table-cell>
          <table:table-cell table:formula="of:=[.C921] - 273.15" office:value-type="float" office:value="81.6421417626547" calcext:value-type="float">
            <text:p>81.6421417626547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LN(10000*(1024/MAX(1;[.A922]) - 1))" office:value-type="float" office:value="7.07245523442627" calcext:value-type="float">
            <text:p>7.07245523442627</text:p>
          </table:table-cell>
          <table:table-cell table:formula="of:=1 / ([.$B$1] + ([.$B$2] + ([.$B$3] * [.B922] * [.B922] )) * [.B922] )" office:value-type="float" office:value="355.113345461209" calcext:value-type="float">
            <text:p>355.113345461209</text:p>
          </table:table-cell>
          <table:table-cell table:formula="of:=[.C922] - 273.15" office:value-type="float" office:value="81.963345461209" calcext:value-type="float">
            <text:p>81.963345461209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LN(10000*(1024/MAX(1;[.A923]) - 1))" office:value-type="float" office:value="7.06206173418163" calcext:value-type="float">
            <text:p>7.06206173418163</text:p>
          </table:table-cell>
          <table:table-cell table:formula="of:=1 / ([.$B$1] + ([.$B$2] + ([.$B$3] * [.B923] * [.B923] )) * [.B923] )" office:value-type="float" office:value="355.437722148481" calcext:value-type="float">
            <text:p>355.437722148481</text:p>
          </table:table-cell>
          <table:table-cell table:formula="of:=[.C923] - 273.15" office:value-type="float" office:value="82.2877221484807" calcext:value-type="float">
            <text:p>82.2877221484807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LN(10000*(1024/MAX(1;[.A924]) - 1))" office:value-type="float" office:value="7.05158207546776" calcext:value-type="float">
            <text:p>7.05158207546776</text:p>
          </table:table-cell>
          <table:table-cell table:formula="of:=1 / ([.$B$1] + ([.$B$2] + ([.$B$3] * [.B924] * [.B924] )) * [.B924] )" office:value-type="float" office:value="355.765336921383" calcext:value-type="float">
            <text:p>355.765336921383</text:p>
          </table:table-cell>
          <table:table-cell table:formula="of:=[.C924] - 273.15" office:value-type="float" office:value="82.615336921383" calcext:value-type="float">
            <text:p>82.615336921383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LN(10000*(1024/MAX(1;[.A925]) - 1))" office:value-type="float" office:value="7.04101459977802" calcext:value-type="float">
            <text:p>7.04101459977802</text:p>
          </table:table-cell>
          <table:table-cell table:formula="of:=1 / ([.$B$1] + ([.$B$2] + ([.$B$3] * [.B925] * [.B925] )) * [.B925] )" office:value-type="float" office:value="356.09625683785" calcext:value-type="float">
            <text:p>356.09625683785</text:p>
          </table:table-cell>
          <table:table-cell table:formula="of:=[.C925] - 273.15" office:value-type="float" office:value="82.9462568378501" calcext:value-type="float">
            <text:p>82.9462568378501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LN(10000*(1024/MAX(1;[.A926]) - 1))" office:value-type="float" office:value="7.03035760107447" calcext:value-type="float">
            <text:p>7.03035760107447</text:p>
          </table:table-cell>
          <table:table-cell table:formula="of:=1 / ([.$B$1] + ([.$B$2] + ([.$B$3] * [.B926] * [.B926] )) * [.B926] )" office:value-type="float" office:value="356.430550995454" calcext:value-type="float">
            <text:p>356.430550995454</text:p>
          </table:table-cell>
          <table:table-cell table:formula="of:=[.C926] - 273.15" office:value-type="float" office:value="83.2805509954537" calcext:value-type="float">
            <text:p>83.2805509954537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LN(10000*(1024/MAX(1;[.A927]) - 1))" office:value-type="float" office:value="7.01960932395051" calcext:value-type="float">
            <text:p>7.01960932395051</text:p>
          </table:table-cell>
          <table:table-cell table:formula="of:=1 / ([.$B$1] + ([.$B$2] + ([.$B$3] * [.B927] * [.B927] )) * [.B927] )" office:value-type="float" office:value="356.768290613965" calcext:value-type="float">
            <text:p>356.768290613965</text:p>
          </table:table-cell>
          <table:table-cell table:formula="of:=[.C927] - 273.15" office:value-type="float" office:value="83.6182906139646" calcext:value-type="float">
            <text:p>83.6182906139646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LN(10000*(1024/MAX(1;[.A928]) - 1))" office:value-type="float" office:value="7.00876796170386" calcext:value-type="float">
            <text:p>7.00876796170386</text:p>
          </table:table-cell>
          <table:table-cell table:formula="of:=1 / ([.$B$1] + ([.$B$2] + ([.$B$3] * [.B928] * [.B928] )) * [.B928] )" office:value-type="float" office:value="357.109549122101" calcext:value-type="float">
            <text:p>357.109549122101</text:p>
          </table:table-cell>
          <table:table-cell table:formula="of:=[.C928] - 273.15" office:value-type="float" office:value="83.959549122101" calcext:value-type="float">
            <text:p>83.95954912210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LN(10000*(1024/MAX(1;[.A929]) - 1))" office:value-type="float" office:value="6.99783165431459" calcext:value-type="float">
            <text:p>6.99783165431459</text:p>
          </table:table-cell>
          <table:table-cell table:formula="of:=1 / ([.$B$1] + ([.$B$2] + ([.$B$3] * [.B929] * [.B929] )) * [.B929] )" office:value-type="float" office:value="357.454402248716" calcext:value-type="float">
            <text:p>357.454402248716</text:p>
          </table:table-cell>
          <table:table-cell table:formula="of:=[.C929] - 273.15" office:value-type="float" office:value="84.304402248716" calcext:value-type="float">
            <text:p>84.304402248716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LN(10000*(1024/MAX(1;[.A930]) - 1))" office:value-type="float" office:value="6.98679848632259" calcext:value-type="float">
            <text:p>6.98679848632259</text:p>
          </table:table-cell>
          <table:table-cell table:formula="of:=1 / ([.$B$1] + ([.$B$2] + ([.$B$3] * [.B930] * [.B930] )) * [.B930] )" office:value-type="float" office:value="357.802928118702" calcext:value-type="float">
            <text:p>357.802928118702</text:p>
          </table:table-cell>
          <table:table-cell table:formula="of:=[.C930] - 273.15" office:value-type="float" office:value="84.652928118702" calcext:value-type="float">
            <text:p>84.652928118702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LN(10000*(1024/MAX(1;[.A931]) - 1))" office:value-type="float" office:value="6.97566648459835" calcext:value-type="float">
            <text:p>6.97566648459835</text:p>
          </table:table-cell>
          <table:table-cell table:formula="of:=1 / ([.$B$1] + ([.$B$2] + ([.$B$3] * [.B931] * [.B931] )) * [.B931] )" office:value-type="float" office:value="358.155207353902" calcext:value-type="float">
            <text:p>358.155207353902</text:p>
          </table:table-cell>
          <table:table-cell table:formula="of:=[.C931] - 273.15" office:value-type="float" office:value="85.0052073539023" calcext:value-type="float">
            <text:p>85.005207353902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LN(10000*(1024/MAX(1;[.A932]) - 1))" office:value-type="float" office:value="6.96443361600058" calcext:value-type="float">
            <text:p>6.96443361600058</text:p>
          </table:table-cell>
          <table:table-cell table:formula="of:=1 / ([.$B$1] + ([.$B$2] + ([.$B$3] * [.B932] * [.B932] )) * [.B932] )" office:value-type="float" office:value="358.511323179348" calcext:value-type="float">
            <text:p>358.511323179348</text:p>
          </table:table-cell>
          <table:table-cell table:formula="of:=[.C932] - 273.15" office:value-type="float" office:value="85.361323179348" calcext:value-type="float">
            <text:p>85.361323179348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LN(10000*(1024/MAX(1;[.A933]) - 1))" office:value-type="float" office:value="6.95309778491371" calcext:value-type="float">
            <text:p>6.95309778491371</text:p>
          </table:table-cell>
          <table:table-cell table:formula="of:=1 / ([.$B$1] + ([.$B$2] + ([.$B$3] * [.B933] * [.B933] )) * [.B933] )" office:value-type="float" office:value="358.871361535158" calcext:value-type="float">
            <text:p>358.871361535158</text:p>
          </table:table-cell>
          <table:table-cell table:formula="of:=[.C933] - 273.15" office:value-type="float" office:value="85.7213615351577" calcext:value-type="float">
            <text:p>85.7213615351577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LN(10000*(1024/MAX(1;[.A934]) - 1))" office:value-type="float" office:value="6.94165683065782" calcext:value-type="float">
            <text:p>6.94165683065782</text:p>
          </table:table-cell>
          <table:table-cell table:formula="of:=1 / ([.$B$1] + ([.$B$2] + ([.$B$3] * [.B934] * [.B934] )) * [.B934] )" office:value-type="float" office:value="359.235411194464" calcext:value-type="float">
            <text:p>359.235411194464</text:p>
          </table:table-cell>
          <table:table-cell table:formula="of:=[.C934] - 273.15" office:value-type="float" office:value="86.0854111944644" calcext:value-type="float">
            <text:p>86.0854111944644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LN(10000*(1024/MAX(1;[.A935]) - 1))" office:value-type="float" office:value="6.93010852476288" calcext:value-type="float">
            <text:p>6.93010852476288</text:p>
          </table:table-cell>
          <table:table-cell table:formula="of:=1 / ([.$B$1] + ([.$B$2] + ([.$B$3] * [.B935] * [.B935] )) * [.B935] )" office:value-type="float" office:value="359.60356388776" calcext:value-type="float">
            <text:p>359.60356388776</text:p>
          </table:table-cell>
          <table:table-cell table:formula="of:=[.C935] - 273.15" office:value-type="float" office:value="86.4535638877602" calcext:value-type="float">
            <text:p>86.453563887760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LN(10000*(1024/MAX(1;[.A936]) - 1))" office:value-type="float" office:value="6.91845056809889" calcext:value-type="float">
            <text:p>6.91845056809889</text:p>
          </table:table-cell>
          <table:table-cell table:formula="of:=1 / ([.$B$1] + ([.$B$2] + ([.$B$3] * [.B936] * [.B936] )) * [.B936] )" office:value-type="float" office:value="359.975914434082" calcext:value-type="float">
            <text:p>359.975914434082</text:p>
          </table:table-cell>
          <table:table-cell table:formula="of:=[.C936] - 273.15" office:value-type="float" office:value="86.8259144340825" calcext:value-type="float">
            <text:p>86.825914434082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LN(10000*(1024/MAX(1;[.A937]) - 1))" office:value-type="float" office:value="6.90668058785237" calcext:value-type="float">
            <text:p>6.90668058785237</text:p>
          </table:table-cell>
          <table:table-cell table:formula="of:=1 / ([.$B$1] + ([.$B$2] + ([.$B$3] * [.B937] * [.B937] )) * [.B937] )" office:value-type="float" office:value="360.352560879492" calcext:value-type="float">
            <text:p>360.352560879492</text:p>
          </table:table-cell>
          <table:table-cell table:formula="of:=[.C937] - 273.15" office:value-type="float" office:value="87.2025608794923" calcext:value-type="float">
            <text:p>87.2025608794923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LN(10000*(1024/MAX(1;[.A938]) - 1))" office:value-type="float" office:value="6.89479613433963" calcext:value-type="float">
            <text:p>6.89479613433963</text:p>
          </table:table-cell>
          <table:table-cell table:formula="of:=1 / ([.$B$1] + ([.$B$2] + ([.$B$3] * [.B938] * [.B938] )) * [.B938] )" office:value-type="float" office:value="360.733604643337" calcext:value-type="float">
            <text:p>360.733604643337</text:p>
          </table:table-cell>
          <table:table-cell table:formula="of:=[.C938] - 273.15" office:value-type="float" office:value="87.5836046433367" calcext:value-type="float">
            <text:p>87.5836046433367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LN(10000*(1024/MAX(1;[.A939]) - 1))" office:value-type="float" office:value="6.88279467764569" calcext:value-type="float">
            <text:p>6.88279467764569</text:p>
          </table:table-cell>
          <table:table-cell table:formula="of:=1 / ([.$B$1] + ([.$B$2] + ([.$B$3] * [.B939] * [.B939] )) * [.B939] )" office:value-type="float" office:value="361.119150672822" calcext:value-type="float">
            <text:p>361.119150672822</text:p>
          </table:table-cell>
          <table:table-cell table:formula="of:=[.C939] - 273.15" office:value-type="float" office:value="87.9691506728217" calcext:value-type="float">
            <text:p>87.969150672821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LN(10000*(1024/MAX(1;[.A940]) - 1))" office:value-type="float" office:value="6.87067360407761" calcext:value-type="float">
            <text:p>6.87067360407761</text:p>
          </table:table-cell>
          <table:table-cell table:formula="of:=1 / ([.$B$1] + ([.$B$2] + ([.$B$3] * [.B940] * [.B940] )) * [.B940] )" office:value-type="float" office:value="361.509307606466" calcext:value-type="float">
            <text:p>361.509307606466</text:p>
          </table:table-cell>
          <table:table-cell table:formula="of:=[.C940] - 273.15" office:value-type="float" office:value="88.3593076064659" calcext:value-type="float">
            <text:p>88.3593076064659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LN(10000*(1024/MAX(1;[.A941]) - 1))" office:value-type="float" office:value="6.85843021241964" calcext:value-type="float">
            <text:p>6.85843021241964</text:p>
          </table:table-cell>
          <table:table-cell table:formula="of:=1 / ([.$B$1] + ([.$B$2] + ([.$B$3] * [.B941] * [.B941] )) * [.B941] )" office:value-type="float" office:value="361.904187947051" calcext:value-type="float">
            <text:p>361.904187947051</text:p>
          </table:table-cell>
          <table:table-cell table:formula="of:=[.C941] - 273.15" office:value-type="float" office:value="88.7541879470506" calcext:value-type="float">
            <text:p>88.7541879470506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LN(10000*(1024/MAX(1;[.A942]) - 1))" office:value-type="float" office:value="6.8460617099768" calcext:value-type="float">
            <text:p>6.8460617099768</text:p>
          </table:table-cell>
          <table:table-cell table:formula="of:=1 / ([.$B$1] + ([.$B$2] + ([.$B$3] * [.B942] * [.B942] )) * [.B942] )" office:value-type="float" office:value="362.303908244732" calcext:value-type="float">
            <text:p>362.303908244732</text:p>
          </table:table-cell>
          <table:table-cell table:formula="of:=[.C942] - 273.15" office:value-type="float" office:value="89.153908244732" calcext:value-type="float">
            <text:p>89.153908244732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LN(10000*(1024/MAX(1;[.A943]) - 1))" office:value-type="float" office:value="6.83356520839235" calcext:value-type="float">
            <text:p>6.83356520839235</text:p>
          </table:table-cell>
          <table:table-cell table:formula="of:=1 / ([.$B$1] + ([.$B$2] + ([.$B$3] * [.B943] * [.B943] )) * [.B943] )" office:value-type="float" office:value="362.708589291037" calcext:value-type="float">
            <text:p>362.708589291037</text:p>
          </table:table-cell>
          <table:table-cell table:formula="of:=[.C943] - 273.15" office:value-type="float" office:value="89.5585892910368" calcext:value-type="float">
            <text:p>89.5585892910368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LN(10000*(1024/MAX(1;[.A944]) - 1))" office:value-type="float" office:value="6.82093771922347" calcext:value-type="float">
            <text:p>6.82093771922347</text:p>
          </table:table-cell>
          <table:table-cell table:formula="of:=1 / ([.$B$1] + ([.$B$2] + ([.$B$3] * [.B944] * [.B944] )) * [.B944] )" office:value-type="float" office:value="363.118356324522" calcext:value-type="float">
            <text:p>363.118356324522</text:p>
          </table:table-cell>
          <table:table-cell table:formula="of:=[.C944] - 273.15" office:value-type="float" office:value="89.9683563245218" calcext:value-type="float">
            <text:p>89.9683563245218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LN(10000*(1024/MAX(1;[.A945]) - 1))" office:value-type="float" office:value="6.80817614925824" calcext:value-type="float">
            <text:p>6.80817614925824</text:p>
          </table:table-cell>
          <table:table-cell table:formula="of:=1 / ([.$B$1] + ([.$B$2] + ([.$B$3] * [.B945] * [.B945] )) * [.B945] )" office:value-type="float" office:value="363.533339248944" calcext:value-type="float">
            <text:p>363.533339248944</text:p>
          </table:table-cell>
          <table:table-cell table:formula="of:=[.C945] - 273.15" office:value-type="float" office:value="90.3833392489437" calcext:value-type="float">
            <text:p>90.3833392489437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LN(10000*(1024/MAX(1;[.A946]) - 1))" office:value-type="float" office:value="6.79527729555545" calcext:value-type="float">
            <text:p>6.79527729555545</text:p>
          </table:table-cell>
          <table:table-cell table:formula="of:=1 / ([.$B$1] + ([.$B$2] + ([.$B$3] * [.B946] * [.B946] )) * [.B946] )" office:value-type="float" office:value="363.95367286486" calcext:value-type="float">
            <text:p>363.95367286486</text:p>
          </table:table-cell>
          <table:table-cell table:formula="of:=[.C946] - 273.15" office:value-type="float" office:value="90.8036728648599" calcext:value-type="float">
            <text:p>90.8036728648599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LN(10000*(1024/MAX(1;[.A947]) - 1))" office:value-type="float" office:value="6.7822378401874" calcext:value-type="float">
            <text:p>6.7822378401874</text:p>
          </table:table-cell>
          <table:table-cell table:formula="of:=1 / ([.$B$1] + ([.$B$2] + ([.$B$3] * [.B947] * [.B947] )) * [.B947] )" office:value-type="float" office:value="364.379497115656" calcext:value-type="float">
            <text:p>364.379497115656</text:p>
          </table:table-cell>
          <table:table-cell table:formula="of:=[.C947] - 273.15" office:value-type="float" office:value="91.229497115656" calcext:value-type="float">
            <text:p>91.229497115656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LN(10000*(1024/MAX(1;[.A948]) - 1))" office:value-type="float" office:value="6.76905434466407" calcext:value-type="float">
            <text:p>6.76905434466407</text:p>
          </table:table-cell>
          <table:table-cell table:formula="of:=1 / ([.$B$1] + ([.$B$2] + ([.$B$3] * [.B948] * [.B948] )) * [.B948] )" office:value-type="float" office:value="364.810957349088" calcext:value-type="float">
            <text:p>364.810957349088</text:p>
          </table:table-cell>
          <table:table-cell table:formula="of:=[.C948] - 273.15" office:value-type="float" office:value="91.6609573490884" calcext:value-type="float">
            <text:p>91.6609573490884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LN(10000*(1024/MAX(1;[.A949]) - 1))" office:value-type="float" office:value="6.75572324401517" calcext:value-type="float">
            <text:p>6.75572324401517</text:p>
          </table:table-cell>
          <table:table-cell table:formula="of:=1 / ([.$B$1] + ([.$B$2] + ([.$B$3] * [.B949] * [.B949] )) * [.B949] )" office:value-type="float" office:value="365.248204595523" calcext:value-type="float">
            <text:p>365.248204595523</text:p>
          </table:table-cell>
          <table:table-cell table:formula="of:=[.C949] - 273.15" office:value-type="float" office:value="92.0982045955226" calcext:value-type="float">
            <text:p>92.0982045955226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LN(10000*(1024/MAX(1;[.A950]) - 1))" office:value-type="float" office:value="6.74224084050456" calcext:value-type="float">
            <text:p>6.74224084050456</text:p>
          </table:table-cell>
          <table:table-cell table:formula="of:=1 / ([.$B$1] + ([.$B$2] + ([.$B$3] * [.B950] * [.B950] )) * [.B950] )" office:value-type="float" office:value="365.691395864154" calcext:value-type="float">
            <text:p>365.691395864154</text:p>
          </table:table-cell>
          <table:table-cell table:formula="of:=[.C950] - 273.15" office:value-type="float" office:value="92.5413958641539" calcext:value-type="float">
            <text:p>92.5413958641539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LN(10000*(1024/MAX(1;[.A951]) - 1))" office:value-type="float" office:value="6.72860329694946" calcext:value-type="float">
            <text:p>6.72860329694946</text:p>
          </table:table-cell>
          <table:table-cell table:formula="of:=1 / ([.$B$1] + ([.$B$2] + ([.$B$3] * [.B951] * [.B951] )) * [.B951] )" office:value-type="float" office:value="366.140694458618" calcext:value-type="float">
            <text:p>366.140694458618</text:p>
          </table:table-cell>
          <table:table-cell table:formula="of:=[.C951] - 273.15" office:value-type="float" office:value="92.9906944586176" calcext:value-type="float">
            <text:p>92.9906944586176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LN(10000*(1024/MAX(1;[.A952]) - 1))" office:value-type="float" office:value="6.7148066296139" calcext:value-type="float">
            <text:p>6.7148066296139</text:p>
          </table:table-cell>
          <table:table-cell table:formula="of:=1 / ([.$B$1] + ([.$B$2] + ([.$B$3] * [.B952] * [.B952] )) * [.B952] )" office:value-type="float" office:value="366.59627031352" calcext:value-type="float">
            <text:p>366.59627031352</text:p>
          </table:table-cell>
          <table:table-cell table:formula="of:=[.C952] - 273.15" office:value-type="float" office:value="93.4462703135197" calcext:value-type="float">
            <text:p>93.446270313519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LN(10000*(1024/MAX(1;[.A953]) - 1))" office:value-type="float" office:value="6.70084670064379" calcext:value-type="float">
            <text:p>6.70084670064379</text:p>
          </table:table-cell>
          <table:table-cell table:formula="of:=1 / ([.$B$1] + ([.$B$2] + ([.$B$3] * [.B953] * [.B953] )) * [.B953] )" office:value-type="float" office:value="367.058300353567" calcext:value-type="float">
            <text:p>367.058300353567</text:p>
          </table:table-cell>
          <table:table-cell table:formula="of:=[.C953] - 273.15" office:value-type="float" office:value="93.9083003535667" calcext:value-type="float">
            <text:p>93.908300353566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LN(10000*(1024/MAX(1;[.A954]) - 1))" office:value-type="float" office:value="6.68671921000749" calcext:value-type="float">
            <text:p>6.68671921000749</text:p>
          </table:table-cell>
          <table:table-cell table:formula="of:=1 / ([.$B$1] + ([.$B$2] + ([.$B$3] * [.B954] * [.B954] )) * [.B954] )" office:value-type="float" office:value="367.526968877128" calcext:value-type="float">
            <text:p>367.526968877128</text:p>
          </table:table-cell>
          <table:table-cell table:formula="of:=[.C954] - 273.15" office:value-type="float" office:value="94.3769688771277" calcext:value-type="float">
            <text:p>94.3769688771277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LN(10000*(1024/MAX(1;[.A955]) - 1))" office:value-type="float" office:value="6.67241968690257" calcext:value-type="float">
            <text:p>6.67241968690257</text:p>
          </table:table-cell>
          <table:table-cell table:formula="of:=1 / ([.$B$1] + ([.$B$2] + ([.$B$3] * [.B955] * [.B955] )) * [.B955] )" office:value-type="float" office:value="368.00246796624" calcext:value-type="float">
            <text:p>368.00246796624</text:p>
          </table:table-cell>
          <table:table-cell table:formula="of:=[.C955] - 273.15" office:value-type="float" office:value="94.8524679662396" calcext:value-type="float">
            <text:p>94.852467966239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LN(10000*(1024/MAX(1;[.A956]) - 1))" office:value-type="float" office:value="6.65794348058577" calcext:value-type="float">
            <text:p>6.65794348058577</text:p>
          </table:table-cell>
          <table:table-cell table:formula="of:=1 / ([.$B$1] + ([.$B$2] + ([.$B$3] * [.B956] * [.B956] )) * [.B956] )" office:value-type="float" office:value="368.484997925259" calcext:value-type="float">
            <text:p>368.484997925259</text:p>
          </table:table-cell>
          <table:table-cell table:formula="of:=[.C956] - 273.15" office:value-type="float" office:value="95.3349979252594" calcext:value-type="float">
            <text:p>95.334997925259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LN(10000*(1024/MAX(1;[.A957]) - 1))" office:value-type="float" office:value="6.64328575057918" calcext:value-type="float">
            <text:p>6.64328575057918</text:p>
          </table:table-cell>
          <table:table-cell table:formula="of:=1 / ([.$B$1] + ([.$B$2] + ([.$B$3] * [.B957] * [.B957] )) * [.B957] )" office:value-type="float" office:value="368.974767750585" calcext:value-type="float">
            <text:p>368.974767750585</text:p>
          </table:table-cell>
          <table:table-cell table:formula="of:=[.C957] - 273.15" office:value-type="float" office:value="95.8247677505851" calcext:value-type="float">
            <text:p>95.824767750585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LN(10000*(1024/MAX(1;[.A958]) - 1))" office:value-type="float" office:value="6.62844145620087" calcext:value-type="float">
            <text:p>6.62844145620087</text:p>
          </table:table-cell>
          <table:table-cell table:formula="of:=1 / ([.$B$1] + ([.$B$2] + ([.$B$3] * [.B958] * [.B958] )) * [.B958] )" office:value-type="float" office:value="369.471995634108" calcext:value-type="float">
            <text:p>369.471995634108</text:p>
          </table:table-cell>
          <table:table-cell table:formula="of:=[.C958] - 273.15" office:value-type="float" office:value="96.3219956341083" calcext:value-type="float">
            <text:p>96.321995634108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LN(10000*(1024/MAX(1;[.A959]) - 1))" office:value-type="float" office:value="6.6134053453633" calcext:value-type="float">
            <text:p>6.6134053453633</text:p>
          </table:table-cell>
          <table:table-cell table:formula="of:=1 / ([.$B$1] + ([.$B$2] + ([.$B$3] * [.B959] * [.B959] )) * [.B959] )" office:value-type="float" office:value="369.976909503326" calcext:value-type="float">
            <text:p>369.976909503326</text:p>
          </table:table-cell>
          <table:table-cell table:formula="of:=[.C959] - 273.15" office:value-type="float" office:value="96.8269095033264" calcext:value-type="float">
            <text:p>96.8269095033264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LN(10000*(1024/MAX(1;[.A960]) - 1))" office:value-type="float" office:value="6.59817194257726" calcext:value-type="float">
            <text:p>6.59817194257726</text:p>
          </table:table-cell>
          <table:table-cell table:formula="of:=1 / ([.$B$1] + ([.$B$2] + ([.$B$3] * [.B960] * [.B960] )) * [.B960] )" office:value-type="float" office:value="370.48974760135" calcext:value-type="float">
            <text:p>370.48974760135</text:p>
          </table:table-cell>
          <table:table-cell table:formula="of:=[.C960] - 273.15" office:value-type="float" office:value="97.3397476013502" calcext:value-type="float">
            <text:p>97.3397476013502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LN(10000*(1024/MAX(1;[.A961]) - 1))" office:value-type="float" office:value="6.58273553609271" calcext:value-type="float">
            <text:p>6.58273553609271</text:p>
          </table:table-cell>
          <table:table-cell table:formula="of:=1 / ([.$B$1] + ([.$B$2] + ([.$B$3] * [.B961] * [.B961] )) * [.B961] )" office:value-type="float" office:value="371.010759110369" calcext:value-type="float">
            <text:p>371.010759110369</text:p>
          </table:table-cell>
          <table:table-cell table:formula="of:=[.C961] - 273.15" office:value-type="float" office:value="97.8607591103693" calcext:value-type="float">
            <text:p>97.8607591103693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LN(10000*(1024/MAX(1;[.A962]) - 1))" office:value-type="float" office:value="6.56709016410089" calcext:value-type="float">
            <text:p>6.56709016410089</text:p>
          </table:table-cell>
          <table:table-cell table:formula="of:=1 / ([.$B$1] + ([.$B$2] + ([.$B$3] * [.B962] * [.B962] )) * [.B962] )" office:value-type="float" office:value="371.540204822519" calcext:value-type="float">
            <text:p>371.540204822519</text:p>
          </table:table-cell>
          <table:table-cell table:formula="of:=[.C962] - 273.15" office:value-type="float" office:value="98.3902048225194" calcext:value-type="float">
            <text:p>98.3902048225194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LN(10000*(1024/MAX(1;[.A963]) - 1))" office:value-type="float" office:value="6.5512295999142" calcext:value-type="float">
            <text:p>6.5512295999142</text:p>
          </table:table-cell>
          <table:table-cell table:formula="of:=1 / ([.$B$1] + ([.$B$2] + ([.$B$3] * [.B963] * [.B963] )) * [.B963] )" office:value-type="float" office:value="372.078357862518" calcext:value-type="float">
            <text:p>372.078357862518</text:p>
          </table:table-cell>
          <table:table-cell table:formula="of:=[.C963] - 273.15" office:value-type="float" office:value="98.9283578625176" calcext:value-type="float">
            <text:p>98.9283578625176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LN(10000*(1024/MAX(1;[.A964]) - 1))" office:value-type="float" office:value="6.53514733603175" calcext:value-type="float">
            <text:p>6.53514733603175</text:p>
          </table:table-cell>
          <table:table-cell table:formula="of:=1 / ([.$B$1] + ([.$B$2] + ([.$B$3] * [.B964] * [.B964] )) * [.B964] )" office:value-type="float" office:value="372.625504466901" calcext:value-type="float">
            <text:p>372.625504466901</text:p>
          </table:table-cell>
          <table:table-cell table:formula="of:=[.C964] - 273.15" office:value-type="float" office:value="99.4755044669012" calcext:value-type="float">
            <text:p>99.475504466901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LN(10000*(1024/MAX(1;[.A965]) - 1))" office:value-type="float" office:value="6.51883656698838" calcext:value-type="float">
            <text:p>6.51883656698838</text:p>
          </table:table-cell>
          <table:table-cell table:formula="of:=1 / ([.$B$1] + ([.$B$2] + ([.$B$3] * [.B965] * [.B965] )) * [.B965] )" office:value-type="float" office:value="373.181944825243" calcext:value-type="float">
            <text:p>373.181944825243</text:p>
          </table:table-cell>
          <table:table-cell table:formula="of:=[.C965] - 273.15" office:value-type="float" office:value="100.031944825243" calcext:value-type="float">
            <text:p>100.031944825243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LN(10000*(1024/MAX(1;[.A966]) - 1))" office:value-type="float" office:value="6.50229017087397" calcext:value-type="float">
            <text:p>6.50229017087397</text:p>
          </table:table-cell>
          <table:table-cell table:formula="of:=1 / ([.$B$1] + ([.$B$2] + ([.$B$3] * [.B966] * [.B966] )) * [.B966] )" office:value-type="float" office:value="373.747993989317" calcext:value-type="float">
            <text:p>373.747993989317</text:p>
          </table:table-cell>
          <table:table-cell table:formula="of:=[.C966] - 273.15" office:value-type="float" office:value="100.597993989317" calcext:value-type="float">
            <text:p>100.597993989317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LN(10000*(1024/MAX(1;[.A967]) - 1))" office:value-type="float" office:value="6.48550068939742" calcext:value-type="float">
            <text:p>6.48550068939742</text:p>
          </table:table-cell>
          <table:table-cell table:formula="of:=1 / ([.$B$1] + ([.$B$2] + ([.$B$3] * [.B967] * [.B967] )) * [.B967] )" office:value-type="float" office:value="374.323982856865" calcext:value-type="float">
            <text:p>374.323982856865</text:p>
          </table:table-cell>
          <table:table-cell table:formula="of:=[.C967] - 273.15" office:value-type="float" office:value="101.173982856865" calcext:value-type="float">
            <text:p>101.17398285686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LN(10000*(1024/MAX(1;[.A968]) - 1))" office:value-type="float" office:value="6.46846030635557" calcext:value-type="float">
            <text:p>6.46846030635557</text:p>
          </table:table-cell>
          <table:table-cell table:formula="of:=1 / ([.$B$1] + ([.$B$2] + ([.$B$3] * [.B968] * [.B968] )) * [.B968] )" office:value-type="float" office:value="374.910259237392" calcext:value-type="float">
            <text:p>374.910259237392</text:p>
          </table:table-cell>
          <table:table-cell table:formula="of:=[.C968] - 273.15" office:value-type="float" office:value="101.760259237392" calcext:value-type="float">
            <text:p>101.760259237392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LN(10000*(1024/MAX(1;[.A969]) - 1))" office:value-type="float" office:value="6.45116082435137" calcext:value-type="float">
            <text:p>6.45116082435137</text:p>
          </table:table-cell>
          <table:table-cell table:formula="of:=1 / ([.$B$1] + ([.$B$2] + ([.$B$3] * [.B969] * [.B969] )) * [.B969] )" office:value-type="float" office:value="375.507189008268" calcext:value-type="float">
            <text:p>375.507189008268</text:p>
          </table:table-cell>
          <table:table-cell table:formula="of:=[.C969] - 273.15" office:value-type="float" office:value="102.357189008268" calcext:value-type="float">
            <text:p>102.357189008268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LN(10000*(1024/MAX(1;[.A970]) - 1))" office:value-type="float" office:value="6.43359363958774" calcext:value-type="float">
            <text:p>6.43359363958774</text:p>
          </table:table-cell>
          <table:table-cell table:formula="of:=1 / ([.$B$1] + ([.$B$2] + ([.$B$3] * [.B970] * [.B970] )) * [.B970] )" office:value-type="float" office:value="376.115157370441" calcext:value-type="float">
            <text:p>376.115157370441</text:p>
          </table:table-cell>
          <table:table-cell table:formula="of:=[.C970] - 273.15" office:value-type="float" office:value="102.965157370441" calcext:value-type="float">
            <text:p>102.96515737044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LN(10000*(1024/MAX(1;[.A971]) - 1))" office:value-type="float" office:value="6.41574971454292" calcext:value-type="float">
            <text:p>6.41574971454292</text:p>
          </table:table-cell>
          <table:table-cell table:formula="of:=1 / ([.$B$1] + ([.$B$2] + ([.$B$3] * [.B971] * [.B971] )) * [.B971] )" office:value-type="float" office:value="376.734570214159" calcext:value-type="float">
            <text:p>376.734570214159</text:p>
          </table:table-cell>
          <table:table-cell table:formula="of:=[.C971] - 273.15" office:value-type="float" office:value="103.584570214159" calcext:value-type="float">
            <text:p>103.584570214159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LN(10000*(1024/MAX(1;[.A972]) - 1))" office:value-type="float" office:value="6.39761954831009" calcext:value-type="float">
            <text:p>6.39761954831009</text:p>
          </table:table-cell>
          <table:table-cell table:formula="of:=1 / ([.$B$1] + ([.$B$2] + ([.$B$3] * [.B972] * [.B972] )) * [.B972] )" office:value-type="float" office:value="377.365855606397" calcext:value-type="float">
            <text:p>377.365855606397</text:p>
          </table:table-cell>
          <table:table-cell table:formula="of:=[.C972] - 273.15" office:value-type="float" office:value="104.215855606397" calcext:value-type="float">
            <text:p>104.215855606397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LN(10000*(1024/MAX(1;[.A973]) - 1))" office:value-type="float" office:value="6.37919314435744" calcext:value-type="float">
            <text:p>6.37919314435744</text:p>
          </table:table-cell>
          <table:table-cell table:formula="of:=1 / ([.$B$1] + ([.$B$2] + ([.$B$3] * [.B973] * [.B973] )) * [.B973] )" office:value-type="float" office:value="378.009465413159" calcext:value-type="float">
            <text:p>378.009465413159</text:p>
          </table:table-cell>
          <table:table-cell table:formula="of:=[.C973] - 273.15" office:value-type="float" office:value="104.85946541316" calcext:value-type="float">
            <text:p>104.85946541316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LN(10000*(1024/MAX(1;[.A974]) - 1))" office:value-type="float" office:value="6.36045997543476" calcext:value-type="float">
            <text:p>6.36045997543476</text:p>
          </table:table-cell>
          <table:table-cell table:formula="of:=1 / ([.$B$1] + ([.$B$2] + ([.$B$3] * [.B974] * [.B974] )) * [.B974] )" office:value-type="float" office:value="378.665877071518" calcext:value-type="float">
            <text:p>378.665877071518</text:p>
          </table:table-cell>
          <table:table-cell table:formula="of:=[.C974] - 273.15" office:value-type="float" office:value="105.515877071518" calcext:value-type="float">
            <text:p>105.515877071518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LN(10000*(1024/MAX(1;[.A975]) - 1))" office:value-type="float" office:value="6.34140894531789" calcext:value-type="float">
            <text:p>6.34140894531789</text:p>
          </table:table-cell>
          <table:table-cell table:formula="of:=1 / ([.$B$1] + ([.$B$2] + ([.$B$3] * [.B975] * [.B975] )) * [.B975] )" office:value-type="float" office:value="379.335595528151" calcext:value-type="float">
            <text:p>379.335595528151</text:p>
          </table:table-cell>
          <table:table-cell table:formula="of:=[.C975] - 273.15" office:value-type="float" office:value="106.185595528151" calcext:value-type="float">
            <text:p>106.18559552815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LN(10000*(1024/MAX(1;[.A976]) - 1))" office:value-type="float" office:value="6.32202834704303" calcext:value-type="float">
            <text:p>6.32202834704303</text:p>
          </table:table-cell>
          <table:table-cell table:formula="of:=1 / ([.$B$1] + ([.$B$2] + ([.$B$3] * [.B976] * [.B976] )) * [.B976] )" office:value-type="float" office:value="380.019155363413" calcext:value-type="float">
            <text:p>380.019155363413</text:p>
          </table:table-cell>
          <table:table-cell table:formula="of:=[.C976] - 273.15" office:value-type="float" office:value="106.869155363413" calcext:value-type="float">
            <text:p>106.86915536341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LN(10000*(1024/MAX(1;[.A977]) - 1))" office:value-type="float" office:value="6.30230581723698" calcext:value-type="float">
            <text:p>6.30230581723698</text:p>
          </table:table-cell>
          <table:table-cell table:formula="of:=1 / ([.$B$1] + ([.$B$2] + ([.$B$3] * [.B977] * [.B977] )) * [.B977] )" office:value-type="float" office:value="380.717123122509" calcext:value-type="float">
            <text:p>380.717123122509</text:p>
          </table:table-cell>
          <table:table-cell table:formula="of:=[.C977] - 273.15" office:value-type="float" office:value="107.567123122509" calcext:value-type="float">
            <text:p>107.56712312250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LN(10000*(1024/MAX(1;[.A978]) - 1))" office:value-type="float" office:value="6.28222828609717" calcext:value-type="float">
            <text:p>6.28222828609717</text:p>
          </table:table-cell>
          <table:table-cell table:formula="of:=1 / ([.$B$1] + ([.$B$2] + ([.$B$3] * [.B978] * [.B978] )) * [.B978] )" office:value-type="float" office:value="381.43009987833" calcext:value-type="float">
            <text:p>381.43009987833</text:p>
          </table:table-cell>
          <table:table-cell table:formula="of:=[.C978] - 273.15" office:value-type="float" office:value="108.28009987833" calcext:value-type="float">
            <text:p>108.2800998783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LN(10000*(1024/MAX(1;[.A979]) - 1))" office:value-type="float" office:value="6.2617819225145" calcext:value-type="float">
            <text:p>6.2617819225145</text:p>
          </table:table-cell>
          <table:table-cell table:formula="of:=1 / ([.$B$1] + ([.$B$2] + ([.$B$3] * [.B979] * [.B979] )) * [.B979] )" office:value-type="float" office:value="382.158724053946" calcext:value-type="float">
            <text:p>382.158724053946</text:p>
          </table:table-cell>
          <table:table-cell table:formula="of:=[.C979] - 273.15" office:value-type="float" office:value="109.008724053946" calcext:value-type="float">
            <text:p>109.008724053946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LN(10000*(1024/MAX(1;[.A980]) - 1))" office:value-type="float" office:value="6.24095207376179" calcext:value-type="float">
            <text:p>6.24095207376179</text:p>
          </table:table-cell>
          <table:table-cell table:formula="of:=1 / ([.$B$1] + ([.$B$2] + ([.$B$3] * [.B980] * [.B980] )) * [.B980] )" office:value-type="float" office:value="382.903674536771" calcext:value-type="float">
            <text:p>382.903674536771</text:p>
          </table:table-cell>
          <table:table-cell table:formula="of:=[.C980] - 273.15" office:value-type="float" office:value="109.753674536771" calcext:value-type="float">
            <text:p>109.75367453677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LN(10000*(1024/MAX(1;[.A981]) - 1))" office:value-type="float" office:value="6.21972319908896" calcext:value-type="float">
            <text:p>6.21972319908896</text:p>
          </table:table-cell>
          <table:table-cell table:formula="of:=1 / ([.$B$1] + ([.$B$2] + ([.$B$3] * [.B981] * [.B981] )) * [.B981] )" office:value-type="float" office:value="383.665674121092" calcext:value-type="float">
            <text:p>383.665674121092</text:p>
          </table:table-cell>
          <table:table-cell table:formula="of:=[.C981] - 273.15" office:value-type="float" office:value="110.515674121092" calcext:value-type="float">
            <text:p>110.515674121092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LN(10000*(1024/MAX(1;[.A982]) - 1))" office:value-type="float" office:value="6.19807879647098" calcext:value-type="float">
            <text:p>6.19807879647098</text:p>
          </table:table-cell>
          <table:table-cell table:formula="of:=1 / ([.$B$1] + ([.$B$2] + ([.$B$3] * [.B982] * [.B982] )) * [.B982] )" office:value-type="float" office:value="384.445493321119" calcext:value-type="float">
            <text:p>384.445493321119</text:p>
          </table:table-cell>
          <table:table-cell table:formula="of:=[.C982] - 273.15" office:value-type="float" office:value="111.295493321119" calcext:value-type="float">
            <text:p>111.295493321119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LN(10000*(1024/MAX(1;[.A983]) - 1))" office:value-type="float" office:value="6.17600132164346" calcext:value-type="float">
            <text:p>6.17600132164346</text:p>
          </table:table-cell>
          <table:table-cell table:formula="of:=1 / ([.$B$1] + ([.$B$2] + ([.$B$3] * [.B983] * [.B983] )) * [.B983] )" office:value-type="float" office:value="385.243954603135" calcext:value-type="float">
            <text:p>385.243954603135</text:p>
          </table:table-cell>
          <table:table-cell table:formula="of:=[.C983] - 273.15" office:value-type="float" office:value="112.093954603135" calcext:value-type="float">
            <text:p>112.09395460313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LN(10000*(1024/MAX(1;[.A984]) - 1))" office:value-type="float" office:value="6.15347209843046" calcext:value-type="float">
            <text:p>6.15347209843046</text:p>
          </table:table-cell>
          <table:table-cell table:formula="of:=1 / ([.$B$1] + ([.$B$2] + ([.$B$3] * [.B984] * [.B984] )) * [.B984] )" office:value-type="float" office:value="386.061937092905" calcext:value-type="float">
            <text:p>386.061937092905</text:p>
          </table:table-cell>
          <table:table-cell table:formula="of:=[.C984] - 273.15" office:value-type="float" office:value="112.911937092905" calcext:value-type="float">
            <text:p>112.91193709290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LN(10000*(1024/MAX(1;[.A985]) - 1))" office:value-type="float" office:value="6.13047121921599" calcext:value-type="float">
            <text:p>6.13047121921599</text:p>
          </table:table-cell>
          <table:table-cell table:formula="of:=1 / ([.$B$1] + ([.$B$2] + ([.$B$3] * [.B985] * [.B985] )) * [.B985] )" office:value-type="float" office:value="386.900381823401" calcext:value-type="float">
            <text:p>386.900381823401</text:p>
          </table:table-cell>
          <table:table-cell table:formula="of:=[.C985] - 273.15" office:value-type="float" office:value="113.750381823401" calcext:value-type="float">
            <text:p>113.75038182340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LN(10000*(1024/MAX(1;[.A986]) - 1))" office:value-type="float" office:value="6.10697743422983" calcext:value-type="float">
            <text:p>6.10697743422983</text:p>
          </table:table-cell>
          <table:table-cell table:formula="of:=1 / ([.$B$1] + ([.$B$2] + ([.$B$3] * [.B986] * [.B986] )) * [.B986] )" office:value-type="float" office:value="387.760297598504" calcext:value-type="float">
            <text:p>387.760297598504</text:p>
          </table:table-cell>
          <table:table-cell table:formula="of:=[.C986] - 273.15" office:value-type="float" office:value="114.610297598504" calcext:value-type="float">
            <text:p>114.610297598504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LN(10000*(1024/MAX(1;[.A987]) - 1))" office:value-type="float" office:value="6.08296802810438" calcext:value-type="float">
            <text:p>6.08296802810438</text:p>
          </table:table-cell>
          <table:table-cell table:formula="of:=1 / ([.$B$1] + ([.$B$2] + ([.$B$3] * [.B987] * [.B987] )) * [.B987] )" office:value-type="float" office:value="388.642767560946" calcext:value-type="float">
            <text:p>388.642767560946</text:p>
          </table:table-cell>
          <table:table-cell table:formula="of:=[.C987] - 273.15" office:value-type="float" office:value="115.492767560946" calcext:value-type="float">
            <text:p>115.492767560946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LN(10000*(1024/MAX(1;[.A988]) - 1))" office:value-type="float" office:value="6.05841868190508" calcext:value-type="float">
            <text:p>6.05841868190508</text:p>
          </table:table-cell>
          <table:table-cell table:formula="of:=1 / ([.$B$1] + ([.$B$2] + ([.$B$3] * [.B988] * [.B988] )) * [.B988] )" office:value-type="float" office:value="389.548956567748" calcext:value-type="float">
            <text:p>389.548956567748</text:p>
          </table:table-cell>
          <table:table-cell table:formula="of:=[.C988] - 273.15" office:value-type="float" office:value="116.398956567748" calcext:value-type="float">
            <text:p>116.398956567748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LN(10000*(1024/MAX(1;[.A989]) - 1))" office:value-type="float" office:value="6.03330331853332" calcext:value-type="float">
            <text:p>6.03330331853332</text:p>
          </table:table-cell>
          <table:table-cell table:formula="of:=1 / ([.$B$1] + ([.$B$2] + ([.$B$3] * [.B989] * [.B989] )) * [.B989] )" office:value-type="float" office:value="390.480119494486" calcext:value-type="float">
            <text:p>390.480119494486</text:p>
          </table:table-cell>
          <table:table-cell table:formula="of:=[.C989] - 273.15" office:value-type="float" office:value="117.330119494487" calcext:value-type="float">
            <text:p>117.330119494487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LN(10000*(1024/MAX(1;[.A990]) - 1))" office:value-type="float" office:value="6.00759392903787" calcext:value-type="float">
            <text:p>6.00759392903787</text:p>
          </table:table-cell>
          <table:table-cell table:formula="of:=1 / ([.$B$1] + ([.$B$2] + ([.$B$3] * [.B990] * [.B990] )) * [.B990] )" office:value-type="float" office:value="391.437610611368" calcext:value-type="float">
            <text:p>391.437610611368</text:p>
          </table:table-cell>
          <table:table-cell table:formula="of:=[.C990] - 273.15" office:value-type="float" office:value="118.287610611368" calcext:value-type="float">
            <text:p>118.287610611368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LN(10000*(1024/MAX(1;[.A991]) - 1))" office:value-type="float" office:value="5.98126037693374" calcext:value-type="float">
            <text:p>5.98126037693374</text:p>
          </table:table-cell>
          <table:table-cell table:formula="of:=1 / ([.$B$1] + ([.$B$2] + ([.$B$3] * [.B991] * [.B991] )) * [.B991] )" office:value-type="float" office:value="392.42289420034" calcext:value-type="float">
            <text:p>392.42289420034</text:p>
          </table:table-cell>
          <table:table-cell table:formula="of:=[.C991] - 273.15" office:value-type="float" office:value="119.27289420034" calcext:value-type="float">
            <text:p>119.27289420034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LN(10000*(1024/MAX(1;[.A992]) - 1))" office:value-type="float" office:value="5.95427017709993" calcext:value-type="float">
            <text:p>5.95427017709993</text:p>
          </table:table-cell>
          <table:table-cell table:formula="of:=1 / ([.$B$1] + ([.$B$2] + ([.$B$3] * [.B992] * [.B992] )) * [.B992] )" office:value-type="float" office:value="393.437556614309" calcext:value-type="float">
            <text:p>393.437556614309</text:p>
          </table:table-cell>
          <table:table-cell table:formula="of:=[.C992] - 273.15" office:value-type="float" office:value="120.28755661431" calcext:value-type="float">
            <text:p>120.2875566143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LN(10000*(1024/MAX(1;[.A993]) - 1))" office:value-type="float" office:value="5.92658824518693" calcext:value-type="float">
            <text:p>5.92658824518693</text:p>
          </table:table-cell>
          <table:table-cell table:formula="of:=1 / ([.$B$1] + ([.$B$2] + ([.$B$3] * [.B993] * [.B993] )) * [.B993] )" office:value-type="float" office:value="394.483320018391" calcext:value-type="float">
            <text:p>394.483320018391</text:p>
          </table:table-cell>
          <table:table-cell table:formula="of:=[.C993] - 273.15" office:value-type="float" office:value="121.333320018391" calcext:value-type="float">
            <text:p>121.333320018391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LN(10000*(1024/MAX(1;[.A994]) - 1))" office:value-type="float" office:value="5.89817661268443" calcext:value-type="float">
            <text:p>5.89817661268443</text:p>
          </table:table-cell>
          <table:table-cell table:formula="of:=1 / ([.$B$1] + ([.$B$2] + ([.$B$3] * [.B994] * [.B994] )) * [.B994] )" office:value-type="float" office:value="395.562058100754" calcext:value-type="float">
            <text:p>395.562058100754</text:p>
          </table:table-cell>
          <table:table-cell table:formula="of:=[.C994] - 273.15" office:value-type="float" office:value="122.412058100754" calcext:value-type="float">
            <text:p>122.412058100754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LN(10000*(1024/MAX(1;[.A995]) - 1))" office:value-type="float" office:value="5.86899410184289" calcext:value-type="float">
            <text:p>5.86899410184289</text:p>
          </table:table-cell>
          <table:table-cell table:formula="of:=1 / ([.$B$1] + ([.$B$2] + ([.$B$3] * [.B995] * [.B995] )) * [.B995] )" office:value-type="float" office:value="396.675814099361" calcext:value-type="float">
            <text:p>396.675814099361</text:p>
          </table:table-cell>
          <table:table-cell table:formula="of:=[.C995] - 273.15" office:value-type="float" office:value="123.525814099361" calcext:value-type="float">
            <text:p>123.525814099361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LN(10000*(1024/MAX(1;[.A996]) - 1))" office:value-type="float" office:value="5.83899595346371" calcext:value-type="float">
            <text:p>5.83899595346371</text:p>
          </table:table-cell>
          <table:table-cell table:formula="of:=1 / ([.$B$1] + ([.$B$2] + ([.$B$3] * [.B996] * [.B996] )) * [.B996] )" office:value-type="float" office:value="397.826821563697" calcext:value-type="float">
            <text:p>397.826821563697</text:p>
          </table:table-cell>
          <table:table-cell table:formula="of:=[.C996] - 273.15" office:value-type="float" office:value="124.676821563697" calcext:value-type="float">
            <text:p>124.676821563697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LN(10000*(1024/MAX(1;[.A997]) - 1))" office:value-type="float" office:value="5.80813339911268" calcext:value-type="float">
            <text:p>5.80813339911268</text:p>
          </table:table-cell>
          <table:table-cell table:formula="of:=1 / ([.$B$1] + ([.$B$2] + ([.$B$3] * [.B997] * [.B997] )) * [.B997] )" office:value-type="float" office:value="399.017528361277" calcext:value-type="float">
            <text:p>399.017528361277</text:p>
          </table:table-cell>
          <table:table-cell table:formula="of:=[.C997] - 273.15" office:value-type="float" office:value="125.867528361277" calcext:value-type="float">
            <text:p>125.86752836127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LN(10000*(1024/MAX(1;[.A998]) - 1))" office:value-type="float" office:value="5.77635316749104" calcext:value-type="float">
            <text:p>5.77635316749104</text:p>
          </table:table-cell>
          <table:table-cell table:formula="of:=1 / ([.$B$1] + ([.$B$2] + ([.$B$3] * [.B998] * [.B998] )) * [.B998] )" office:value-type="float" office:value="400.250624552584" calcext:value-type="float">
            <text:p>400.250624552584</text:p>
          </table:table-cell>
          <table:table-cell table:formula="of:=[.C998] - 273.15" office:value-type="float" office:value="127.100624552584" calcext:value-type="float">
            <text:p>127.100624552584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LN(10000*(1024/MAX(1;[.A999]) - 1))" office:value-type="float" office:value="5.74359691241616" calcext:value-type="float">
            <text:p>5.74359691241616</text:p>
          </table:table-cell>
          <table:table-cell table:formula="of:=1 / ([.$B$1] + ([.$B$2] + ([.$B$3] * [.B999] * [.B999] )) * [.B999] )" office:value-type="float" office:value="401.529074901703" calcext:value-type="float">
            <text:p>401.529074901703</text:p>
          </table:table-cell>
          <table:table-cell table:formula="of:=[.C999] - 273.15" office:value-type="float" office:value="128.379074901703" calcext:value-type="float">
            <text:p>128.379074901703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LN(10000*(1024/MAX(1;[.A1000]) - 1))" office:value-type="float" office:value="5.70980054698177" calcext:value-type="float">
            <text:p>5.70980054698177</text:p>
          </table:table-cell>
          <table:table-cell table:formula="of:=1 / ([.$B$1] + ([.$B$2] + ([.$B$3] * [.B1000] * [.B1000] )) * [.B1000] )" office:value-type="float" office:value="402.856156972559" calcext:value-type="float">
            <text:p>402.856156972559</text:p>
          </table:table-cell>
          <table:table-cell table:formula="of:=[.C1000] - 273.15" office:value-type="float" office:value="129.706156972559" calcext:value-type="float">
            <text:p>129.706156972559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LN(10000*(1024/MAX(1;[.A1001]) - 1))" office:value-type="float" office:value="5.67489346480407" calcext:value-type="float">
            <text:p>5.67489346480407</text:p>
          </table:table-cell>
          <table:table-cell table:formula="of:=1 / ([.$B$1] + ([.$B$2] + ([.$B$3] * [.B1001] * [.B1001] )) * [.B1001] )" office:value-type="float" office:value="404.235505994447" calcext:value-type="float">
            <text:p>404.235505994447</text:p>
          </table:table-cell>
          <table:table-cell table:formula="of:=[.C1001] - 273.15" office:value-type="float" office:value="131.085505994447" calcext:value-type="float">
            <text:p>131.085505994447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LN(10000*(1024/MAX(1;[.A1002]) - 1))" office:value-type="float" office:value="5.63879762456679" calcext:value-type="float">
            <text:p>5.63879762456679</text:p>
          </table:table-cell>
          <table:table-cell table:formula="of:=1 / ([.$B$1] + ([.$B$2] + ([.$B$3] * [.B1002] * [.B1002] )) * [.B1002] )" office:value-type="float" office:value="405.671167982199" calcext:value-type="float">
            <text:p>405.671167982199</text:p>
          </table:table-cell>
          <table:table-cell table:formula="of:=[.C1002] - 273.15" office:value-type="float" office:value="132.521167982199" calcext:value-type="float">
            <text:p>132.521167982199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LN(10000*(1024/MAX(1;[.A1003]) - 1))" office:value-type="float" office:value="5.60142646801867" calcext:value-type="float">
            <text:p>5.60142646801867</text:p>
          </table:table-cell>
          <table:table-cell table:formula="of:=1 / ([.$B$1] + ([.$B$2] + ([.$B$3] * [.B1003] * [.B1003] )) * [.B1003] )" office:value-type="float" office:value="407.167662988787" calcext:value-type="float">
            <text:p>407.167662988787</text:p>
          </table:table-cell>
          <table:table-cell table:formula="of:=[.C1003] - 273.15" office:value-type="float" office:value="134.017662988787" calcext:value-type="float">
            <text:p>134.01766298878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LN(10000*(1024/MAX(1;[.A1004]) - 1))" office:value-type="float" office:value="5.5626836336862" calcext:value-type="float">
            <text:p>5.5626836336862</text:p>
          </table:table-cell>
          <table:table-cell table:formula="of:=1 / ([.$B$1] + ([.$B$2] + ([.$B$3] * [.B1004] * [.B1004] )) * [.B1004] )" office:value-type="float" office:value="408.730060883133" calcext:value-type="float">
            <text:p>408.730060883133</text:p>
          </table:table-cell>
          <table:table-cell table:formula="of:=[.C1004] - 273.15" office:value-type="float" office:value="135.580060883133" calcext:value-type="float">
            <text:p>135.580060883133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LN(10000*(1024/MAX(1;[.A1005]) - 1))" office:value-type="float" office:value="5.52246141819583" calcext:value-type="float">
            <text:p>5.52246141819583</text:p>
          </table:table-cell>
          <table:table-cell table:formula="of:=1 / ([.$B$1] + ([.$B$2] + ([.$B$3] * [.B1005] * [.B1005] )) * [.B1005] )" office:value-type="float" office:value="410.364072728197" calcext:value-type="float">
            <text:p>410.364072728197</text:p>
          </table:table-cell>
          <table:table-cell table:formula="of:=[.C1005] - 273.15" office:value-type="float" office:value="137.214072728197" calcext:value-type="float">
            <text:p>137.21407272819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LN(10000*(1024/MAX(1;[.A1006]) - 1))" office:value-type="float" office:value="5.48063892334199" calcext:value-type="float">
            <text:p>5.48063892334199</text:p>
          </table:table-cell>
          <table:table-cell table:formula="of:=1 / ([.$B$1] + ([.$B$2] + ([.$B$3] * [.B1006] * [.B1006] )) * [.B1006] )" office:value-type="float" office:value="412.076161747329" calcext:value-type="float">
            <text:p>412.076161747329</text:p>
          </table:table-cell>
          <table:table-cell table:formula="of:=[.C1006] - 273.15" office:value-type="float" office:value="138.926161747329" calcext:value-type="float">
            <text:p>138.926161747329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LN(10000*(1024/MAX(1;[.A1007]) - 1))" office:value-type="float" office:value="5.43707980859011" calcext:value-type="float">
            <text:p>5.43707980859011</text:p>
          </table:table-cell>
          <table:table-cell table:formula="of:=1 / ([.$B$1] + ([.$B$2] + ([.$B$3] * [.B1007] * [.B1007] )) * [.B1007] )" office:value-type="float" office:value="413.873679101786" calcext:value-type="float">
            <text:p>413.873679101786</text:p>
          </table:table-cell>
          <table:table-cell table:formula="of:=[.C1007] - 273.15" office:value-type="float" office:value="140.723679101786" calcext:value-type="float">
            <text:p>140.723679101786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LN(10000*(1024/MAX(1;[.A1008]) - 1))" office:value-type="float" office:value="5.39162954368968" calcext:value-type="float">
            <text:p>5.39162954368968</text:p>
          </table:table-cell>
          <table:table-cell table:formula="of:=1 / ([.$B$1] + ([.$B$2] + ([.$B$3] * [.B1008] * [.B1008] )) * [.B1008] )" office:value-type="float" office:value="415.765031392328" calcext:value-type="float">
            <text:p>415.765031392328</text:p>
          </table:table-cell>
          <table:table-cell table:formula="of:=[.C1008] - 273.15" office:value-type="float" office:value="142.615031392328" calcext:value-type="float">
            <text:p>142.615031392328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LN(10000*(1024/MAX(1;[.A1009]) - 1))" office:value-type="float" office:value="5.34411202173767" calcext:value-type="float">
            <text:p>5.34411202173767</text:p>
          </table:table-cell>
          <table:table-cell table:formula="of:=1 / ([.$B$1] + ([.$B$2] + ([.$B$3] * [.B1009] * [.B1009] )) * [.B1009] )" office:value-type="float" office:value="417.759889139851" calcext:value-type="float">
            <text:p>417.759889139851</text:p>
          </table:table-cell>
          <table:table-cell table:formula="of:=[.C1009] - 273.15" office:value-type="float" office:value="144.609889139851" calcext:value-type="float">
            <text:p>144.60988913985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LN(10000*(1024/MAX(1;[.A1010]) - 1))" office:value-type="float" office:value="5.2943253452785" calcext:value-type="float">
            <text:p>5.2943253452785</text:p>
          </table:table-cell>
          <table:table-cell table:formula="of:=1 / ([.$B$1] + ([.$B$2] + ([.$B$3] * [.B1010] * [.B1010] )) * [.B1010] )" office:value-type="float" office:value="419.869448790409" calcext:value-type="float">
            <text:p>419.869448790409</text:p>
          </table:table-cell>
          <table:table-cell table:formula="of:=[.C1010] - 273.15" office:value-type="float" office:value="146.719448790409" calcext:value-type="float">
            <text:p>146.719448790409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LN(10000*(1024/MAX(1;[.A1011]) - 1))" office:value-type="float" office:value="5.24203653064944" calcext:value-type="float">
            <text:p>5.24203653064944</text:p>
          </table:table-cell>
          <table:table-cell table:formula="of:=1 / ([.$B$1] + ([.$B$2] + ([.$B$3] * [.B1011] * [.B1011] )) * [.B1011] )" office:value-type="float" office:value="422.106765481756" calcext:value-type="float">
            <text:p>422.106765481756</text:p>
          </table:table-cell>
          <table:table-cell table:formula="of:=[.C1011] - 273.15" office:value-type="float" office:value="148.956765481756" calcext:value-type="float">
            <text:p>148.956765481756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LN(10000*(1024/MAX(1;[.A1012]) - 1))" office:value-type="float" office:value="5.18697477921266" calcext:value-type="float">
            <text:p>5.18697477921266</text:p>
          </table:table-cell>
          <table:table-cell table:formula="of:=1 / ([.$B$1] + ([.$B$2] + ([.$B$3] * [.B1012] * [.B1012] )) * [.B1012] )" office:value-type="float" office:value="424.487180608114" calcext:value-type="float">
            <text:p>424.487180608114</text:p>
          </table:table-cell>
          <table:table-cell table:formula="of:=[.C1012] - 273.15" office:value-type="float" office:value="151.337180608114" calcext:value-type="float">
            <text:p>151.337180608114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LN(10000*(1024/MAX(1;[.A1013]) - 1))" office:value-type="float" office:value="5.12882282331383" calcext:value-type="float">
            <text:p>5.12882282331383</text:p>
          </table:table-cell>
          <table:table-cell table:formula="of:=1 / ([.$B$1] + ([.$B$2] + ([.$B$3] * [.B1013] * [.B1013] )) * [.B1013] )" office:value-type="float" office:value="427.028878251113" calcext:value-type="float">
            <text:p>427.028878251113</text:p>
          </table:table-cell>
          <table:table-cell table:formula="of:=[.C1013] - 273.15" office:value-type="float" office:value="153.878878251113" calcext:value-type="float">
            <text:p>153.878878251113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LN(10000*(1024/MAX(1;[.A1014]) - 1))" office:value-type="float" office:value="5.06720564558465" calcext:value-type="float">
            <text:p>5.06720564558465</text:p>
          </table:table-cell>
          <table:table-cell table:formula="of:=1 / ([.$B$1] + ([.$B$2] + ([.$B$3] * [.B1014] * [.B1014] )) * [.B1014] )" office:value-type="float" office:value="429.753619636822" calcext:value-type="float">
            <text:p>429.753619636822</text:p>
          </table:table-cell>
          <table:table-cell table:formula="of:=[.C1014] - 273.15" office:value-type="float" office:value="156.603619636822" calcext:value-type="float">
            <text:p>156.603619636822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LN(10000*(1024/MAX(1;[.A1015]) - 1))" office:value-type="float" office:value="5.00167555272478" calcext:value-type="float">
            <text:p>5.00167555272478</text:p>
          </table:table-cell>
          <table:table-cell table:formula="of:=1 / ([.$B$1] + ([.$B$2] + ([.$B$3] * [.B1015] * [.B1015] )) * [.B1015] )" office:value-type="float" office:value="432.687727983777" calcext:value-type="float">
            <text:p>432.687727983777</text:p>
          </table:table-cell>
          <table:table-cell table:formula="of:=[.C1015] - 273.15" office:value-type="float" office:value="159.537727983777" calcext:value-type="float">
            <text:p>159.53772798377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LN(10000*(1024/MAX(1;[.A1016]) - 1))" office:value-type="float" office:value="4.93169209175614" calcext:value-type="float">
            <text:p>4.93169209175614</text:p>
          </table:table-cell>
          <table:table-cell table:formula="of:=1 / ([.$B$1] + ([.$B$2] + ([.$B$3] * [.B1016] * [.B1016] )) * [.B1016] )" office:value-type="float" office:value="435.863432660654" calcext:value-type="float">
            <text:p>435.863432660654</text:p>
          </table:table-cell>
          <table:table-cell table:formula="of:=[.C1016] - 273.15" office:value-type="float" office:value="162.713432660654" calcext:value-type="float">
            <text:p>162.713432660654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LN(10000*(1024/MAX(1;[.A1017]) - 1))" office:value-type="float" office:value="4.85659451041725" calcext:value-type="float">
            <text:p>4.85659451041725</text:p>
          </table:table-cell>
          <table:table-cell table:formula="of:=1 / ([.$B$1] + ([.$B$2] + ([.$B$3] * [.B1017] * [.B1017] )) * [.B1017] )" office:value-type="float" office:value="439.320740740018" calcext:value-type="float">
            <text:p>439.320740740018</text:p>
          </table:table-cell>
          <table:table-cell table:formula="of:=[.C1017] - 273.15" office:value-type="float" office:value="166.170740740018" calcext:value-type="float">
            <text:p>166.170740740018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LN(10000*(1024/MAX(1;[.A1018]) - 1))" office:value-type="float" office:value="4.77556317191677" calcext:value-type="float">
            <text:p>4.77556317191677</text:p>
          </table:table-cell>
          <table:table-cell table:formula="of:=1 / ([.$B$1] + ([.$B$2] + ([.$B$3] * [.B1018] * [.B1018] )) * [.B1018] )" office:value-type="float" office:value="443.110102792059" calcext:value-type="float">
            <text:p>443.110102792059</text:p>
          </table:table-cell>
          <table:table-cell table:formula="of:=[.C1018] - 273.15" office:value-type="float" office:value="169.960102792059" calcext:value-type="float">
            <text:p>169.960102792059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LN(10000*(1024/MAX(1;[.A1019]) - 1))" office:value-type="float" office:value="4.68756414052586" calcext:value-type="float">
            <text:p>4.68756414052586</text:p>
          </table:table-cell>
          <table:table-cell table:formula="of:=1 / ([.$B$1] + ([.$B$2] + ([.$B$3] * [.B1019] * [.B1019] )) * [.B1019] )" office:value-type="float" office:value="447.296310469658" calcext:value-type="float">
            <text:p>447.296310469658</text:p>
          </table:table-cell>
          <table:table-cell table:formula="of:=[.C1019] - 273.15" office:value-type="float" office:value="174.146310469658" calcext:value-type="float">
            <text:p>174.146310469658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LN(10000*(1024/MAX(1;[.A1020]) - 1))" office:value-type="float" office:value="4.59126728081911" calcext:value-type="float">
            <text:p>4.59126728081911</text:p>
          </table:table-cell>
          <table:table-cell table:formula="of:=1 / ([.$B$1] + ([.$B$2] + ([.$B$3] * [.B1020] * [.B1020] )) * [.B1020] )" office:value-type="float" office:value="451.964370639229" calcext:value-type="float">
            <text:p>451.964370639229</text:p>
          </table:table-cell>
          <table:table-cell table:formula="of:=[.C1020] - 273.15" office:value-type="float" office:value="178.814370639229" calcext:value-type="float">
            <text:p>178.814370639229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LN(10000*(1024/MAX(1;[.A1021]) - 1))" office:value-type="float" office:value="4.48492105783651" calcext:value-type="float">
            <text:p>4.48492105783651</text:p>
          </table:table-cell>
          <table:table-cell table:formula="of:=1 / ([.$B$1] + ([.$B$2] + ([.$B$3] * [.B1021] * [.B1021] )) * [.B1021] )" office:value-type="float" office:value="457.228680196643" calcext:value-type="float">
            <text:p>457.228680196643</text:p>
          </table:table-cell>
          <table:table-cell table:formula="of:=[.C1021] - 273.15" office:value-type="float" office:value="184.078680196643" calcext:value-type="float">
            <text:p>184.078680196643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LN(10000*(1024/MAX(1;[.A1022]) - 1))" office:value-type="float" office:value="4.36615328551759" calcext:value-type="float">
            <text:p>4.36615328551759</text:p>
          </table:table-cell>
          <table:table-cell table:formula="of:=1 / ([.$B$1] + ([.$B$2] + ([.$B$3] * [.B1022] * [.B1022] )) * [.B1022] )" office:value-type="float" office:value="463.247980646227" calcext:value-type="float">
            <text:p>463.247980646227</text:p>
          </table:table-cell>
          <table:table-cell table:formula="of:=[.C1022] - 273.15" office:value-type="float" office:value="190.097980646227" calcext:value-type="float">
            <text:p>190.097980646227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LN(10000*(1024/MAX(1;[.A1023]) - 1))" office:value-type="float" office:value="4.23163812498295" calcext:value-type="float">
            <text:p>4.23163812498295</text:p>
          </table:table-cell>
          <table:table-cell table:formula="of:=1 / ([.$B$1] + ([.$B$2] + ([.$B$3] * [.B1023] * [.B1023] )) * [.B1023] )" office:value-type="float" office:value="470.251032086291" calcext:value-type="float">
            <text:p>470.251032086291</text:p>
          </table:table-cell>
          <table:table-cell table:formula="of:=[.C1023] - 273.15" office:value-type="float" office:value="197.101032086291" calcext:value-type="float">
            <text:p>197.101032086291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LN(10000*(1024/MAX(1;[.A1024]) - 1))" office:value-type="float" office:value="4.07650464409376" calcext:value-type="float">
            <text:p>4.07650464409376</text:p>
          </table:table-cell>
          <table:table-cell table:formula="of:=1 / ([.$B$1] + ([.$B$2] + ([.$B$3] * [.B1024] * [.B1024] )) * [.B1024] )" office:value-type="float" office:value="478.583634078203" calcext:value-type="float">
            <text:p>478.583634078203</text:p>
          </table:table-cell>
          <table:table-cell table:formula="of:=[.C1024] - 273.15" office:value-type="float" office:value="205.433634078203" calcext:value-type="float">
            <text:p>205.433634078203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LN(10000*(1024/MAX(1;[.A1025]) - 1))" office:value-type="float" office:value="3.89320125118754" calcext:value-type="float">
            <text:p>3.89320125118754</text:p>
          </table:table-cell>
          <table:table-cell table:formula="of:=1 / ([.$B$1] + ([.$B$2] + ([.$B$3] * [.B1025] * [.B1025] )) * [.B1025] )" office:value-type="float" office:value="488.80219394677" calcext:value-type="float">
            <text:p>488.80219394677</text:p>
          </table:table-cell>
          <table:table-cell table:formula="of:=[.C1025] - 273.15" office:value-type="float" office:value="215.65219394677" calcext:value-type="float">
            <text:p>215.65219394677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LN(10000*(1024/MAX(1;[.A1026]) - 1))" office:value-type="float" office:value="3.66907682681775" calcext:value-type="float">
            <text:p>3.66907682681775</text:p>
          </table:table-cell>
          <table:table-cell table:formula="of:=1 / ([.$B$1] + ([.$B$2] + ([.$B$3] * [.B1026] * [.B1026] )) * [.B1026] )" office:value-type="float" office:value="501.881768331711" calcext:value-type="float">
            <text:p>501.881768331711</text:p>
          </table:table-cell>
          <table:table-cell table:formula="of:=[.C1026] - 273.15" office:value-type="float" office:value="228.731768331711" calcext:value-type="float">
            <text:p>228.731768331711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LN(10000*(1024/MAX(1;[.A1027]) - 1))" office:value-type="float" office:value="3.38041484247964" calcext:value-type="float">
            <text:p>3.38041484247964</text:p>
          </table:table-cell>
          <table:table-cell table:formula="of:=1 / ([.$B$1] + ([.$B$2] + ([.$B$3] * [.B1027] * [.B1027] )) * [.B1027] )" office:value-type="float" office:value="519.757446038068" calcext:value-type="float">
            <text:p>519.757446038068</text:p>
          </table:table-cell>
          <table:table-cell table:formula="of:=[.C1027] - 273.15" office:value-type="float" office:value="246.607446038068" calcext:value-type="float">
            <text:p>246.607446038068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LN(10000*(1024/MAX(1;[.A1028]) - 1))" office:value-type="float" office:value="2.97397078177245" calcext:value-type="float">
            <text:p>2.97397078177245</text:p>
          </table:table-cell>
          <table:table-cell table:formula="of:=1 / ([.$B$1] + ([.$B$2] + ([.$B$3] * [.B1028] * [.B1028] )) * [.B1028] )" office:value-type="float" office:value="547.125259084515" calcext:value-type="float">
            <text:p>547.125259084515</text:p>
          </table:table-cell>
          <table:table-cell table:formula="of:=[.C1028] - 273.15" office:value-type="float" office:value="273.975259084515" calcext:value-type="float">
            <text:p>273.975259084515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LN(10000*(1024/MAX(1;[.A1029]) - 1))" office:value-type="float" office:value="2.27984560602456" calcext:value-type="float">
            <text:p>2.27984560602456</text:p>
          </table:table-cell>
          <table:table-cell table:formula="of:=1 / ([.$B$1] + ([.$B$2] + ([.$B$3] * [.B1029] * [.B1029] )) * [.B1029] )" office:value-type="float" office:value="600.977507085028" calcext:value-type="float">
            <text:p>600.977507085028</text:p>
          </table:table-cell>
          <table:table-cell table:formula="of:=[.C1029] - 273.15" office:value-type="float" office:value="327.827507085028" calcext:value-type="float">
            <text:p>327.8275070850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22:20:45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9T13:00:52.244000000</meta:creation-date>
    <dc:date>2020-11-06T22:24:12.422000000</dc:date>
    <meta:editing-duration>PT2H31M45S</meta:editing-duration>
    <meta:editing-cycles>10</meta:editing-cycles>
    <meta:generator>LibreOffice/7.0.2.2$Windows_X86_64 LibreOffice_project/8349ace3c3162073abd90d81fd06dcfb6b36b994</meta:generator>
    <meta:document-statistic meta:table-count="1" meta:cell-count="4106" meta:object-count="0"/>
  </office:meta>
</office:document-meta>
</file>